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70000018D96403111EE220AC8.png" manifest:media-type="image/png"/>
  <manifest:file-entry manifest:full-path="Pictures/100002010000030B000001FB41F7F68D42152686.png" manifest:media-type="image/png"/>
  <manifest:file-entry manifest:full-path="Pictures/100002010000030D0000028A4FCA11EE7D531BC8.png" manifest:media-type="image/png"/>
  <manifest:file-entry manifest:full-path="Pictures/100002010000037F0000018A5915212F2C93C935.png" manifest:media-type="image/png"/>
  <manifest:file-entry manifest:full-path="Pictures/100002010000037E00000105D29FA15292B4F82E.png" manifest:media-type="image/png"/>
  <manifest:file-entry manifest:full-path="Pictures/100002010000037C00000035773B980EF4736E92.png" manifest:media-type="image/png"/>
  <manifest:file-entry manifest:full-path="Pictures/10000201000003EB0000018ED57A107D7606C44C.png" manifest:media-type="image/png"/>
  <manifest:file-entry manifest:full-path="Pictures/10000201000003A90000026046F2F62EAAC307CF.png" manifest:media-type="image/png"/>
  <manifest:file-entry manifest:full-path="Pictures/10000201000003810000018B2F8CA52C8723E9ED.png" manifest:media-type="image/png"/>
  <manifest:file-entry manifest:full-path="Pictures/100002010000037D00000089A08C7A2DCD83D395.png" manifest:media-type="image/png"/>
  <manifest:file-entry manifest:full-path="Pictures/100002010000051800000256ED70E570DAC628CB.png" manifest:media-type="image/png"/>
  <manifest:file-entry manifest:full-path="Pictures/1000020100000352000001A4139D8696950B5D8A.png" manifest:media-type="image/png"/>
  <manifest:file-entry manifest:full-path="Pictures/100002010000035F0000018AAB08E348C6395F6A.png" manifest:media-type="image/png"/>
  <manifest:file-entry manifest:full-path="Pictures/10000201000002EE000000651F5DFDBDA6F1122A.png" manifest:media-type="image/png"/>
  <manifest:file-entry manifest:full-path="Pictures/1000020100000352000001A48E80F8F4E3066332.png" manifest:media-type="image/png"/>
  <manifest:file-entry manifest:full-path="Pictures/10000201000000D10000008C5B070DF4EB7572DB.png" manifest:media-type="image/png"/>
  <manifest:file-entry manifest:full-path="Pictures/10000201000003620000009515EC62CB9221EA00.png" manifest:media-type="image/png"/>
  <manifest:file-entry manifest:full-path="Pictures/100002010000037D000000890352CA6363487CAF.png" manifest:media-type="image/png"/>
  <manifest:file-entry manifest:full-path="Pictures/100002010000037D0000004562CB8FA907E41510.png" manifest:media-type="image/png"/>
  <manifest:file-entry manifest:full-path="Pictures/1000020100000352000001A4CD5FC5499D2438B9.png" manifest:media-type="image/png"/>
  <manifest:file-entry manifest:full-path="Pictures/10000201000003ED000000949161FCCB7DB0CFA5.png" manifest:media-type="image/png"/>
  <manifest:file-entry manifest:full-path="Pictures/100002010000037C0000019B0CC64C131B4C34C1.png" manifest:media-type="image/png"/>
  <manifest:file-entry manifest:full-path="Pictures/10000201000003F500000081FE777AFDF3B001C0.png" manifest:media-type="image/png"/>
  <manifest:file-entry manifest:full-path="Pictures/100002010000037B000000A668745DF17AA46A27.png" manifest:media-type="image/png"/>
  <manifest:file-entry manifest:full-path="Pictures/10000201000002C10000017890B6F253BA00D45C.png" manifest:media-type="image/png"/>
  <manifest:file-entry manifest:full-path="Pictures/100002010000032B0000018DA5D5EE84A03625CF.png" manifest:media-type="image/png"/>
  <manifest:file-entry manifest:full-path="Pictures/100002010000037F0000006F6268031F190044AB.png" manifest:media-type="image/png"/>
  <manifest:file-entry manifest:full-path="Pictures/100002010000037D0000019A18BBF78CF99F8D8C.png" manifest:media-type="image/png"/>
  <manifest:file-entry manifest:full-path="Pictures/100002010000035B0000015A9256180AAB7B2287.png" manifest:media-type="image/png"/>
  <manifest:file-entry manifest:full-path="manifest.rdf" manifest:media-type="application/rdf+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6.499cm" table:align="margins" style:writing-mode="lr-tb"/>
    </style:style>
    <style:style style:name="Table9.A" style:family="table-column">
      <style:table-column-properties style:column-width="5.5cm" style:rel-column-width="21845*"/>
    </style:style>
    <style:style style:name="Tab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9.C1" style:family="table-cell">
      <style:table-cell-properties fo:background-color="#eeeeee"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0.05pt solid #000000" fo:border-top="none" fo:border-bottom="0.05pt solid #000000"/>
    </style:style>
    <style:style style:name="Table9.A18" style:family="table-cell">
      <style:table-cell-properties fo:padding="0.097cm" fo:border-left="0.05pt solid #000000" fo:border-right="none" fo:border-top="none" fo:border-bottom="0.05pt solid #000000"/>
    </style:style>
    <style:style style:name="Table9.B18" style:family="table-cell">
      <style:table-cell-properties fo:padding="0.097cm" fo:border-left="0.05pt solid #000000" fo:border-right="none" fo:border-top="none" fo:border-bottom="0.05pt solid #000000"/>
    </style:style>
    <style:style style:name="Table9.C18" style:family="table-cell">
      <style:table-cell-properties fo:padding="0.097cm" fo:border-left="0.05pt solid #000000" fo:border-right="0.05pt solid #000000" fo:border-top="none" fo:border-bottom="0.05pt solid #000000"/>
    </style:style>
    <style:style style:name="Table9.A19" style:family="table-cell">
      <style:table-cell-properties fo:padding="0.097cm" fo:border-left="0.05pt solid #000000" fo:border-right="none" fo:border-top="none" fo:border-bottom="0.05pt solid #000000"/>
    </style:style>
    <style:style style:name="Table9.B19" style:family="table-cell">
      <style:table-cell-properties fo:padding="0.097cm" fo:border-left="0.05pt solid #000000" fo:border-right="none" fo:border-top="none" fo:border-bottom="0.05pt solid #000000"/>
    </style:style>
    <style:style style:name="Table9.C19" style:family="table-cell">
      <style:table-cell-properties fo:padding="0.097cm" fo:border-left="0.05pt solid #000000" fo:border-right="0.05pt solid #000000" fo:border-top="none" fo:border-bottom="0.05pt solid #000000"/>
    </style:style>
    <style:style style:name="Table9.A20" style:family="table-cell">
      <style:table-cell-properties fo:padding="0.097cm" fo:border-left="0.05pt solid #000000" fo:border-right="none" fo:border-top="none" fo:border-bottom="0.05pt solid #000000"/>
    </style:style>
    <style:style style:name="Table9.B20" style:family="table-cell">
      <style:table-cell-properties fo:padding="0.097cm" fo:border-left="0.05pt solid #000000" fo:border-right="none" fo:border-top="none" fo:border-bottom="0.05pt solid #000000"/>
    </style:style>
    <style:style style:name="Table9.C20" style:family="table-cell">
      <style:table-cell-properties fo:padding="0.097cm" fo:border-left="0.05pt solid #000000" fo:border-right="0.05pt solid #000000" fo:border-top="none" fo:border-bottom="0.05pt solid #000000"/>
    </style:style>
    <style:style style:name="Table9.A21" style:family="table-cell">
      <style:table-cell-properties fo:padding="0.097cm" fo:border-left="0.05pt solid #000000" fo:border-right="none" fo:border-top="none" fo:border-bottom="0.05pt solid #000000"/>
    </style:style>
    <style:style style:name="Table9.B21" style:family="table-cell">
      <style:table-cell-properties fo:padding="0.097cm" fo:border-left="0.05pt solid #000000" fo:border-right="none" fo:border-top="none" fo:border-bottom="0.05pt solid #000000"/>
    </style:style>
    <style:style style:name="Table9.C21" style:family="table-cell">
      <style:table-cell-properties fo:padding="0.097cm" fo:border-left="0.05pt solid #000000" fo:border-right="0.05pt solid #000000" fo:border-top="none" fo:border-bottom="0.05pt solid #000000"/>
    </style:style>
    <style:style style:name="Table9.A22" style:family="table-cell">
      <style:table-cell-properties fo:padding="0.097cm" fo:border-left="0.05pt solid #000000" fo:border-right="none" fo:border-top="none" fo:border-bottom="0.05pt solid #000000"/>
    </style:style>
    <style:style style:name="Table9.B22" style:family="table-cell">
      <style:table-cell-properties fo:padding="0.097cm" fo:border-left="0.05pt solid #000000" fo:border-right="none" fo:border-top="none" fo:border-bottom="0.05pt solid #000000"/>
    </style:style>
    <style:style style:name="Table9.C22" style:family="table-cell">
      <style:table-cell-properties fo:padding="0.097cm" fo:border-left="0.05pt solid #000000" fo:border-right="0.05pt solid #000000" fo:border-top="none" fo:border-bottom="0.05pt solid #000000"/>
    </style:style>
    <style:style style:name="Table9.A23" style:family="table-cell">
      <style:table-cell-properties fo:padding="0.097cm" fo:border-left="0.05pt solid #000000" fo:border-right="none" fo:border-top="none" fo:border-bottom="0.05pt solid #000000"/>
    </style:style>
    <style:style style:name="Table9.B23" style:family="table-cell">
      <style:table-cell-properties fo:padding="0.097cm" fo:border-left="0.05pt solid #000000" fo:border-right="none" fo:border-top="none" fo:border-bottom="0.05pt solid #000000"/>
    </style:style>
    <style:style style:name="Table9.C23" style:family="table-cell">
      <style:table-cell-properties fo:padding="0.097cm" fo:border-left="0.05pt solid #000000" fo:border-right="0.05pt solid #000000" fo:border-top="none" fo:border-bottom="0.05pt solid #000000"/>
    </style:style>
    <style:style style:name="Table9.A24" style:family="table-cell">
      <style:table-cell-properties fo:padding="0.097cm" fo:border-left="0.05pt solid #000000" fo:border-right="none" fo:border-top="none" fo:border-bottom="0.05pt solid #000000"/>
    </style:style>
    <style:style style:name="Table9.B24" style:family="table-cell">
      <style:table-cell-properties fo:padding="0.097cm" fo:border-left="0.05pt solid #000000" fo:border-right="none" fo:border-top="none" fo:border-bottom="0.05pt solid #000000"/>
    </style:style>
    <style:style style:name="Table9.C24" style:family="table-cell">
      <style:table-cell-properties fo:padding="0.097cm" fo:border-left="0.05pt solid #000000" fo:border-right="0.05pt solid #000000" fo:border-top="none" fo:border-bottom="0.05pt solid #000000"/>
    </style:style>
    <style:style style:name="Table9.A25" style:family="table-cell">
      <style:table-cell-properties fo:padding="0.097cm" fo:border-left="0.05pt solid #000000" fo:border-right="none" fo:border-top="none" fo:border-bottom="0.05pt solid #000000"/>
    </style:style>
    <style:style style:name="Table9.B25" style:family="table-cell">
      <style:table-cell-properties fo:padding="0.097cm" fo:border-left="0.05pt solid #000000" fo:border-right="none" fo:border-top="none" fo:border-bottom="0.05pt solid #000000"/>
    </style:style>
    <style:style style:name="Table9.C25" style:family="table-cell">
      <style:table-cell-properties fo:padding="0.097cm" fo:border-left="0.05pt solid #000000" fo:border-right="0.05pt solid #000000" fo:border-top="none" fo:border-bottom="0.05pt solid #000000"/>
    </style:style>
    <style:style style:name="Table9.A26" style:family="table-cell">
      <style:table-cell-properties fo:padding="0.097cm" fo:border-left="0.05pt solid #000000" fo:border-right="none" fo:border-top="none" fo:border-bottom="0.05pt solid #000000"/>
    </style:style>
    <style:style style:name="Table9.B26" style:family="table-cell">
      <style:table-cell-properties fo:padding="0.097cm" fo:border-left="0.05pt solid #000000" fo:border-right="none" fo:border-top="none" fo:border-bottom="0.05pt solid #000000"/>
    </style:style>
    <style:style style:name="Table9.C26" style:family="table-cell">
      <style:table-cell-properties fo:padding="0.097cm" fo:border-left="0.05pt solid #000000" fo:border-right="0.05pt solid #000000" fo:border-top="none" fo:border-bottom="0.05pt solid #000000"/>
    </style:style>
    <style:style style:name="Table9.A27" style:family="table-cell">
      <style:table-cell-properties fo:padding="0.097cm" fo:border-left="0.05pt solid #000000" fo:border-right="none" fo:border-top="none" fo:border-bottom="0.05pt solid #000000"/>
    </style:style>
    <style:style style:name="Table9.B27" style:family="table-cell">
      <style:table-cell-properties fo:padding="0.097cm" fo:border-left="0.05pt solid #000000" fo:border-right="none" fo:border-top="none" fo:border-bottom="0.05pt solid #000000"/>
    </style:style>
    <style:style style:name="Table9.C27" style:family="table-cell">
      <style:table-cell-properties fo:padding="0.097cm" fo:border-left="0.05pt solid #000000" fo:border-right="0.05pt solid #000000" fo:border-top="none" fo:border-bottom="0.05pt solid #000000"/>
    </style:style>
    <style:style style:name="Table9.A28" style:family="table-cell">
      <style:table-cell-properties fo:padding="0.097cm" fo:border-left="0.05pt solid #000000" fo:border-right="none" fo:border-top="none" fo:border-bottom="0.05pt solid #000000"/>
    </style:style>
    <style:style style:name="Table9.B28" style:family="table-cell">
      <style:table-cell-properties fo:padding="0.097cm" fo:border-left="0.05pt solid #000000" fo:border-right="none" fo:border-top="none" fo:border-bottom="0.05pt solid #000000"/>
    </style:style>
    <style:style style:name="Table9.C28" style:family="table-cell">
      <style:table-cell-properties fo:padding="0.097cm" fo:border-left="0.05pt solid #000000" fo:border-right="0.05pt solid #000000" fo:border-top="none" fo:border-bottom="0.05pt solid #000000"/>
    </style:style>
    <style:style style:name="Table9.A29" style:family="table-cell">
      <style:table-cell-properties fo:padding="0.097cm" fo:border-left="0.05pt solid #000000" fo:border-right="none" fo:border-top="none" fo:border-bottom="0.05pt solid #000000"/>
    </style:style>
    <style:style style:name="Table9.B29" style:family="table-cell">
      <style:table-cell-properties fo:padding="0.097cm" fo:border-left="0.05pt solid #000000" fo:border-right="none" fo:border-top="none" fo:border-bottom="0.05pt solid #000000"/>
    </style:style>
    <style:style style:name="Table9.C29" style:family="table-cell">
      <style:table-cell-properties fo:padding="0.097cm" fo:border-left="0.05pt solid #000000" fo:border-right="0.05pt solid #000000" fo:border-top="none" fo:border-bottom="0.05pt solid #000000"/>
    </style:style>
    <style:style style:name="Table9.A30" style:family="table-cell">
      <style:table-cell-properties fo:padding="0.097cm" fo:border-left="0.05pt solid #000000" fo:border-right="none" fo:border-top="none" fo:border-bottom="0.05pt solid #000000"/>
    </style:style>
    <style:style style:name="Table9.B30" style:family="table-cell">
      <style:table-cell-properties fo:padding="0.097cm" fo:border-left="0.05pt solid #000000" fo:border-right="none" fo:border-top="none" fo:border-bottom="0.05pt solid #000000"/>
    </style:style>
    <style:style style:name="Table9.C30" style:family="table-cell">
      <style:table-cell-properties fo:padding="0.097cm" fo:border-left="0.05pt solid #000000" fo:border-right="0.05pt solid #000000" fo:border-top="none" fo:border-bottom="0.05pt solid #000000"/>
    </style:style>
    <style:style style:name="Table9.A31" style:family="table-cell">
      <style:table-cell-properties fo:padding="0.097cm" fo:border-left="0.05pt solid #000000" fo:border-right="none" fo:border-top="none" fo:border-bottom="0.05pt solid #000000"/>
    </style:style>
    <style:style style:name="Table9.B31" style:family="table-cell">
      <style:table-cell-properties fo:padding="0.097cm" fo:border-left="0.05pt solid #000000" fo:border-right="none" fo:border-top="none" fo:border-bottom="0.05pt solid #000000"/>
    </style:style>
    <style:style style:name="Table9.C31" style:family="table-cell">
      <style:table-cell-properties fo:padding="0.097cm" fo:border-left="0.05pt solid #000000" fo:border-right="0.05pt solid #000000" fo:border-top="none" fo:border-bottom="0.05pt solid #000000"/>
    </style:style>
    <style:style style:name="Table6" style:family="table">
      <style:table-properties style:width="16.51cm" fo:margin-left="0cm" table:align="left" style:writing-mode="lr-tb"/>
    </style:style>
    <style:style style:name="Table6.A" style:family="table-column">
      <style:table-column-properties style:column-width="2.408cm"/>
    </style:style>
    <style:style style:name="Table6.B" style:family="table-column">
      <style:table-column-properties style:column-width="1.799cm"/>
    </style:style>
    <style:style style:name="Table6.C" style:family="table-column">
      <style:table-column-properties style:column-width="1.586cm"/>
    </style:style>
    <style:style style:name="Table6.D" style:family="table-column">
      <style:table-column-properties style:column-width="1.785cm"/>
    </style:style>
    <style:style style:name="Table6.E" style:family="table-column">
      <style:table-column-properties style:column-width="1.783cm"/>
    </style:style>
    <style:style style:name="Table6.I" style:family="table-column">
      <style:table-column-properties style:column-width="1.797cm"/>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1" style:family="table" style:master-page-name="First_20_Page">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6"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7"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1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1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1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1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1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1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1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1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8da146" officeooo:paragraph-rsid="028da146" style:font-size-asian="12pt" style:font-size-complex="12pt" fo:hyphenate="false" fo:hyphenation-remain-char-count="2" fo:hyphenation-push-char-count="2"/>
    </style:style>
    <style:style style:name="P1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28da146" style:font-size-asian="12pt" style:font-size-complex="12pt" fo:hyphenate="false" fo:hyphenation-remain-char-count="2" fo:hyphenation-push-char-count="2"/>
    </style:style>
    <style:style style:name="P1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2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2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2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2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2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8da146" officeooo:paragraph-rsid="028da146" style:font-size-asian="12pt" style:font-weight-asian="bold" style:font-size-complex="12pt" style:font-weight-complex="bold"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2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46458" officeooo:paragraph-rsid="028845da" style:font-size-asian="14pt" style:font-size-complex="14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86ed9f" officeooo:paragraph-rsid="028845da" style:font-size-asian="14pt" style:font-size-complex="14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634b0" officeooo:paragraph-rsid="028845da" style:font-size-asian="14pt" style:font-size-complex="14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2f8d8" officeooo:paragraph-rsid="028845da" style:font-size-asian="14pt" style:font-size-complex="14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36f3d" officeooo:paragraph-rsid="028845da" style:font-size-asian="14pt" style:font-size-complex="14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6701ee" officeooo:paragraph-rsid="028845da" style:font-size-asian="14pt" style:font-size-complex="14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4pt" officeooo:rsid="02741b80" officeooo:paragraph-rsid="028845da" style:font-size-asian="14pt" style:font-size-complex="14pt" fo:hyphenate="false" fo:hyphenation-remain-char-count="2" fo:hyphenation-push-char-count="2"/>
    </style:style>
    <style:style style:name="P41" style:family="paragraph" style:parent-style-name="Standard">
      <style:text-properties fo:font-size="14pt" style:font-size-asian="14pt" style:font-name-complex="Times New Roman" style:font-size-complex="14pt"/>
    </style:style>
    <style:style style:name="P42" style:family="paragraph" style:parent-style-name="Standard">
      <style:text-properties fo:font-size="14pt" officeooo:paragraph-rsid="0224f617" style:font-size-asian="14pt" style:font-name-complex="Times New Roman" style:font-size-complex="14pt"/>
    </style:style>
    <style:style style:name="P43" style:family="paragraph" style:parent-style-name="Standard">
      <style:text-properties fo:font-size="14pt" officeooo:rsid="022efc48" officeooo:paragraph-rsid="0224f617" style:font-size-asian="14pt" style:font-name-complex="Times New Roman" style:font-size-complex="14pt"/>
    </style:style>
    <style:style style:name="P44" style:family="paragraph" style:parent-style-name="Standard">
      <style:text-properties fo:font-size="14pt" officeooo:rsid="022ae880" officeooo:paragraph-rsid="0224f617" style:font-size-asian="14pt" style:font-name-complex="Times New Roman" style:font-size-complex="14pt"/>
    </style:style>
    <style:style style:name="P45"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46" style:family="paragraph" style:parent-style-name="Standard">
      <style:text-properties fo:font-size="14pt" officeooo:paragraph-rsid="02259a35" style:font-size-asian="14pt" style:font-name-complex="Times New Roman" style:font-size-complex="14pt"/>
    </style:style>
    <style:style style:name="P47" style:family="paragraph" style:parent-style-name="Standard">
      <style:text-properties fo:font-size="14pt" officeooo:paragraph-rsid="023562c4" style:font-size-asian="14pt" style:font-name-complex="Times New Roman" style:font-size-complex="14pt"/>
    </style:style>
    <style:style style:name="P48" style:family="paragraph" style:parent-style-name="Standard">
      <style:text-properties fo:font-size="14pt" officeooo:rsid="025cb102" officeooo:paragraph-rsid="02259a35" style:font-size-asian="14pt" style:font-name-complex="Times New Roman" style:font-size-complex="14pt"/>
    </style:style>
    <style:style style:name="P49"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50"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51" style:family="paragraph" style:parent-style-name="Standard">
      <style:text-properties fo:font-size="14pt" officeooo:paragraph-rsid="02259a35" style:font-size-asian="14pt" style:font-size-complex="14pt"/>
    </style:style>
    <style:style style:name="P52" style:family="paragraph" style:parent-style-name="Standard">
      <style:text-properties fo:font-size="14pt" officeooo:rsid="027d9b82" officeooo:paragraph-rsid="0224f617" style:font-size-asian="14pt" style:font-size-complex="14pt"/>
    </style:style>
    <style:style style:name="P53" style:family="paragraph" style:parent-style-name="Standard">
      <style:text-properties fo:font-size="14pt" officeooo:rsid="027e7366" officeooo:paragraph-rsid="0224f617" style:font-size-asian="14pt" style:font-size-complex="14pt"/>
    </style:style>
    <style:style style:name="P54" style:family="paragraph" style:parent-style-name="Standard">
      <style:text-properties fo:font-size="14pt" officeooo:rsid="0281ebe5" officeooo:paragraph-rsid="0224f617" style:font-size-asian="14pt" style:font-size-complex="14pt"/>
    </style:style>
    <style:style style:name="P55" style:family="paragraph" style:parent-style-name="Standard">
      <style:text-properties fo:font-size="14pt" officeooo:rsid="01174035" officeooo:paragraph-rsid="0224f617" style:font-size-asian="14pt" style:font-size-complex="14pt"/>
    </style:style>
    <style:style style:name="P56" style:family="paragraph" style:parent-style-name="Standard">
      <style:text-properties fo:font-size="14pt" officeooo:rsid="0280bc21" officeooo:paragraph-rsid="0224f617" style:font-size-asian="14pt" style:font-size-complex="14pt"/>
    </style:style>
    <style:style style:name="P57" style:family="paragraph" style:parent-style-name="Standard">
      <style:text-properties fo:font-size="14pt" officeooo:rsid="011e8988" officeooo:paragraph-rsid="0224f617" style:font-size-asian="14pt" style:font-size-complex="14pt"/>
    </style:style>
    <style:style style:name="P58" style:family="paragraph" style:parent-style-name="Standard">
      <style:text-properties fo:font-size="14pt" officeooo:rsid="0125f0fe" officeooo:paragraph-rsid="0224f617" style:font-size-asian="14pt" style:font-size-complex="14pt"/>
    </style:style>
    <style:style style:name="P59" style:family="paragraph" style:parent-style-name="Standard">
      <style:text-properties fo:font-size="14pt" officeooo:rsid="01271185" officeooo:paragraph-rsid="0224f617" style:font-size-asian="14pt" style:font-size-complex="14pt"/>
    </style:style>
    <style:style style:name="P60" style:family="paragraph" style:parent-style-name="Standard">
      <style:text-properties fo:font-size="14pt" officeooo:rsid="0286af4b" officeooo:paragraph-rsid="0224f617" style:font-size-asian="14pt" style:font-size-complex="14pt"/>
    </style:style>
    <style:style style:name="P61" style:family="paragraph" style:parent-style-name="Standard">
      <style:text-properties fo:font-size="14pt" officeooo:rsid="02913b1a" officeooo:paragraph-rsid="0224f617" style:font-size-asian="14pt" style:font-size-complex="14pt"/>
    </style:style>
    <style:style style:name="P62" style:family="paragraph" style:parent-style-name="Standard">
      <style:text-properties fo:font-size="14pt" officeooo:rsid="01203174" officeooo:paragraph-rsid="0224f617" style:font-size-asian="14pt" style:font-size-complex="14pt"/>
    </style:style>
    <style:style style:name="P63"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64"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65"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66" style:family="paragraph" style:parent-style-name="Standard">
      <style:text-properties fo:font-size="14pt" officeooo:rsid="02a221c1" officeooo:paragraph-rsid="0224f617" style:font-size-asian="14pt" style:font-size-complex="14pt"/>
    </style:style>
    <style:style style:name="P67"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68"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69"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70"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71"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72"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73"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74" style:family="paragraph" style:parent-style-name="Standard">
      <style:text-properties fo:font-size="14pt" officeooo:rsid="013a4a8f" officeooo:paragraph-rsid="0224f617" style:font-size-asian="14pt" style:font-size-complex="14pt"/>
    </style:style>
    <style:style style:name="P75" style:family="paragraph" style:parent-style-name="Standard">
      <style:text-properties fo:font-size="14pt" officeooo:rsid="0272c9a0" officeooo:paragraph-rsid="0224f617" style:font-size-asian="14pt" style:font-size-complex="14pt"/>
    </style:style>
    <style:style style:name="P76" style:family="paragraph" style:parent-style-name="Standard">
      <style:text-properties fo:font-size="14pt" officeooo:rsid="013f4d82" officeooo:paragraph-rsid="0224f617" style:font-size-asian="14pt" style:font-size-complex="14pt"/>
    </style:style>
    <style:style style:name="P77"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78" style:family="paragraph" style:parent-style-name="Standard">
      <style:text-properties fo:font-size="14pt" officeooo:rsid="01456998" officeooo:paragraph-rsid="0224f617" style:font-size-asian="14pt" style:font-size-complex="14pt"/>
    </style:style>
    <style:style style:name="P79"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80" style:family="paragraph" style:parent-style-name="Standard">
      <style:text-properties fo:font-size="14pt" officeooo:paragraph-rsid="0224f617" style:font-size-asian="14pt" style:font-size-complex="14pt"/>
    </style:style>
    <style:style style:name="P81" style:family="paragraph" style:parent-style-name="Standard">
      <style:text-properties fo:font-size="14pt" officeooo:rsid="018b6187" officeooo:paragraph-rsid="02259a35" style:font-size-asian="14pt" style:font-size-complex="14pt"/>
    </style:style>
    <style:style style:name="P82" style:family="paragraph" style:parent-style-name="Standard">
      <style:text-properties fo:font-size="14pt" officeooo:rsid="0229108d" officeooo:paragraph-rsid="02259a35" style:font-size-asian="14pt" style:font-size-complex="14pt"/>
    </style:style>
    <style:style style:name="P83" style:family="paragraph" style:parent-style-name="Standard">
      <style:text-properties fo:font-size="14pt" officeooo:rsid="018e77ac" officeooo:paragraph-rsid="02259a35" style:font-size-asian="14pt" style:font-size-complex="14pt"/>
    </style:style>
    <style:style style:name="P84" style:family="paragraph" style:parent-style-name="Standard">
      <style:text-properties fo:font-size="14pt" officeooo:rsid="007f6c1e" officeooo:paragraph-rsid="02259a35" style:font-size-asian="14pt" style:font-size-complex="14pt"/>
    </style:style>
    <style:style style:name="P85" style:family="paragraph" style:parent-style-name="Standard">
      <style:text-properties fo:font-size="14pt" officeooo:rsid="01a14df9" officeooo:paragraph-rsid="02259a35" style:font-size-asian="14pt" style:font-size-complex="14pt"/>
    </style:style>
    <style:style style:name="P86" style:family="paragraph" style:parent-style-name="Standard">
      <style:text-properties fo:font-size="14pt" officeooo:rsid="01c04e04" officeooo:paragraph-rsid="02259a35" style:font-size-asian="14pt" style:font-size-complex="14pt"/>
    </style:style>
    <style:style style:name="P87" style:family="paragraph" style:parent-style-name="Standard">
      <style:text-properties fo:font-size="14pt" officeooo:rsid="0243e173" officeooo:paragraph-rsid="02259a35" style:font-size-asian="14pt" style:font-size-complex="14pt"/>
    </style:style>
    <style:style style:name="P88" style:family="paragraph" style:parent-style-name="Standard">
      <style:text-properties fo:font-size="14pt" officeooo:rsid="01aff376" officeooo:paragraph-rsid="02259a35" style:font-size-asian="14pt" style:font-size-complex="14pt"/>
    </style:style>
    <style:style style:name="P89" style:family="paragraph" style:parent-style-name="Standard">
      <style:text-properties fo:font-size="14pt" officeooo:rsid="00b55a03" officeooo:paragraph-rsid="02259a35" style:font-size-asian="14pt" style:font-size-complex="14pt"/>
    </style:style>
    <style:style style:name="P90" style:family="paragraph" style:parent-style-name="Standard">
      <style:text-properties fo:font-size="14pt" officeooo:rsid="00b574fb" officeooo:paragraph-rsid="02259a35" style:font-size-asian="14pt" style:font-size-complex="14pt"/>
    </style:style>
    <style:style style:name="P91" style:family="paragraph" style:parent-style-name="Standard">
      <style:text-properties fo:font-size="14pt" officeooo:rsid="00b970ea" officeooo:paragraph-rsid="02259a35" style:font-size-asian="14pt" style:font-size-complex="14pt"/>
    </style:style>
    <style:style style:name="P92" style:family="paragraph" style:parent-style-name="Standard">
      <style:text-properties fo:font-size="14pt" officeooo:rsid="028c81ba" officeooo:paragraph-rsid="02259a35" style:font-size-asian="14pt" style:font-size-complex="14pt"/>
    </style:style>
    <style:style style:name="P93" style:family="paragraph" style:parent-style-name="Standard">
      <style:text-properties fo:font-size="14pt" officeooo:rsid="028d2960" officeooo:paragraph-rsid="02259a35" style:font-size-asian="14pt" style:font-size-complex="14pt"/>
    </style:style>
    <style:style style:name="P94" style:family="paragraph" style:parent-style-name="Standard">
      <style:text-properties fo:font-size="14pt" officeooo:rsid="00677eaa" officeooo:paragraph-rsid="02259a35" style:font-size-asian="14pt" style:font-size-complex="14pt"/>
    </style:style>
    <style:style style:name="P95" style:family="paragraph" style:parent-style-name="Standard">
      <style:text-properties fo:font-size="14pt" officeooo:rsid="00696ddb" officeooo:paragraph-rsid="02259a35" style:font-size-asian="14pt" style:font-size-complex="14pt"/>
    </style:style>
    <style:style style:name="P96" style:family="paragraph" style:parent-style-name="Standard">
      <style:text-properties fo:font-size="14pt" officeooo:rsid="01cde791" officeooo:paragraph-rsid="0238d2c4" style:font-size-asian="14pt" style:font-size-complex="14pt"/>
    </style:style>
    <style:style style:name="P97" style:family="paragraph" style:parent-style-name="Standard">
      <style:text-properties fo:font-size="14pt" officeooo:rsid="00845d87" officeooo:paragraph-rsid="0238d2c4" style:font-size-asian="14pt" style:font-size-complex="14pt"/>
    </style:style>
    <style:style style:name="P98" style:family="paragraph" style:parent-style-name="Standard">
      <style:paragraph-properties fo:text-align="center" style:justify-single-word="false"/>
      <style:text-properties fo:font-size="14pt" officeooo:rsid="0274fe49" officeooo:paragraph-rsid="0282e196" style:font-size-asian="14pt" style:font-size-complex="14pt"/>
    </style:style>
    <style:style style:name="P99" style:family="paragraph" style:parent-style-name="Standard">
      <style:text-properties fo:font-size="14pt" officeooo:rsid="0279f47a" officeooo:paragraph-rsid="0279f47a" style:font-size-asian="14pt" style:font-size-complex="14pt"/>
    </style:style>
    <style:style style:name="P100"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01"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02"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03" style:family="paragraph" style:parent-style-name="Standard">
      <style:text-properties fo:font-size="14pt" fo:font-style="normal" officeooo:rsid="00d1190c" officeooo:paragraph-rsid="027abb30" style:font-size-asian="14pt" style:font-style-asian="normal" style:font-size-complex="14pt" style:font-style-complex="normal"/>
    </style:style>
    <style:style style:name="P104"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05"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06"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0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0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0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1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1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1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1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1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1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16" style:family="paragraph" style:parent-style-name="Standard">
      <style:text-properties fo:font-size="14pt" fo:font-style="normal" officeooo:rsid="00b0d90d" officeooo:paragraph-rsid="027abb30" style:font-size-asian="14pt" style:font-style-asian="normal" style:font-size-complex="14pt" style:font-style-complex="normal"/>
    </style:style>
    <style:style style:name="P117"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18" style:family="paragraph" style:parent-style-name="Standard">
      <style:text-properties fo:font-size="14pt" officeooo:rsid="010c9716" officeooo:paragraph-rsid="01e76398" style:font-size-asian="12.25pt" style:font-size-complex="14pt"/>
    </style:style>
    <style:style style:name="P119" style:family="paragraph" style:parent-style-name="Standard">
      <style:text-properties fo:font-size="14pt" officeooo:rsid="0103d5f1" officeooo:paragraph-rsid="0103d5f1" style:font-size-asian="12.25pt" style:font-size-complex="14pt"/>
    </style:style>
    <style:style style:name="P120" style:family="paragraph" style:parent-style-name="Standard">
      <style:paragraph-properties fo:text-align="center" style:justify-single-word="false"/>
      <style:text-properties fo:font-size="14pt" officeooo:rsid="0282e196" officeooo:paragraph-rsid="0282e196" style:font-size-asian="12.25pt" style:font-size-complex="14pt"/>
    </style:style>
    <style:style style:name="P121" style:family="paragraph" style:parent-style-name="Standard">
      <style:text-properties fo:font-size="14pt" officeooo:rsid="0282e196" officeooo:paragraph-rsid="028845da" style:font-size-asian="12.25pt" style:font-size-complex="14pt"/>
    </style:style>
    <style:style style:name="P122" style:family="paragraph" style:parent-style-name="Standard">
      <style:paragraph-properties fo:text-align="justify" style:justify-single-word="false"/>
      <style:text-properties fo:font-size="14pt" officeooo:rsid="0286ed9f" officeooo:paragraph-rsid="0286ed9f" style:font-size-asian="12.25pt" style:font-size-complex="14pt"/>
    </style:style>
    <style:style style:name="P123" style:family="paragraph" style:parent-style-name="Standard">
      <style:paragraph-properties fo:text-align="center" style:justify-single-word="false"/>
      <style:text-properties fo:font-size="14pt" officeooo:rsid="028beb01" officeooo:paragraph-rsid="028beb01" style:font-size-asian="12.25pt" style:font-size-complex="14pt"/>
    </style:style>
    <style:style style:name="P124" style:family="paragraph" style:parent-style-name="Standard">
      <style:text-properties fo:font-size="14pt" officeooo:rsid="028beb01" officeooo:paragraph-rsid="028cdd60" style:font-size-asian="12.25pt" style:font-size-complex="14pt"/>
    </style:style>
    <style:style style:name="P125" style:family="paragraph" style:parent-style-name="Standard">
      <style:paragraph-properties fo:text-align="justify" style:justify-single-word="false"/>
      <style:text-properties fo:font-size="14pt" officeooo:rsid="028beb01" officeooo:paragraph-rsid="028e1c4f" style:font-size-asian="12.25pt" style:font-size-complex="14pt"/>
    </style:style>
    <style:style style:name="P126" style:family="paragraph" style:parent-style-name="Standard">
      <style:paragraph-properties fo:text-align="justify" style:justify-single-word="false"/>
      <style:text-properties fo:font-size="14pt" officeooo:rsid="028da146" officeooo:paragraph-rsid="028da146" style:font-size-asian="12.25pt" style:font-size-complex="14pt"/>
    </style:style>
    <style:style style:name="P127" style:family="paragraph" style:parent-style-name="Standard">
      <style:paragraph-properties fo:text-align="center" style:justify-single-word="false"/>
      <style:text-properties fo:font-size="14pt" officeooo:rsid="01e033d5" officeooo:paragraph-rsid="028da146" style:font-size-asian="12.25pt" style:font-size-complex="14pt"/>
    </style:style>
    <style:style style:name="P128" style:family="paragraph" style:parent-style-name="Standard">
      <style:text-properties fo:font-size="14pt" officeooo:rsid="01e76398" officeooo:paragraph-rsid="01e76398" style:font-size-asian="12.25pt" style:font-size-complex="14pt"/>
    </style:style>
    <style:style style:name="P129" style:family="paragraph" style:parent-style-name="Standard">
      <style:text-properties fo:font-size="14pt" officeooo:rsid="01d10002" officeooo:paragraph-rsid="0103d5f1" style:font-size-asian="12.25pt" style:font-size-complex="14pt"/>
    </style:style>
    <style:style style:name="P130" style:family="paragraph" style:parent-style-name="Standard">
      <style:text-properties fo:font-size="14pt" officeooo:rsid="01d10002" officeooo:paragraph-rsid="028e1c4f" style:font-size-asian="12.25pt" style:font-size-complex="14pt"/>
    </style:style>
    <style:style style:name="P131" style:family="paragraph" style:parent-style-name="Standard">
      <style:text-properties fo:font-size="14pt" officeooo:rsid="028e1c4f" officeooo:paragraph-rsid="028e1c4f" style:font-size-asian="12.25pt" style:font-size-complex="14pt"/>
    </style:style>
    <style:style style:name="P132" style:family="paragraph" style:parent-style-name="Standard">
      <style:text-properties fo:font-size="14pt" officeooo:rsid="028e1c4f" officeooo:paragraph-rsid="0298652f" style:font-size-asian="12.25pt" style:font-size-complex="14pt"/>
    </style:style>
    <style:style style:name="P133" style:family="paragraph" style:parent-style-name="Standard">
      <style:text-properties fo:color="#000000" fo:font-size="14pt" officeooo:rsid="0279203a" officeooo:paragraph-rsid="0224f617" style:font-size-asian="14pt" style:font-name-complex="Times New Roman" style:font-size-complex="14pt"/>
    </style:style>
    <style:style style:name="P134" style:family="paragraph" style:parent-style-name="Standard">
      <style:text-properties fo:color="#000000" fo:font-size="14pt" officeooo:rsid="029985bb" officeooo:paragraph-rsid="0224f617" style:font-size-asian="14pt" style:font-name-complex="Times New Roman" style:font-size-complex="14pt"/>
    </style:style>
    <style:style style:name="P135" style:family="paragraph" style:parent-style-name="Standard">
      <style:text-properties fo:color="#000000" fo:font-size="14pt" officeooo:paragraph-rsid="0224f617" style:font-size-asian="14pt" style:font-name-complex="Times New Roman" style:font-size-complex="14pt"/>
    </style:style>
    <style:style style:name="P136" style:family="paragraph" style:parent-style-name="Standard">
      <style:text-properties officeooo:rsid="02792cb9" officeooo:paragraph-rsid="0224f617"/>
    </style:style>
    <style:style style:name="P137" style:family="paragraph" style:parent-style-name="Standard">
      <style:text-properties officeooo:rsid="0279c5f1" officeooo:paragraph-rsid="0224f617"/>
    </style:style>
    <style:style style:name="P138" style:family="paragraph" style:parent-style-name="Standard">
      <style:text-properties officeooo:paragraph-rsid="0224f617"/>
    </style:style>
    <style:style style:name="P139" style:family="paragraph" style:parent-style-name="Standard">
      <style:text-properties officeooo:rsid="02320a48" officeooo:paragraph-rsid="02259a35"/>
    </style:style>
    <style:style style:name="P140" style:family="paragraph" style:parent-style-name="Standard">
      <style:text-properties officeooo:rsid="019fd2c4" officeooo:paragraph-rsid="02259a35"/>
    </style:style>
    <style:style style:name="P141" style:family="paragraph" style:parent-style-name="Standard">
      <style:text-properties officeooo:rsid="026a75b0" officeooo:paragraph-rsid="02259a35"/>
    </style:style>
    <style:style style:name="P142" style:family="paragraph" style:parent-style-name="Standard">
      <style:paragraph-properties fo:text-align="center" style:justify-single-word="false"/>
      <style:text-properties officeooo:paragraph-rsid="02259a35"/>
    </style:style>
    <style:style style:name="P143" style:family="paragraph" style:parent-style-name="Standard">
      <style:paragraph-properties fo:text-align="center" style:justify-single-word="false"/>
      <style:text-properties officeooo:rsid="029b9d50" officeooo:paragraph-rsid="02259a35"/>
    </style:style>
    <style:style style:name="P144" style:family="paragraph" style:parent-style-name="Standard">
      <style:text-properties officeooo:paragraph-rsid="02259a35"/>
    </style:style>
    <style:style style:name="P145" style:family="paragraph" style:parent-style-name="Standard">
      <style:text-properties officeooo:paragraph-rsid="0238d2c4"/>
    </style:style>
    <style:style style:name="P146" style:family="paragraph" style:parent-style-name="Standard">
      <style:text-properties officeooo:rsid="0239d36f" officeooo:paragraph-rsid="0239d36f"/>
    </style:style>
    <style:style style:name="P147" style:family="paragraph" style:parent-style-name="Standard">
      <style:text-properties officeooo:paragraph-rsid="023a5d35"/>
    </style:style>
    <style:style style:name="P148" style:family="paragraph" style:parent-style-name="Standard">
      <style:text-properties officeooo:paragraph-rsid="02641f55"/>
    </style:style>
    <style:style style:name="P149" style:family="paragraph" style:parent-style-name="Standard">
      <style:paragraph-properties fo:text-align="center" style:justify-single-word="false"/>
      <style:text-properties officeooo:rsid="02641f55" officeooo:paragraph-rsid="02641f55"/>
    </style:style>
    <style:style style:name="P150" style:family="paragraph" style:parent-style-name="Standard">
      <style:text-properties officeooo:paragraph-rsid="02646458"/>
    </style:style>
    <style:style style:name="P151" style:family="paragraph" style:parent-style-name="Standard">
      <style:text-properties officeooo:rsid="027a9143" officeooo:paragraph-rsid="027a9143"/>
    </style:style>
    <style:style style:name="P152"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53" style:family="paragraph" style:parent-style-name="Основной_20_текст_20_SQL3">
      <style:paragraph-properties fo:margin-left="0cm" fo:margin-right="0cm" fo:text-indent="1.217cm" style:auto-text-indent="false"/>
      <style:text-properties fo:color="#000000" style:font-weight-complex="bold"/>
    </style:style>
    <style:style style:name="P15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15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15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157"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158"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159"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160"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161"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162"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16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164"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165"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166"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167"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168"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169"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170" style:family="paragraph" style:parent-style-name="work">
      <style:text-properties fo:font-size="14pt" officeooo:rsid="02f9d939" officeooo:paragraph-rsid="0224f617" style:font-size-asian="14pt" style:font-size-complex="14pt"/>
    </style:style>
    <style:style style:name="P171" style:family="paragraph" style:parent-style-name="work">
      <style:text-properties fo:font-size="14pt" officeooo:rsid="02fc0589" officeooo:paragraph-rsid="0224f617" style:font-size-asian="14pt" style:font-size-complex="14pt"/>
    </style:style>
    <style:style style:name="P172" style:family="paragraph" style:parent-style-name="work">
      <style:text-properties fo:font-size="14pt" officeooo:paragraph-rsid="0224f617" style:font-size-asian="14pt" style:font-size-complex="14pt"/>
    </style:style>
    <style:style style:name="P17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17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17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17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17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17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17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180"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181" style:family="paragraph" style:parent-style-name="Text_20_body" style:master-page-name="">
      <loext:graphic-properties draw:fill="none"/>
      <style:paragraph-properties fo:margin-left="0cm" fo:margin-right="0cm" fo:margin-top="0cm" fo:margin-bottom="0.212cm" loext: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513c93" fo:hyphenate="false" fo:hyphenation-remain-char-count="2" fo:hyphenation-push-char-count="2"/>
    </style:style>
    <style:style style:name="P182" style:family="paragraph" style:parent-style-name="Text_20_body">
      <style:paragraph-properties fo:text-align="center" style:justify-single-word="false"/>
      <style:text-properties fo:font-size="14pt" officeooo:rsid="0277f6db" officeooo:paragraph-rsid="027abb30" style:font-size-asian="14pt" style:font-size-complex="14pt"/>
    </style:style>
    <style:style style:name="P183" style:family="paragraph" style:parent-style-name="Text_20_body">
      <style:paragraph-properties fo:text-align="center" style:justify-single-word="false"/>
      <style:text-properties fo:font-size="14pt" officeooo:rsid="0279f47a" officeooo:paragraph-rsid="0279f47a" style:font-size-asian="14pt" style:font-size-complex="14pt"/>
    </style:style>
    <style:style style:name="P184" style:family="paragraph" style:parent-style-name="Text_20_body">
      <style:paragraph-properties fo:text-align="justify" style:justify-single-word="false"/>
      <style:text-properties fo:font-size="14pt" officeooo:rsid="027abb30" officeooo:paragraph-rsid="027abb30" style:font-size-asian="14pt" style:font-size-complex="14pt"/>
    </style:style>
    <style:style style:name="P185" style:family="paragraph" style:parent-style-name="Text_20_body">
      <style:paragraph-properties fo:text-align="justify" style:justify-single-word="false"/>
      <style:text-properties fo:font-size="14pt" officeooo:rsid="027c3a8f" officeooo:paragraph-rsid="027c3a8f" style:font-size-asian="14pt" style:font-size-complex="14pt"/>
    </style:style>
    <style:style style:name="P186" style:family="paragraph" style:parent-style-name="Text_20_body">
      <style:text-properties officeooo:rsid="023b2a9a" officeooo:paragraph-rsid="023b2a9a"/>
    </style:style>
    <style:style style:name="P187" style:family="paragraph" style:parent-style-name="Text_20_body">
      <style:text-properties officeooo:rsid="023dfe95" officeooo:paragraph-rsid="023dfe95"/>
    </style:style>
    <style:style style:name="P188" style:family="paragraph" style:parent-style-name="Text_20_body">
      <style:text-properties officeooo:rsid="023e4277" officeooo:paragraph-rsid="023e4277"/>
    </style:style>
    <style:style style:name="P189" style:family="paragraph" style:parent-style-name="Text_20_body">
      <style:paragraph-properties fo:text-align="center" style:justify-single-word="false"/>
      <style:text-properties officeooo:rsid="023e4277" officeooo:paragraph-rsid="023e4277"/>
    </style:style>
    <style:style style:name="P190" style:family="paragraph" style:parent-style-name="Text_20_body">
      <style:text-properties officeooo:rsid="023fd25a" officeooo:paragraph-rsid="023fd25a"/>
    </style:style>
    <style:style style:name="P191" style:family="paragraph" style:parent-style-name="Text_20_body">
      <style:text-properties officeooo:rsid="02416f84" officeooo:paragraph-rsid="02416f84"/>
    </style:style>
    <style:style style:name="P192" style:family="paragraph" style:parent-style-name="Text_20_body">
      <style:paragraph-properties fo:text-align="center" style:justify-single-word="false"/>
      <style:text-properties officeooo:paragraph-rsid="02543824"/>
    </style:style>
    <style:style style:name="P193" style:family="paragraph" style:parent-style-name="Text_20_body">
      <style:paragraph-properties fo:text-align="center" style:justify-single-word="false"/>
      <style:text-properties officeooo:paragraph-rsid="02845d63"/>
    </style:style>
    <style:style style:name="P194" style:family="paragraph" style:parent-style-name="Text_20_body">
      <style:text-properties officeooo:rsid="024696df" officeooo:paragraph-rsid="024696df"/>
    </style:style>
    <style:style style:name="P195" style:family="paragraph" style:parent-style-name="Text_20_body">
      <style:paragraph-properties fo:text-align="justify" style:justify-single-word="false"/>
      <style:text-properties officeooo:rsid="0248356d" officeooo:paragraph-rsid="025d7dfa"/>
    </style:style>
    <style:style style:name="P196" style:family="paragraph" style:parent-style-name="Text_20_body">
      <style:paragraph-properties fo:text-align="justify" style:justify-single-word="false"/>
      <style:text-properties officeooo:rsid="024d9ffd" officeooo:paragraph-rsid="024d9ffd"/>
    </style:style>
    <style:style style:name="P197" style:family="paragraph" style:parent-style-name="Text_20_body">
      <style:paragraph-properties fo:text-align="center" style:justify-single-word="false"/>
      <style:text-properties officeooo:rsid="024d9ffd" officeooo:paragraph-rsid="024d9ffd"/>
    </style:style>
    <style:style style:name="P198" style:family="paragraph" style:parent-style-name="Text_20_body">
      <style:paragraph-properties fo:text-align="justify" style:justify-single-word="false"/>
      <style:text-properties officeooo:rsid="024ef8a6" officeooo:paragraph-rsid="024ef8a6"/>
    </style:style>
    <style:style style:name="P199" style:family="paragraph" style:parent-style-name="Text_20_body">
      <style:paragraph-properties fo:text-align="justify" style:justify-single-word="false"/>
      <style:text-properties officeooo:rsid="024f08ad" officeooo:paragraph-rsid="024f08ad"/>
    </style:style>
    <style:style style:name="P200" style:family="paragraph" style:parent-style-name="Text_20_body">
      <style:paragraph-properties fo:text-align="center" style:justify-single-word="false"/>
      <style:text-properties officeooo:rsid="024f08ad" officeooo:paragraph-rsid="024f08ad"/>
    </style:style>
    <style:style style:name="P201" style:family="paragraph" style:parent-style-name="Text_20_body">
      <style:paragraph-properties fo:text-align="justify" style:justify-single-word="false"/>
      <style:text-properties officeooo:rsid="02508ca6" officeooo:paragraph-rsid="02508ca6"/>
    </style:style>
    <style:style style:name="P202" style:family="paragraph" style:parent-style-name="Text_20_body">
      <style:paragraph-properties fo:text-align="center" style:justify-single-word="false"/>
      <style:text-properties officeooo:rsid="02513c93" officeooo:paragraph-rsid="02513c93"/>
    </style:style>
    <style:style style:name="P203" style:family="paragraph" style:parent-style-name="Text_20_body">
      <style:text-properties officeooo:rsid="02513c93" officeooo:paragraph-rsid="02513c93"/>
    </style:style>
    <style:style style:name="P204" style:family="paragraph" style:parent-style-name="Text_20_body">
      <style:text-properties officeooo:rsid="0252b159" officeooo:paragraph-rsid="02543824"/>
    </style:style>
    <style:style style:name="P205" style:family="paragraph" style:parent-style-name="Text_20_body">
      <style:text-properties officeooo:rsid="02543824" officeooo:paragraph-rsid="02543824"/>
    </style:style>
    <style:style style:name="P206" style:family="paragraph" style:parent-style-name="Text_20_body">
      <style:paragraph-properties fo:text-align="center" style:justify-single-word="false"/>
      <style:text-properties officeooo:rsid="02543824" officeooo:paragraph-rsid="02543824"/>
    </style:style>
    <style:style style:name="P207" style:family="paragraph" style:parent-style-name="Text_20_body">
      <style:paragraph-properties fo:text-align="center" style:justify-single-word="false"/>
      <style:text-properties officeooo:rsid="02573071" officeooo:paragraph-rsid="02573071"/>
    </style:style>
    <style:style style:name="P208" style:family="paragraph" style:parent-style-name="Text_20_body">
      <style:paragraph-properties fo:text-align="center" style:justify-single-word="false"/>
      <style:text-properties officeooo:rsid="02591446" officeooo:paragraph-rsid="02591446"/>
    </style:style>
    <style:style style:name="P209" style:family="paragraph" style:parent-style-name="Text_20_body">
      <style:paragraph-properties fo:text-align="center" style:justify-single-word="false"/>
      <style:text-properties officeooo:rsid="025e15ee" officeooo:paragraph-rsid="025e15ee"/>
    </style:style>
    <style:style style:name="P210" style:family="paragraph" style:parent-style-name="Text_20_body">
      <style:paragraph-properties fo:text-align="justify" style:justify-single-word="false"/>
      <style:text-properties officeooo:rsid="0260b8e3" officeooo:paragraph-rsid="0260b8e3"/>
    </style:style>
    <style:style style:name="P211" style:family="paragraph" style:parent-style-name="Text_20_body">
      <style:paragraph-properties fo:text-align="center" style:justify-single-word="false"/>
      <style:text-properties officeooo:rsid="0260b8e3" officeooo:paragraph-rsid="0260b8e3"/>
    </style:style>
    <style:style style:name="P212" style:family="paragraph" style:parent-style-name="Text_20_body">
      <style:text-properties officeooo:rsid="02646458" officeooo:paragraph-rsid="02646458"/>
    </style:style>
    <style:style style:name="P213" style:family="paragraph" style:parent-style-name="Text_20_body">
      <style:text-properties officeooo:rsid="026634b0" officeooo:paragraph-rsid="026634b0"/>
    </style:style>
    <style:style style:name="P214" style:family="paragraph" style:parent-style-name="Text_20_body">
      <style:paragraph-properties fo:text-align="center" style:justify-single-word="false"/>
      <style:text-properties officeooo:rsid="026634b0" officeooo:paragraph-rsid="026634b0"/>
    </style:style>
    <style:style style:name="P215" style:family="paragraph" style:parent-style-name="Text_20_body">
      <style:text-properties officeooo:rsid="026ad7b3" officeooo:paragraph-rsid="026ad7b3"/>
    </style:style>
    <style:style style:name="P216" style:family="paragraph" style:parent-style-name="Text_20_body">
      <style:paragraph-properties fo:text-align="center" style:justify-single-word="false"/>
      <style:text-properties officeooo:rsid="0277f6db" officeooo:paragraph-rsid="0277f6db"/>
    </style:style>
    <style:style style:name="P217" style:family="paragraph" style:parent-style-name="Text_20_body">
      <style:paragraph-properties fo:text-align="center" style:justify-single-word="false"/>
      <style:text-properties officeooo:rsid="0282e196" officeooo:paragraph-rsid="0282e196"/>
    </style:style>
    <style:style style:name="P218" style:family="paragraph" style:parent-style-name="Text_20_body">
      <style:paragraph-properties fo:text-align="center" style:justify-single-word="false"/>
      <style:text-properties officeooo:rsid="02836611" officeooo:paragraph-rsid="02836611"/>
    </style:style>
    <style:style style:name="P219" style:family="paragraph" style:parent-style-name="Text_20_body">
      <style:text-properties officeooo:rsid="02865320" officeooo:paragraph-rsid="0293904d"/>
    </style:style>
    <style:style style:name="P220" style:family="paragraph" style:parent-style-name="Text_20_body">
      <style:paragraph-properties fo:text-align="justify" style:justify-single-word="false"/>
      <style:text-properties officeooo:rsid="0286ed9f" officeooo:paragraph-rsid="02892fd6"/>
    </style:style>
    <style:style style:name="P221" style:family="paragraph" style:parent-style-name="Text_20_body">
      <style:paragraph-properties fo:text-align="center" style:justify-single-word="false"/>
      <style:text-properties officeooo:rsid="028845da" officeooo:paragraph-rsid="028845da"/>
    </style:style>
    <style:style style:name="P222" style:family="paragraph" style:parent-style-name="Text_20_body">
      <style:paragraph-properties fo:text-align="justify" style:justify-single-word="false"/>
      <style:text-properties officeooo:rsid="02892fd6" officeooo:paragraph-rsid="02892fd6"/>
    </style:style>
    <style:style style:name="P223" style:family="paragraph" style:parent-style-name="Основной_20_текст_20_SQL3">
      <style:paragraph-properties fo:margin-left="0cm" fo:margin-right="0cm" fo:text-indent="1.217cm" style:auto-text-indent="false"/>
      <style:text-properties officeooo:paragraph-rsid="02b2ab90"/>
    </style:style>
    <style:style style:name="P224" style:family="paragraph" style:parent-style-name="Основной_20_текст_20_SQL3">
      <style:paragraph-properties fo:margin-left="0cm" fo:margin-right="0cm" fo:text-indent="1.217cm" style:auto-text-indent="false"/>
      <style:text-properties officeooo:rsid="02b2ab90" officeooo:paragraph-rsid="02b2ab90"/>
    </style:style>
    <style:style style:name="P225" style:family="paragraph" style:parent-style-name="Standard" style:list-style-name="WW8Num4">
      <style:text-properties fo:color="#000000" fo:font-size="14pt" style:font-size-asian="14pt" style:font-name-complex="Times New Roman" style:font-size-complex="14pt"/>
    </style:style>
    <style:style style:name="P226" style:family="paragraph" style:parent-style-name="Standard" style:list-style-name="WW8Num4">
      <style:text-properties fo:color="#000000" fo:font-size="14pt" officeooo:paragraph-rsid="02b049e3" style:font-size-asian="14pt" style:font-name-complex="Times New Roman" style:font-size-complex="14pt"/>
    </style:style>
    <style:style style:name="P227"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28" style:family="paragraph" style:parent-style-name="Standard" style:list-style-name="WW8Num4">
      <style:text-properties fo:color="#000000" fo:font-size="14pt" officeooo:rsid="02b049e3" officeooo:paragraph-rsid="02b049e3" style:font-size-asian="14pt" style:font-name-complex="Times New Roman" style:font-size-complex="14pt"/>
    </style:style>
    <style:style style:name="P229" style:family="paragraph" style:parent-style-name="Standard" style:list-style-name="WW8Num4">
      <style:text-properties fo:color="#000000" fo:font-size="14pt" officeooo:rsid="02b58753" officeooo:paragraph-rsid="02b58753" style:font-size-asian="14pt" style:font-name-complex="Times New Roman" style:font-size-complex="14pt"/>
    </style:style>
    <style:style style:name="P230" style:family="paragraph" style:parent-style-name="Standard">
      <style:paragraph-properties fo:line-height="100%"/>
      <style:text-properties fo:color="#000000" fo:font-weight="bold" officeooo:paragraph-rsid="02af8868" style:font-weight-asian="bold" style:font-name-complex="Times New Roman"/>
    </style:style>
    <style:style style:name="P231" style:family="paragraph" style:parent-style-name="Standard">
      <style:paragraph-properties fo:line-height="100%" fo:text-align="center" style:justify-single-word="false"/>
      <style:text-properties fo:color="#000000" fo:font-weight="bold" officeooo:paragraph-rsid="02af8868" style:font-weight-asian="bold" style:font-name-complex="Times New Roman" style:font-weight-complex="bold"/>
    </style:style>
    <style:style style:name="P232" style:family="paragraph" style:parent-style-name="Standard">
      <style:paragraph-properties fo:line-height="100%" fo:text-align="center" style:justify-single-word="false"/>
      <style:text-properties fo:color="#000000" officeooo:paragraph-rsid="02af8868" style:font-name-complex="Times New Roman"/>
    </style:style>
    <style:style style:name="P233" style:family="paragraph" style:parent-style-name="Standard">
      <style:paragraph-properties fo:line-height="100%"/>
      <style:text-properties fo:color="#000000" officeooo:paragraph-rsid="02af8868" style:font-name-complex="Times New Roman"/>
    </style:style>
    <style:style style:name="P234" style:family="paragraph" style:parent-style-name="Standard" style:list-style-name="L2">
      <style:text-properties fo:font-size="14pt" officeooo:rsid="027d9b82" officeooo:paragraph-rsid="0224f617" style:font-size-asian="14pt" style:font-size-complex="14pt"/>
    </style:style>
    <style:style style:name="P235"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36"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37" style:family="paragraph" style:parent-style-name="Standard" style:list-style-name="L7">
      <style:text-properties fo:font-size="14pt" officeooo:rsid="018d336b" officeooo:paragraph-rsid="02259a35" style:font-size-asian="14pt" style:font-size-complex="14pt"/>
    </style:style>
    <style:style style:name="P238" style:family="paragraph" style:parent-style-name="Standard" style:list-style-name="WW8Num8">
      <style:text-properties fo:font-size="14pt" officeooo:paragraph-rsid="02259a35" style:font-size-asian="14pt" style:font-size-complex="14pt"/>
    </style:style>
    <style:style style:name="P239" style:family="paragraph" style:parent-style-name="Standard" style:list-style-name="L13">
      <style:text-properties fo:font-size="14pt" officeooo:paragraph-rsid="0238d2c4" style:font-size-asian="14pt" style:font-size-complex="14pt"/>
    </style:style>
    <style:style style:name="P240" style:family="paragraph" style:parent-style-name="Standard" style:list-style-name="L13">
      <style:text-properties fo:font-size="14pt" officeooo:rsid="0238d2c4" officeooo:paragraph-rsid="0238d2c4" style:font-size-asian="14pt" style:font-size-complex="14pt"/>
    </style:style>
    <style:style style:name="P241" style:family="paragraph" style:parent-style-name="Standard" style:list-style-name="WW8Num6">
      <style:text-properties fo:font-size="14pt" officeooo:paragraph-rsid="0224f617" style:font-size-asian="14pt" style:font-name-complex="Times New Roman" style:font-size-complex="14pt"/>
    </style:style>
    <style:style style:name="P242" style:family="paragraph" style:parent-style-name="Standard" style:list-style-name="WW8Num6">
      <style:text-properties fo:font-size="14pt" officeooo:paragraph-rsid="023562c4" style:font-size-asian="14pt" style:font-name-complex="Times New Roman" style:font-size-complex="14pt"/>
    </style:style>
    <style:style style:name="P243" style:family="paragraph" style:parent-style-name="Standard" style:list-style-name="L6">
      <style:text-properties fo:font-size="14pt" officeooo:rsid="02cfe479" officeooo:paragraph-rsid="0224f617" style:font-size-asian="14pt" style:font-name-complex="Times New Roman" style:font-size-complex="14pt"/>
    </style:style>
    <style:style style:name="P244" style:family="paragraph" style:parent-style-name="Standard">
      <style:text-properties fo:font-size="14pt" officeooo:rsid="0238d2c4" officeooo:paragraph-rsid="0238d2c4" style:font-size-asian="14pt" style:font-name-complex="Times New Roman" style:font-size-complex="14pt"/>
    </style:style>
    <style:style style:name="P245" style:family="paragraph" style:parent-style-name="Standard">
      <style:paragraph-properties fo:line-height="100%"/>
      <style:text-properties fo:font-size="14pt" officeooo:paragraph-rsid="02af8868" style:font-size-asian="14pt" style:font-name-complex="Times New Roman" style:font-size-complex="14pt"/>
    </style:style>
    <style:style style:name="P246"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47"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48"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49"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250"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251"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252"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253"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254"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255" style:family="paragraph" style:parent-style-name="Standard">
      <style:text-properties fo:font-size="14pt" officeooo:rsid="01d1f3d0" officeooo:paragraph-rsid="028e1c4f" style:font-size-asian="12.25pt" style:font-size-complex="14pt"/>
    </style:style>
    <style:style style:name="P256" style:family="paragraph" style:parent-style-name="Standard">
      <style:paragraph-properties fo:line-height="100%" fo:text-align="center" style:justify-single-word="false"/>
      <style:text-properties fo:font-size="14pt" fo:font-weight="bold" officeooo:paragraph-rsid="02af8868" style:font-size-asian="14pt" style:font-weight-asian="bold" style:font-name-complex="Times New Roman" style:font-size-complex="14pt"/>
    </style:style>
    <style:style style:name="P257" style:family="paragraph" style:parent-style-name="Standard" style:list-style-name="L5">
      <style:text-properties officeooo:paragraph-rsid="0224f617"/>
    </style:style>
    <style:style style:name="P258" style:family="paragraph" style:parent-style-name="Standard">
      <style:paragraph-properties fo:line-height="100%" fo:text-align="center" style:justify-single-word="false"/>
      <style:text-properties officeooo:paragraph-rsid="02af8868"/>
    </style:style>
    <style:style style:name="P259" style:family="paragraph" style:parent-style-name="Standard">
      <style:paragraph-properties fo:line-height="100%" fo:text-align="end" style:justify-single-word="false"/>
      <style:text-properties officeooo:paragraph-rsid="02af8868"/>
    </style:style>
    <style:style style:name="P260" style:family="paragraph" style:parent-style-name="Standard">
      <style:paragraph-properties fo:line-height="100%"/>
      <style:text-properties officeooo:paragraph-rsid="02af8868"/>
    </style:style>
    <style:style style:name="P261"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style>
    <style:style style:name="P262" style:family="paragraph" style:parent-style-name="Standard">
      <style:paragraph-properties fo:line-height="100%" fo:text-align="center" style:justify-single-word="false"/>
      <style:text-properties fo:font-size="12pt" fo:font-weight="bold" officeooo:paragraph-rsid="02af8868" style:font-size-asian="12pt" style:font-weight-asian="bold" style:font-name-complex="Times New Roman" style:font-size-complex="12pt" style:font-weight-complex="bold"/>
    </style:style>
    <style:style style:name="P263" style:family="paragraph" style:parent-style-name="Standard">
      <style:paragraph-properties fo:line-height="100%" fo:text-align="end" style:justify-single-word="false"/>
      <style:text-properties fo:font-size="12pt" officeooo:paragraph-rsid="02af8868" style:font-size-asian="12pt" style:font-name-complex="Times New Roman" style:font-size-complex="12pt"/>
    </style:style>
    <style:style style:name="P264" style:family="paragraph" style:parent-style-name="Standard">
      <style:paragraph-properties fo:line-height="100%"/>
      <style:text-properties fo:font-size="12pt" officeooo:paragraph-rsid="02af8868" style:font-size-asian="12pt" style:font-name-complex="Times New Roman" style:font-size-complex="12pt"/>
    </style:style>
    <style:style style:name="P265" style:family="paragraph" style:parent-style-name="Standard">
      <style:paragraph-properties fo:line-height="100%" fo:text-align="center" style:justify-single-word="false"/>
      <style:text-properties fo:font-size="12pt" fo:language="en" fo:country="US" officeooo:paragraph-rsid="02af8868" style:font-size-asian="12pt" style:font-name-complex="Times New Roman" style:font-size-complex="12pt"/>
    </style:style>
    <style:style style:name="P266" style:family="paragraph" style:parent-style-name="Standard">
      <style:paragraph-properties fo:line-height="100%" fo:text-align="center" style:justify-single-word="false"/>
      <style:text-properties fo:font-size="16pt" officeooo:paragraph-rsid="02af8868" style:font-size-asian="16pt" style:font-name-complex="Times New Roman" style:font-size-complex="16pt"/>
    </style:style>
    <style:style style:name="P267" style:family="paragraph" style:parent-style-name="Standard">
      <style:paragraph-properties fo:line-height="100%" fo:text-align="center" style:justify-single-word="false"/>
      <style:text-properties fo:font-size="16pt" fo:font-weight="bold" officeooo:paragraph-rsid="02af8868" style:font-size-asian="16pt" style:font-weight-asian="bold" style:font-name-complex="Times New Roman" style:font-size-complex="16pt"/>
    </style:style>
    <style:style style:name="P268" style:family="paragraph" style:parent-style-name="Standard">
      <style:paragraph-properties fo:margin-left="0cm" fo:margin-right="0cm" fo:text-indent="0cm" style:auto-text-indent="false"/>
      <style:text-properties fo:font-size="14pt" fo:font-style="normal" officeooo:rsid="0248356d" officeooo:paragraph-rsid="0279f47a" style:font-size-asian="14pt" style:font-style-asian="normal" style:font-name-complex="Times New Roman" style:font-size-complex="14pt" style:font-style-complex="normal"/>
    </style:style>
    <style:style style:name="P269" style:family="paragraph" style:parent-style-name="Standard">
      <style:paragraph-properties fo:margin-left="0cm" fo:margin-right="0cm" fo:line-height="100%" fo:text-indent="0cm" style:auto-text-indent="false"/>
      <style:text-properties fo:font-size="12pt" fo:language="en" fo:country="US" officeooo:paragraph-rsid="02af8868" style:font-size-asian="12pt" style:font-name-complex="Times New Roman" style:font-size-complex="12pt"/>
    </style:style>
    <style:style style:name="P270" style:family="paragraph" style:parent-style-name="Standard">
      <style:paragraph-properties fo:margin-left="0cm" fo:margin-right="0cm" fo:margin-top="0cm" fo:margin-bottom="0cm" loext:contextual-spacing="false" fo:line-height="100%" fo:text-align="center" style:justify-single-word="false" fo:orphans="2" fo:widows="2" fo:hyphenation-ladder-count="no-limit" fo:text-indent="0cm" style:auto-text-indent="false" style:writing-mode="lr-tb"/>
      <style:text-properties fo:color="#000000" style:font-name="Times New Roman" fo:font-size="12pt" fo:language="en" fo:country="US" fo:font-weight="bold" officeooo:paragraph-rsid="02af8868" style:font-size-asian="12pt" style:font-weight-asian="bold" style:font-name-complex="Times New Roman" style:font-size-complex="12pt" fo:hyphenate="false" fo:hyphenation-remain-char-count="2" fo:hyphenation-push-char-count="2"/>
    </style:style>
    <style:style style:name="P271"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7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7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8d1dd" style:font-size-asian="14pt" style:font-size-complex="14pt" fo:hyphenate="false" fo:hyphenation-remain-char-count="2" fo:hyphenation-push-char-count="2"/>
    </style:style>
    <style:style style:name="P27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7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11db9" officeooo:paragraph-rsid="022b9aa0" style:font-size-asian="14pt" style:font-size-complex="14pt" fo:hyphenate="false" fo:hyphenation-remain-char-count="2" fo:hyphenation-push-char-count="2"/>
    </style:style>
    <style:style style:name="P276"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77"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7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312ef" officeooo:paragraph-rsid="023312ef" style:font-size-asian="14pt" style:font-size-complex="14pt" fo:hyphenate="false" fo:hyphenation-remain-char-count="2" fo:hyphenation-push-char-count="2"/>
    </style:style>
    <style:style style:name="P2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officeooo:paragraph-rsid="02b049e3" fo:hyphenate="false" fo:hyphenation-remain-char-count="2" fo:hyphenation-push-char-count="2"/>
    </style:style>
    <style:style style:name="P280"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81"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82" style:family="paragraph" style:parent-style-name="Standard" style:list-style-name="L12">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83" style:family="paragraph" style:parent-style-name="Standard">
      <style:paragraph-properties fo:margin-left="0cm" fo:margin-right="0.148cm" fo:line-height="100%" fo:text-align="center" style:justify-single-word="false" fo:text-indent="0cm" style:auto-text-indent="false"/>
      <style:text-properties fo:font-size="14pt" fo:font-weight="bold" officeooo:paragraph-rsid="02af8868" style:font-size-asian="14pt" style:font-weight-asian="bold" style:font-name-complex="Arial" style:font-size-complex="14pt"/>
    </style:style>
    <style:style style:name="P284" style:family="paragraph" style:parent-style-name="Standard">
      <style:paragraph-properties fo:margin-left="0cm" fo:margin-right="0.148cm" fo:line-height="100%" fo:text-align="center" style:justify-single-word="false" fo:text-indent="0cm" style:auto-text-indent="false"/>
      <style:text-properties fo:font-size="14pt" officeooo:paragraph-rsid="02af8868" style:font-size-asian="14pt" style:font-name-complex="Times New Roman" style:font-size-complex="14pt"/>
    </style:style>
    <style:style style:name="P285" style:family="paragraph" style:parent-style-name="Standard">
      <style:paragraph-properties fo:margin-left="2.498cm" fo:margin-right="0cm" fo:line-height="100%" fo:text-indent="1.249cm" style:auto-text-indent="false"/>
      <style:text-properties officeooo:paragraph-rsid="02af8868"/>
    </style:style>
    <style:style style:name="P286" style:family="paragraph" style:parent-style-name="Standard">
      <style:paragraph-properties fo:margin-left="0cm" fo:margin-right="0cm" fo:text-indent="1.217cm" style:auto-text-indent="false"/>
      <style:text-properties fo:color="#000000" fo:font-size="14pt" officeooo:paragraph-rsid="02b66ff4" style:font-size-asian="14pt" style:font-name-complex="Times New Roman" style:font-size-complex="14pt"/>
    </style:style>
    <style:style style:name="P287"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049e3" style:font-size-asian="14pt" style:font-name-complex="Times New Roman" style:font-size-complex="14pt" style:font-weight-complex="bold"/>
    </style:style>
    <style:style style:name="P288" style:family="paragraph" style:parent-style-name="p0">
      <style:paragraph-properties fo:margin-left="0cm" fo:margin-right="0cm" fo:margin-top="0cm" fo:margin-bottom="0cm" loext:contextual-spacing="false" fo:line-height="150%" fo:text-align="justify" style:justify-single-word="false" fo:text-indent="1.27cm" style:auto-text-indent="false" style:snap-to-layout-grid="false"/>
      <style:text-properties style:font-name="Times New Roman" fo:font-size="14pt" officeooo:paragraph-rsid="02b2ab90" style:font-size-asian="14pt" style:font-name-complex="Times New Roman" style:font-size-complex="14pt"/>
    </style:style>
    <style:style style:name="P289" style:family="paragraph" style:parent-style-name="p0" style:master-page-name="">
      <loext:graphic-properties draw:fill="none"/>
      <style:paragraph-properties fo:margin-left="0cm" fo:margin-right="0cm" fo:margin-top="0cm" fo:margin-bottom="0cm" loext:contextual-spacing="false" fo:line-height="150%" fo:text-align="justify" style:justify-single-word="false" fo:orphans="2" fo:widows="2" fo:hyphenation-ladder-count="no-limit" fo:text-indent="1.251cm" style:auto-text-indent="false" style:page-number="auto" fo:background-color="transparent" style:snap-to-layout-grid="false" style:writing-mode="lr-tb"/>
      <style:text-properties officeooo:paragraph-rsid="02b46e50" fo:hyphenate="false" fo:hyphenation-remain-char-count="2" fo:hyphenation-push-char-count="2"/>
    </style:style>
    <style:style style:name="P290" style:family="paragraph" style:parent-style-name="TOC_20_Heading">
      <style:paragraph-properties fo:margin-top="0cm" fo:margin-bottom="0cm" loext:contextual-spacing="false" fo:line-height="150%" fo:text-align="center" style:justify-single-word="false" fo:break-before="page"/>
      <style:text-properties fo:color="#000000" style:font-name="Times New Roman" fo:font-size="16pt" officeooo:paragraph-rsid="02ae6d1f" style:font-size-asian="16pt" style:font-name-complex="Times New Roman" style:font-size-complex="16pt"/>
    </style:style>
    <style:style style:name="P291" style:family="paragraph" style:parent-style-name="Heading_20_3">
      <style:text-properties officeooo:paragraph-rsid="0224f617"/>
    </style:style>
    <style:style style:name="P292" style:family="paragraph" style:parent-style-name="Heading_20_3">
      <style:text-properties officeooo:paragraph-rsid="02259a35"/>
    </style:style>
    <style:style style:name="P293" style:family="paragraph" style:parent-style-name="Heading_20_3">
      <style:text-properties officeooo:paragraph-rsid="02259a35" style:font-size-complex="16pt"/>
    </style:style>
    <style:style style:name="P294" style:family="paragraph" style:parent-style-name="Heading_20_3" style:master-page-name="">
      <loext:graphic-properties draw:fill="none"/>
      <style:paragraph-properties fo:margin-left="0cm" fo:margin-right="0cm" fo:margin-top="0.247cm" fo:margin-bottom="0.212cm" loext:contextual-spacing="false" fo:line-height="150%" fo:text-align="center"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95" style:family="paragraph" style:parent-style-name="Contents_20_1">
      <style:paragraph-properties>
        <style:tab-stops>
          <style:tab-stop style:position="16.499cm" style:type="right" style:leader-style="dotted" style:leader-text="."/>
        </style:tab-stops>
      </style:paragraph-properties>
    </style:style>
    <style:style style:name="P296" style:family="paragraph" style:parent-style-name="Heading_20_2">
      <style:text-properties officeooo:paragraph-rsid="0224f617"/>
    </style:style>
    <style:style style:name="P297" style:family="paragraph" style:parent-style-name="Heading_20_2">
      <style:text-properties officeooo:rsid="01c932b5" officeooo:paragraph-rsid="0224f617"/>
    </style:style>
    <style:style style:name="P298" style:family="paragraph" style:parent-style-name="Heading_20_2">
      <style:text-properties officeooo:paragraph-rsid="02259a35"/>
    </style:style>
    <style:style style:name="P299" style:family="paragraph" style:parent-style-name="Heading_20_2">
      <style:text-properties style:font-size-complex="16pt"/>
    </style:style>
    <style:style style:name="P300" style:family="paragraph" style:parent-style-name="Heading_20_2">
      <style:text-properties officeooo:paragraph-rsid="02259a35" style:font-size-complex="16pt"/>
    </style:style>
    <style:style style:name="P301" style:family="paragraph" style:parent-style-name="Heading_20_2">
      <style:text-properties fo:font-size="14pt" officeooo:rsid="00811db9" officeooo:paragraph-rsid="008b9aa5" style:font-size-asian="14pt" style:font-size-complex="14pt"/>
    </style:style>
    <style:style style:name="P302" style:family="paragraph" style:parent-style-name="Contents_20_2">
      <style:paragraph-properties>
        <style:tab-stops>
          <style:tab-stop style:position="16.499cm" style:type="right" style:leader-style="dotted" style:leader-text="."/>
        </style:tab-stops>
      </style:paragraph-properties>
    </style:style>
    <style:style style:name="P303" style:family="paragraph" style:parent-style-name="Heading_20_1" style:list-style-name="">
      <style:paragraph-properties fo:line-height="150%" fo:text-align="center" style:justify-single-word="false" fo:keep-together="always" fo:orphans="2" fo:widows="2" fo:hyphenation-ladder-count="no-limit"/>
      <style:text-properties fo:hyphenate="false" fo:hyphenation-remain-char-count="2" fo:hyphenation-push-char-count="2"/>
    </style:style>
    <style:style style:name="P304" style:family="paragraph" style:parent-style-name="Heading_20_1">
      <style:paragraph-properties fo:break-before="page"/>
    </style:style>
    <style:style style:name="P305" style:family="paragraph" style:parent-style-name="Heading_20_1">
      <style:paragraph-properties fo:break-before="page"/>
      <style:text-properties style:font-size-complex="16pt"/>
    </style:style>
    <style:style style:name="P306" style:family="paragraph" style:parent-style-name="Heading_20_1" style:master-page-name="">
      <style:paragraph-properties style:page-number="auto" fo:break-before="page"/>
      <style:text-properties officeooo:paragraph-rsid="02259a35"/>
    </style:style>
    <style:style style:name="P307" style:family="paragraph" style:parent-style-name="Heading_20_1" style:master-page-name="Standard">
      <style:paragraph-properties style:page-number="auto" fo:break-before="page"/>
      <style:text-properties officeooo:paragraph-rsid="0224f617"/>
    </style:style>
    <style:style style:name="P308" style:family="paragraph" style:parent-style-name="Heading_20_1" style:master-page-name="Standard">
      <style:paragraph-properties style:page-number="auto" fo:break-before="page"/>
      <style:text-properties officeooo:paragraph-rsid="0225ffd2" style:font-size-complex="16pt"/>
    </style:style>
    <style:style style:name="P309" style:family="paragraph" style:parent-style-name="Text_20_body">
      <style:text-properties fo:font-size="14pt" officeooo:rsid="023d0cf3" officeooo:paragraph-rsid="023d0cf3" style:font-size-asian="14pt" style:font-name-complex="Times New Roman" style:font-size-complex="14pt"/>
    </style:style>
    <style:style style:name="P310" style:family="paragraph" style:parent-style-name="Text_20_body">
      <style:text-properties fo:font-size="14pt" officeooo:rsid="02543824" officeooo:paragraph-rsid="02543824" style:font-size-asian="14pt" style:font-name-complex="Times New Roman" style:font-size-complex="14pt"/>
    </style:style>
    <style:style style:name="P311" style:family="paragraph" style:parent-style-name="Text_20_body">
      <style:paragraph-properties fo:text-align="center" style:justify-single-word="false"/>
      <style:text-properties fo:font-size="14pt" officeooo:rsid="02845d63" officeooo:paragraph-rsid="02845d63" style:font-size-asian="14pt" style:font-name-complex="Times New Roman" style:font-size-complex="14pt"/>
    </style:style>
    <style:style style:name="P312" style:family="paragraph" style:parent-style-name="Text_20_body">
      <style:paragraph-properties fo:text-align="center" style:justify-single-word="false"/>
      <style:text-properties fo:font-size="14pt" officeooo:rsid="026634b0" officeooo:paragraph-rsid="0282e196" style:font-size-asian="14pt" style:font-name-complex="Times New Roman" style:font-size-complex="14pt"/>
    </style:style>
    <style:style style:name="P313" style:family="paragraph" style:parent-style-name="Text_20_body">
      <style:paragraph-properties fo:text-align="center" style:justify-single-word="false"/>
      <style:text-properties fo:font-size="14pt" officeooo:rsid="02892fd6" officeooo:paragraph-rsid="028845da" style:font-size-asian="14pt" style:font-name-complex="Times New Roman" style:font-size-complex="14pt"/>
    </style:style>
    <style:style style:name="P314" style:family="paragraph" style:parent-style-name="Text_20_body">
      <style:paragraph-properties fo:text-align="justify" style:justify-single-word="false"/>
      <style:text-properties fo:font-size="14pt" fo:font-style="normal" officeooo:rsid="0260b8e3" officeooo:paragraph-rsid="0260b8e3" style:font-size-asian="14pt" style:font-style-asian="normal" style:font-name-complex="Times New Roman" style:font-size-complex="14pt" style:font-style-complex="normal"/>
    </style:style>
    <style:style style:name="P315" style:family="paragraph" style:parent-style-name="List_20_Paragraph" style:list-style-name="WW8Num3">
      <style:text-properties fo:font-size="14pt" fo:language="en" fo:country="US" officeooo:paragraph-rsid="0225ffd2" style:font-size-asian="14pt" style:font-size-complex="14pt"/>
    </style:style>
    <style:style style:name="P316" style:family="paragraph" style:parent-style-name="List_20_Paragraph" style:list-style-name="WW8Num3">
      <style:text-properties fo:font-size="14pt" officeooo:paragraph-rsid="0225ffd2" style:font-size-asian="14pt" style:font-size-complex="14pt"/>
    </style:style>
    <style:style style:name="P317" style:family="paragraph" style:parent-style-name="List_20_Paragraph" style:list-style-name="WW8Num3">
      <style:text-properties fo:font-size="14pt" officeooo:rsid="02a90df4" officeooo:paragraph-rsid="02a90df4" style:font-size-asian="14pt" style:font-name-complex="Times New Roman" style:font-size-complex="14pt"/>
    </style:style>
    <style:style style:name="P318"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19"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20"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21"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22"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23"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24" style:family="paragraph" style:parent-style-name="List_20_Paragraph" style:list-style-name="WW8Num3">
      <style:text-properties fo:font-size="14pt" officeooo:paragraph-rsid="0225ffd2" style:font-size-asian="14pt" style:font-name-complex="Times New Roman" style:font-size-complex="14pt"/>
    </style:style>
    <style:style style:name="P325"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26"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27"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28"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29" style:family="paragraph" style:parent-style-name="List_20_Paragraph" style:list-style-name="WW8Num3">
      <style:text-properties fo:font-size="14pt" officeooo:rsid="02b31f93" officeooo:paragraph-rsid="02a3fc21" style:font-size-asian="14pt" style:font-name-complex="Times New Roman" style:font-size-complex="14pt"/>
    </style:style>
    <style:style style:name="P330"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31"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32"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33"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34"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35"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36"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37" style:family="paragraph" style:parent-style-name="List_20_Paragraph" style:list-style-name="WW8Num3">
      <style:text-properties fo:font-size="14pt" officeooo:rsid="03045f41" officeooo:paragraph-rsid="027c3a8f" style:font-size-asian="14pt" style:font-name-complex="Times New Roman" style:font-size-complex="14pt"/>
    </style:style>
    <style:style style:name="P338" style:family="paragraph" style:parent-style-name="List_20_Paragraph" style:list-style-name="WW8Num3">
      <style:text-properties fo:font-size="14pt" officeooo:rsid="028beb01" officeooo:paragraph-rsid="028beb01" style:font-size-asian="14pt" style:font-name-complex="Times New Roman" style:font-size-complex="14pt"/>
    </style:style>
    <style:style style:name="P339" style:family="paragraph" style:parent-style-name="List_20_Paragraph" style:list-style-name="WW8Num3">
      <style:text-properties fo:font-size="14pt" officeooo:rsid="02a7ba01" officeooo:paragraph-rsid="02a7ba01" style:font-size-asian="14pt" style:font-name-complex="Times New Roman" style:font-size-complex="14pt"/>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513c93" style:font-size-asian="14pt" style:font-name-complex="Times New Roman" style:font-size-complex="14pt"/>
    </style:style>
    <style:style style:name="T43" style:family="text">
      <style:text-properties fo:font-size="14pt" officeooo:rsid="02543824" style:font-size-asian="14pt" style:font-name-complex="Times New Roman" style:font-size-complex="14pt"/>
    </style:style>
    <style:style style:name="T44" style:family="text">
      <style:text-properties fo:font-size="14pt" officeooo:rsid="02565d0d" style:font-size-asian="14pt" style:font-name-complex="Times New Roman" style:font-size-complex="14pt"/>
    </style:style>
    <style:style style:name="T45" style:family="text">
      <style:text-properties fo:font-size="14pt" officeooo:rsid="02573071" style:font-size-asian="14pt" style:font-name-complex="Times New Roman" style:font-size-complex="14pt"/>
    </style:style>
    <style:style style:name="T46" style:family="text">
      <style:text-properties fo:font-size="14pt" officeooo:rsid="0258c3b0" style:font-size-asian="14pt" style:font-name-complex="Times New Roman" style:font-size-complex="14pt"/>
    </style:style>
    <style:style style:name="T47" style:family="text">
      <style:text-properties fo:font-size="14pt" officeooo:rsid="02590577" style:font-size-asian="14pt" style:font-name-complex="Times New Roman" style:font-size-complex="14pt"/>
    </style:style>
    <style:style style:name="T48" style:family="text">
      <style:text-properties fo:font-size="14pt" officeooo:rsid="02585fef" style:font-size-asian="14pt" style:font-name-complex="Times New Roman" style:font-size-complex="14pt"/>
    </style:style>
    <style:style style:name="T49" style:family="text">
      <style:text-properties fo:font-size="14pt" officeooo:rsid="02611fa3" style:font-size-asian="14pt" style:font-name-complex="Times New Roman" style:font-size-complex="14pt"/>
    </style:style>
    <style:style style:name="T50" style:family="text">
      <style:text-properties fo:font-size="14pt" officeooo:rsid="0262881b" style:font-size-asian="14pt" style:font-name-complex="Times New Roman" style:font-size-complex="14pt"/>
    </style:style>
    <style:style style:name="T51" style:family="text">
      <style:text-properties fo:font-size="14pt" officeooo:rsid="02641f55" style:font-size-asian="14pt" style:font-name-complex="Times New Roman" style:font-size-complex="14pt"/>
    </style:style>
    <style:style style:name="T52" style:family="text">
      <style:text-properties fo:font-size="14pt" officeooo:rsid="02646458" style:font-size-asian="14pt" style:font-name-complex="Times New Roman" style:font-size-complex="14pt"/>
    </style:style>
    <style:style style:name="T53" style:family="text">
      <style:text-properties fo:font-size="14pt" officeooo:rsid="026634b0" style:font-size-asian="14pt" style:font-name-complex="Times New Roman" style:font-size-complex="14pt"/>
    </style:style>
    <style:style style:name="T54" style:family="text">
      <style:text-properties fo:font-size="14pt" officeooo:rsid="026701ee" style:font-size-asian="14pt" style:font-name-complex="Times New Roman" style:font-size-complex="14pt"/>
    </style:style>
    <style:style style:name="T55" style:family="text">
      <style:text-properties fo:font-size="14pt" officeooo:rsid="026ae224" style:font-size-asian="14pt" style:font-name-complex="Times New Roman" style:font-size-complex="14pt"/>
    </style:style>
    <style:style style:name="T56" style:family="text">
      <style:text-properties fo:font-size="14pt" officeooo:rsid="026c10b4" style:font-size-asian="14pt" style:font-name-complex="Times New Roman" style:font-size-complex="14pt"/>
    </style:style>
    <style:style style:name="T57" style:family="text">
      <style:text-properties fo:font-size="14pt" officeooo:rsid="026d5a70" style:font-size-asian="14pt" style:font-name-complex="Times New Roman" style:font-size-complex="14pt"/>
    </style:style>
    <style:style style:name="T58" style:family="text">
      <style:text-properties fo:font-size="14pt" officeooo:rsid="0282e196" style:font-size-asian="14pt" style:font-name-complex="Times New Roman" style:font-size-complex="14pt"/>
    </style:style>
    <style:style style:name="T59" style:family="text">
      <style:text-properties fo:font-size="14pt" officeooo:rsid="02865320" style:font-size-asian="14pt" style:font-name-complex="Times New Roman" style:font-size-complex="14pt"/>
    </style:style>
    <style:style style:name="T60" style:family="text">
      <style:text-properties fo:font-size="14pt" officeooo:rsid="0286ed9f" style:font-size-asian="14pt" style:font-name-complex="Times New Roman" style:font-size-complex="14pt"/>
    </style:style>
    <style:style style:name="T61" style:family="text">
      <style:text-properties fo:font-size="14pt" officeooo:rsid="02892fd6" style:font-size-asian="14pt" style:font-name-complex="Times New Roman" style:font-size-complex="14pt"/>
    </style:style>
    <style:style style:name="T62" style:family="text">
      <style:text-properties fo:font-size="14pt" officeooo:rsid="0274fe49" style:font-size-asian="14pt" style:font-name-complex="Times New Roman" style:font-size-complex="14pt"/>
    </style:style>
    <style:style style:name="T63" style:family="text">
      <style:text-properties fo:font-size="14pt" officeooo:rsid="02836611" style:font-size-asian="14pt" style:font-name-complex="Times New Roman" style:font-size-complex="14pt"/>
    </style:style>
    <style:style style:name="T64" style:family="text">
      <style:text-properties fo:font-size="14pt" officeooo:rsid="0293904d" style:font-size-asian="14pt" style:font-name-complex="Times New Roman" style:font-size-complex="14pt"/>
    </style:style>
    <style:style style:name="T65" style:family="text">
      <style:text-properties fo:font-size="14pt" officeooo:rsid="02944b98" style:font-size-asian="14pt" style:font-name-complex="Times New Roman" style:font-size-complex="14pt"/>
    </style:style>
    <style:style style:name="T66" style:family="text">
      <style:text-properties fo:font-size="14pt" officeooo:rsid="02958ca5" style:font-size-asian="14pt" style:font-name-complex="Times New Roman" style:font-size-complex="14pt"/>
    </style:style>
    <style:style style:name="T67" style:family="text">
      <style:text-properties fo:font-size="14pt" officeooo:rsid="02845d63" style:font-size-asian="14pt" style:font-name-complex="Times New Roman" style:font-size-complex="14pt"/>
    </style:style>
    <style:style style:name="T68" style:family="text">
      <style:text-properties fo:font-size="14pt" officeooo:rsid="0298652f" style:font-size-asian="14pt" style:font-name-complex="Times New Roman" style:font-size-complex="14pt"/>
    </style:style>
    <style:style style:name="T69" style:family="text">
      <style:text-properties fo:font-size="14pt" officeooo:rsid="02997063" style:font-size-asian="14pt" style:font-name-complex="Times New Roman" style:font-size-complex="14pt"/>
    </style:style>
    <style:style style:name="T70" style:family="text">
      <style:text-properties fo:font-size="14pt" officeooo:rsid="029ada60" style:font-size-asian="14pt" style:font-name-complex="Times New Roman" style:font-size-complex="14pt"/>
    </style:style>
    <style:style style:name="T71" style:family="text">
      <style:text-properties fo:font-size="14pt" officeooo:rsid="02a11952" style:font-size-asian="14pt" style:font-name-complex="Times New Roman" style:font-size-complex="14pt"/>
    </style:style>
    <style:style style:name="T72" style:family="text">
      <style:text-properties fo:font-size="14pt" officeooo:rsid="02a7ba01" style:font-size-asian="14pt" style:font-name-complex="Times New Roman" style:font-size-complex="14pt"/>
    </style:style>
    <style:style style:name="T73" style:family="text">
      <style:text-properties fo:font-size="14pt" officeooo:rsid="02a8be38" style:font-size-asian="14pt" style:font-name-complex="Times New Roman" style:font-size-complex="14pt"/>
    </style:style>
    <style:style style:name="T74" style:family="text">
      <style:text-properties fo:font-size="14pt" style:font-size-asian="14pt" style:font-size-complex="14pt"/>
    </style:style>
    <style:style style:name="T75" style:family="text">
      <style:text-properties fo:font-size="14pt" officeooo:rsid="007163b6" style:font-size-asian="14pt" style:font-size-complex="14pt"/>
    </style:style>
    <style:style style:name="T76" style:family="text">
      <style:text-properties fo:font-size="14pt" officeooo:rsid="007f7026" style:font-size-asian="14pt" style:font-size-complex="14pt"/>
    </style:style>
    <style:style style:name="T77" style:family="text">
      <style:text-properties fo:font-size="14pt" officeooo:rsid="0193ecc9" style:font-size-asian="14pt" style:font-size-complex="14pt"/>
    </style:style>
    <style:style style:name="T78" style:family="text">
      <style:text-properties fo:font-size="14pt" officeooo:rsid="01952d6b" style:font-size-asian="14pt" style:font-size-complex="14pt"/>
    </style:style>
    <style:style style:name="T79" style:family="text">
      <style:text-properties fo:font-size="14pt" officeooo:rsid="019623b1" style:font-size-asian="14pt" style:font-size-complex="14pt"/>
    </style:style>
    <style:style style:name="T80" style:family="text">
      <style:text-properties fo:font-size="14pt" officeooo:rsid="007f6c1e" style:font-size-asian="14pt" style:font-size-complex="14pt"/>
    </style:style>
    <style:style style:name="T81" style:family="text">
      <style:text-properties fo:font-size="14pt" officeooo:rsid="0196ff5a" style:font-size-asian="14pt" style:font-size-complex="14pt"/>
    </style:style>
    <style:style style:name="T82" style:family="text">
      <style:text-properties fo:font-size="14pt" officeooo:rsid="0198a269" style:font-size-asian="14pt" style:font-size-complex="14pt"/>
    </style:style>
    <style:style style:name="T83" style:family="text">
      <style:text-properties fo:font-size="14pt" officeooo:rsid="0199fd3f" style:font-size-asian="14pt" style:font-size-complex="14pt"/>
    </style:style>
    <style:style style:name="T84" style:family="text">
      <style:text-properties fo:font-size="14pt" officeooo:rsid="01a14df9" style:font-size-asian="14pt" style:font-size-complex="14pt"/>
    </style:style>
    <style:style style:name="T85" style:family="text">
      <style:text-properties fo:font-size="14pt" officeooo:rsid="01a2ccb8" style:font-size-asian="14pt" style:font-size-complex="14pt"/>
    </style:style>
    <style:style style:name="T86" style:family="text">
      <style:text-properties fo:font-size="14pt" officeooo:rsid="01a3d304" style:font-size-asian="14pt" style:font-size-complex="14pt"/>
    </style:style>
    <style:style style:name="T87" style:family="text">
      <style:text-properties fo:font-size="14pt" officeooo:rsid="01a5a5bb" style:font-size-asian="14pt" style:font-size-complex="14pt"/>
    </style:style>
    <style:style style:name="T88" style:family="text">
      <style:text-properties fo:font-size="14pt" officeooo:rsid="01a683f6" style:font-size-asian="14pt" style:font-size-complex="14pt"/>
    </style:style>
    <style:style style:name="T89" style:family="text">
      <style:text-properties fo:font-size="14pt" officeooo:rsid="01a876be" style:font-size-asian="14pt" style:font-size-complex="14pt"/>
    </style:style>
    <style:style style:name="T90" style:family="text">
      <style:text-properties fo:font-size="14pt" officeooo:rsid="02353d14" style:font-size-asian="14pt" style:font-size-complex="14pt"/>
    </style:style>
    <style:style style:name="T91" style:family="text">
      <style:text-properties fo:font-size="14pt" officeooo:rsid="0235872c" style:font-size-asian="14pt" style:font-size-complex="14pt"/>
    </style:style>
    <style:style style:name="T92" style:family="text">
      <style:text-properties fo:font-size="14pt" officeooo:rsid="0232e6a2" style:font-size-asian="14pt" style:font-size-complex="14pt"/>
    </style:style>
    <style:style style:name="T93" style:family="text">
      <style:text-properties fo:font-size="14pt" officeooo:rsid="02372361" style:font-size-asian="14pt" style:font-size-complex="14pt"/>
    </style:style>
    <style:style style:name="T94" style:family="text">
      <style:text-properties fo:font-size="14pt" officeooo:rsid="02337a7f" style:font-size-asian="14pt" style:font-size-complex="14pt"/>
    </style:style>
    <style:style style:name="T95" style:family="text">
      <style:text-properties fo:font-size="14pt" officeooo:rsid="02378b73" style:font-size-asian="14pt" style:font-size-complex="14pt"/>
    </style:style>
    <style:style style:name="T96" style:family="text">
      <style:text-properties fo:font-size="14pt" officeooo:rsid="0239255f" style:font-size-asian="14pt" style:font-size-complex="14pt"/>
    </style:style>
    <style:style style:name="T97" style:family="text">
      <style:text-properties fo:font-size="14pt" officeooo:rsid="023afe06" style:font-size-asian="14pt" style:font-size-complex="14pt"/>
    </style:style>
    <style:style style:name="T98" style:family="text">
      <style:text-properties fo:font-size="14pt" officeooo:rsid="023f950c" style:font-size-asian="14pt" style:font-size-complex="14pt"/>
    </style:style>
    <style:style style:name="T99" style:family="text">
      <style:text-properties fo:font-size="14pt" officeooo:rsid="023c5135" style:font-size-asian="14pt" style:font-size-complex="14pt"/>
    </style:style>
    <style:style style:name="T100" style:family="text">
      <style:text-properties fo:font-size="14pt" officeooo:rsid="02bbaf43" style:font-size-asian="14pt" style:font-size-complex="14pt"/>
    </style:style>
    <style:style style:name="T101" style:family="text">
      <style:text-properties fo:font-size="14pt" officeooo:rsid="02c2f7e4" style:font-size-asian="14pt" style:font-size-complex="14pt"/>
    </style:style>
    <style:style style:name="T102" style:family="text">
      <style:text-properties fo:font-size="14pt" officeooo:rsid="022c8634" style:font-size-asian="14pt" style:font-size-complex="14pt"/>
    </style:style>
    <style:style style:name="T103" style:family="text">
      <style:text-properties fo:font-size="14pt" officeooo:rsid="022efbf3" style:font-size-asian="14pt" style:font-size-complex="14pt"/>
    </style:style>
    <style:style style:name="T104" style:family="text">
      <style:text-properties fo:font-size="14pt" officeooo:rsid="023554cc" style:font-size-asian="14pt" style:font-size-complex="14pt"/>
    </style:style>
    <style:style style:name="T105" style:family="text">
      <style:text-properties fo:font-size="14pt" officeooo:rsid="02308bed" style:font-size-asian="14pt" style:font-size-complex="14pt"/>
    </style:style>
    <style:style style:name="T106" style:family="text">
      <style:text-properties fo:font-size="14pt" officeooo:rsid="02320a48" style:font-size-asian="14pt" style:font-size-complex="14pt"/>
    </style:style>
    <style:style style:name="T107" style:family="text">
      <style:text-properties fo:font-size="14pt" officeooo:rsid="0232c1ed" style:font-size-asian="14pt" style:font-size-complex="14pt"/>
    </style:style>
    <style:style style:name="T108" style:family="text">
      <style:text-properties fo:font-size="14pt" officeooo:rsid="0238634f" style:font-size-asian="14pt" style:font-size-complex="14pt"/>
    </style:style>
    <style:style style:name="T109" style:family="text">
      <style:text-properties fo:font-size="14pt" officeooo:rsid="02343c1d" style:font-size-asian="14pt" style:font-size-complex="14pt"/>
    </style:style>
    <style:style style:name="T110" style:family="text">
      <style:text-properties fo:font-size="14pt" officeooo:rsid="0238ea2c" style:font-size-asian="14pt" style:font-size-complex="14pt"/>
    </style:style>
    <style:style style:name="T111" style:family="text">
      <style:text-properties fo:font-size="14pt" officeooo:rsid="023c7d70" style:font-size-asian="14pt" style:font-size-complex="14pt"/>
    </style:style>
    <style:style style:name="T112" style:family="text">
      <style:text-properties fo:font-size="14pt" officeooo:rsid="0236111f" style:font-size-asian="14pt" style:font-size-complex="14pt"/>
    </style:style>
    <style:style style:name="T113" style:family="text">
      <style:text-properties fo:font-size="14pt" officeooo:rsid="023e087e" style:font-size-asian="14pt" style:font-size-complex="14pt"/>
    </style:style>
    <style:style style:name="T114" style:family="text">
      <style:text-properties fo:font-size="14pt" officeooo:rsid="02366e5e" style:font-size-asian="14pt" style:font-size-complex="14pt"/>
    </style:style>
    <style:style style:name="T115" style:family="text">
      <style:text-properties fo:font-size="14pt" officeooo:rsid="0236b2e1" style:font-size-asian="14pt" style:font-size-complex="14pt"/>
    </style:style>
    <style:style style:name="T116" style:family="text">
      <style:text-properties fo:font-size="14pt" officeooo:rsid="027afa65" style:font-size-asian="14pt" style:font-size-complex="14pt"/>
    </style:style>
    <style:style style:name="T117" style:family="text">
      <style:text-properties fo:font-size="14pt" officeooo:rsid="02e29d7b" style:font-size-asian="14pt" style:font-size-complex="14pt"/>
    </style:style>
    <style:style style:name="T118" style:family="text">
      <style:text-properties fo:font-size="14pt" officeooo:rsid="02e36c82" style:font-size-asian="14pt" style:font-size-complex="14pt"/>
    </style:style>
    <style:style style:name="T119" style:family="text">
      <style:text-properties fo:font-size="14pt" officeooo:rsid="023562c4" style:font-size-asian="14pt" style:font-size-complex="14pt"/>
    </style:style>
    <style:style style:name="T120" style:family="text">
      <style:text-properties fo:font-size="14pt" officeooo:rsid="027c3a8f" style:font-size-asian="14pt" style:font-size-complex="14pt"/>
    </style:style>
    <style:style style:name="T121" style:family="text">
      <style:text-properties fo:font-size="14pt" fo:font-style="italic" style:font-size-asian="14pt" style:font-style-asian="italic" style:font-size-complex="14pt" style:font-style-complex="italic"/>
    </style:style>
    <style:style style:name="T122" style:family="text">
      <style:text-properties fo:font-size="14pt" fo:font-style="italic" officeooo:rsid="02308bed" style:font-size-asian="14pt" style:font-style-asian="italic" style:font-size-complex="14pt" style:font-style-complex="italic"/>
    </style:style>
    <style:style style:name="T123" style:family="text">
      <style:text-properties fo:font-size="14pt" fo:font-style="italic" officeooo:rsid="0238634f" style:font-size-asian="14pt" style:font-style-asian="italic" style:font-size-complex="14pt" style:font-style-complex="italic"/>
    </style:style>
    <style:style style:name="T124" style:family="text">
      <style:text-properties fo:font-size="14pt" fo:font-style="italic" style:font-size-asian="14pt" style:font-style-asian="italic" style:font-name-complex="Times New Roman" style:font-size-complex="14pt" style:font-style-complex="italic"/>
    </style:style>
    <style:style style:name="T125"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26"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127"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128"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129" style:family="text">
      <style:text-properties fo:font-size="14pt" fo:font-weight="normal" style:font-size-asian="14pt" style:font-weight-asian="normal" style:font-size-complex="14pt" style:font-weight-complex="normal"/>
    </style:style>
    <style:style style:name="T130" style:family="text">
      <style:text-properties fo:font-size="14pt" fo:font-weight="normal" officeooo:rsid="02c4aab1" style:font-size-asian="14pt" style:font-weight-asian="normal" style:font-size-complex="14pt" style:font-weight-complex="normal"/>
    </style:style>
    <style:style style:name="T131" style:family="text">
      <style:text-properties fo:font-size="14pt" fo:font-weight="normal" style:font-size-asian="14pt" style:font-weight-asian="normal" style:font-name-complex="Times New Roman" style:font-size-complex="14pt" style:font-weight-complex="normal"/>
    </style:style>
    <style:style style:name="T132" style:family="text">
      <style:text-properties fo:font-size="14pt" fo:font-weight="normal" officeooo:rsid="02cfe479" style:font-size-asian="14pt" style:font-weight-asian="normal" style:font-name-complex="Times New Roman" style:font-size-complex="14pt" style:font-weight-complex="normal"/>
    </style:style>
    <style:style style:name="T133" style:family="text">
      <style:text-properties fo:font-size="14pt" fo:font-style="normal" style:font-size-asian="14pt" style:font-style-asian="normal" style:font-name-complex="Times New Roman" style:font-size-complex="14pt" style:font-style-complex="normal"/>
    </style:style>
    <style:style style:name="T134" style:family="text">
      <style:text-properties fo:font-size="14pt" fo:font-style="normal" officeooo:rsid="02431a9f" style:font-size-asian="14pt" style:font-style-asian="normal" style:font-name-complex="Times New Roman" style:font-size-complex="14pt" style:font-style-complex="normal"/>
    </style:style>
    <style:style style:name="T135" style:family="text">
      <style:text-properties fo:font-size="14pt" fo:font-style="normal" officeooo:rsid="02425f05" style:font-size-asian="14pt" style:font-style-asian="normal" style:font-name-complex="Times New Roman" style:font-size-complex="14pt" style:font-style-complex="normal"/>
    </style:style>
    <style:style style:name="T136" style:family="text">
      <style:text-properties fo:font-size="14pt" fo:font-style="normal" officeooo:rsid="02462170" style:font-size-asian="14pt" style:font-style-asian="normal" style:font-name-complex="Times New Roman" style:font-size-complex="14pt" style:font-style-complex="normal"/>
    </style:style>
    <style:style style:name="T137" style:family="text">
      <style:text-properties fo:font-size="14pt" fo:font-style="normal" officeooo:rsid="0248356d" style:font-size-asian="14pt" style:font-style-asian="normal" style:font-name-complex="Times New Roman" style:font-size-complex="14pt" style:font-style-complex="normal"/>
    </style:style>
    <style:style style:name="T138" style:family="text">
      <style:text-properties fo:font-size="14pt" fo:font-style="normal" officeooo:rsid="024a2542" style:font-size-asian="14pt" style:font-style-asian="normal" style:font-name-complex="Times New Roman" style:font-size-complex="14pt" style:font-style-complex="normal"/>
    </style:style>
    <style:style style:name="T139" style:family="text">
      <style:text-properties fo:font-size="14pt" fo:font-style="normal" officeooo:rsid="024a9794" style:font-size-asian="14pt" style:font-style-asian="normal" style:font-name-complex="Times New Roman" style:font-size-complex="14pt" style:font-style-complex="normal"/>
    </style:style>
    <style:style style:name="T140" style:family="text">
      <style:text-properties fo:font-size="14pt" fo:font-style="normal" officeooo:rsid="024c8635" style:font-size-asian="14pt" style:font-style-asian="normal" style:font-name-complex="Times New Roman" style:font-size-complex="14pt" style:font-style-complex="normal"/>
    </style:style>
    <style:style style:name="T141" style:family="text">
      <style:text-properties fo:font-size="14pt" fo:font-style="normal" officeooo:rsid="024d9ffd" style:font-size-asian="14pt" style:font-style-asian="normal" style:font-name-complex="Times New Roman" style:font-size-complex="14pt" style:font-style-complex="normal"/>
    </style:style>
    <style:style style:name="T142" style:family="text">
      <style:text-properties fo:font-size="14pt" fo:font-style="normal" officeooo:rsid="02508ca6" style:font-size-asian="14pt" style:font-style-asian="normal" style:font-name-complex="Times New Roman" style:font-size-complex="14pt" style:font-style-complex="normal"/>
    </style:style>
    <style:style style:name="T143" style:family="text">
      <style:text-properties fo:font-size="14pt" fo:font-style="normal" officeooo:rsid="02513c93" style:font-size-asian="14pt" style:font-style-asian="normal" style:font-name-complex="Times New Roman" style:font-size-complex="14pt" style:font-style-complex="normal"/>
    </style:style>
    <style:style style:name="T144" style:family="text">
      <style:text-properties fo:font-size="14pt" fo:font-style="normal" officeooo:rsid="02573071" style:font-size-asian="14pt" style:font-style-asian="normal" style:font-name-complex="Times New Roman" style:font-size-complex="14pt" style:font-style-complex="normal"/>
    </style:style>
    <style:style style:name="T145" style:family="text">
      <style:text-properties fo:font-size="14pt" fo:font-style="normal" officeooo:rsid="025adc4a" style:font-size-asian="14pt" style:font-style-asian="normal" style:font-name-complex="Times New Roman" style:font-size-complex="14pt" style:font-style-complex="normal"/>
    </style:style>
    <style:style style:name="T146" style:family="text">
      <style:text-properties fo:font-size="14pt" fo:font-style="normal" officeooo:rsid="025d7dfa" style:font-size-asian="14pt" style:font-style-asian="normal" style:font-name-complex="Times New Roman" style:font-size-complex="14pt" style:font-style-complex="normal"/>
    </style:style>
    <style:style style:name="T147" style:family="text">
      <style:text-properties fo:font-size="14pt" fo:font-style="normal" officeooo:rsid="025e15ee" style:font-size-asian="14pt" style:font-style-asian="normal" style:font-name-complex="Times New Roman" style:font-size-complex="14pt" style:font-style-complex="normal"/>
    </style:style>
    <style:style style:name="T148" style:family="text">
      <style:text-properties fo:font-size="14pt" fo:font-style="normal" officeooo:rsid="025f68b0" style:font-size-asian="14pt" style:font-style-asian="normal" style:font-name-complex="Times New Roman" style:font-size-complex="14pt" style:font-style-complex="normal"/>
    </style:style>
    <style:style style:name="T149" style:family="text">
      <style:text-properties fo:font-size="14pt" fo:font-style="normal" officeooo:rsid="0260b8e3" style:font-size-asian="14pt" style:font-style-asian="normal" style:font-name-complex="Times New Roman" style:font-size-complex="14pt" style:font-style-complex="normal"/>
    </style:style>
    <style:style style:name="T150" style:family="text">
      <style:text-properties fo:font-size="14pt" fo:font-style="normal" officeooo:rsid="0260fda4" style:font-size-asian="14pt" style:font-style-asian="normal" style:font-name-complex="Times New Roman" style:font-size-complex="14pt" style:font-style-complex="normal"/>
    </style:style>
    <style:style style:name="T151" style:family="text">
      <style:text-properties fo:font-size="14pt" fo:font-style="normal" officeooo:rsid="026ae224" style:font-size-asian="14pt" style:font-style-asian="normal" style:font-name-complex="Times New Roman" style:font-size-complex="14pt" style:font-style-complex="normal"/>
    </style:style>
    <style:style style:name="T152" style:family="text">
      <style:text-properties fo:font-size="14pt" fo:font-style="normal" officeooo:rsid="026c10b4" style:font-size-asian="14pt" style:font-style-asian="normal" style:font-name-complex="Times New Roman" style:font-size-complex="14pt" style:font-style-complex="normal"/>
    </style:style>
    <style:style style:name="T153" style:family="text">
      <style:text-properties fo:font-size="14pt" fo:font-style="normal" officeooo:rsid="026d5a70" style:font-size-asian="14pt" style:font-style-asian="normal" style:font-name-complex="Times New Roman" style:font-size-complex="14pt" style:font-style-complex="normal"/>
    </style:style>
    <style:style style:name="T154" style:family="text">
      <style:text-properties fo:font-size="14pt" fo:font-style="normal" style:font-size-asian="14pt" style:font-style-asian="normal" style:font-size-complex="14pt" style:font-style-complex="normal"/>
    </style:style>
    <style:style style:name="T155" style:family="text">
      <style:text-properties fo:font-size="14pt" fo:font-style="normal" officeooo:rsid="022aae2b" style:font-size-asian="14pt" style:font-style-asian="normal" style:font-size-complex="14pt" style:font-style-complex="normal"/>
    </style:style>
    <style:style style:name="T156" style:family="text">
      <style:text-properties fo:font-size="14pt" fo:font-style="normal" officeooo:rsid="0234972f" style:font-size-asian="14pt" style:font-style-asian="normal" style:font-size-complex="14pt" style:font-style-complex="normal"/>
    </style:style>
    <style:style style:name="T157" style:family="text">
      <style:text-properties fo:font-size="14pt" fo:font-style="normal" officeooo:rsid="022c8634" style:font-size-asian="14pt" style:font-style-asian="normal" style:font-size-complex="14pt" style:font-style-complex="normal"/>
    </style:style>
    <style:style style:name="T158" style:family="text">
      <style:text-properties fo:font-size="14pt" fo:font-style="normal" officeooo:rsid="015a0552" style:font-size-asian="14pt" style:font-style-asian="normal" style:font-size-complex="14pt" style:font-style-complex="normal"/>
    </style:style>
    <style:style style:name="T159" style:family="text">
      <style:text-properties fo:font-size="14pt" fo:font-style="normal" officeooo:rsid="0290880c" style:font-size-asian="14pt" style:font-style-asian="normal" style:font-size-complex="14pt" style:font-style-complex="normal"/>
    </style:style>
    <style:style style:name="T160" style:family="text">
      <style:text-properties fo:font-size="14pt" fo:font-style="normal" officeooo:rsid="02931bed" style:font-size-asian="14pt" style:font-style-asian="normal" style:font-size-complex="14pt" style:font-style-complex="normal"/>
    </style:style>
    <style:style style:name="T161" style:family="text">
      <style:text-properties fo:font-size="14pt" fo:font-style="normal" officeooo:rsid="0291b4ca" style:font-size-asian="14pt" style:font-style-asian="normal" style:font-size-complex="14pt" style:font-style-complex="normal"/>
    </style:style>
    <style:style style:name="T162" style:family="text">
      <style:text-properties fo:font-size="14pt" fo:font-style="normal" officeooo:rsid="029f35a6" style:font-size-asian="14pt" style:font-style-asian="normal" style:font-size-complex="14pt" style:font-style-complex="normal"/>
    </style:style>
    <style:style style:name="T163" style:family="text">
      <style:text-properties fo:font-size="14pt" fo:font-style="normal" officeooo:rsid="02646458" style:font-size-asian="14pt" style:font-style-asian="normal" style:font-size-complex="14pt" style:font-style-complex="normal"/>
    </style:style>
    <style:style style:name="T164" style:family="text">
      <style:text-properties fo:color="#000000"/>
    </style:style>
    <style:style style:name="T165" style:family="text">
      <style:text-properties fo:color="#000000" style:font-weight-complex="bold"/>
    </style:style>
    <style:style style:name="T166" style:family="text">
      <style:text-properties fo:color="#000000" fo:font-size="14pt" style:font-size-asian="14pt" style:font-name-complex="Times New Roman" style:font-size-complex="14pt"/>
    </style:style>
    <style:style style:name="T167" style:family="text">
      <style:text-properties fo:color="#000000" fo:font-size="14pt" style:font-size-asian="14pt" style:font-name-complex="Times New Roman" style:font-size-complex="14pt" style:font-weight-complex="bold"/>
    </style:style>
    <style:style style:name="T168" style:family="text">
      <style:text-properties fo:color="#000000" fo:font-size="14pt" officeooo:rsid="02b049e3" style:font-size-asian="14pt" style:font-name-complex="Times New Roman" style:font-size-complex="14pt" style:font-weight-complex="bold"/>
    </style:style>
    <style:style style:name="T169" style:family="text">
      <style:text-properties fo:color="#000000" fo:font-size="14pt" officeooo:rsid="0229108d" style:font-size-asian="14pt" style:font-name-complex="Times New Roman" style:font-size-complex="14pt" style:font-weight-complex="bold"/>
    </style:style>
    <style:style style:name="T170" style:family="text">
      <style:text-properties fo:color="#000000" fo:font-size="14pt" officeooo:rsid="018d336b" style:font-size-asian="14pt" style:font-name-complex="Times New Roman" style:font-size-complex="14pt" style:font-weight-complex="bold"/>
    </style:style>
    <style:style style:name="T171" style:family="text">
      <style:text-properties fo:color="#000000" fo:font-size="14pt" officeooo:rsid="02b0d6e9" style:font-size-asian="14pt" style:font-name-complex="Times New Roman" style:font-size-complex="14pt" style:font-weight-complex="bold"/>
    </style:style>
    <style:style style:name="T172" style:family="text">
      <style:text-properties fo:color="#000000" fo:font-size="14pt" officeooo:rsid="02b2ab90" style:font-size-asian="14pt" style:font-name-complex="Times New Roman" style:font-size-complex="14pt" style:font-weight-complex="bold"/>
    </style:style>
    <style:style style:name="T173" style:family="text">
      <style:text-properties fo:color="#000000" fo:font-size="14pt" officeooo:rsid="02792cb9" style:font-size-asian="14pt" style:font-name-complex="Times New Roman" style:font-size-complex="14pt"/>
    </style:style>
    <style:style style:name="T174" style:family="text">
      <style:text-properties fo:color="#000000" fo:font-size="14pt" officeooo:rsid="02e8e47a" style:font-size-asian="14pt" style:font-name-complex="Times New Roman" style:font-size-complex="14pt"/>
    </style:style>
    <style:style style:name="T175" style:family="text">
      <style:text-properties fo:color="#000000" fo:font-size="14pt" officeooo:rsid="02cd92a8" style:font-size-asian="14pt" style:font-name-complex="Times New Roman" style:font-size-complex="14pt"/>
    </style:style>
    <style:style style:name="T176" style:family="text">
      <style:text-properties fo:color="#000000" fo:font-size="14pt" officeooo:rsid="02e9aff7" style:font-size-asian="14pt" style:font-name-complex="Times New Roman" style:font-size-complex="14pt"/>
    </style:style>
    <style:style style:name="T177" style:family="text">
      <style:text-properties fo:color="#000000" fo:font-size="14pt" officeooo:rsid="02798881" style:font-size-asian="14pt" style:font-name-complex="Times New Roman" style:font-size-complex="14pt"/>
    </style:style>
    <style:style style:name="T178" style:family="text">
      <style:text-properties fo:color="#000000" fo:font-size="14pt" officeooo:rsid="022ae880" style:font-size-asian="14pt" style:font-name-complex="Times New Roman" style:font-size-complex="14pt"/>
    </style:style>
    <style:style style:name="T179" style:family="text">
      <style:text-properties fo:color="#000000" fo:font-size="14pt" officeooo:rsid="027bac07" style:font-size-asian="14pt" style:font-name-complex="Times New Roman" style:font-size-complex="14pt"/>
    </style:style>
    <style:style style:name="T180" style:family="text">
      <style:text-properties fo:color="#000000" fo:font-size="14pt" officeooo:rsid="014384c7" style:font-size-asian="14pt" style:font-name-complex="Times New Roman" style:font-size-complex="14pt"/>
    </style:style>
    <style:style style:name="T181" style:family="text">
      <style:text-properties fo:color="#000000" fo:font-size="14pt" officeooo:rsid="02b2ab90" style:font-size-asian="14pt" style:font-name-complex="Times New Roman" style:font-size-complex="14pt"/>
    </style:style>
    <style:style style:name="T182" style:family="text">
      <style:text-properties fo:color="#000000" fo:font-size="14pt" style:font-size-asian="14pt" style:font-size-complex="14pt" style:font-weight-complex="bold"/>
    </style:style>
    <style:style style:name="T183" style:family="text">
      <style:text-properties fo:color="#000000" fo:font-size="14pt" fo:font-style="italic" style:font-size-asian="14pt" style:font-style-asian="italic" style:font-name-complex="Times New Roman" style:font-size-complex="14pt" style:font-style-complex="italic"/>
    </style:style>
    <style:style style:name="T184" style:family="text">
      <style:text-properties fo:color="#000000" fo:font-size="14pt" fo:font-style="italic" officeooo:rsid="022ae880" style:font-size-asian="14pt" style:font-style-asian="italic" style:font-name-complex="Times New Roman" style:font-size-complex="14pt" style:font-style-complex="italic"/>
    </style:style>
    <style:style style:name="T185" style:family="text">
      <style:text-properties fo:color="#000000" fo:font-size="14pt" fo:font-style="normal" style:font-size-asian="14pt" style:font-style-asian="normal" style:font-size-complex="14pt" style:font-style-complex="normal" style:font-weight-complex="bold"/>
    </style:style>
    <style:style style:name="T186" style:family="text">
      <style:text-properties fo:color="#000000" fo:font-size="14pt" fo:font-style="normal" officeooo:rsid="022aae2b" style:font-size-asian="14pt" style:font-style-asian="normal" style:font-size-complex="14pt" style:font-style-complex="normal" style:font-weight-complex="bold"/>
    </style:style>
    <style:style style:name="T187" style:family="text">
      <style:text-properties fo:color="#000000" officeooo:rsid="024b1b44" style:font-name-complex="Times New Roman"/>
    </style:style>
    <style:style style:name="T188" style:family="text">
      <style:text-properties fo:color="#000000" officeooo:rsid="024cee70" style:font-name-complex="Times New Roman"/>
    </style:style>
    <style:style style:name="T189" style:family="text">
      <style:text-properties fo:color="#000000" officeooo:rsid="02b2ab90"/>
    </style:style>
    <style:style style:name="T190" style:family="text">
      <style:text-properties fo:color="#000000" style:font-name="Times New Roman" fo:font-size="14pt" style:font-size-asian="14pt" style:font-name-complex="Times New Roman" style:font-size-complex="14pt"/>
    </style:style>
    <style:style style:name="T191" style:family="text">
      <style:text-properties fo:color="#000000" style:font-name="Times New Roman" fo:font-size="14pt" officeooo:rsid="02b049e3" style:font-size-asian="14pt" style:font-name-complex="Times New Roman" style:font-size-complex="14pt"/>
    </style:style>
    <style:style style:name="T192" style:family="text">
      <style:text-properties fo:color="#000000" style:font-name="Times New Roman" fo:font-size="14pt" officeooo:rsid="02b049e3" style:font-size-asian="14pt" style:font-name-complex="Times New Roman" style:font-size-complex="14pt" style:font-weight-complex="bold"/>
    </style:style>
    <style:style style:name="T193" style:family="text">
      <style:text-properties fo:color="#000000" style:font-name="Times New Roman" fo:font-size="14pt" officeooo:rsid="02b46e50" style:font-size-asian="14pt" style:font-name-complex="Times New Roman" style:font-size-complex="14pt" style:font-weight-complex="bold"/>
    </style:style>
    <style:style style:name="T194" style:family="text">
      <style:text-properties fo:color="#000000" officeooo:rsid="02b6a6dc"/>
    </style:style>
    <style:style style:name="T195" style:family="text">
      <style:text-properties style:font-size-complex="16pt"/>
    </style:style>
    <style:style style:name="T196" style:family="text">
      <style:text-properties officeooo:rsid="02a632fe" style:font-size-complex="16pt"/>
    </style:style>
    <style:style style:name="T197" style:family="text">
      <style:text-properties fo:font-style="italic" style:font-style-asian="italic" style:font-style-complex="italic"/>
    </style:style>
    <style:style style:name="T198" style:family="text">
      <style:text-properties fo:font-style="italic" officeooo:rsid="00606372" style:font-style-asian="italic" style:font-style-complex="italic"/>
    </style:style>
    <style:style style:name="T199" style:family="text">
      <style:text-properties fo:font-style="italic" officeooo:rsid="006b1375" style:font-style-asian="italic" style:font-style-complex="italic"/>
    </style:style>
    <style:style style:name="T200" style:family="text">
      <style:text-properties fo:font-style="italic" officeooo:rsid="028382ca" style:font-style-asian="italic" style:font-style-complex="italic"/>
    </style:style>
    <style:style style:name="T201" style:family="text">
      <style:text-properties fo:font-style="italic" officeooo:rsid="029e369d" style:font-style-asian="italic" style:font-style-complex="italic"/>
    </style:style>
    <style:style style:name="T202" style:family="text">
      <style:text-properties fo:font-style="italic" officeooo:rsid="025a7099" style:font-style-asian="italic" style:font-style-complex="italic"/>
    </style:style>
    <style:style style:name="T203" style:family="text">
      <style:text-properties fo:font-style="italic" officeooo:rsid="029b9d50" style:font-style-asian="italic" style:font-style-complex="italic"/>
    </style:style>
    <style:style style:name="T204" style:family="text">
      <style:text-properties fo:font-style="italic" officeooo:rsid="00abe1bc" style:font-style-asian="italic" style:font-style-complex="italic"/>
    </style:style>
    <style:style style:name="T205" style:family="text">
      <style:text-properties fo:font-style="italic" style:font-style-asian="italic" style:font-name-complex="Times New Roman" style:font-style-complex="italic"/>
    </style:style>
    <style:style style:name="T206" style:family="text">
      <style:text-properties officeooo:rsid="00606372"/>
    </style:style>
    <style:style style:name="T207" style:family="text">
      <style:text-properties officeooo:rsid="0063278b"/>
    </style:style>
    <style:style style:name="T208" style:family="text">
      <style:text-properties officeooo:rsid="00643c28"/>
    </style:style>
    <style:style style:name="T209" style:family="text">
      <style:text-properties officeooo:rsid="00677eaa"/>
    </style:style>
    <style:style style:name="T210" style:family="text">
      <style:text-properties officeooo:rsid="006b1375"/>
    </style:style>
    <style:style style:name="T211" style:family="text">
      <style:text-properties fo:font-style="normal" style:font-style-asian="normal" style:font-style-complex="normal"/>
    </style:style>
    <style:style style:name="T212" style:family="text">
      <style:text-properties fo:font-style="normal" officeooo:rsid="006bd78e" style:font-style-asian="normal" style:font-style-complex="normal"/>
    </style:style>
    <style:style style:name="T213" style:family="text">
      <style:text-properties fo:font-style="normal" officeooo:rsid="006d1014" style:font-style-asian="normal" style:font-style-complex="normal"/>
    </style:style>
    <style:style style:name="T214" style:family="text">
      <style:text-properties fo:font-style="normal" officeooo:rsid="006d37e3" style:font-style-asian="normal" style:font-style-complex="normal"/>
    </style:style>
    <style:style style:name="T215" style:family="text">
      <style:text-properties fo:font-style="normal" officeooo:rsid="006e4407" style:font-style-asian="normal" style:font-style-complex="normal"/>
    </style:style>
    <style:style style:name="T216" style:family="text">
      <style:text-properties fo:font-style="normal" officeooo:rsid="01f29e97" style:font-style-asian="normal" style:font-style-complex="normal"/>
    </style:style>
    <style:style style:name="T217" style:family="text">
      <style:text-properties fo:font-style="normal" officeooo:rsid="01f4034a" style:font-style-asian="normal" style:font-style-complex="normal"/>
    </style:style>
    <style:style style:name="T218" style:family="text">
      <style:text-properties fo:font-style="normal" officeooo:rsid="01f5c617" style:font-style-asian="normal" style:font-style-complex="normal"/>
    </style:style>
    <style:style style:name="T219" style:family="text">
      <style:text-properties fo:font-style="normal" officeooo:rsid="01f5fdf6" style:font-style-asian="normal" style:font-style-complex="normal"/>
    </style:style>
    <style:style style:name="T220" style:family="text">
      <style:text-properties fo:font-style="normal" officeooo:rsid="0297fb46" style:font-style-asian="normal" style:font-style-complex="normal"/>
    </style:style>
    <style:style style:name="T221" style:family="text">
      <style:text-properties fo:font-style="normal" officeooo:rsid="029c7f2f" style:font-style-asian="normal" style:font-style-complex="normal"/>
    </style:style>
    <style:style style:name="T222" style:family="text">
      <style:text-properties fo:font-style="normal" officeooo:rsid="029ae665" style:font-style-asian="normal" style:font-style-complex="normal"/>
    </style:style>
    <style:style style:name="T223" style:family="text">
      <style:text-properties fo:font-style="normal" officeooo:rsid="029e369d" style:font-style-asian="normal" style:font-style-complex="normal"/>
    </style:style>
    <style:style style:name="T224" style:family="text">
      <style:text-properties fo:font-style="normal" officeooo:rsid="0277239c" style:font-style-asian="normal" style:font-style-complex="normal"/>
    </style:style>
    <style:style style:name="T225" style:family="text">
      <style:text-properties fo:font-style="normal" officeooo:rsid="00606372" style:font-style-asian="normal" style:font-style-complex="normal"/>
    </style:style>
    <style:style style:name="T226" style:family="text">
      <style:text-properties fo:font-style="normal" officeooo:rsid="006b1375" style:font-style-asian="normal" style:font-style-complex="normal"/>
    </style:style>
    <style:style style:name="T227" style:family="text">
      <style:text-properties fo:font-style="normal" officeooo:rsid="028d2960" style:font-style-asian="normal" style:font-style-complex="normal"/>
    </style:style>
    <style:style style:name="T228" style:family="text">
      <style:text-properties fo:font-style="normal" officeooo:rsid="02aa347a" style:font-style-asian="normal" style:font-style-complex="normal"/>
    </style:style>
    <style:style style:name="T229" style:family="text">
      <style:text-properties fo:font-style="normal" officeooo:rsid="00abe1bc" style:font-style-asian="normal" style:font-style-complex="normal"/>
    </style:style>
    <style:style style:name="T230" style:family="text">
      <style:text-properties fo:font-style="normal" officeooo:rsid="02822def" style:font-style-asian="normal" style:font-style-complex="normal"/>
    </style:style>
    <style:style style:name="T231" style:family="text">
      <style:text-properties fo:font-style="normal" style:font-style-asian="normal" style:font-name-complex="Times New Roman" style:font-style-complex="normal"/>
    </style:style>
    <style:style style:name="T232" style:family="text">
      <style:text-properties fo:font-style="normal" officeooo:rsid="0248356d" style:font-style-asian="normal" style:font-name-complex="Times New Roman" style:font-style-complex="normal"/>
    </style:style>
    <style:style style:name="T233" style:family="text">
      <style:text-properties fo:font-style="normal" officeooo:rsid="027a9143" style:font-style-asian="normal" style:font-name-complex="Times New Roman" style:font-style-complex="normal"/>
    </style:style>
    <style:style style:name="T234" style:family="text">
      <style:text-properties fo:font-style="normal" officeooo:rsid="027abb30" style:font-style-asian="normal" style:font-name-complex="Times New Roman" style:font-style-complex="normal"/>
    </style:style>
    <style:style style:name="T235" style:family="text">
      <style:text-properties officeooo:rsid="007163b6"/>
    </style:style>
    <style:style style:name="T236" style:family="text">
      <style:text-properties officeooo:rsid="0089792f"/>
    </style:style>
    <style:style style:name="T237" style:family="text">
      <style:text-properties officeooo:rsid="00b55a03"/>
    </style:style>
    <style:style style:name="T238" style:family="text">
      <style:text-properties officeooo:rsid="00b60c74"/>
    </style:style>
    <style:style style:name="T239" style:family="text">
      <style:text-properties officeooo:rsid="00cde100"/>
    </style:style>
    <style:style style:name="T240" style:family="text">
      <style:text-properties officeooo:rsid="00d1190c"/>
    </style:style>
    <style:style style:name="T241" style:family="text">
      <style:text-properties officeooo:rsid="00d32e02"/>
    </style:style>
    <style:style style:name="T242" style:family="text">
      <style:text-properties officeooo:rsid="010a7080"/>
    </style:style>
    <style:style style:name="T243" style:family="text">
      <style:text-properties officeooo:rsid="010c6945"/>
    </style:style>
    <style:style style:name="T244" style:family="text">
      <style:text-properties officeooo:rsid="01171ac3"/>
    </style:style>
    <style:style style:name="T245" style:family="text">
      <style:text-properties officeooo:rsid="01174035"/>
    </style:style>
    <style:style style:name="T246" style:family="text">
      <style:text-properties officeooo:rsid="0119af62"/>
    </style:style>
    <style:style style:name="T247" style:family="text">
      <style:text-properties officeooo:rsid="011b5719"/>
    </style:style>
    <style:style style:name="T248" style:family="text">
      <style:text-properties officeooo:rsid="01203174"/>
    </style:style>
    <style:style style:name="T249" style:family="text">
      <style:text-properties officeooo:rsid="01221b0d"/>
    </style:style>
    <style:style style:name="T250" style:family="text">
      <style:text-properties officeooo:rsid="01271185"/>
    </style:style>
    <style:style style:name="T251" style:family="text">
      <style:text-properties officeooo:rsid="0127fa02"/>
    </style:style>
    <style:style style:name="T252" style:family="text">
      <style:text-properties officeooo:rsid="0133efc5"/>
    </style:style>
    <style:style style:name="T253" style:family="text">
      <style:text-properties officeooo:rsid="01399efb"/>
    </style:style>
    <style:style style:name="T254" style:family="text">
      <style:text-properties officeooo:rsid="0141461f"/>
    </style:style>
    <style:style style:name="T255" style:family="text">
      <style:text-properties officeooo:rsid="0144f968"/>
    </style:style>
    <style:style style:name="T256" style:family="text">
      <style:text-properties officeooo:rsid="014a5d30"/>
    </style:style>
    <style:style style:name="T257" style:family="text">
      <style:text-properties officeooo:rsid="0155d024"/>
    </style:style>
    <style:style style:name="T258" style:family="text">
      <style:text-properties officeooo:rsid="0156c16e"/>
    </style:style>
    <style:style style:name="T259" style:family="text">
      <style:text-properties officeooo:rsid="015c356a"/>
    </style:style>
    <style:style style:name="T260" style:family="text">
      <style:text-properties officeooo:rsid="015dbeaf"/>
    </style:style>
    <style:style style:name="T261" style:family="text">
      <style:text-properties officeooo:rsid="01605a3d"/>
    </style:style>
    <style:style style:name="T262" style:family="text">
      <style:text-properties officeooo:rsid="01665d60"/>
    </style:style>
    <style:style style:name="T263" style:family="text">
      <style:text-properties officeooo:rsid="016c00f6"/>
    </style:style>
    <style:style style:name="T264" style:family="text">
      <style:text-properties officeooo:rsid="016df246"/>
    </style:style>
    <style:style style:name="T265" style:family="text">
      <style:text-properties officeooo:rsid="0171a54c"/>
    </style:style>
    <style:style style:name="T266" style:family="text">
      <style:text-properties officeooo:rsid="0171c039"/>
    </style:style>
    <style:style style:name="T267" style:family="text">
      <style:text-properties officeooo:rsid="0174eaf5"/>
    </style:style>
    <style:style style:name="T268" style:family="text">
      <style:text-properties officeooo:rsid="0175b78c"/>
    </style:style>
    <style:style style:name="T269" style:family="text">
      <style:text-properties officeooo:rsid="0180d59f"/>
    </style:style>
    <style:style style:name="T270" style:family="text">
      <style:text-properties officeooo:rsid="0180e82c"/>
    </style:style>
    <style:style style:name="T271" style:family="text">
      <style:text-properties officeooo:rsid="01878b11"/>
    </style:style>
    <style:style style:name="T272" style:family="text">
      <style:text-properties officeooo:rsid="0189a6ef"/>
    </style:style>
    <style:style style:name="T273" style:family="text">
      <style:text-properties officeooo:rsid="01903110"/>
    </style:style>
    <style:style style:name="T274" style:family="text">
      <style:text-properties officeooo:rsid="0193ecc9"/>
    </style:style>
    <style:style style:name="T275" style:family="text">
      <style:text-properties officeooo:rsid="0196fe98"/>
    </style:style>
    <style:style style:name="T276" style:family="text">
      <style:text-properties officeooo:rsid="019dffd5"/>
    </style:style>
    <style:style style:name="T277" style:family="text">
      <style:text-properties officeooo:rsid="01aef2c8"/>
    </style:style>
    <style:style style:name="T278" style:family="text">
      <style:text-properties officeooo:rsid="01af23cb"/>
    </style:style>
    <style:style style:name="T279" style:family="text">
      <style:text-properties officeooo:rsid="01aff376"/>
    </style:style>
    <style:style style:name="T280" style:family="text">
      <style:text-properties officeooo:rsid="01b38966"/>
    </style:style>
    <style:style style:name="T281" style:family="text">
      <style:text-properties officeooo:rsid="01b3ac61"/>
    </style:style>
    <style:style style:name="T282" style:family="text">
      <style:text-properties officeooo:rsid="01b46633"/>
    </style:style>
    <style:style style:name="T283" style:family="text">
      <style:text-properties officeooo:rsid="01ba521f"/>
    </style:style>
    <style:style style:name="T284" style:family="text">
      <style:text-properties officeooo:rsid="01bd7114"/>
    </style:style>
    <style:style style:name="T285" style:family="text">
      <style:text-properties officeooo:rsid="01c4d885"/>
    </style:style>
    <style:style style:name="T286" style:family="text">
      <style:text-properties officeooo:rsid="01caa411"/>
    </style:style>
    <style:style style:name="T287" style:family="text">
      <style:text-properties officeooo:rsid="01cb33e8"/>
    </style:style>
    <style:style style:name="T288" style:family="text">
      <style:text-properties officeooo:rsid="01d1f3d0"/>
    </style:style>
    <style:style style:name="T289" style:family="text">
      <style:text-properties officeooo:rsid="01d32d01"/>
    </style:style>
    <style:style style:name="T290" style:family="text">
      <style:text-properties officeooo:rsid="01d7287c"/>
    </style:style>
    <style:style style:name="T291" style:family="text">
      <style:text-properties officeooo:rsid="01e6d319"/>
    </style:style>
    <style:style style:name="T292" style:family="text">
      <style:text-properties officeooo:rsid="01ed85e4"/>
    </style:style>
    <style:style style:name="T293" style:family="text">
      <style:text-properties officeooo:rsid="01ef590e"/>
    </style:style>
    <style:style style:name="T294" style:family="text">
      <style:text-properties officeooo:rsid="01f7b2d0"/>
    </style:style>
    <style:style style:name="T295" style:family="text">
      <style:text-properties officeooo:rsid="01f91dba"/>
    </style:style>
    <style:style style:name="T296" style:family="text">
      <style:text-properties officeooo:rsid="0206155c"/>
    </style:style>
    <style:style style:name="T297" style:family="text">
      <style:text-properties officeooo:rsid="021a1884"/>
    </style:style>
    <style:style style:name="T298" style:family="text">
      <style:text-properties officeooo:rsid="02200273"/>
    </style:style>
    <style:style style:name="T299" style:family="text">
      <style:text-properties officeooo:rsid="01168d43"/>
    </style:style>
    <style:style style:name="T300" style:family="text">
      <style:text-properties officeooo:rsid="027f8717"/>
    </style:style>
    <style:style style:name="T301" style:family="text">
      <style:text-properties officeooo:rsid="028546da"/>
    </style:style>
    <style:style style:name="T302" style:family="text">
      <style:text-properties officeooo:rsid="028382ca"/>
    </style:style>
    <style:style style:name="T303" style:family="text">
      <style:text-properties officeooo:rsid="02ebc4a9"/>
    </style:style>
    <style:style style:name="T304" style:family="text">
      <style:text-properties officeooo:rsid="02863b4f"/>
    </style:style>
    <style:style style:name="T305" style:family="text">
      <style:text-properties officeooo:rsid="0280bc21"/>
    </style:style>
    <style:style style:name="T306" style:family="text">
      <style:text-properties officeooo:rsid="011e8988"/>
    </style:style>
    <style:style style:name="T307" style:family="text">
      <style:text-properties officeooo:rsid="0281ebe5"/>
    </style:style>
    <style:style style:name="T308" style:family="text">
      <style:text-properties officeooo:rsid="02867e23"/>
    </style:style>
    <style:style style:name="T309" style:family="text">
      <style:text-properties officeooo:rsid="0286f96a"/>
    </style:style>
    <style:style style:name="T310" style:family="text">
      <style:text-properties officeooo:rsid="029985bb"/>
    </style:style>
    <style:style style:name="T311" style:family="text">
      <style:text-properties officeooo:rsid="02913b1a"/>
    </style:style>
    <style:style style:name="T312" style:family="text">
      <style:text-properties officeooo:rsid="029329f6"/>
    </style:style>
    <style:style style:name="T313" style:family="text">
      <style:text-properties officeooo:rsid="0294f2f3"/>
    </style:style>
    <style:style style:name="T314" style:family="text">
      <style:text-properties officeooo:rsid="0295d4f1"/>
    </style:style>
    <style:style style:name="T315" style:family="text">
      <style:text-properties officeooo:rsid="02980faa"/>
    </style:style>
    <style:style style:name="T316" style:family="text">
      <style:text-properties officeooo:rsid="0297fb46"/>
    </style:style>
    <style:style style:name="T317" style:family="text">
      <style:text-properties officeooo:rsid="02a32e44"/>
    </style:style>
    <style:style style:name="T318" style:family="text">
      <style:text-properties officeooo:rsid="029cd8e2"/>
    </style:style>
    <style:style style:name="T319" style:family="text">
      <style:text-properties officeooo:rsid="029e369d"/>
    </style:style>
    <style:style style:name="T320" style:family="text">
      <style:text-properties officeooo:rsid="02a0ae90"/>
    </style:style>
    <style:style style:name="T321" style:family="text">
      <style:text-properties officeooo:rsid="02a06d79"/>
    </style:style>
    <style:style style:name="T322" style:family="text">
      <style:text-properties officeooo:rsid="02a74523"/>
    </style:style>
    <style:style style:name="T323" style:family="text">
      <style:text-properties officeooo:rsid="02a87d55"/>
    </style:style>
    <style:style style:name="T324" style:family="text">
      <style:text-properties officeooo:rsid="02abfea2"/>
    </style:style>
    <style:style style:name="T325" style:family="text">
      <style:text-properties officeooo:rsid="02a221c1"/>
    </style:style>
    <style:style style:name="T326" style:family="text">
      <style:text-properties officeooo:rsid="02ad9cde"/>
    </style:style>
    <style:style style:name="T327" style:family="text">
      <style:text-properties officeooo:rsid="02b072b0"/>
    </style:style>
    <style:style style:name="T328" style:family="text">
      <style:text-properties officeooo:rsid="02b4c101"/>
    </style:style>
    <style:style style:name="T329" style:family="text">
      <style:text-properties officeooo:rsid="02b4e7d8"/>
    </style:style>
    <style:style style:name="T330" style:family="text">
      <style:text-properties officeooo:rsid="02b91379"/>
    </style:style>
    <style:style style:name="T331" style:family="text">
      <style:text-properties officeooo:rsid="023ff377"/>
    </style:style>
    <style:style style:name="T332" style:family="text">
      <style:text-properties officeooo:rsid="02428b1c"/>
    </style:style>
    <style:style style:name="T333" style:family="text">
      <style:text-properties officeooo:rsid="02455340"/>
    </style:style>
    <style:style style:name="T334" style:family="text">
      <style:text-properties officeooo:rsid="02442c79"/>
    </style:style>
    <style:style style:name="T335" style:family="text">
      <style:text-properties officeooo:rsid="02473d20"/>
    </style:style>
    <style:style style:name="T336" style:family="text">
      <style:text-properties officeooo:rsid="02561ff1"/>
    </style:style>
    <style:style style:name="T337" style:family="text">
      <style:text-properties officeooo:rsid="02f051ef"/>
    </style:style>
    <style:style style:name="T338" style:family="text">
      <style:text-properties officeooo:rsid="02580e51"/>
    </style:style>
    <style:style style:name="T339" style:family="text">
      <style:text-properties officeooo:rsid="025f4454"/>
    </style:style>
    <style:style style:name="T340" style:family="text">
      <style:text-properties officeooo:rsid="025f6780"/>
    </style:style>
    <style:style style:name="T341" style:family="text">
      <style:text-properties officeooo:rsid="0262119a"/>
    </style:style>
    <style:style style:name="T342" style:family="text">
      <style:text-properties officeooo:rsid="0262a986"/>
    </style:style>
    <style:style style:name="T343" style:family="text">
      <style:text-properties officeooo:rsid="0266bf3f"/>
    </style:style>
    <style:style style:name="T344" style:family="text">
      <style:text-properties officeooo:rsid="0262e899"/>
    </style:style>
    <style:style style:name="T345" style:family="text">
      <style:text-properties officeooo:rsid="026b8cd2"/>
    </style:style>
    <style:style style:name="T346" style:family="text">
      <style:text-properties officeooo:rsid="0271cd1c"/>
    </style:style>
    <style:style style:name="T347" style:family="text">
      <style:text-properties officeooo:rsid="013a4a8f"/>
    </style:style>
    <style:style style:name="T348" style:family="text">
      <style:text-properties officeooo:rsid="02721c60"/>
    </style:style>
    <style:style style:name="T349" style:family="text">
      <style:text-properties officeooo:rsid="02736f74"/>
    </style:style>
    <style:style style:name="T350" style:family="text">
      <style:text-properties officeooo:rsid="0275618e"/>
    </style:style>
    <style:style style:name="T351" style:family="text">
      <style:text-properties officeooo:rsid="02f2447b"/>
    </style:style>
    <style:style style:name="T352" style:family="text">
      <style:text-properties officeooo:rsid="02f40f94"/>
    </style:style>
    <style:style style:name="T353" style:family="text">
      <style:text-properties officeooo:rsid="027b67b0"/>
    </style:style>
    <style:style style:name="T354" style:family="text">
      <style:text-properties officeooo:rsid="02f5af2d"/>
    </style:style>
    <style:style style:name="T355" style:family="text">
      <style:text-properties officeooo:rsid="022ddff9"/>
    </style:style>
    <style:style style:name="T356" style:family="text">
      <style:text-properties officeooo:rsid="022f5058"/>
    </style:style>
    <style:style style:name="T357" style:family="text">
      <style:text-properties officeooo:rsid="0231b9a3"/>
    </style:style>
    <style:style style:name="T358" style:family="text">
      <style:text-properties officeooo:rsid="027a33a4"/>
    </style:style>
    <style:style style:name="T359" style:family="text">
      <style:text-properties officeooo:rsid="02c0df7b"/>
    </style:style>
    <style:style style:name="T360" style:family="text">
      <style:text-properties officeooo:rsid="02bc2e46"/>
    </style:style>
    <style:style style:name="T361" style:family="text">
      <style:text-properties officeooo:rsid="02c92dd5"/>
    </style:style>
    <style:style style:name="T362" style:family="text">
      <style:text-properties officeooo:rsid="02c4723e"/>
    </style:style>
    <style:style style:name="T363" style:family="text">
      <style:text-properties officeooo:rsid="027a0132"/>
    </style:style>
    <style:style style:name="T364" style:family="text">
      <style:text-properties officeooo:rsid="02f9d939"/>
    </style:style>
    <style:style style:name="T365" style:family="text">
      <style:text-properties officeooo:rsid="02fd636a"/>
    </style:style>
    <style:style style:name="T366" style:family="text">
      <style:text-properties officeooo:rsid="027d9b82"/>
    </style:style>
    <style:style style:name="T367" style:family="text">
      <style:text-properties officeooo:rsid="02fc0589"/>
    </style:style>
    <style:style style:name="T368" style:family="text">
      <style:text-properties officeooo:rsid="0125f0fe"/>
    </style:style>
    <style:style style:name="T369" style:family="text">
      <style:text-properties officeooo:rsid="014f7933"/>
    </style:style>
    <style:style style:name="T370" style:family="text">
      <style:text-properties style:font-name-complex="Times New Roman"/>
    </style:style>
    <style:style style:name="T371" style:family="text">
      <style:text-properties officeooo:rsid="02fc0589" style:font-name-complex="Times New Roman"/>
    </style:style>
    <style:style style:name="T372" style:family="text">
      <style:text-properties officeooo:rsid="02fd636a" style:font-name-complex="Times New Roman"/>
    </style:style>
    <style:style style:name="T373" style:family="text">
      <style:text-properties officeooo:rsid="0238d2c4" style:font-name-complex="Times New Roman"/>
    </style:style>
    <style:style style:name="T374" style:family="text">
      <style:text-properties officeooo:rsid="0239d36f" style:font-name-complex="Times New Roman"/>
    </style:style>
    <style:style style:name="T375" style:family="text">
      <style:text-properties officeooo:rsid="025453f9" style:font-name-complex="Times New Roman"/>
    </style:style>
    <style:style style:name="T376" style:family="text">
      <style:text-properties officeooo:rsid="02a5ed4d" style:font-name-complex="Times New Roman"/>
    </style:style>
    <style:style style:name="T377" style:family="text">
      <style:text-properties officeooo:rsid="02afedb9"/>
    </style:style>
    <style:style style:name="T378" style:family="text">
      <style:text-properties officeooo:rsid="0229108d"/>
    </style:style>
    <style:style style:name="T379" style:family="text">
      <style:text-properties officeooo:rsid="024f68a0"/>
    </style:style>
    <style:style style:name="T380" style:family="text">
      <style:text-properties officeooo:rsid="02343c1d"/>
    </style:style>
    <style:style style:name="T381" style:family="text">
      <style:text-properties officeooo:rsid="0236111f"/>
    </style:style>
    <style:style style:name="T382" style:family="text">
      <style:text-properties officeooo:rsid="0236b2e1"/>
    </style:style>
    <style:style style:name="T383" style:family="text">
      <style:text-properties officeooo:rsid="02401a08"/>
    </style:style>
    <style:style style:name="T384" style:family="text">
      <style:text-properties officeooo:rsid="0241f232"/>
    </style:style>
    <style:style style:name="T385" style:family="text">
      <style:text-properties officeooo:rsid="0243e173"/>
    </style:style>
    <style:style style:name="T386" style:family="text">
      <style:text-properties officeooo:rsid="02459e97"/>
    </style:style>
    <style:style style:name="T387" style:family="text">
      <style:text-properties officeooo:rsid="0249e45e"/>
    </style:style>
    <style:style style:name="T388" style:family="text">
      <style:text-properties officeooo:rsid="024a1cfc"/>
    </style:style>
    <style:style style:name="T389" style:family="text">
      <style:text-properties officeooo:rsid="024a876c"/>
    </style:style>
    <style:style style:name="T390" style:family="text">
      <style:text-properties officeooo:rsid="024c400e"/>
    </style:style>
    <style:style style:name="T391" style:family="text">
      <style:text-properties officeooo:rsid="0228a669"/>
    </style:style>
    <style:style style:name="T392" style:family="text">
      <style:text-properties officeooo:rsid="025a7099"/>
    </style:style>
    <style:style style:name="T393" style:family="text">
      <style:text-properties officeooo:rsid="02550e9a"/>
    </style:style>
    <style:style style:name="T394" style:family="text">
      <style:text-properties officeooo:rsid="025c5810"/>
    </style:style>
    <style:style style:name="T395" style:family="text">
      <style:text-properties officeooo:rsid="0255e935"/>
    </style:style>
    <style:style style:name="T396" style:family="text">
      <style:text-properties officeooo:rsid="0251bf51"/>
    </style:style>
    <style:style style:name="T397" style:family="text">
      <style:text-properties officeooo:rsid="025dff38"/>
    </style:style>
    <style:style style:name="T398" style:family="text">
      <style:text-properties officeooo:rsid="0267a973"/>
    </style:style>
    <style:style style:name="T399" style:family="text">
      <style:text-properties officeooo:rsid="025cb102"/>
    </style:style>
    <style:style style:name="T400" style:family="text">
      <style:text-properties officeooo:rsid="0268e9ab"/>
    </style:style>
    <style:style style:name="T401" style:family="text">
      <style:text-properties officeooo:rsid="027157e1"/>
    </style:style>
    <style:style style:name="T402" style:family="text">
      <style:text-properties officeooo:rsid="0277239c"/>
    </style:style>
    <style:style style:name="T403" style:family="text">
      <style:text-properties officeooo:rsid="027afa65"/>
    </style:style>
    <style:style style:name="T404" style:family="text">
      <style:text-properties officeooo:rsid="027cbd86"/>
    </style:style>
    <style:style style:name="T405" style:family="text">
      <style:text-properties officeooo:rsid="027fc591"/>
    </style:style>
    <style:style style:name="T406" style:family="text">
      <style:text-properties officeooo:rsid="028495a1"/>
    </style:style>
    <style:style style:name="T407" style:family="text">
      <style:text-properties officeooo:rsid="0285c2e1"/>
    </style:style>
    <style:style style:name="T408" style:family="text">
      <style:text-properties officeooo:rsid="0280f72c"/>
    </style:style>
    <style:style style:name="T409" style:family="text">
      <style:text-properties officeooo:rsid="02732b5a"/>
    </style:style>
    <style:style style:name="T410" style:family="text">
      <style:text-properties officeooo:rsid="028728b8"/>
    </style:style>
    <style:style style:name="T411" style:family="text">
      <style:text-properties officeooo:rsid="028b1e32"/>
    </style:style>
    <style:style style:name="T412" style:family="text">
      <style:text-properties officeooo:rsid="028c81ba"/>
    </style:style>
    <style:style style:name="T413" style:family="text">
      <style:text-properties officeooo:rsid="00ba6b9f"/>
    </style:style>
    <style:style style:name="T414" style:family="text">
      <style:text-properties officeooo:rsid="00b970ea"/>
    </style:style>
    <style:style style:name="T415" style:family="text">
      <style:text-properties officeooo:rsid="005f66ca"/>
    </style:style>
    <style:style style:name="T416" style:family="text">
      <style:text-properties officeooo:rsid="0273dc12"/>
    </style:style>
    <style:style style:name="T417" style:family="text">
      <style:text-properties officeooo:rsid="028d2960"/>
    </style:style>
    <style:style style:name="T418" style:family="text">
      <style:text-properties officeooo:rsid="0274dcc9"/>
    </style:style>
    <style:style style:name="T419" style:family="text">
      <style:text-properties officeooo:rsid="02e36c82"/>
    </style:style>
    <style:style style:name="T420" style:family="text">
      <style:text-properties officeooo:rsid="02e427a9"/>
    </style:style>
    <style:style style:name="T421" style:family="text">
      <style:text-properties officeooo:rsid="0297406c"/>
    </style:style>
    <style:style style:name="T422" style:family="text">
      <style:text-properties officeooo:rsid="02763b85"/>
    </style:style>
    <style:style style:name="T423" style:family="text">
      <style:text-properties officeooo:rsid="0297b9fc"/>
    </style:style>
    <style:style style:name="T424" style:family="text">
      <style:text-properties officeooo:rsid="02aba7fa"/>
    </style:style>
    <style:style style:name="T425" style:family="text">
      <style:text-properties officeooo:rsid="029b9d50"/>
    </style:style>
    <style:style style:name="T426" style:family="text">
      <style:text-properties officeooo:rsid="029abdfa"/>
    </style:style>
    <style:style style:name="T427" style:family="text">
      <style:text-properties officeooo:rsid="02aced90"/>
    </style:style>
    <style:style style:name="T428" style:family="text">
      <style:text-properties officeooo:rsid="029f35a6"/>
    </style:style>
    <style:style style:name="T429" style:family="text">
      <style:text-properties officeooo:rsid="029d4e96"/>
    </style:style>
    <style:style style:name="T430" style:family="text">
      <style:text-properties officeooo:rsid="0226a1f3"/>
    </style:style>
    <style:style style:name="T431" style:family="text">
      <style:text-properties officeooo:rsid="02a66480"/>
    </style:style>
    <style:style style:name="T432" style:family="text">
      <style:text-properties officeooo:rsid="0232c1ed"/>
    </style:style>
    <style:style style:name="T433" style:family="text">
      <style:text-properties officeooo:rsid="02a88f19"/>
    </style:style>
    <style:style style:name="T434" style:family="text">
      <style:text-properties officeooo:rsid="02557c5f"/>
    </style:style>
    <style:style style:name="T435" style:family="text">
      <style:text-properties officeooo:rsid="02b6bb1e"/>
    </style:style>
    <style:style style:name="T436" style:family="text">
      <style:text-properties officeooo:rsid="02df1f00"/>
    </style:style>
    <style:style style:name="T437" style:family="text">
      <style:text-properties officeooo:rsid="0303058b"/>
    </style:style>
    <style:style style:name="T438" style:family="text">
      <style:text-properties officeooo:rsid="02b31f93"/>
    </style:style>
    <style:style style:name="T439" style:family="text">
      <style:text-properties officeooo:rsid="02277db5"/>
    </style:style>
    <style:style style:name="T440" style:family="text">
      <style:text-properties officeooo:rsid="022916a0"/>
    </style:style>
    <style:style style:name="T441" style:family="text">
      <style:text-properties officeooo:rsid="022b5e82"/>
    </style:style>
    <style:style style:name="T442" style:family="text">
      <style:text-properties style:font-name="times new roman" fo:font-size="14pt" style:font-size-asian="14pt" style:font-size-complex="14pt"/>
    </style:style>
    <style:style style:name="T443" style:family="text">
      <style:text-properties style:font-name="times new roman" fo:font-size="14pt" officeooo:rsid="022ebaae" style:font-size-asian="14pt" style:font-size-complex="14pt"/>
    </style:style>
    <style:style style:name="T444" style:family="text">
      <style:text-properties style:font-name="times new roman" fo:font-size="14pt" officeooo:rsid="02304ab6" style:font-size-asian="14pt" style:font-size-complex="14pt"/>
    </style:style>
    <style:style style:name="T445" style:family="text">
      <style:text-properties style:font-name="times new roman" fo:font-size="14pt" officeooo:rsid="02315b47" style:font-size-asian="14pt" style:font-size-complex="14pt"/>
    </style:style>
    <style:style style:name="T446" style:family="text">
      <style:text-properties style:font-name="times new roman" fo:font-size="14pt" officeooo:rsid="023312ef" style:font-size-asian="14pt" style:font-size-complex="14pt"/>
    </style:style>
    <style:style style:name="T447" style:family="text">
      <style:text-properties style:font-name="times new roman" fo:font-size="14pt" fo:font-style="italic" style:font-size-asian="14pt" style:font-style-asian="italic" style:font-size-complex="14pt" style:font-style-complex="italic"/>
    </style:style>
    <style:style style:name="T448" style:family="text">
      <style:text-properties style:font-name="times new roman" fo:font-size="14pt" fo:font-style="italic" officeooo:rsid="022ebaae" style:font-size-asian="14pt" style:font-style-asian="italic" style:font-size-complex="14pt" style:font-style-complex="italic"/>
    </style:style>
    <style:style style:name="T449" style:family="text">
      <style:text-properties officeooo:rsid="022cc0d2"/>
    </style:style>
    <style:style style:name="T450" style:family="text">
      <style:text-properties officeooo:rsid="022ebaae"/>
    </style:style>
    <style:style style:name="T451" style:family="text">
      <style:text-properties officeooo:rsid="02310118"/>
    </style:style>
    <style:style style:name="T452" style:family="text">
      <style:text-properties officeooo:rsid="02315b47"/>
    </style:style>
    <style:style style:name="T453" style:family="text">
      <style:text-properties officeooo:rsid="0237b429"/>
    </style:style>
    <style:style style:name="T454" style:family="text">
      <style:text-properties officeooo:rsid="0238d2c4"/>
    </style:style>
    <style:style style:name="T455" style:family="text">
      <style:text-properties officeooo:rsid="0239d36f"/>
    </style:style>
    <style:style style:name="T456" style:family="text">
      <style:text-properties officeooo:rsid="023a5d35"/>
    </style:style>
    <style:style style:name="T457" style:family="text">
      <style:text-properties officeooo:rsid="023c74da"/>
    </style:style>
    <style:style style:name="T458" style:family="text">
      <style:text-properties officeooo:rsid="0248356d"/>
    </style:style>
    <style:style style:name="T459" style:family="text">
      <style:text-properties officeooo:rsid="026f42a6"/>
    </style:style>
    <style:style style:name="T460" style:family="text">
      <style:text-properties officeooo:rsid="02700f49"/>
    </style:style>
    <style:style style:name="T461" style:family="text">
      <style:text-properties officeooo:rsid="0272f8d8"/>
    </style:style>
    <style:style style:name="T462" style:family="text">
      <style:text-properties officeooo:rsid="02736f3d"/>
    </style:style>
    <style:style style:name="T463" style:family="text">
      <style:text-properties officeooo:rsid="027abb30"/>
    </style:style>
    <style:style style:name="T464" style:family="text">
      <style:text-properties officeooo:rsid="02836611"/>
    </style:style>
    <style:style style:name="T465" style:family="text">
      <style:text-properties officeooo:rsid="0286ed9f"/>
    </style:style>
    <style:style style:name="T466" style:family="text">
      <style:text-properties officeooo:rsid="028845da"/>
    </style:style>
    <style:style style:name="T467" style:family="text">
      <style:text-properties officeooo:rsid="028da146"/>
    </style:style>
    <style:style style:name="T468" style:family="text">
      <style:text-properties officeooo:rsid="028e1c4f"/>
    </style:style>
    <style:style style:name="T469" style:family="text">
      <style:text-properties officeooo:rsid="028f45b7"/>
    </style:style>
    <style:style style:name="T470" style:family="text">
      <style:text-properties officeooo:rsid="028fd500"/>
    </style:style>
    <style:style style:name="T471" style:family="text">
      <style:text-properties officeooo:rsid="02932249"/>
    </style:style>
    <style:style style:name="T472" style:family="text">
      <style:text-properties officeooo:rsid="0298652f"/>
    </style:style>
    <style:style style:name="T473" style:family="text">
      <style:text-properties officeooo:rsid="02997063"/>
    </style:style>
    <style:style style:name="T474" style:family="text">
      <style:text-properties officeooo:rsid="029ada60"/>
    </style:style>
    <style:style style:name="T475" style:family="text">
      <style:text-properties officeooo:rsid="029c8074"/>
    </style:style>
    <style:style style:name="T476" style:family="text">
      <style:text-properties officeooo:rsid="029d5d42"/>
    </style:style>
    <style:style style:name="T477" style:family="text">
      <style:text-properties officeooo:rsid="029e86e2"/>
    </style:style>
    <style:style style:name="T478" style:family="text">
      <style:text-properties officeooo:rsid="02a3fc21"/>
    </style:style>
    <style:style style:name="T479" style:family="text">
      <style:text-properties officeooo:rsid="02ac77b1"/>
    </style:style>
    <style:style style:name="T480" style:family="text">
      <style:text-properties fo:font-weight="bold" style:font-weight-asian="bold"/>
    </style:style>
    <style:style style:name="T481" style:family="text">
      <style:text-properties style:text-position="super 58%" fo:font-size="12pt" style:font-size-asian="12pt" style:font-name-complex="Times New Roman" style:font-size-complex="12pt"/>
    </style:style>
    <style:style style:name="T482" style:family="text">
      <style:text-properties officeooo:rsid="02b049e3"/>
    </style:style>
    <style:style style:name="T483" style:family="text">
      <style:text-properties officeooo:rsid="02b2ab90"/>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style:vertical-pos="from-top"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83"><draw:frame draw:style-name="fr6" draw:name="Image1" text:anchor-type="as-char" svg:width="2.258cm" svg:height="1.921cm" draw:z-index="180"><draw:image xlink:href="Pictures/10000201000000D10000008C5B070DF4EB7572DB.png" xlink:type="simple" xlink:show="embed" xlink:actuate="onLoad"/></draw:frame></text:p>
          </table:table-cell>
          <table:table-cell table:style-name="Table1.A1" office:value-type="string">
            <text:p text:style-name="P284">Негосударственное образовательное учреждение </text:p>
            <text:p text:style-name="P284">высшего образования </text:p>
            <text:p text:style-name="P284">Московский технологический институт</text:p>
          </table:table-cell>
        </table:table-row>
      </table:table>
      <text:p text:style-name="P258"/>
      <table:table table:name="Table2" table:style-name="Table2">
        <table:table-column table:style-name="Table2.A" table:number-columns-repeated="2"/>
        <table:table-row table:style-name="Table2.1">
          <table:table-cell table:style-name="Table2.A1" office:value-type="string">
            <text:p text:style-name="P245">Факультет: Техники и современных технологий <text:s text:c="9"/></text:p>
          </table:table-cell>
          <table:table-cell table:style-name="Table2.A1" office:value-type="string">
            <text:p text:style-name="P245">Кафедра: Информатики и автоматизации</text:p>
          </table:table-cell>
        </table:table-row>
      </table:table>
      <text:p text:style-name="P259"/>
      <text:p text:style-name="P245">Уровень образования: бакалавриат</text:p>
      <text:p text:style-name="P245">Направление: 230100 «Информатика и вычислительная техника»</text:p>
      <text:p text:style-name="P245">Профиль: «Программное обеспечение средств вычислительной техники и автоматизированных систем»</text:p>
      <text:p text:style-name="P230"/>
      <text:p text:style-name="P232"><text:s text:c="58"/></text:p>
      <text:p text:style-name="P233"/>
      <text:p text:style-name="P233"/>
      <text:p text:style-name="P231"/>
      <text:p text:style-name="P256">ВЫПУСКНАЯ КВАЛИФИКАЦИОННАЯ РАБОТА</text:p>
      <text:p text:style-name="P261"/>
      <text:p text:style-name="P261">на тему:</text:p>
      <text:p text:style-name="P266"/>
      <text:p text:style-name="P262">«Разработка системы оптимизации распределения инвестиций (на примере).»</text:p>
      <text:p text:style-name="P267"/>
      <text:p text:style-name="P267"/>
      <text:p text:style-name="P264">Студента: Габец Тимура Георгиевича <text:s text:c="3"/>___________________</text:p>
      <text:p text:style-name="P260"><text:span text:style-name="T481"><text:s text:c="55"/>Ф.И.О. (полностью) <text:s text:c="50"/>(подпись) <text:s text:c="24"/></text:span></text:p>
      <text:p text:style-name="P260"/>
      <text:p text:style-name="P264">Руководитель ВКР: КТН, доцент Бужинский Владимир Александрович _____________</text:p>
      <text:p text:style-name="P260"><text:span text:style-name="T481"><text:s text:c="58"/>ученая степень, звание <text:s text:c="5"/></text:span><text:bookmark text:name="_GoBack1"/><text:span text:style-name="T481"><text:s text:c="36"/>Ф.И.О. (полностью) <text:s text:c="57"/>(подпись) <text:s text:c="38"/></text:span></text:p>
      <text:p text:style-name="P263"/>
      <text:p text:style-name="P263">Допущена к защите:</text:p>
      <text:p text:style-name="P263"/>
      <text:p text:style-name="P264">Зав.кафедрой: КТН, доцент Подлевских Александр Павлович _____________________</text:p>
      <text:p text:style-name="P285"><text:span text:style-name="T481"><text:s text:c="2"/>ученая степень, звание <text:s text:c="20"/>Ф.И.О. (полностью) <text:s text:c="71"/>(подпись) <text:s text:c="38"/></text:span></text:p>
      <text:p text:style-name="P263"/>
      <text:p text:style-name="P263">« ____» <text:s/>_______________ 20___ г.</text:p>
      <text:p text:style-name="P263"/>
      <text:p text:style-name="P263"/>
      <text:p text:style-name="P263"/>
      <text:p text:style-name="P269"/>
      <text:p text:style-name="P265"/>
      <text:p text:style-name="P265"/>
      <text:p text:style-name="P265"/>
      <text:p text:style-name="P265"/>
      <text:p text:style-name="P265"/>
      <text:p text:style-name="P265"/>
      <text:p text:style-name="P270">Москва 2016 г.</text:p>
      <text:p text:style-name="P290"><text:bookmark-start text:name="__RefHeading__73_1326476611"/>ОГЛАВЛЕНИЕ<text:bookmark-end text:name="__RefHeading__73_1326476611"/></text:p>
      <text:p text:style-name="P4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295"><text:a xlink:type="simple" xlink:href="#__RefHeading__73_1326476611" text:style-name="Index_20_Link" text:visited-style-name="Index_20_Link">ОГЛАВЛЕНИЕ<text:tab/>2</text:a></text:p>
          <text:p text:style-name="P295"><text:a xlink:type="simple" xlink:href="#__RefHeading__75_1326476611" text:style-name="Index_20_Link" text:visited-style-name="Index_20_Link">ВВЕДЕНИЕ<text:tab/>3</text:a></text:p>
          <text:p text:style-name="P295"><text:a xlink:type="simple" xlink:href="#__RefHeading___Toc5159_1010778528" text:style-name="Index_20_Link" text:visited-style-name="Index_20_Link">ГЛАВА 1. ИНВЕСТИЦИИ.<text:tab/>6</text:a></text:p>
          <text:p text:style-name="P302"><text:a xlink:type="simple" xlink:href="#__RefHeading___Toc142_1574039482" text:style-name="Index_20_Link" text:visited-style-name="Index_20_Link">1.1. Основные типы инвестиций и их классификация<text:tab/>6</text:a></text:p>
          <text:p text:style-name="P302"><text:a xlink:type="simple" xlink:href="#__RefHeading___Toc2078_795193529" text:style-name="Index_20_Link" text:visited-style-name="Index_20_Link">1.2. Инвестиции в ценные бумаги<text:tab/>7</text:a></text:p>
          <text:p text:style-name="P302"><text:a xlink:type="simple" xlink:href="#__RefHeading___Toc1809_1435979290" text:style-name="Index_20_Link" text:visited-style-name="Index_20_Link">1.3. Инвестиционный процесс<text:tab/>21</text:a></text:p>
          <text:p text:style-name="P302"><text:a xlink:type="simple" xlink:href="#__RefHeading___Toc3177_1360820806" text:style-name="Index_20_Link" text:visited-style-name="Index_20_Link">Выводы по главе<text:tab/>26</text:a></text:p>
          <text:p text:style-name="P295"><text:a xlink:type="simple" xlink:href="#__RefHeading___Toc7229_1010778528" text:style-name="Index_20_Link" text:visited-style-name="Index_20_Link">ГЛАВА 2. ОСНОВЫ СОВРЕМЕННОЙ ТЕОРИИ ФОРМИРОВАНИЯ ПОРТФЕЛЯ.<text:tab/>28</text:a></text:p>
          <text:p text:style-name="P302"><text:a xlink:type="simple" xlink:href="#__RefHeading___Toc150_1574039482" text:style-name="Index_20_Link" text:visited-style-name="Index_20_Link">2.1. Основные термины и понятия<text:tab/>29</text:a></text:p>
          <text:p text:style-name="P302"><text:a xlink:type="simple" xlink:href="#__RefHeading___Toc152_1574039482" text:style-name="Index_20_Link" text:visited-style-name="Index_20_Link">2.2. Портфельный анализ<text:tab/>34</text:a></text:p>
          <text:p text:style-name="P302"><text:a xlink:type="simple" xlink:href="#__RefHeading___Toc2454_99562824" text:style-name="Index_20_Link" text:visited-style-name="Index_20_Link">2.3. Стратегии управления портфелем и оценка эффективности<text:tab/>44</text:a></text:p>
          <text:p text:style-name="P302"><text:a xlink:type="simple" xlink:href="#__RefHeading___Toc2300_99562824" text:style-name="Index_20_Link" text:visited-style-name="Index_20_Link">Выводы по главе<text:tab/>50</text:a></text:p>
          <text:p text:style-name="P295"><text:a xlink:type="simple" xlink:href="#__RefHeading___Toc154_1574039482" text:style-name="Index_20_Link" text:visited-style-name="Index_20_Link">ГЛАВА 3. СИСТЕМА ОПТИМАЛЬНОГО РАСПРЕДЕЛЕНИЯ ИНВЕСТИЦИЙ<text:tab/>52</text:a></text:p>
          <text:p text:style-name="P302"><text:a xlink:type="simple" xlink:href="#__RefHeading___Toc1561_1158609865" text:style-name="Index_20_Link" text:visited-style-name="Index_20_Link">3.1. Особенности системы, используемые алгоритмы и структуры данных.<text:tab/>52</text:a></text:p>
          <text:p text:style-name="P302"><text:a xlink:type="simple" xlink:href="#__RefHeading___Toc5580_859139803" text:style-name="Index_20_Link" text:visited-style-name="Index_20_Link">3.2. Инвестиционная политика с точки зрения разработанного приложения<text:tab/>55</text:a></text:p>
          <text:p text:style-name="P302"><text:a xlink:type="simple" xlink:href="#__RefHeading___Toc160_1574039482" text:style-name="Index_20_Link" text:visited-style-name="Index_20_Link">3.3. Практическая значимость разработанной системы<text:tab/>69</text:a></text:p>
          <text:p text:style-name="P295"><text:a xlink:type="simple" xlink:href="#__RefHeading___Toc473_1574039482" text:style-name="Index_20_Link" text:visited-style-name="Index_20_Link">ЗАКЛЮЧЕНИЕ<text:tab/>78</text:a></text:p>
          <text:p text:style-name="P295"><text:a xlink:type="simple" xlink:href="#__RefHeading___Toc5328_859139803" text:style-name="Index_20_Link" text:visited-style-name="Index_20_Link">СПИСОК ИСПОЛЬЗОВАННОЙ ЛИТЕРАТУРЫ<text:tab/>79</text:a></text:p>
        </text:index-body>
      </text:table-of-content>
      <text:p text:style-name="P4"/>
      <text:section text:style-name="Sect2" text:name="Section1">
        <text:p text:style-name="P101"/>
        <text:h text:style-name="P303" text:outline-level="1"/>
        <text:h text:style-name="P304" text:outline-level="1"><text:bookmark-start text:name="__RefHeading__75_1326476611"/>ВВЕДЕНИЕ<text:bookmark-end text:name="__RefHeading__75_1326476611"/></text:h>
        <text:p text:style-name="P286">Актуальность темы исследования данной выпускной квалификационной работы <text:span text:style-name="T479">заключается в том, что инвестиции в ценные бумаги являются одним из самых доходных инструментов современного инвестора. Разработанный математический аппарат инвестирования в ценные бумаги, позволяет дать ответ, является та или иная инвестиция оптимальной с точки зрения доходности и риска, а также каковы могут быть предполагаемые значения <text:s/>доходности и риска каждого конкретного инвестиционного портфеля. </text:span></text:p>
        <text:p text:style-name="P287">Объектом исследования выпускной квалификационной работы являются «Информационные системы», а предметом исследования – «<text:span text:style-name="T482">система оптимизации распределения инвестиций</text:span>». </text:p>
        <text:p text:style-name="P289"><text:span text:style-name="T190">Целью выпускной квалификационной работы является разработка программного модуля </text:span><text:span text:style-name="T191">с</text:span><text:span text:style-name="T192">истемы оптимизации распределения инвестиций </text:span><text:span text:style-name="T193">с применением одного</text:span><text:span text:style-name="T192"> высокоуровневых языков программирования, на основе современной теории формирования инвестиционного портфеля.</text:span></text:p>
        <text:p text:style-name="P153">Для достижения поставленной цели в выпускной квалификационной работе необходимо решить следующие задачи:</text:p>
        <text:list xml:id="list5528834836253452097" text:style-name="WW8Num4">
          <text:list-item>
            <text:p text:style-name="P225">дать определение понятию инвестиции, привести основную классификацию инвестиций</text:p>
          </text:list-item>
          <text:list-item>
            <text:p text:style-name="P228">указать основные этапы инвестиционного процесса</text:p>
          </text:list-item>
          <text:list-item>
            <text:p text:style-name="P225"><text:span text:style-name="T482">рассмотреть теоретические основы современной теории формирования инвестиционного портфеля</text:span></text:p>
          </text:list-item>
          <text:list-item>
            <text:p text:style-name="P226"><text:span text:style-name="T482">указать <text:s/>методы оценки эффективности инвестиций</text:span></text:p>
          </text:list-item>
          <text:list-item>
            <text:p text:style-name="P225">разработать систему оптимизации распределения инвестиций, показать ее работу в нескольких практических примерах</text:p>
          </text:list-item>
          <text:list-item>
            <text:p text:style-name="P229">провести оценку эффективности разработанной системы</text:p>
          </text:list-item>
        </text:list>
        <text:p text:style-name="P152"><text:soft-page-break/></text:p>
        <text:p text:style-name="P279"><text:span text:style-name="T166">Теоретическая и практическая значимость работы</text:span><text:span text:style-name="T167"> заключается в том, что </text:span><text:span text:style-name="T168">несмотря на тот факт, что современной теории инвестиций в её нынешнем виде уже более полувека, инвестиционный процесс до сих пор зачастую представляет собой </text:span><text:span text:style-name="T169">«наивн</text:span><text:span text:style-name="T168">ое</text:span><text:span text:style-name="T169">» управления инвестициями, </text:span><text:span text:style-name="T168"><text:s/>выраженное в </text:span><text:span text:style-name="T170">отсутстви</text:span><text:span text:style-name="T168">и</text:span><text:span text:style-name="T170"> объективных критериев оптимальности и эффективности, </text:span><text:span text:style-name="T168">а также </text:span><text:span text:style-name="T170">неучет</text:span><text:span text:style-name="T168">е</text:span><text:span text:style-name="T170"> риска в </text:span><text:span text:style-name="T168">математической</text:span><text:span text:style-name="T170"> форме </text:span><text:span text:style-name="T168">либо</text:span><text:span text:style-name="T170"> подмен</text:span><text:span text:style-name="T168">е</text:span><text:span text:style-name="T170"> </text:span><text:span text:style-name="T168">его</text:span><text:span text:style-name="T170"> словесными формулировками. </text:span><text:span text:style-name="T168">Что характерно, </text:span><text:span text:style-name="T171">такого рода «наивное» управление инвестициями характерно как для многих индивидуальных инвесторов, так и для некоторых институциональных инвесторов и инвестиционных фондов. </text:span><text:span text:style-name="T168">Результатом такого управления зачастую является неудовлетворительные показатели доходности инвестиций. </text:span><text:span text:style-name="T172">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text:span></text:p>
        <text:p text:style-name="P224"><text:span text:style-name="T165">Результатом работы является создание создание программного модуля, осуществляющего вычисление оптимальных инвестиционных портфелей, руководствуясь</text:span><text:span text:style-name="T182"> современной </text:span><text:span text:style-name="T185">теорией формирования портфеля </text:span><text:span text:style-name="T186">(modern portfolio theory</text:span><text:span text:style-name="T185">). Областью применения данной системы являются инвестиции в обыкновенные акции.</text:span></text:p>
        <text:p text:style-name="P223"><text:span text:style-name="T165">При написании <text:s/>работы использовались научные труды следующих авторов: </text:span><text:span text:style-name="T164"><text:s/></text:span><text:span text:style-name="T189">У. Шарп[3], Y.Hilpish [1], <text:s/>Н.И. </text:span><text:span text:style-name="T180">Берзон Н.И.</text:span><text:span text:style-name="T181">[11], Ц.Боди [12].</text:span></text:p>
        <text:p text:style-name="P288">Выпускная квалификационная работа состоит из <text:span text:style-name="T483">в</text:span>ведения, трех глав, Заключения, Списка использованной литературы, Приложения.</text:p>
        <text:p text:style-name="P288">В первой главе выпускной квалификационной работы рассматриваются основные понятия, <text:span text:style-name="T483">связанные с инвестициями в ценные бумаги</text:span>.</text:p>
        <text:p text:style-name="P288">Во второй главе работы отражаются основные аспекты <text:span text:style-name="T483">инвестиционного процесса</text:span>.</text:p>
        <text:p text:style-name="P288"><text:soft-page-break/><text:span text:style-name="T181">В третьей главе работы </text:span><text:span text:style-name="T189">описывается</text:span><text:span text:style-name="T181"> разработ</text:span><text:span text:style-name="T189">анный программный модуль, производится его тестирование </text:span><text:span text:style-name="T181"><text:s/></text:span><text:span text:style-name="T189">и </text:span><text:span text:style-name="T194">осуществляется </text:span><text:span text:style-name="T189">оценка </text:span><text:span text:style-name="T194">его</text:span><text:span text:style-name="T189"> эффективности.</text:span></text:p>
        <text:h text:style-name="P307" text:outline-level="1"><text:bookmark-start text:name="__RefHeading___Toc5159_1010778528"/>ГЛАВА 1. ИНВЕСТИЦИИ.<text:bookmark-end text:name="__RefHeading___Toc5159_1010778528"/></text:h>
        <text:h text:style-name="P296" text:outline-level="2"><text:bookmark-start text:name="__RefHeading___Toc142_1574039482"/>1.<text:span text:style-name="T285">1</text:span>. Основные типы инвестиций и их классификация<text:bookmark-end text:name="__RefHeading___Toc142_1574039482"/></text:h>
        <text:p text:style-name="P135">Инвестиция — это текущее вложение денег с целью извлечения будущей прибыли. </text:p>
        <text:p text:style-name="P133">Инвестиции можно условно разделить на два типа, согласно объекту инвестирования [3]:</text:p>
        <text:list xml:id="list1302858500878441751" text:style-name="L1">
          <text:list-item>
            <text:p text:style-name="P227">реальные инвестиции</text:p>
          </text:list-item>
          <text:list-item>
            <text:p text:style-name="P227">финансовые инвестиции</text:p>
          </text:list-item>
        </text:list>
        <text:p text:style-name="P138"><text:span text:style-name="T183">Реальные инвестиции</text:span><text:span text:style-name="T166"> (real investments) </text:span><text:span text:style-name="T173">обычно </text:span><text:span text:style-name="T174">представляют собой</text:span><text:span text:style-name="T173"> </text:span><text:span text:style-name="T174">вложения</text:span><text:span text:style-name="T173"> в какой-либо тип материально осязаемых активов, таких, как земля, недвижимость, <text:s/>драгоценные металлы, </text:span><text:span text:style-name="T175">антикварные п</text:span><text:span text:style-name="T173">редметы и пр. </text:span></text:p>
        <text:p text:style-name="P136"><text:span text:style-name="T183">Финансовые инвестиции</text:span><text:span text:style-name="T166"> (financial investments) представляют собой контракты, записанные на бумаге </text:span><text:span text:style-name="T174">(а в настоящий момент, скорее, являющиеся записью в электронных информационных системах)</text:span><text:span text:style-name="T166">,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76">ию</text:span><text:span text:style-name="T166"> институт</text:span><text:span text:style-name="T176">ов</text:span><text:span text:style-name="T166"> финансового инвестирования, большая часть инвестиций представлена финансовыми инвестициями. </text:span><text:span text:style-name="T177"><text:s/></text:span></text:p>
        <text:p text:style-name="P137"><text:span text:style-name="T173">О</text:span><text:span text:style-name="T166">сновным объектом финансовой инвестиции является ценная бумага. </text:span><text:span text:style-name="T184">Ценная бумага</text:span><text:span text:style-name="T178"> (security) — это <text:s/>законодательно признанное свидетельство права на получение ожидаемых в будущем доходов при конкретных условиях[3]. </text:span><text:span text:style-name="T179">Различные типы ценных бумаг, а также их основные особенности будут рассмотрены в следующем разделе.</text:span></text:p>
        <text:p text:style-name="P135"/>
        <text:p text:style-name="P135"/>
        <text:p text:style-name="P80"/>
        <text:h text:style-name="P297" text:outline-level="2"><text:bookmark-start text:name="__RefHeading___Toc2078_795193529"/><text:soft-page-break/>1.2. Инвестиции в ценные бумаги<text:bookmark-end text:name="__RefHeading___Toc2078_795193529"/></text:h>
        <text:h text:style-name="P291" text:outline-level="3"><text:bookmark-start text:name="__RefHeading___Toc2080_795193529"/><text:span text:style-name="T286">1.2.1. </text:span>Типы ценных бумаг <text:bookmark-end text:name="__RefHeading___Toc2080_795193529"/></text:h>
        <text:p text:style-name="P52"><text:span text:style-name="T244">С</text:span>огласно [3], можно выделить три основных типа ценных бумаг, которые могут выступать в качестве объекта инвестирования:</text:p>
        <text:list xml:id="list8510521707058392285" text:style-name="L2">
          <text:list-item>
            <text:p text:style-name="P234">Казначейские векселя</text:p>
          </text:list-item>
          <text:list-item>
            <text:p text:style-name="P234">Долгосрочные казначейские и корпоративные облигации</text:p>
          </text:list-item>
          <text:list-item>
            <text:p text:style-name="P234">Обыкновенные акции</text:p>
          </text:list-item>
        </text:list>
        <text:h text:style-name="P291" text:outline-level="3">Казначейские векселя </text:h>
        <text:p text:style-name="P53"><text:span text:style-name="T197">Казначейские векселя</text:span> являются ценными бумагами, подтверждающими <text:span text:style-name="T299">предоставление краткосрочного кредита Казначейству США. Вследствие того, что</text:span> р<text:span text:style-name="T299">иск нарушения обязательств по выплате такого кредита </text:span>весьма <text:span text:style-name="T299">незначителен (Соединенные Штаты Америки, как известно, ни разу не объявляли </text:span>государственный <text:span text:style-name="T299">дефолт), </text:span>данные ценные бумаги являются хорошим инвестиционным средством с точки зрения риска, <text:span text:style-name="T300">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291" text:outline-level="3">Долгосрочные <text:span text:style-name="T245">казначейские и корпоративные </text:span>облигации</text:h>
        <text:p text:style-name="P54"><text:span text:style-name="T200">О</text:span><text:span text:style-name="T197">блигаци</text:span><text:span text:style-name="T200">и</text:span> <text:span text:style-name="T301">(bonds) являются</text:span> долгосрочн<text:span text:style-name="T302">ым</text:span> обязательство<text:span text:style-name="T302">м</text:span> со стороны эмитента перед инвестором (т. е. <text:span text:style-name="T303">к</text:span>редитором). </text:p>
        <text:p text:style-name="P54"><text:span text:style-name="T303">О</text:span>бязательство <text:span text:style-name="T303">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301">[3]</text:span>. <text:span text:style-name="T304">Из-за наличия купонных платежей, облигации также называют ценными бумагами с фиксированным доходом (fixed income securities).</text:span></text:p>
        <text:p text:style-name="P55"><text:soft-page-break/><text:span text:style-name="T305">Долгосрочные </text:span>казначейски<text:span text:style-name="T305">е</text:span> облигаци<text:span text:style-name="T305">и</text:span> (или бонд<text:span text:style-name="T305">ы, bonds) <text:s/>являются ценными бумагами, подтверждающими предоставление кредита Казначейству США сроком </text:span>примерно на 20 лет. <text:span text:style-name="T306">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56">Корпоративные облигации (или корпоративные бонды) <text:span text:style-name="T301">соответственно, </text:span>являются ценными бумагами, подтверждающими предоставление кредита <text:span text:style-name="T246">наиболее надежным американским компаниям, выпускающими данные облигации, </text:span>сроком также на 20 лет.</text:p>
        <text:p text:style-name="P57">Согласно <text:span text:style-name="T307">таблице 1,</text:span> доходность корпоративных облигаций в период с 1926 по 2013 год составила <text:span text:style-name="T248">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291" text:outline-level="3">Обыкновенные акции</text:h>
        <text:p text:style-name="P58"><text:span text:style-name="T197">Обыкновенные акции</text:span> <text:span text:style-name="T308">(common stocks) являются ц</text:span>енны<text:span text:style-name="T308">ми</text:span> бумаг<text:span text:style-name="T308">ами</text:span>, обеспеченны<text:span text:style-name="T308">ми</text:span> акционерным капиталом компани<text:span text:style-name="T308">и (акционерного общества)</text:span>, и <text:span text:style-name="T308">представляют собой право на совладение корпорацией [3]. </text:span>Каждая обыкновенная акция дает её <text:span text:style-name="T308">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58">Две самые важные характеристики обыкновенной акции как объекта инвестиции в ценные бумаги — это оста<text:span text:style-name="T250">точное правопритязание и ограниченная ответственность акционера [11].</text:span></text:p>
        <text:p text:style-name="P59">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51">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60">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309">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61">Важной особенностью обыкновенных акций является <text:span text:style-name="T310">осуществление наличных </text:span>выплат <text:span text:style-name="T310">акционерам, которые называются </text:span>дивиденд<text:span text:style-name="T310">ами (dividends)</text:span>. <text:span text:style-name="T187">Дивиденды — это часть прибыли компании, котора</text:span><text:span text:style-name="T188">я</text:span><text:span text:style-name="T187"> </text:span><text:span text:style-name="T188">выплачивается</text:span><text:span text:style-name="T187"> акционерам </text:span><text:span text:style-name="T188">(обычно это производится ежегодно или ежеквартально)</text:span><text:span text:style-name="T187"> в соответствии с их долей акций. </text:span><text:span text:style-name="T188">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88">уже прошел, наоборот, часто прибегают к выплате дивидендов, чтобы повысить привлекательность своих акций для инвесторов. </text:span></text:p>
        <text:p text:style-name="P134">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62">В <text:span text:style-name="T311">силу того, что <text:s/></text:span>курсы покупки и продажи акций колеблются достаточно сильно, годовая доходность <text:span text:style-name="T312">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49">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2">Тип ценных бумаг</text:p>
            </table:table-cell>
            <table:table-cell table:style-name="Table3.A1" office:value-type="string">
              <text:p text:style-name="P22">88 лет</text:p>
            </table:table-cell>
            <table:table-cell table:style-name="Table3.A1" office:value-type="string">
              <text:p text:style-name="P22">20 лет</text:p>
            </table:table-cell>
            <table:table-cell table:style-name="Table3.A1" office:value-type="string">
              <text:p text:style-name="P22">10 лет</text:p>
            </table:table-cell>
            <table:table-cell table:style-name="Table3.A1" office:value-type="string">
              <text:p text:style-name="P22">5 лет</text:p>
            </table:table-cell>
            <table:table-cell table:style-name="Table3.A1" office:value-type="string">
              <text:p text:style-name="P22">1 год</text:p>
            </table:table-cell>
            <table:table-cell table:style-name="Table3.G1" office:value-type="string">
              <text:p text:style-name="P22">Стандартное отклонение</text:p>
            </table:table-cell>
          </table:table-row>
          <table:table-row>
            <table:table-cell table:style-name="Table3.A2" office:value-type="string">
              <text:p text:style-name="P12">Казначейские векселя</text:p>
            </table:table-cell>
            <table:table-cell table:style-name="Table3.A2" office:value-type="string">
              <text:p text:style-name="P12">3.5%</text:p>
            </table:table-cell>
            <table:table-cell table:style-name="Table3.A2" office:value-type="string">
              <text:p text:style-name="P12">2.9%</text:p>
            </table:table-cell>
            <table:table-cell table:style-name="Table3.A2" office:value-type="string">
              <text:p text:style-name="P12">1.5%</text:p>
            </table:table-cell>
            <table:table-cell table:style-name="Table3.A2" office:value-type="string">
              <text:p text:style-name="P12">0.1%</text:p>
            </table:table-cell>
            <table:table-cell table:style-name="Table3.A2" office:value-type="string">
              <text:p text:style-name="P12">0.0%</text:p>
            </table:table-cell>
            <table:table-cell table:style-name="Table3.G2" office:value-type="string">
              <text:p text:style-name="P12">3.1%</text:p>
            </table:table-cell>
          </table:table-row>
          <table:table-row>
            <table:table-cell table:style-name="Table3.A2" office:value-type="string">
              <text:p text:style-name="P12">Корпоративные облигации</text:p>
            </table:table-cell>
            <table:table-cell table:style-name="Table3.A2" office:value-type="string">
              <text:p text:style-name="P12">6.0%</text:p>
            </table:table-cell>
            <table:table-cell table:style-name="Table3.A2" office:value-type="string">
              <text:p text:style-name="P12">7.2%</text:p>
            </table:table-cell>
            <table:table-cell table:style-name="Table3.A2" office:value-type="string">
              <text:p text:style-name="P12">6.4%</text:p>
            </table:table-cell>
            <table:table-cell table:style-name="Table3.A2" office:value-type="string">
              <text:p text:style-name="P12">7.0%</text:p>
            </table:table-cell>
            <table:table-cell table:style-name="Table3.A2" office:value-type="string">
              <text:p text:style-name="P12">-7.1%</text:p>
            </table:table-cell>
            <table:table-cell table:style-name="Table3.G2" office:value-type="string">
              <text:p text:style-name="P12">8.4%</text:p>
            </table:table-cell>
          </table:table-row>
          <table:table-row>
            <table:table-cell table:style-name="Table3.A2" office:value-type="string">
              <text:p text:style-name="P12">Обычные акции</text:p>
            </table:table-cell>
            <table:table-cell table:style-name="Table3.A2" office:value-type="string">
              <text:p text:style-name="P12">10.1%</text:p>
            </table:table-cell>
            <table:table-cell table:style-name="Table3.A2" office:value-type="string">
              <text:p text:style-name="P12">9.2%</text:p>
            </table:table-cell>
            <table:table-cell table:style-name="Table3.A2" office:value-type="string">
              <text:p text:style-name="P12">7.4%</text:p>
            </table:table-cell>
            <table:table-cell table:style-name="Table3.A2" office:value-type="string">
              <text:p text:style-name="P12">17.9%</text:p>
            </table:table-cell>
            <table:table-cell table:style-name="Table3.A2" office:value-type="string">
              <text:p text:style-name="P12">32.4%</text:p>
            </table:table-cell>
            <table:table-cell table:style-name="Table3.G2" office:value-type="string">
              <text:p text:style-name="P12">20.2%</text:p>
            </table:table-cell>
          </table:table-row>
          <table:table-row>
            <table:table-cell table:style-name="Table3.A2" office:value-type="string">
              <text:p text:style-name="P12">Обычные акции небольших компаний</text:p>
            </table:table-cell>
            <table:table-cell table:style-name="Table3.A2" office:value-type="string">
              <text:p text:style-name="P12">12.3%</text:p>
            </table:table-cell>
            <table:table-cell table:style-name="Table3.A2" office:value-type="string">
              <text:p text:style-name="P12">12.0%</text:p>
            </table:table-cell>
            <table:table-cell table:style-name="Table3.A2" office:value-type="string">
              <text:p text:style-name="P12">9.3%</text:p>
            </table:table-cell>
            <table:table-cell table:style-name="Table3.A2" office:value-type="string">
              <text:p text:style-name="P12">22.8%</text:p>
            </table:table-cell>
            <table:table-cell table:style-name="Table3.A2" office:value-type="string">
              <text:p text:style-name="P12">45.1%</text:p>
            </table:table-cell>
            <table:table-cell table:style-name="Table3.G2" office:value-type="string">
              <text:p text:style-name="P12">32.3%</text:p>
            </table:table-cell>
          </table:table-row>
        </table:table>
        <text:p text:style-name="P63">Таблица <text:span text:style-name="T303">1 — </text:span><text:s/>Доходность и стандартное отклонение различных ценных бумаг в период с 1926 по 2013 год. Под небольшими компаниями <text:span text:style-name="T247">понимаются компании с рыночной капитализацией менее $630 млн. </text:span>Источник — [9].</text:p>
        <text:h text:style-name="P291" text:outline-level="3"><text:bookmark-start text:name="__RefHeading___Toc2284_99562824"/><text:span text:style-name="T287">1.2.2. </text:span>Оценка акций<text:bookmark-end text:name="__RefHeading___Toc2284_99562824"/></text:h>
        <text:p text:style-name="P49"><text:span text:style-name="T313">Существуют</text:span> различные виды стоимостных оценок акций, <text:span text:style-name="T313">которые используются в процессе анализа рынка ценных бумаг в ходе принятия инвестиционных решений [11]:</text:span></text:p>
        <text:list xml:id="list848043252659639815" text:style-name="L3">
          <text:list-item>
            <text:p text:style-name="P235">номинальная стоимость </text:p>
          </text:list-item>
          <text:list-item>
            <text:p text:style-name="P235"><text:soft-page-break/>эмиссионная стоимость (цена <text:span text:style-name="T314">первичного </text:span>размещения)</text:p>
          </text:list-item>
          <text:list-item>
            <text:p text:style-name="P235">рыночная (курсовая) стоимость</text:p>
          </text:list-item>
          <text:list-item>
            <text:p text:style-name="P235">ликвидационная стоимость привилегированных акций</text:p>
          </text:list-item>
          <text:list-item>
            <text:p text:style-name="P235">бухгалтерская (балансовая, книжная) стоимость</text:p>
          </text:list-item>
        </text:list>
        <text:p text:style-name="P49"><text:span text:style-name="T197">Номинальная стоимость</text:span> <text:span text:style-name="T315">(par value) </text:span>акции определяется <text:span text:style-name="T293">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17">Эмиссионная стоимость (цена <text:span text:style-name="T316">первичного </text:span>размещения) <text:span text:style-name="T216">акции — цена, по которой реализуются акции </text:span><text:span text:style-name="T220">в ходе первичного размещения акций на фондовом рынке</text:span><text:span text:style-name="T216">. </text:span><text:span text:style-name="T217">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218">(в то время как в процессе обращения на вторичном рынке цена сделки по купле-продажи акций может быть выше или ниже </text:span><text:soft-page-break/><text:span text:style-name="T218">номинальной). </text:span><text:span text:style-name="T219">Компания, определяя цену размещения, ориентируется на рыночные котировки акций, </text:span><text:span text:style-name="T221">выпуск акций</text:span><text:span text:style-name="T219"> состоится только в том случае, если инвесторы сочтут цену размещения справедливой и купят выпущенные акции, </text:span><text:span text:style-name="T222">поэтому компании</text:span><text:span text:style-name="T219"> заинтересованы в повышении формируемых на рынке цен на свои акции.</text:span></text:p>
        <text:p text:style-name="P49"><text:span text:style-name="T197">Рыночная стоимость </text:span>акции <text:span text:style-name="T317">(market value) </text:span>— <text:span text:style-name="T294">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64">Рыночная стоимость акций <text:span text:style-name="T318">используется при вычислении <text:s/></text:span>капитализации компании — основным <text:span text:style-name="T318">показателем</text:span> ценности <text:span text:style-name="T318">данной </text:span>компании на рынке. <text:span text:style-name="T318">Величина капитализации </text:span>определяется умножением рыночн<text:span text:style-name="T319">ой</text:span> стоимост<text:span text:style-name="T319">и</text:span> <text:s/>акций, находящихся в обращении <text:span text:style-name="T318">на вторичном рынке</text:span>, на их <text:span text:style-name="T318">совокупное число.</text:span></text:p>
        <text:p text:style-name="P49"><text:span text:style-name="T223">Для привилегированные акций существует понятие л</text:span><text:span text:style-name="T197">иквидационн</text:span><text:span text:style-name="T201">ой</text:span><text:span text:style-name="T197"> стоимост</text:span><text:span text:style-name="T201">и</text:span><text:span text:style-name="T223">, которое </text:span><text:span text:style-name="T295">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65">С течением времени <text:span text:style-name="T320">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97">бухгалтерскую (балансовую) стоимость</text:span> акционерного капитала (book value of the equity) <text:span text:style-name="T320">[3]</text:span>. Балансовая стоимость в расчете на одну акцию (book value per share) получается путем деления балансовой стоимости на количество акций, <text:span text:style-name="T321">находящихся в обращении.</text:span></text:p>
        <text:p text:style-name="P66">Важным показателем компании <text:span text:style-name="T317">в частности</text:span> и фондового рынка <text:span text:style-name="T317">в целом </text:span>является соотношение «балансовая стоимость / рыночная стоимость» <text:span text:style-name="T317">(«book value / market value», или BV/MV)</text:span>. <text:span text:style-name="T296">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154">Во-первых, инвесторы готовы переплачивать за то, что они покупают акции <text:span text:style-name="T322">работающего</text:span> предприятия, <text:span text:style-name="T322">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155">Во-вторых, <text:span text:style-name="T323">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23">щих</text:span> получить некоторый доход в будущем. <text:span text:style-name="T323"><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23">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156">Однако, когда <text:span text:style-name="T324">в</text:span> результате опережающего роста цен на акции относительно реальных темпов развития экономики <text:span text:style-name="T325">соотношение рыночной стоимости и балансовой стоимости </text:span><text:s/>становится чрезвычайно большим, <text:span text:style-name="T324">на </text:span>фондов<text:span text:style-name="T324">ом </text:span>рынк<text:span text:style-name="T324">е</text:span> <text:span text:style-name="T324">может </text:span>создат<text:span text:style-name="T324">ь</text:span>ся так называемый «мыльный пузырь» <text:span text:style-name="T326">(Stock market bubble)</text:span>. </text:p>
        <text:p text:style-name="P156"/>
        <text:p text:style-name="P157"><text:span text:style-name="T327">При наличии «пузыря» на фондовом рынке, </text:span>стабильность <text:span text:style-name="T327">его </text:span>может быть нарушена под влиянием <text:span text:style-name="T327">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27">ы</text:span> <text:span text:style-name="T327">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27">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158">Эффект мыльного пузыря, <text:span text:style-name="T328">при котором</text:span> фондовый рынок <text:span text:style-name="T328">рос</text:span> <text:span text:style-name="T328">быстрее</text:span> реальн<text:span text:style-name="T328">ого</text:span> сектор<text:span text:style-name="T328">а экономики,</text:span> вновь проявился в <text:s/>США в 1990 годы. За период с 1990 по 1999 год индекс Доу-Джонса, который <text:span text:style-name="T328">является</text:span> <text:span text:style-name="T328">индикатором </text:span>стоимости акций 30 ведущих американских компаний, увеличился в 4,7 раза, а валовый внутренний продукт <text:span text:style-name="T328">США </text:span>за этот период вырос только в 1,3 раза. <text:span text:style-name="T329">Возникший экономический пузырь, названный «пузырем доткомов», схлопнулся </text:span>в <text:span text:style-name="T329">марте </text:span>2000 год<text:span text:style-name="T329">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29">[11]</text:span>. </text:p>
        <text:p text:style-name="P158">Еще более значительно индекс Доу-Джонса упал во время мирового финансового кризиса <text:span text:style-name="T330">2008 года</text:span>, <text:span text:style-name="T330">обусловленного ипотечным пузырем в США</text:span>. С максимального значения <text:span text:style-name="T330">в </text:span>14164 пункта, достигнутого индексом в 2007 году, индекс снизился до 6547 пунктов в 2009 году, <text:span text:style-name="T297">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291" text:outline-level="3"><text:bookmark-start text:name="__RefHeading___Toc2286_99562824"/><text:soft-page-break/><text:span text:style-name="T292">1.2.3. </text:span>Доходность акций<text:bookmark-end text:name="__RefHeading___Toc2286_99562824"/></text:h>
        <text:p text:style-name="P50"><text:span text:style-name="T331">Инвестируя в</text:span> <text:span text:style-name="T331">те или иные акции различных компаний</text:span>, инвестор предполагает получить <text:span text:style-name="T331">доход от этого вложения. Выделяют два различных типа такого рода дохода [11]:</text:span></text:p>
        <text:list xml:id="list86920269374912435" text:style-name="L4">
          <text:list-item>
            <text:p text:style-name="P236">дивиденды</text:p>
          </text:list-item>
          <text:list-item>
            <text:p text:style-name="P236">прирост курсовой стоимости акций</text:p>
          </text:list-item>
        </text:list>
        <text:p text:style-name="P50"><text:span text:style-name="T332">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50"><text:span text:style-name="T333">Д</text:span>ивидендная <text:span text:style-name="T333">(текущая)</text:span> доходность характеризуется <text:span text:style-name="T334">отношением </text:span>размер<text:span text:style-name="T334">а</text:span> годовых дивидендных выплат к цене акции. <text:span text:style-name="T334">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0">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35">б инвестировании в данные</text:span> акци<text:span text:style-name="T335">и</text:span>. <text:span text:style-name="T252">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 Тем не менее, нужно отметить, что «в наши дни гораздо больше внимания уделяется истории (причем истории более отдаленной) поведения рассматриваемых акций и нынешнему финансовому положению рассматриваемой компании. </text:span><text:soft-page-break/><text:span text:style-name="T252">Эти исторические и текущие данные являются достаточно надежной гарантией удовлетворительного будущего. Теоретически, у компании может быть неудовлетворительное прошлое, но тем не менее она может сохранять хорошие виды на будущее. Но на практике инвестиции в обыкновенные акции — подобно спекуляциям с акциями — почти всегда связаны с проецированием прошлой тенденции в будущее. Следовательно, современные инвесторы в обыкновенные акции предпочитают иметь дело с солидными компаниями, которые на протяжении длительного времени в прошлом исправно выплачивали дивиденды и демонстрировали устойчивую тенденцию к росту доходов.» [4, стр.471].</text:span></text:p>
        <text:p text:style-name="P67"><text:span text:style-name="T336">Однако, п</text:span>олучаемые дивиденды <text:span text:style-name="T336">являются лишь небольшой частью дохода от владения акциями данной компании. К примеру, в таблице 2 указан 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13">Название компании</text:p>
            </table:table-cell>
            <table:table-cell table:style-name="Дивиденды.A1" office:value-type="string">
              <text:p text:style-name="P13">Символ на бирже Нью-Йоркской фондовой бирже NYSE</text:p>
            </table:table-cell>
            <table:table-cell table:style-name="Дивиденды.A1" office:value-type="string">
              <text:p text:style-name="P14">Размер годовых дивидендов, $</text:p>
            </table:table-cell>
            <table:table-cell table:style-name="Дивиденды.D1" office:value-type="string">
              <text:p text:style-name="P14">Размер <text:s/>годовых дивидендов, % от стоимости акции</text:p>
            </table:table-cell>
          </table:table-row>
          <table:table-row>
            <table:table-cell table:style-name="Дивиденды.A31" office:value-type="string">
              <text:p text:style-name="P13">3M Co.</text:p>
            </table:table-cell>
            <table:table-cell table:style-name="Дивиденды.B31" office:value-type="string">
              <text:p text:style-name="P13">MMM</text:p>
            </table:table-cell>
            <table:table-cell table:style-name="Дивиденды.C31" office:value-type="string">
              <text:p text:style-name="P14">4.44</text:p>
            </table:table-cell>
            <table:table-cell table:style-name="Дивиденды.D31" office:value-type="string">
              <text:p text:style-name="P14">2.78</text:p>
            </table:table-cell>
          </table:table-row>
          <table:table-row>
            <table:table-cell table:style-name="Дивиденды.A31" office:value-type="string">
              <text:p text:style-name="P13">American Express Co.</text:p>
            </table:table-cell>
            <table:table-cell table:style-name="Дивиденды.B31" office:value-type="string">
              <text:p text:style-name="P13">AXP</text:p>
            </table:table-cell>
            <table:table-cell table:style-name="Дивиденды.C31" office:value-type="string">
              <text:p text:style-name="P14">1.16</text:p>
            </table:table-cell>
            <table:table-cell table:style-name="Дивиденды.D31" office:value-type="string">
              <text:p text:style-name="P14">1.96</text:p>
            </table:table-cell>
          </table:table-row>
          <table:table-row>
            <table:table-cell table:style-name="Дивиденды.A31" office:value-type="string">
              <text:p text:style-name="P13">AT&amp;T </text:p>
            </table:table-cell>
            <table:table-cell table:style-name="Дивиденды.B31" office:value-type="string">
              <text:p text:style-name="P13">T</text:p>
            </table:table-cell>
            <table:table-cell table:style-name="Дивиденды.C31" office:value-type="string">
              <text:p text:style-name="P14">1.92</text:p>
            </table:table-cell>
            <table:table-cell table:style-name="Дивиденды.D31" office:value-type="string">
              <text:p text:style-name="P14">5.06</text:p>
            </table:table-cell>
          </table:table-row>
          <table:table-row>
            <table:table-cell table:style-name="Дивиденды.A31" office:value-type="string">
              <text:p text:style-name="P13">Boeing Co.</text:p>
            </table:table-cell>
            <table:table-cell table:style-name="Дивиденды.B31" office:value-type="string">
              <text:p text:style-name="P13">BA</text:p>
            </table:table-cell>
            <table:table-cell table:style-name="Дивиденды.C31" office:value-type="string">
              <text:p text:style-name="P14">4.36</text:p>
            </table:table-cell>
            <table:table-cell table:style-name="Дивиденды.D31" office:value-type="string">
              <text:p text:style-name="P14">3.55</text:p>
            </table:table-cell>
          </table:table-row>
          <table:table-row>
            <table:table-cell table:style-name="Дивиденды.A31" office:value-type="string">
              <text:p text:style-name="P13">Caterpillar, Inc.</text:p>
            </table:table-cell>
            <table:table-cell table:style-name="Дивиденды.B31" office:value-type="string">
              <text:p text:style-name="P13">CAT</text:p>
            </table:table-cell>
            <table:table-cell table:style-name="Дивиденды.C31" office:value-type="string">
              <text:p text:style-name="P14">3.08</text:p>
            </table:table-cell>
            <table:table-cell table:style-name="Дивиденды.D31" office:value-type="string">
              <text:p text:style-name="P14">4.29</text:p>
            </table:table-cell>
          </table:table-row>
          <table:table-row>
            <table:table-cell table:style-name="Дивиденды.A31" office:value-type="string">
              <text:p text:style-name="P13">Cisco Systems</text:p>
            </table:table-cell>
            <table:table-cell table:style-name="Дивиденды.B31" office:value-type="string">
              <text:p text:style-name="P13">CSCO</text:p>
            </table:table-cell>
            <table:table-cell table:style-name="Дивиденды.C31" office:value-type="string">
              <text:p text:style-name="P14">1.04</text:p>
            </table:table-cell>
            <table:table-cell table:style-name="Дивиденды.D31" office:value-type="string">
              <text:p text:style-name="P14">3.77</text:p>
            </table:table-cell>
          </table:table-row>
          <table:table-row>
            <table:table-cell table:style-name="Дивиденды.A31" office:value-type="string">
              <text:p text:style-name="P13">Chevron Corp.</text:p>
            </table:table-cell>
            <table:table-cell table:style-name="Дивиденды.B31" office:value-type="string">
              <text:p text:style-name="P13">CVX</text:p>
            </table:table-cell>
            <table:table-cell table:style-name="Дивиденды.C31" office:value-type="string">
              <text:p text:style-name="P14">4.28</text:p>
            </table:table-cell>
            <table:table-cell table:style-name="Дивиденды.D31" office:value-type="string">
              <text:p text:style-name="P14">4.61</text:p>
            </table:table-cell>
          </table:table-row>
          <table:table-row>
            <table:table-cell table:style-name="Дивиденды.A31" office:value-type="string">
              <text:p text:style-name="P13">Coca-Cola Co.</text:p>
            </table:table-cell>
            <table:table-cell table:style-name="Дивиденды.B31" office:value-type="string">
              <text:p text:style-name="P13">KO</text:p>
            </table:table-cell>
            <table:table-cell table:style-name="Дивиденды.C31" office:value-type="string">
              <text:p text:style-name="P14">1.40</text:p>
            </table:table-cell>
            <table:table-cell table:style-name="Дивиденды.D31" office:value-type="string">
              <text:p text:style-name="P14">3.10</text:p>
            </table:table-cell>
          </table:table-row>
          <table:table-row>
            <table:table-cell table:style-name="Дивиденды.A31" office:value-type="string">
              <text:p text:style-name="P13">E.I. du Pont de Nemours &amp; Co.</text:p>
            </table:table-cell>
            <table:table-cell table:style-name="Дивиденды.B31" office:value-type="string">
              <text:p text:style-name="P13">DD</text:p>
            </table:table-cell>
            <table:table-cell table:style-name="Дивиденды.C31" office:value-type="string">
              <text:p text:style-name="P14">1.52</text:p>
            </table:table-cell>
            <table:table-cell table:style-name="Дивиденды.D31" office:value-type="string">
              <text:p text:style-name="P14">2.40</text:p>
            </table:table-cell>
          </table:table-row>
          <table:table-row>
            <table:table-cell table:style-name="Дивиденды.A31" office:value-type="string">
              <text:p text:style-name="P13">Exxon Mobil Corp.</text:p>
            </table:table-cell>
            <table:table-cell table:style-name="Дивиденды.B31" office:value-type="string">
              <text:p text:style-name="P13">XOM</text:p>
            </table:table-cell>
            <table:table-cell table:style-name="Дивиденды.C31" office:value-type="string">
              <text:p text:style-name="P14">2.92</text:p>
            </table:table-cell>
            <table:table-cell table:style-name="Дивиденды.D31" office:value-type="string">
              <text:p text:style-name="P14">3.54</text:p>
            </table:table-cell>
          </table:table-row>
          <table:table-row>
            <table:table-cell table:style-name="Дивиденды.A31" office:value-type="string">
              <text:p text:style-name="P13">General Electric Co.</text:p>
            </table:table-cell>
            <table:table-cell table:style-name="Дивиденды.B31" office:value-type="string">
              <text:p text:style-name="P13">GE</text:p>
            </table:table-cell>
            <table:table-cell table:style-name="Дивиденды.C31" office:value-type="string">
              <text:p text:style-name="P14">0.92</text:p>
            </table:table-cell>
            <table:table-cell table:style-name="Дивиденды.D31" office:value-type="string">
              <text:p text:style-name="P14">3.06</text:p>
            </table:table-cell>
          </table:table-row>
          <table:table-row>
            <table:table-cell table:style-name="Дивиденды.A31" office:value-type="string">
              <text:p text:style-name="P13">The Goldman Sachs Group, Inc.</text:p>
            </table:table-cell>
            <table:table-cell table:style-name="Дивиденды.B31" office:value-type="string">
              <text:p text:style-name="P13">GS</text:p>
            </table:table-cell>
            <table:table-cell table:style-name="Дивиденды.C31" office:value-type="string">
              <text:p text:style-name="P14">2.60</text:p>
            </table:table-cell>
            <table:table-cell table:style-name="Дивиденды.D31" office:value-type="string">
              <text:p text:style-name="P14">1.73</text:p>
            </table:table-cell>
          </table:table-row>
          <table:table-row>
            <table:table-cell table:style-name="Дивиденды.A31" office:value-type="string">
              <text:p text:style-name="P13">Home Depot, Inc.</text:p>
            </table:table-cell>
            <table:table-cell table:style-name="Дивиденды.B31" office:value-type="string">
              <text:p text:style-name="P13">HD</text:p>
            </table:table-cell>
            <table:table-cell table:style-name="Дивиденды.C31" office:value-type="string">
              <text:p text:style-name="P14">2.76</text:p>
            </table:table-cell>
            <table:table-cell table:style-name="Дивиденды.D31" office:value-type="string">
              <text:p text:style-name="P14">2.19</text:p>
            </table:table-cell>
          </table:table-row>
          <text:soft-page-break/>
          <table:table-row>
            <table:table-cell table:style-name="Дивиденды.A31" office:value-type="string">
              <text:p text:style-name="P13">Intel Corp.</text:p>
            </table:table-cell>
            <table:table-cell table:style-name="Дивиденды.B31" office:value-type="string">
              <text:p text:style-name="P13">INTC</text:p>
            </table:table-cell>
            <table:table-cell table:style-name="Дивиденды.C31" office:value-type="string">
              <text:p text:style-name="P14">1.04</text:p>
            </table:table-cell>
            <table:table-cell table:style-name="Дивиденды.D31" office:value-type="string">
              <text:p text:style-name="P14">3.77</text:p>
            </table:table-cell>
          </table:table-row>
          <table:table-row>
            <table:table-cell table:style-name="Дивиденды.A31" office:value-type="string">
              <text:p text:style-name="P13">International Business Machines Corp. </text:p>
            </table:table-cell>
            <table:table-cell table:style-name="Дивиденды.B31" office:value-type="string">
              <text:p text:style-name="P13">IBM</text:p>
            </table:table-cell>
            <table:table-cell table:style-name="Дивиденды.C31" office:value-type="string">
              <text:p text:style-name="P14">5.20</text:p>
            </table:table-cell>
            <table:table-cell table:style-name="Дивиденды.D31" office:value-type="string">
              <text:p text:style-name="P14">3.70</text:p>
            </table:table-cell>
          </table:table-row>
          <table:table-row>
            <table:table-cell table:style-name="Дивиденды.A31" office:value-type="string">
              <text:p text:style-name="P13">JPMorgan Chase and Co.</text:p>
            </table:table-cell>
            <table:table-cell table:style-name="Дивиденды.B31" office:value-type="string">
              <text:p text:style-name="P13">JPM</text:p>
            </table:table-cell>
            <table:table-cell table:style-name="Дивиденды.C31" office:value-type="string">
              <text:p text:style-name="P14">1.76</text:p>
            </table:table-cell>
            <table:table-cell table:style-name="Дивиденды.D31" office:value-type="string">
              <text:p text:style-name="P14">2.98</text:p>
            </table:table-cell>
          </table:table-row>
          <table:table-row>
            <table:table-cell table:style-name="Дивиденды.A31" office:value-type="string">
              <text:p text:style-name="P13">Johnson &amp; Johnson Inc.</text:p>
            </table:table-cell>
            <table:table-cell table:style-name="Дивиденды.B31" office:value-type="string">
              <text:p text:style-name="P13">JNJ</text:p>
            </table:table-cell>
            <table:table-cell table:style-name="Дивиденды.C31" office:value-type="string">
              <text:p text:style-name="P14">3.00</text:p>
            </table:table-cell>
            <table:table-cell table:style-name="Дивиденды.D31" office:value-type="string">
              <text:p text:style-name="P14">2.81</text:p>
            </table:table-cell>
          </table:table-row>
          <table:table-row>
            <table:table-cell table:style-name="Дивиденды.A31" office:value-type="string">
              <text:p text:style-name="P13">McDonald’s Corp.</text:p>
            </table:table-cell>
            <table:table-cell table:style-name="Дивиденды.B31" office:value-type="string">
              <text:p text:style-name="P13">MCD</text:p>
            </table:table-cell>
            <table:table-cell table:style-name="Дивиденды.C31" office:value-type="string">
              <text:p text:style-name="P14">3.56</text:p>
            </table:table-cell>
            <table:table-cell table:style-name="Дивиденды.D31" office:value-type="string">
              <text:p text:style-name="P14">2.98</text:p>
            </table:table-cell>
          </table:table-row>
          <table:table-row>
            <table:table-cell table:style-name="Дивиденды.A31" office:value-type="string">
              <text:p text:style-name="P13">Merck &amp; Co., Inc.</text:p>
            </table:table-cell>
            <table:table-cell table:style-name="Дивиденды.B31" office:value-type="string">
              <text:p text:style-name="P13">MRK</text:p>
            </table:table-cell>
            <table:table-cell table:style-name="Дивиденды.C31" office:value-type="string">
              <text:p text:style-name="P14">1.84</text:p>
            </table:table-cell>
            <table:table-cell table:style-name="Дивиденды.D31" office:value-type="string">
              <text:p text:style-name="P14">3.51</text:p>
            </table:table-cell>
          </table:table-row>
          <table:table-row>
            <table:table-cell table:style-name="Дивиденды.A31" office:value-type="string">
              <text:p text:style-name="P13">Microsoft Corp.</text:p>
            </table:table-cell>
            <table:table-cell table:style-name="Дивиденды.B31" office:value-type="string">
              <text:p text:style-name="P13">MSFT</text:p>
            </table:table-cell>
            <table:table-cell table:style-name="Дивиденды.C31" office:value-type="string">
              <text:p text:style-name="P14">1.44</text:p>
            </table:table-cell>
            <table:table-cell table:style-name="Дивиденды.D31" office:value-type="string">
              <text:p text:style-name="P14">2.73</text:p>
            </table:table-cell>
          </table:table-row>
          <table:table-row>
            <table:table-cell table:style-name="Дивиденды.A31" office:value-type="string">
              <text:p text:style-name="P13">Nike Inc. </text:p>
            </table:table-cell>
            <table:table-cell table:style-name="Дивиденды.B31" office:value-type="string">
              <text:p text:style-name="P13">NKE</text:p>
            </table:table-cell>
            <table:table-cell table:style-name="Дивиденды.C31" office:value-type="string">
              <text:p text:style-name="P14">0.64</text:p>
            </table:table-cell>
            <table:table-cell table:style-name="Дивиденды.D31" office:value-type="string">
              <text:p text:style-name="P14">1.10</text:p>
            </table:table-cell>
          </table:table-row>
          <table:table-row>
            <table:table-cell table:style-name="Дивиденды.A31" office:value-type="string">
              <text:p text:style-name="P13">Pfizer, Inc.</text:p>
            </table:table-cell>
            <table:table-cell table:style-name="Дивиденды.B31" office:value-type="string">
              <text:p text:style-name="P13">PFE</text:p>
            </table:table-cell>
            <table:table-cell table:style-name="Дивиденды.C31" office:value-type="string">
              <text:p text:style-name="P14">1.20</text:p>
            </table:table-cell>
            <table:table-cell table:style-name="Дивиденды.D31" office:value-type="string">
              <text:p text:style-name="P14">4.03</text:p>
            </table:table-cell>
          </table:table-row>
          <table:table-row>
            <table:table-cell table:style-name="Дивиденды.A31" office:value-type="string">
              <text:p text:style-name="P13">Procter &amp; Gamble Co.</text:p>
            </table:table-cell>
            <table:table-cell table:style-name="Дивиденды.B31" office:value-type="string">
              <text:p text:style-name="P13">PG</text:p>
            </table:table-cell>
            <table:table-cell table:style-name="Дивиденды.C31" office:value-type="string">
              <text:p text:style-name="P14">2.65</text:p>
            </table:table-cell>
            <table:table-cell table:style-name="Дивиденды.D31" office:value-type="string">
              <text:p text:style-name="P14">3.20</text:p>
            </table:table-cell>
          </table:table-row>
          <table:table-row>
            <table:table-cell table:style-name="Дивиденды.A31" office:value-type="string">
              <text:p text:style-name="P13">Travelers</text:p>
            </table:table-cell>
            <table:table-cell table:style-name="Дивиденды.B31" office:value-type="string">
              <text:p text:style-name="P13">TRV</text:p>
            </table:table-cell>
            <table:table-cell table:style-name="Дивиденды.C31" office:value-type="string">
              <text:p text:style-name="P14">2.44</text:p>
            </table:table-cell>
            <table:table-cell table:style-name="Дивиденды.D31" office:value-type="string">
              <text:p text:style-name="P14">2.19</text:p>
            </table:table-cell>
          </table:table-row>
          <table:table-row>
            <table:table-cell table:style-name="Дивиденды.A31" office:value-type="string">
              <text:p text:style-name="P13">UnitedHealth Group Inc </text:p>
            </table:table-cell>
            <table:table-cell table:style-name="Дивиденды.B31" office:value-type="string">
              <text:p text:style-name="P13">UNH</text:p>
            </table:table-cell>
            <table:table-cell table:style-name="Дивиденды.C31" office:value-type="string">
              <text:p text:style-name="P14">2.00</text:p>
            </table:table-cell>
            <table:table-cell table:style-name="Дивиденды.D31" office:value-type="string">
              <text:p text:style-name="P14">1.65</text:p>
            </table:table-cell>
          </table:table-row>
          <table:table-row>
            <table:table-cell table:style-name="Дивиденды.A31" office:value-type="string">
              <text:p text:style-name="P13">United Technologies Corp.</text:p>
            </table:table-cell>
            <table:table-cell table:style-name="Дивиденды.B31" office:value-type="string">
              <text:p text:style-name="P13">UTX</text:p>
            </table:table-cell>
            <table:table-cell table:style-name="Дивиденды.C31" office:value-type="string">
              <text:p text:style-name="P14">2.56</text:p>
            </table:table-cell>
            <table:table-cell table:style-name="Дивиденды.D31" office:value-type="string">
              <text:p text:style-name="P14">2.65</text:p>
            </table:table-cell>
          </table:table-row>
          <table:table-row>
            <table:table-cell table:style-name="Дивиденды.A31" office:value-type="string">
              <text:p text:style-name="P13">Verizon Communications</text:p>
            </table:table-cell>
            <table:table-cell table:style-name="Дивиденды.B31" office:value-type="string">
              <text:p text:style-name="P13">VZ</text:p>
            </table:table-cell>
            <table:table-cell table:style-name="Дивиденды.C31" office:value-type="string">
              <text:p text:style-name="P14">2.26</text:p>
            </table:table-cell>
            <table:table-cell table:style-name="Дивиденды.D31" office:value-type="string">
              <text:p text:style-name="P14">4.32</text:p>
            </table:table-cell>
          </table:table-row>
          <table:table-row>
            <table:table-cell table:style-name="Дивиденды.A31" office:value-type="string">
              <text:p text:style-name="P13">Visa, Inc.</text:p>
            </table:table-cell>
            <table:table-cell table:style-name="Дивиденды.B31" office:value-type="string">
              <text:p text:style-name="P13">V</text:p>
            </table:table-cell>
            <table:table-cell table:style-name="Дивиденды.C31" office:value-type="string">
              <text:p text:style-name="P14">0.56</text:p>
            </table:table-cell>
            <table:table-cell table:style-name="Дивиденды.D31" office:value-type="string">
              <text:p text:style-name="P14">0.79</text:p>
            </table:table-cell>
          </table:table-row>
          <table:table-row>
            <table:table-cell table:style-name="Дивиденды.A31" office:value-type="string">
              <text:p text:style-name="P13">Wal-Mart Stores, Inc. </text:p>
            </table:table-cell>
            <table:table-cell table:style-name="Дивиденды.B31" office:value-type="string">
              <text:p text:style-name="P13">WMT</text:p>
            </table:table-cell>
            <table:table-cell table:style-name="Дивиденды.C31" office:value-type="string">
              <text:p text:style-name="P14">2.00</text:p>
            </table:table-cell>
            <table:table-cell table:style-name="Дивиденды.D31" office:value-type="string">
              <text:p text:style-name="P14">2.96</text:p>
            </table:table-cell>
          </table:table-row>
          <table:table-row>
            <table:table-cell table:style-name="Дивиденды.A31" office:value-type="string">
              <text:p text:style-name="P13">Walt Disney Co.</text:p>
            </table:table-cell>
            <table:table-cell table:style-name="Дивиденды.B31" office:value-type="string">
              <text:p text:style-name="P13">DIS</text:p>
            </table:table-cell>
            <table:table-cell table:style-name="Дивиденды.C31" office:value-type="string">
              <text:p text:style-name="P14">1.42</text:p>
            </table:table-cell>
            <table:table-cell table:style-name="Дивиденды.D31" office:value-type="string">
              <text:p text:style-name="P14">1.45</text:p>
            </table:table-cell>
          </table:table-row>
        </table:table>
        <text:p text:style-name="P68">Таблица <text:span text:style-name="T337">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69"><text:span text:style-name="T338">И</text:span>з таблицы <text:span text:style-name="T337">2</text:span> <text:span text:style-name="T338">в</text:span>идно, что<text:span text:style-name="T338">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70"><text:span text:style-name="T339">Как правило, б</text:span>ольшую часть дохода составляет <text:span text:style-name="T339">всё-таки </text:span>прирост курсовой стоимости акций <text:span text:style-name="T340">[11]</text:span>. <text:span text:style-name="T341">Это обусловлено тем, что акции (в</text:span> отличие, <text:span text:style-name="T342">например,</text:span> от <text:span text:style-name="T343">корпоративных </text:span>облигаций<text:span text:style-name="T341">)</text:span> <text:span text:style-name="T341">отражают</text:span> реальные активы <text:span text:style-name="T342">данной </text:span>компании, <text:span text:style-name="T342">и, в условиях свободного рынка, это безусловно</text:span> отражается на их рыночной цене. <text:span text:style-name="T344">В случае, если бизнес компании идет хорошо, она </text:span><text:soft-page-break/><text:span text:style-name="T344">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44">некоторой компании</text:span>, инвестор <text:s/>рассчитывает не столько на получение <text:span text:style-name="T344">дивидендного</text:span> дохода, сколько на получение совокупного дохода, <text:span text:style-name="T344">обусловленного развитием данной компании и ростом цены</text:span> <text:span text:style-name="T345">её </text:span>акций <text:span text:style-name="T344">в будущем</text:span>.</text:p>
        <text:p text:style-name="P71">В соответствии со всем вышеуказанным, полная годовая доходность определяется по формуле:</text:p>
        <text:p text:style-name="P72"><draw:frame draw:style-name="fr7" draw:name="Object109" text:anchor-type="as-char" svg:y="-0.691cm" svg:width="3.113cm" svg:height="1.132cm" draw:z-index="5"><draw:object xlink:href="./Object 1" xlink:type="simple" xlink:show="embed" xlink:actuate="onLoad"/><draw:image xlink:href="./ObjectReplacements/Object 1" xlink:type="simple" xlink:show="embed" xlink:actuate="onLoad"/><svg:desc>formula</svg:desc></draw:frame>, <text:span text:style-name="T346">где </text:span><text:span text:style-name="T346"><draw:frame draw:style-name="fr7" draw:name="Object95" text:anchor-type="as-char" svg:y="-0.377cm" svg:width="0.624cm" svg:height="0.531cm" draw:z-index="6"><draw:object xlink:href="./Object 2" xlink:type="simple" xlink:show="embed" xlink:actuate="onLoad"/><draw:image xlink:href="./ObjectReplacements/Object 2" xlink:type="simple" xlink:show="embed" xlink:actuate="onLoad"/><svg:desc>formula</svg:desc></draw:frame></text:span><text:span text:style-name="T346">- <text:s/>текущая цена акции, </text:span><text:span text:style-name="T346"><draw:frame draw:style-name="fr7" draw:name="Object110" text:anchor-type="as-char" svg:y="-0.377cm" svg:width="0.619cm" svg:height="0.533cm" draw:z-index="7"><draw:object xlink:href="./Object 3" xlink:type="simple" xlink:show="embed" xlink:actuate="onLoad"/><draw:image xlink:href="./ObjectReplacements/Object 3" xlink:type="simple" xlink:show="embed" xlink:actuate="onLoad"/><svg:desc>formula</svg:desc></draw:frame></text:span><text:span text:style-name="T346">- ожидаемая цена акции в следующем инвестиционном периоде (как правило, через год), </text:span><text:span text:style-name="T346"><draw:frame draw:style-name="fr7" draw:name="Object138" text:anchor-type="as-char" svg:y="-0.377cm" svg:width="0.57cm" svg:height="0.533cm" draw:z-index="8"><draw:object xlink:href="./Object 4" xlink:type="simple" xlink:show="embed" xlink:actuate="onLoad"/><draw:image xlink:href="./ObjectReplacements/Object 4" xlink:type="simple" xlink:show="embed" xlink:actuate="onLoad"/><svg:desc>formula</svg:desc></draw:frame></text:span><text:span text:style-name="T346">- размер выплачиваемых за этот период дивидендов.</text:span></text:p>
        <text:p text:style-name="P73">Для случая с владением <text:span text:style-name="T347">акциями </text:span>в течение <text:span text:style-name="T347">нескольк</text:span>их<text:span text:style-name="T347"> лет, </text:span>формула вычисления <text:span text:style-name="T347">полн</text:span>ой<text:span text:style-name="T347"> доходност</text:span>и принимает вид:</text:p>
        <text:p text:style-name="P74"><draw:frame draw:style-name="fr7" draw:name="Object140" text:anchor-type="as-char" svg:y="-1.291cm" svg:width="4.399cm" svg:height="1.734cm" draw:z-index="9"><draw:object xlink:href="./Object 5" xlink:type="simple" xlink:show="embed" xlink:actuate="onLoad"/><draw:image xlink:href="./ObjectReplacements/Object 5" xlink:type="simple" xlink:show="embed" xlink:actuate="onLoad"/><svg:desc>formula</svg:desc></draw:frame>, где <text:s/><draw:frame draw:style-name="fr7" draw:name="Object139" text:anchor-type="as-char" svg:y="-0.377cm" svg:width="0.524cm" svg:height="0.533cm" draw:z-index="10"><draw:object xlink:href="./Object 6" xlink:type="simple" xlink:show="embed" xlink:actuate="onLoad"/><draw:image xlink:href="./ObjectReplacements/Object 6" xlink:type="simple" xlink:show="embed" xlink:actuate="onLoad"/><svg:desc>formula</svg:desc></draw:frame>- <text:span text:style-name="T348">полная доходность в расчете на год;</text:span> <draw:frame draw:style-name="fr7" draw:name="Object141" text:anchor-type="as-char" svg:y="-0.377cm" svg:width="0.519cm" svg:height="0.533cm" draw:z-index="11"><draw:object xlink:href="./Object 7" xlink:type="simple" xlink:show="embed" xlink:actuate="onLoad"/><draw:image xlink:href="./ObjectReplacements/Object 7" xlink:type="simple" xlink:show="embed" xlink:actuate="onLoad"/><svg:desc>formula</svg:desc></draw:frame><text:span text:style-name="T253">— размер выплаченных дивидендов выплаты в </text:span><text:span text:style-name="T253"><draw:frame draw:style-name="fr7" draw:name="Object142" text:anchor-type="as-char" svg:y="-0.377cm" svg:width="0.326cm" svg:height="0.469cm" draw:z-index="12"><draw:object xlink:href="./Object 8" xlink:type="simple" xlink:show="embed" xlink:actuate="onLoad"/><draw:image xlink:href="./ObjectReplacements/Object 8" xlink:type="simple" xlink:show="embed" xlink:actuate="onLoad"/><svg:desc>formula</svg:desc></draw:frame></text:span><text:span text:style-name="T253">-м году; </text:span><text:span text:style-name="T253"><draw:frame draw:style-name="fr7" draw:name="Object143" text:anchor-type="as-char" svg:y="-0.377cm" svg:width="0.626cm" svg:height="0.533cm" draw:z-index="13"><draw:object xlink:href="./Object 9" xlink:type="simple" xlink:show="embed" xlink:actuate="onLoad"/><draw:image xlink:href="./ObjectReplacements/Object 9" xlink:type="simple" xlink:show="embed" xlink:actuate="onLoad"/><svg:desc>formula</svg:desc></draw:frame></text:span><text:span text:style-name="T253">— цена приобретения акций;</text:span><text:span text:style-name="T253"><draw:frame draw:style-name="fr7" draw:name="Object145" text:anchor-type="as-char" svg:y="-0.377cm" svg:width="0.626cm" svg:height="0.533cm" draw:z-index="14"><draw:object xlink:href="./Object 10" xlink:type="simple" xlink:show="embed" xlink:actuate="onLoad"/><draw:image xlink:href="./ObjectReplacements/Object 10" xlink:type="simple" xlink:show="embed" xlink:actuate="onLoad"/><svg:desc>formula</svg:desc></draw:frame></text:span><text:span text:style-name="T253">— рыночная цена акции в году</text:span><text:span text:style-name="T253"><draw:frame draw:style-name="fr7" draw:name="Object144" text:anchor-type="as-char" svg:y="-0.377cm" svg:width="0.422cm" svg:height="0.469cm" draw:z-index="15"><draw:object xlink:href="./Object 11" xlink:type="simple" xlink:show="embed" xlink:actuate="onLoad"/><draw:image xlink:href="./ObjectReplacements/Object 11" xlink:type="simple" xlink:show="embed" xlink:actuate="onLoad"/><svg:desc>formula</svg:desc></draw:frame></text:span><text:span text:style-name="T253">; <text:s/></text:span><text:span text:style-name="T253"><draw:frame draw:style-name="fr7" draw:name="Object146" text:anchor-type="as-char" svg:y="-0.377cm" svg:width="0.482cm" svg:height="0.469cm" draw:z-index="16"><draw:object xlink:href="./Object 12" xlink:type="simple" xlink:show="embed" xlink:actuate="onLoad"/><draw:image xlink:href="./ObjectReplacements/Object 12" xlink:type="simple" xlink:show="embed" xlink:actuate="onLoad"/><svg:desc>formula</svg:desc></draw:frame></text:span><text:span text:style-name="T253">— число лет владения акциями; </text:span><text:span text:style-name="T253"><draw:frame draw:style-name="fr7" draw:name="Object147" text:anchor-type="as-char" svg:y="-0.377cm" svg:width="1.605cm" svg:height="0.483cm" draw:z-index="17"><draw:object xlink:href="./Object 13" xlink:type="simple" xlink:show="embed" xlink:actuate="onLoad"/><draw:image xlink:href="./ObjectReplacements/Object 13" xlink:type="simple" xlink:show="embed" xlink:actuate="onLoad"/><svg:desc>formula</svg:desc></draw:frame></text:span><text:span text:style-name="T253">— год владения акциями.</text:span></text:p>
        <text:p text:style-name="P75">Вложения в акции могу носить как долгосрочный (инвестиционный), так и краткосрочный (спекулятивный) характер. <text:span text:style-name="T349">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76"><text:soft-page-break/><text:span text:style-name="T350">Одним из основных</text:span> свойств акций является высокая <text:span text:style-name="T350">волатильность</text:span> <text:span text:style-name="T254">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волатильностью), такого рода операции могут также обернуться и значительными убытками.</text:span></text:p>
        <text:p text:style-name="P78">Рассматривая соотношение между дивидендной доходностью и доходностью от <text:span text:style-name="T350">изменения цены акций</text:span>, можно заметить, что в историческ<text:span text:style-name="T350">ой перспективе</text:span> в общей доходности все большую роль играет именно <text:span text:style-name="T350">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31">Страна</text:p>
            </table:table-cell>
            <table:table-cell table:style-name="Table4.A1" table:number-rows-spanned="2" office:value-type="string">
              <text:p text:style-name="P31">Годы</text:p>
            </table:table-cell>
            <table:table-cell table:style-name="Table4.A1" table:number-rows-spanned="2" office:value-type="string">
              <text:p text:style-name="P31">Полная доходность</text:p>
            </table:table-cell>
            <table:table-cell table:style-name="Table4.D1" table:number-columns-spanned="2" office:value-type="string">
              <text:p text:style-name="P32">В том числе</text:p>
            </table:table-cell>
            <table:covered-table-cell/>
          </table:table-row>
          <table:table-row>
            <table:covered-table-cell/>
            <table:covered-table-cell/>
            <table:covered-table-cell/>
            <table:table-cell table:style-name="Table4.D2" office:value-type="string">
              <text:p text:style-name="P32">Дивидендная доходность</text:p>
            </table:table-cell>
            <table:table-cell table:style-name="Table4.E2" office:value-type="string">
              <text:p text:style-name="P32">Прирост курсовой стоимости</text:p>
            </table:table-cell>
          </table:table-row>
          <table:table-row>
            <table:table-cell table:style-name="Table4.A5" table:number-rows-spanned="3" office:value-type="string">
              <text:p text:style-name="P32">США</text:p>
            </table:table-cell>
            <table:table-cell table:style-name="Table4.D11" office:value-type="string">
              <text:p text:style-name="P32">1802-1900</text:p>
            </table:table-cell>
            <table:table-cell table:style-name="Table4.D11" office:value-type="string">
              <text:p text:style-name="P33">5,89</text:p>
            </table:table-cell>
            <table:table-cell table:style-name="Table4.D11" office:value-type="string">
              <text:p text:style-name="P33">5,18</text:p>
            </table:table-cell>
            <table:table-cell table:style-name="Table4.E11" office:value-type="string">
              <text:p text:style-name="P33">0,71</text:p>
            </table:table-cell>
          </table:table-row>
          <table:table-row>
            <table:covered-table-cell/>
            <table:table-cell table:style-name="Table4.D11" office:value-type="string">
              <text:p text:style-name="P32">1900-1995</text:p>
            </table:table-cell>
            <table:table-cell table:style-name="Table4.D11" office:value-type="string">
              <text:p text:style-name="P33">9,78</text:p>
            </table:table-cell>
            <table:table-cell table:style-name="Table4.D11" office:value-type="string">
              <text:p text:style-name="P33">4,84</text:p>
            </table:table-cell>
            <table:table-cell table:style-name="Table4.E11" office:value-type="string">
              <text:p text:style-name="P33">4,94</text:p>
            </table:table-cell>
          </table:table-row>
          <table:table-row>
            <table:covered-table-cell/>
            <table:table-cell table:style-name="Table4.D11" office:value-type="string">
              <text:p text:style-name="P32">1950-2005</text:p>
            </table:table-cell>
            <table:table-cell table:style-name="Table4.D11" office:value-type="string">
              <text:p text:style-name="P33">12,1</text:p>
            </table:table-cell>
            <table:table-cell table:style-name="Table4.D11" office:value-type="string">
              <text:p text:style-name="P33">3,8</text:p>
            </table:table-cell>
            <table:table-cell table:style-name="Table4.E11" office:value-type="string">
              <text:p text:style-name="P33">8,3</text:p>
            </table:table-cell>
          </table:table-row>
          <table:table-row>
            <table:table-cell table:style-name="Table4.A8" table:number-rows-spanned="3" office:value-type="string">
              <text:p text:style-name="P32">Великобритания</text:p>
            </table:table-cell>
            <table:table-cell table:style-name="Table4.D11" office:value-type="string">
              <text:p text:style-name="P32">1800-1900</text:p>
            </table:table-cell>
            <table:table-cell table:style-name="Table4.D11" office:value-type="string">
              <text:p text:style-name="P33">4,69</text:p>
            </table:table-cell>
            <table:table-cell table:style-name="Table4.D11" office:value-type="string">
              <text:p text:style-name="P33">3,91</text:p>
            </table:table-cell>
            <table:table-cell table:style-name="Table4.E11" office:value-type="string">
              <text:p text:style-name="P33">0,79</text:p>
            </table:table-cell>
          </table:table-row>
          <table:table-row>
            <table:covered-table-cell/>
            <table:table-cell table:style-name="Table4.D11" office:value-type="string">
              <text:p text:style-name="P32">1900-1995</text:p>
            </table:table-cell>
            <table:table-cell table:style-name="Table4.D11" office:value-type="string">
              <text:p text:style-name="P33">8,86</text:p>
            </table:table-cell>
            <table:table-cell table:style-name="Table4.D11" office:value-type="string">
              <text:p text:style-name="P33">4,94</text:p>
            </table:table-cell>
            <table:table-cell table:style-name="Table4.E11" office:value-type="string">
              <text:p text:style-name="P33">3,92</text:p>
            </table:table-cell>
          </table:table-row>
          <table:table-row>
            <table:covered-table-cell/>
            <table:table-cell table:style-name="Table4.D11" office:value-type="string">
              <text:p text:style-name="P32">1950-2005</text:p>
            </table:table-cell>
            <table:table-cell table:style-name="Table4.D11" office:value-type="string">
              <text:p text:style-name="P33">12,7</text:p>
            </table:table-cell>
            <table:table-cell table:style-name="Table4.D11" office:value-type="string">
              <text:p text:style-name="P33">5,1</text:p>
            </table:table-cell>
            <table:table-cell table:style-name="Table4.E11" office:value-type="string">
              <text:p text:style-name="P33">7,6</text:p>
            </table:table-cell>
          </table:table-row>
          <table:table-row>
            <table:table-cell table:style-name="Table4.A11" table:number-rows-spanned="3" office:value-type="string">
              <text:p text:style-name="P32">Германия</text:p>
            </table:table-cell>
            <table:table-cell table:style-name="Table4.D11" office:value-type="string">
              <text:p text:style-name="P32">1870-1913</text:p>
            </table:table-cell>
            <table:table-cell table:style-name="Table4.D11" office:value-type="string">
              <text:p text:style-name="P33">6,92</text:p>
            </table:table-cell>
            <table:table-cell table:style-name="Table4.D11" office:value-type="string">
              <text:p text:style-name="P33">5,59</text:p>
            </table:table-cell>
            <table:table-cell table:style-name="Table4.E11" office:value-type="string">
              <text:p text:style-name="P33">1,33</text:p>
            </table:table-cell>
          </table:table-row>
          <table:table-row>
            <table:covered-table-cell/>
            <table:table-cell table:style-name="Table4.D11" office:value-type="string">
              <text:p text:style-name="P32">1900-1995</text:p>
            </table:table-cell>
            <table:table-cell table:style-name="Table4.D11" office:value-type="string">
              <text:p text:style-name="P33">5,80</text:p>
            </table:table-cell>
            <table:table-cell table:style-name="Table4.D11" office:value-type="string">
              <text:p text:style-name="P33">1,91</text:p>
            </table:table-cell>
            <table:table-cell table:style-name="Table4.E11" office:value-type="string">
              <text:p text:style-name="P33">3,91</text:p>
            </table:table-cell>
          </table:table-row>
          <table:table-row>
            <table:covered-table-cell/>
            <table:table-cell table:style-name="Table4.D11" office:value-type="string">
              <text:p text:style-name="P32">1950-2005</text:p>
            </table:table-cell>
            <table:table-cell table:style-name="Table4.D11" office:value-type="string">
              <text:p text:style-name="P33">12,3</text:p>
            </table:table-cell>
            <table:table-cell table:style-name="Table4.D11" office:value-type="string">
              <text:p text:style-name="P33">3,3</text:p>
            </table:table-cell>
            <table:table-cell table:style-name="Table4.E11" office:value-type="string">
              <text:p text:style-name="P33">9,0</text:p>
            </table:table-cell>
          </table:table-row>
        </table:table>
        <text:p text:style-name="P77">Таблица <text:span text:style-name="T351">3 — </text:span><text:s/>Среднегодовая доходность акций <text:span text:style-name="T256">в %</text:span>. Источник — [11].</text:p>
        <text:p text:style-name="P77"/>
        <text:p text:style-name="P79"><text:soft-page-break/>Как свидетельствуют приведенные в таблице <text:span text:style-name="T352">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79"/>
        <text:h text:style-name="P296" text:outline-level="2"><text:bookmark-start text:name="__RefHeading___Toc1809_1435979290"/>1.<text:span text:style-name="T353">3</text:span>. <text:span text:style-name="T195">Инвестиционный процесс</text:span><text:bookmark-end text:name="__RefHeading___Toc1809_1435979290"/></text:h>
        <text:p text:style-name="P43">Процесс осуществления некоторой инвестиции называется инвестиционным процессом, и представляет собой процесс принятия различного рода решений относительно ценных бумаг, в которые будут совершаться <text:s/>инвестиции, а также срок<text:span text:style-name="T354">ов</text:span> инвестирования и объем<text:span text:style-name="T354">ов</text:span> вложений.</text:p>
        <text:p text:style-name="P44">Инвестиционный процесс <text:span text:style-name="T355">может быть условно разделен на</text:span> пять этапов <text:span text:style-name="T356">[3]</text:span>:</text:p>
        <text:list xml:id="list4598254311451771016" text:style-name="WW8Num6">
          <text:list-item>
            <text:p text:style-name="P241">Выбор инвестиционной политики</text:p>
          </text:list-item>
          <text:list-item>
            <text:p text:style-name="P241">Анализ рынка ценных бумаг</text:p>
          </text:list-item>
          <text:list-item>
            <text:p text:style-name="P241">Формирование портфеля ценных бумаг.</text:p>
          </text:list-item>
          <text:list-item>
            <text:p text:style-name="P241">Пересмотр портфеля ценных бумаг.</text:p>
          </text:list-item>
          <text:list-item>
            <text:p text:style-name="P241">Оценка эффективности портфеля ценных бумаг.</text:p>
          </text:list-item>
        </text:list>
        <text:h text:style-name="P291" text:outline-level="3">1.<text:span text:style-name="T353">3</text:span>.1. <text:span text:style-name="T357">Выбор и</text:span>нвестиционн<text:span text:style-name="T357">ой</text:span> политик<text:span text:style-name="T357">и</text:span></text:h>
        <text:p text:style-name="P138"><text:span text:style-name="T90">В</text:span><text:span text:style-name="T74">ыбор инвестиционной политики (</text:span><text:span text:style-name="T121">investment policy</text:span><text:span text:style-name="T74">) включает </text:span><text:span text:style-name="T90">в себя </text:span><text:span text:style-name="T74"><text:s/>определение цели инвестора и объема инвестируемых средств. Поскольку для рациональных </text:span><text:span text:style-name="T90">инвестиционных </text:span><text:span text:style-name="T74">стратегий </text:span><text:span text:style-name="T91">(т. е. инвестиционных стратегий, способных приносить некоторый реальный доход) </text:span><text:span text:style-name="T74">существует прямая связь между риском и доходностью, </text:span><text:span text:style-name="T90">и и</text:span><text:span text:style-name="T92">нвестору <text:s/>следует понимать, что</text:span><text:span text:style-name="T74"> стремление получить большую прибыль </text:span><text:span text:style-name="T92">может быть </text:span><text:span text:style-name="T93">привести</text:span><text:span text:style-name="T92"> </text:span><text:span text:style-name="T93">к</text:span><text:span text:style-name="T74"> </text:span><text:span text:style-name="T90">вложени</text:span><text:span text:style-name="T93">ю </text:span><text:soft-page-break/><text:span text:style-name="T93">средств инвестирования</text:span><text:span text:style-name="T90"> в </text:span><text:span text:style-name="T92">высокорисковы</text:span><text:span text:style-name="T90">е</text:span><text:span text:style-name="T92"> актив</text:span><text:span text:style-name="T90">ы</text:span><text:span text:style-name="T92">, которые характеризуются высокой волатильностью, что, в конечном итоге, может привести к финансовым потерям. </text:span><text:span text:style-name="T74">Цели инвестирования </text:span><text:span text:style-name="T92">всегда</text:span><text:span text:style-name="T74"> должны формулироваться с учетом как доходности, так и риска, </text:span><text:span text:style-name="T94">и любая инвестиция всегда должна рассматриваться </text:span><text:span text:style-name="T93">как совокупность </text:span><text:span text:style-name="T94">доходности и риска.</text:span></text:p>
        <text:p text:style-name="P138"><text:span text:style-name="T94"><text:s/></text:span><text:span text:style-name="T90">Также этот этап включает в себя выбор потенциальных видов финансовых активов, </text:span><text:span text:style-name="T95">которые будут включены в инвестиционный портфель. <text:s text:c="2"/></text:span><text:span text:style-name="T74">Выбор </text:span><text:span text:style-name="T96">активов должен </text:span><text:span text:style-name="T74">учитывать наряду с прочими соображениями цели инвестирования, объем инвестируемых средств, </text:span><text:span text:style-name="T96">а также</text:span><text:span text:style-name="T74"> статус инвестора как налогоплательщика. Например, индивидуальным инвесторам обычно нет 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96">[3]</text:span><text:span text:style-name="T74">.</text:span></text:p>
        <text:h text:style-name="P291" text:outline-level="3">1.<text:span text:style-name="T358">3</text:span>.2. Анализ рынка ценных бумаг</text:h>
        <text:p text:style-name="P138"><text:span text:style-name="T97">А</text:span><text:span text:style-name="T74">нализ ценных бумаг (</text:span><text:span text:style-name="T121">security analysis</text:span><text:span text:style-name="T74">), </text:span><text:span text:style-name="T97">являющийся в</text:span><text:span text:style-name="T74">тор</text:span><text:span text:style-name="T97">ым</text:span><text:span text:style-name="T74"> этап</text:span><text:span text:style-name="T97">ом</text:span><text:span text:style-name="T74"> инвестиционного процесса, включает изучение отдельных видов ценных бумаг (или групп бумаг) в рамках основных категорий, указанных ранее. </text:span><text:span text:style-name="T98">Главной </text:span><text:span text:style-name="T74"><text:s/>цел</text:span><text:span text:style-name="T98">ью</text:span><text:span text:style-name="T74"> такого </text:span><text:span text:style-name="T99">анализа</text:span><text:span text:style-name="T74"> является определение тех ценных бумаг, которые <text:s/></text:span><text:span text:style-name="T98">приносили определенный доход в прошлом при одновременном сохранении приемлемого уровня риска (т. е. волатильности). </text:span></text:p>
        <text:p text:style-name="P138"><text:span text:style-name="T74">Существует много различных подходов к анализу ценных бумаг, однако </text:span><text:span text:style-name="T100">все они так или иначе относятся к одному из двух основных типов анализа </text:span><text:span text:style-name="T101">[3]</text:span><text:span text:style-name="T100">:</text:span></text:p>
        <text:list xml:id="list459337817790131491" text:style-name="L5">
          <text:list-item>
            <text:p text:style-name="P257"><text:span text:style-name="T100">технический анализ </text:span><text:span text:style-name="T74">(</text:span><text:span text:style-name="T121">technical analysis</text:span><text:span text:style-name="T74">)</text:span></text:p>
          </text:list-item>
          <text:list-item>
            <text:p text:style-name="P257"><text:span text:style-name="T129">фундаментальн</text:span><text:span text:style-name="T130">ый</text:span><text:span text:style-name="T129"> анализ </text:span><text:span text:style-name="T74">(</text:span><text:span text:style-name="T121">fundamental analysis</text:span><text:span text:style-name="T74">)</text:span></text:p>
          </text:list-item>
        </text:list>
        <text:p text:style-name="P80"><text:soft-page-break/><text:span text:style-name="T197">Технический анализ</text:span> в его простейшей форме <text:span text:style-name="T359">предполагает</text:span> изучение курсов рынка акций <text:span text:style-name="T360">в прошлом</text:span>, с тем, чтобы дать прогноз динамики курсов акций конкретной фирмы <text:span text:style-name="T360">в будущем, и проходит в несколько этапов. Сначала</text:span> проводится исследование курсов <text:span text:style-name="T359">акций данной компании (а также компаний-конкурентов и компаний из этого же экономического сектора) </text:span>за <text:span text:style-name="T359">большой</text:span> <text:span text:style-name="T359">исторический</text:span> период с целью выявления повторяющихся тенденций или циклов в динамике курсов <text:span text:style-name="T359">акций</text:span>. Затем анализируются курсы акций за <text:span text:style-name="T359">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59">Выявляя т</text:span>аким образом текущие тенденции, аналитик надеется дать прогноз будущей динамики курсов акций <text:span text:style-name="T359">требуемой компании</text:span>. <text:span text:style-name="T361">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80"><text:span text:style-name="T197">Фундаментальный анализ</text:span> <text:span text:style-name="T362">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text:span><text:soft-page-break/><text:span text:style-name="T362">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291" text:outline-level="3">1.<text:span text:style-name="T363">3</text:span>.3. Формирование портфеля ценных бумаг</text:h>
        <text:p text:style-name="P138"><text:span text:style-name="T132">Ф</text:span><text:span text:style-name="T131">ормирование портфеля</text:span><text:span text:style-name="T1"> (</text:span><text:span text:style-name="T124">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1269822973745567091" text:style-name="L6">
          <text:list-item>
            <text:p text:style-name="P243">Селективность</text:p>
          </text:list-item>
          <text:list-item>
            <text:p text:style-name="P243">Выбор времени операций</text:p>
          </text:list-item>
          <text:list-item>
            <text:p text:style-name="P243">Диверсификация</text:p>
          </text:list-item>
        </text:list>
        <text:p text:style-name="P138"><text:span text:style-name="T124">Селективность</text:span><text:span text:style-name="T1"> (</text:span><text:span text:style-name="T133">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138"><text:span text:style-name="T124">Выбор времени операций</text:span><text:span text:style-name="T1"> (</text:span><text:span text:style-name="T133">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text:span><text:soft-page-break/><text:span text:style-name="T6">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138"><text:span text:style-name="T124">Диверсификация</text:span><text:span text:style-name="T1"> (</text:span><text:span text:style-name="T133">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42"/>
        <text:h text:style-name="P291" text:outline-level="3">1.3.4. Пересмотр портфеля</text:h>
        <text:p text:style-name="P138"><text:span text:style-name="T1">Пересмотр портфеля (</text:span><text:span text:style-name="T124">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138"><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138"><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291" text:outline-level="3">1.<text:span text:style-name="T363">3</text:span>.5. Оценка эффективности портфеля</text:h>
        <text:p text:style-name="P138"><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text:span><text:soft-page-break/><text:span text:style-name="T1">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296" text:outline-level="2"><text:bookmark-start text:name="__RefHeading___Toc3177_1360820806"/>Выводы <text:span text:style-name="T298">по главе</text:span><text:bookmark-end text:name="__RefHeading___Toc3177_1360820806"/></text:h>
        <text:p text:style-name="P172">В первой главе выпускной квалификационной работы рассмотрены основные понятия, <text:span text:style-name="T364">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170"><text:span text:style-name="T365">Во втором разделе главы указаны </text:span>основные типы ценных бумаг: к<text:span text:style-name="T366">азначейские векселя, </text:span>д<text:span text:style-name="T366">олгосрочные казначейские и корпоративные облигации (относящиеся к ценным бумагам с фиксированным доходом) и </text:span>о<text:span text:style-name="T366">быкновенные акции; </text:span>приведены <text:span text:style-name="T365">значения </text:span>доходности и волатильности этих <text:span text:style-name="T367">типов </text:span>ценных бумаг за большой исторический период. </text:p>
        <text:p text:style-name="P170">Основное внимание в главе уделено обыкновенным акциям <text:span text:style-name="T367">и инвестициям в них </text:span>— указаны <text:span text:style-name="T367">важные </text:span>основные свойства (<text:span text:style-name="T368">остаточное правопритязание и ограниченная ответственность акционера</text:span>); и рассмотрены различные типы стоимости (<text:span text:style-name="T369">номинальная, эмиссионная, рыночная, ликвидационная и балансовая</text:span>), фигурирующие при оценке акций различных компаний.</text:p>
        <text:p text:style-name="P171">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65">30</text:span> крупнейших <text:span text:style-name="T365">публичных </text:span>компаний США; также <text:soft-page-break/><text:span text:style-name="T365">рассмотрено </text:span>изменение пропорции <text:span text:style-name="T365">выплачиваемых </text:span>дивидендов в полной доходности обыкновенных акций в исторической перспективе <text:span text:style-name="T365">для разных стран мира.</text:span></text:p>
        <text:p text:style-name="P172"><text:span text:style-name="T367">В заключительной части главы основное внимание уделено инвестиционному процессу, и его основным этапам — в</text:span><text:span text:style-name="T371">ыбору инвестиционной политики, а</text:span><text:span text:style-name="T370">нализ</text:span><text:span text:style-name="T371">у</text:span><text:span text:style-name="T370"> рынка ценных бумаг, </text:span><text:span text:style-name="T371">ф</text:span><text:span text:style-name="T370">ормировани</text:span><text:span text:style-name="T371">ю </text:span><text:span text:style-name="T370">портфеля, </text:span><text:span text:style-name="T371">его п</text:span><text:span text:style-name="T370">ересмотр</text:span><text:span text:style-name="T371">у</text:span><text:span text:style-name="T370"> </text:span><text:span text:style-name="T371">и оценке эффективности портфеля по сравнению с «эталонным» портфелем. </text:span></text:p>
        <text:p text:style-name="P172"><text:span text:style-name="T371">Проведенное исследование и полученные выводы позволяют перейти к рассмотрению материала следующей главы, посвященной </text:span><text:span text:style-name="T372">формированию оптимального инвестиционного портфеля</text:span><text:span text:style-name="T371"> </text:span><text:span text:style-name="T372">на основании теории эффективного портфеля Марковитца.</text:span></text:p>
        <text:p text:style-name="P5"/>
        <text:h text:style-name="P306" text:outline-level="1"><text:bookmark-start text:name="__RefHeading___Toc7229_1010778528"/><text:span text:style-name="T195">ГЛАВА 2. </text:span><text:span text:style-name="T196">ОСНОВЫ СОВРЕМЕННОЙ ТЕОРИИ ФОРМИРОВАНИЯ ПОРТФЕЛЯ</text:span><text:span text:style-name="T195">.</text:span><text:bookmark-end text:name="__RefHeading___Toc7229_1010778528"/></text:h>
        <text:p text:style-name="P81">Современная теория инвестиций представляет собой совокупность понятий, методов и результатов, относящихся к различным <text:span text:style-name="T378">этапам</text:span> инвестиционного процесса, <text:span text:style-name="T378">рассмотренным в предыдущей главе, и в первую очередь, к этапам формирования портфеля и оценки его эффективности.</text:span></text:p>
        <text:p text:style-name="P82">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2889018690361021213" text:style-name="L7">
          <text:list-item>
            <text:p text:style-name="P237">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37">неучет риска в количественной форме либо подмена такого учета словесными формулировками</text:p>
          </text:list-item>
          <text:list-item>
            <text:p text:style-name="P237">отсутствие объективных критериев оптимальности и эффективности <text:span text:style-name="T378">инвестиции</text:span></text:p>
          </text:list-item>
        </text:list>
        <text:p text:style-name="P83">Современная теория инвестиций, <text:span text:style-name="T378">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78">осознанные</text:span> и ответственные решения на всех этапах инвестиционного процесса, <text:span text:style-name="T378">прежде всего, на этапе формирования портфеля.</text:span> <text:span text:style-name="T273">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83"><text:soft-page-break/></text:p>
        <text:h text:style-name="P298" text:outline-level="2"><text:bookmark-start text:name="__RefHeading___Toc150_1574039482"/>2.<text:span text:style-name="T257">1.</text:span> <text:span text:style-name="T379">Основные термины и понятия</text:span><text:bookmark-end text:name="__RefHeading___Toc150_1574039482"/></text:h>
        <text:p text:style-name="P144"><text:span text:style-name="T74">В 1952 году Гарри Марковитц (Harry Markowitz) опубликовал фундаментальную работу</text:span><text:span text:style-name="T102">[21]</text:span><text:span text:style-name="T74">, которая является основой подхода к инвестициям с точки зрения современной </text:span><text:span text:style-name="T121">теории формирования портфеля</text:span><text:span text:style-name="T154"> </text:span><text:span text:style-name="T155">(modern portfolio theory, </text:span><text:span text:style-name="T156">также широко используется термин</text:span><text:span text:style-name="T155"> mean-v</text:span><text:span text:style-name="T157">a</text:span><text:span text:style-name="T155">riance analysis)</text:span><text:span text:style-name="T121">.</text:span><text:span text:style-name="T74"> </text:span></text:p>
        <text:p text:style-name="P144"><text:span text:style-name="T74">Подход Марковитца начинается с предположения, что инвестор в настоящий момент времени </text:span><text:span text:style-name="T103">(обозначаемый как </text:span><text:span text:style-name="T103"><draw:frame draw:style-name="fr8" draw:name="Object36" text:anchor-type="as-char" svg:y="-0.377cm" svg:width="0.924cm" svg:height="0.469cm" draw:z-index="18"><draw:object xlink:href="./Object 14" xlink:type="simple" xlink:show="embed" xlink:actuate="onLoad"/><draw:image xlink:href="./ObjectReplacements/Object 14" xlink:type="simple" xlink:show="embed" xlink:actuate="onLoad"/><svg:desc>formula</svg:desc></draw:frame></text:span><text:span text:style-name="T103">) </text:span><text:span text:style-name="T74">имеет </text:span><text:span text:style-name="T103">некоторые средства, которые </text:span><text:span text:style-name="T74">будут инвестированы на определенный промежуток времени, называе</text:span><text:span text:style-name="T104">мый</text:span><text:span text:style-name="T74"> </text:span><text:span text:style-name="T125">периодом владения </text:span><text:span text:style-name="T74">(holding period). </text:span><text:span text:style-name="T105">В момент времени </text:span><text:span text:style-name="T105"><draw:frame draw:style-name="fr8" draw:name="Object38" text:anchor-type="as-char" svg:y="-0.377cm" svg:width="0.924cm" svg:height="0.469cm" draw:z-index="19"><draw:object xlink:href="./Object 15" xlink:type="simple" xlink:show="embed" xlink:actuate="onLoad"/><draw:image xlink:href="./ObjectReplacements/Object 15" xlink:type="simple" xlink:show="embed" xlink:actuate="onLoad"/><svg:desc>formula</svg:desc></draw:frame></text:span><text:span text:style-name="T105">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106">некоторого </text:span><text:span text:style-name="T105">оптимального портфеля из набора </text:span><text:span text:style-name="T106">всех</text:span><text:span text:style-name="T105"> возможных портфелей, </text:span><text:span text:style-name="T106">п</text:span><text:span text:style-name="T105">оэтому подобную проблему часто называют </text:span><text:span text:style-name="T122">проблемой выбора инвестиционного портфеля.</text:span></text:p>
        <text:p text:style-name="P144"><text:span text:style-name="T74">В конце периода </text:span><text:span text:style-name="T103">владения (обозначаемого как </text:span><text:span text:style-name="T103"><draw:frame draw:style-name="fr8" draw:name="Object37" text:anchor-type="as-char" svg:y="-0.377cm" svg:width="0.915cm" svg:height="0.469cm" draw:z-index="20"><draw:object xlink:href="./Object 16" xlink:type="simple" xlink:show="embed" xlink:actuate="onLoad"/><draw:image xlink:href="./ObjectReplacements/Object 16" xlink:type="simple" xlink:show="embed" xlink:actuate="onLoad"/><svg:desc>formula</svg:desc></draw:frame></text:span><text:span text:style-name="T103">) ценные бумаги, купленные в начале периода, продаются, разница между ценой покупки и ценой продажи является инвестиционным доходом. </text:span></text:p>
        <text:p text:style-name="P139"><text:span text:style-name="T103">О</text:span><text:span text:style-name="T74">чевидно, что принимая решение о включении различных бумаг в портфель в момент времени </text:span><text:span text:style-name="T74"><draw:frame draw:style-name="fr8" draw:name="Object6" text:anchor-type="as-char" svg:y="-0.377cm" svg:width="0.924cm" svg:height="0.469cm" draw:z-index="21"><draw:object xlink:href="./Object 17" xlink:type="simple" xlink:show="embed" xlink:actuate="onLoad"/><draw:image xlink:href="./ObjectReplacements/Object 17" xlink:type="simple" xlink:show="embed" xlink:actuate="onLoad"/><svg:desc>formula</svg:desc></draw:frame></text:span><text:span text:style-name="T74">, инвестор не имеет никакой достоверной информации о том, какими будут цены бумаг, входящих в портфель в момент времени </text:span><text:span text:style-name="T74"><draw:frame draw:style-name="fr8" draw:name="Object7" text:anchor-type="as-char" svg:y="-0.377cm" svg:width="0.915cm" svg:height="0.469cm" draw:z-index="22"><draw:object xlink:href="./Object 18" xlink:type="simple" xlink:show="embed" xlink:actuate="onLoad"/><draw:image xlink:href="./ObjectReplacements/Object 18" xlink:type="simple" xlink:show="embed" xlink:actuate="onLoad"/><svg:desc>formula</svg:desc></draw:frame></text:span><text:span text:style-name="T74">, </text:span><text:span text:style-name="T107">и, соответственно, какой будет доходность портфеля по итогам периода владения. Таким образом, по Марковитцу, инвестор должен считать </text:span><text:span text:style-name="T108">доходность каждого портфеля </text:span><text:span text:style-name="T123">случайной величиной</text:span><text:span text:style-name="T108"> </text:span><text:span text:style-name="T107">(random value). </text:span><text:soft-page-break/><text:span text:style-name="T108">Случайные величины</text:span><text:span text:style-name="T107"> имеют </text:span><text:span text:style-name="T108">различные</text:span><text:span text:style-name="T107"> характеристики, одна</text:span><text:span text:style-name="T108">ко в приложении к теории формирования портфеля самыми важными являются </text:span><text:span text:style-name="T107">ожидаемое (или среднее) значение </text:span><text:span text:style-name="T78">доходности</text:span><text:span text:style-name="T107"> (expected </text:span><text:span text:style-name="T79">return </text:span><text:span text:style-name="T107">value) </text:span><text:span text:style-name="T108">и</text:span><text:span text:style-name="T107"> стандартное отклонение (standard deviation). </text:span><text:span text:style-name="T109">Подход </text:span><text:span text:style-name="T80">Марковитц</text:span><text:span text:style-name="T109">а</text:span><text:span text:style-name="T80"> утверждает, что инвестор должен основывать свое решение по </text:span><text:span text:style-name="T109">включению тех или иных бумаг в инвестиционный</text:span><text:span text:style-name="T80"> портфел</text:span><text:span text:style-name="T109">ь</text:span><text:span text:style-name="T80"> исключительно на </text:span><text:span text:style-name="T109">совокупности </text:span><text:span text:style-name="T108">этих </text:span><text:span text:style-name="T109">двух количественно измеряемых величин</text:span><text:span text:style-name="T80">.</text:span></text:p>
        <text:p text:style-name="P144"><text:span text:style-name="T108">Такой подход предполагает,</text:span><text:span text:style-name="T76"> что инвестор должен оценить ожидаемую доходность и стандартное отклонение каждого </text:span><text:span text:style-name="T108">теоретически возможного </text:span><text:span text:style-name="T76">портфеля, а затем выбрать «лучший» из них, основываясь на соотношении </text:span><text:span text:style-name="T110">доходности и стандартного отклонения</text:span><text:span text:style-name="T76">.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111">ые</text:span><text:span text:style-name="T76"> с этим портфелем. Таким образом, после того, как каждый портфель был исследован в смысле потенциального вознаграждения и риска, </text:span><text:span text:style-name="T111">и имеет ассоциированные с ним значения доходности и стандартного отклонения,</text:span><text:span text:style-name="T76"> инвестор должен выбрать портфель, который является для него наиболее подходящим.</text:span></text:p>
        <text:h text:style-name="P292" text:outline-level="3"><text:span text:style-name="T277">2.1.1. Д</text:span>оходност<text:span text:style-name="T380">ь</text:span> портфеля</text:h>
        <text:p text:style-name="P51">Доходность <text:span text:style-name="T284">отдельно взятой </text:span>ценной бумаги за период <text:span text:style-name="T381">владения может быть найдена</text:span> по формуле</text:p>
        <text:p text:style-name="P144"><draw:frame draw:style-name="fr8" draw:name="Object10" text:anchor-type="as-char" svg:y="-0.684cm" svg:width="2.141cm" svg:height="1.125cm" draw:z-index="23"><draw:object xlink:href="./Object 19" xlink:type="simple" xlink:show="embed" xlink:actuate="onLoad"/><draw:image xlink:href="./ObjectReplacements/Object 19" xlink:type="simple" xlink:show="embed" xlink:actuate="onLoad"/><svg:desc>formula</svg:desc></draw:frame><text:span text:style-name="T74">, где </text:span><text:span text:style-name="T74"><draw:frame draw:style-name="fr8" draw:name="Object11" text:anchor-type="as-char" svg:y="-0.377cm" svg:width="0.646cm" svg:height="0.533cm" draw:z-index="24"><draw:object xlink:href="./Object 20" xlink:type="simple" xlink:show="embed" xlink:actuate="onLoad"/><draw:image xlink:href="./ObjectReplacements/Object 20" xlink:type="simple" xlink:show="embed" xlink:actuate="onLoad"/><svg:desc>formula</svg:desc></draw:frame></text:span><text:span text:style-name="T74"> — цена покупки о</text:span><text:span text:style-name="T112">пределенной</text:span><text:span text:style-name="T74"> ценной бумаги в момент времени </text:span><text:span text:style-name="T74"><draw:frame draw:style-name="fr8" draw:name="Object12" text:anchor-type="as-char" svg:y="-0.377cm" svg:width="0.924cm" svg:height="0.469cm" draw:z-index="25"><draw:object xlink:href="./Object 21" xlink:type="simple" xlink:show="embed" xlink:actuate="onLoad"/><draw:image xlink:href="./ObjectReplacements/Object 21" xlink:type="simple" xlink:show="embed" xlink:actuate="onLoad"/><svg:desc>formula</svg:desc></draw:frame></text:span><text:span text:style-name="T74">, а </text:span><text:span text:style-name="T74"><draw:frame draw:style-name="fr8" draw:name="Object13" text:anchor-type="as-char" svg:y="-0.377cm" svg:width="0.639cm" svg:height="0.533cm" draw:z-index="26"><draw:object xlink:href="./Object 22" xlink:type="simple" xlink:show="embed" xlink:actuate="onLoad"/><draw:image xlink:href="./ObjectReplacements/Object 22" xlink:type="simple" xlink:show="embed" xlink:actuate="onLoad"/><svg:desc>formula</svg:desc></draw:frame></text:span><text:span text:style-name="T74">— рыночная стоимость продажи одной ценной бумаги данного вида в </text:span><text:span text:style-name="T113">конце периода владения</text:span><text:span text:style-name="T74"> </text:span><text:span text:style-name="T74"><draw:frame draw:style-name="fr8" draw:name="Object14" text:anchor-type="as-char" svg:y="-0.377cm" svg:width="0.915cm" svg:height="0.469cm" draw:z-index="27"><draw:object xlink:href="./Object 23" xlink:type="simple" xlink:show="embed" xlink:actuate="onLoad"/><draw:image xlink:href="./ObjectReplacements/Object 23" xlink:type="simple" xlink:show="embed" xlink:actuate="onLoad"/><svg:desc>formula</svg:desc></draw:frame></text:span><text:span text:style-name="T74"> в сумме со всеми </text:span><text:span text:style-name="T103">дивидендными </text:span><text:span text:style-name="T74">выплатами держателю данной бумаги, </text:span><text:span text:style-name="T114">осуществленные</text:span><text:span text:style-name="T74"> </text:span><text:span text:style-name="T115">в период </text:span><text:span text:style-name="T74">с момента времени </text:span><text:span text:style-name="T74"><draw:frame draw:style-name="fr8" draw:name="Object16" text:anchor-type="as-char" svg:y="-0.377cm" svg:width="0.924cm" svg:height="0.469cm" draw:z-index="28"><draw:object xlink:href="./Object 24" xlink:type="simple" xlink:show="embed" xlink:actuate="onLoad"/><draw:image xlink:href="./ObjectReplacements/Object 24" xlink:type="simple" xlink:show="embed" xlink:actuate="onLoad"/><svg:desc>formula</svg:desc></draw:frame></text:span><text:span text:style-name="T74"> до </text:span><text:span text:style-name="T74"><draw:frame draw:style-name="fr8" draw:name="Object15" text:anchor-type="as-char" svg:y="-0.377cm" svg:width="0.915cm" svg:height="0.469cm" draw:z-index="29"><draw:object xlink:href="./Object 25" xlink:type="simple" xlink:show="embed" xlink:actuate="onLoad"/><draw:image xlink:href="./ObjectReplacements/Object 25" xlink:type="simple" xlink:show="embed" xlink:actuate="onLoad"/><svg:desc>formula</svg:desc></draw:frame></text:span><text:span text:style-name="T74">.</text:span></text:p>
        <text:p text:style-name="P51"><text:soft-page-break/>Поскольку портфель представляет собой совокупность различных ценных бумаг, его доходность может быть <text:span text:style-name="T382">найдена</text:span> аналогичным образом:</text:p>
        <text:p text:style-name="P144"><draw:frame draw:style-name="fr8" draw:name="Object17" text:anchor-type="as-char" svg:y="-0.684cm" svg:width="2.415cm" svg:height="1.125cm" draw:z-index="30"><draw:object xlink:href="./Object 26" xlink:type="simple" xlink:show="embed" xlink:actuate="onLoad"/><draw:image xlink:href="./ObjectReplacements/Object 26" xlink:type="simple" xlink:show="embed" xlink:actuate="onLoad"/><svg:desc>formula</svg:desc></draw:frame><text:span text:style-name="T74">, где </text:span><text:span text:style-name="T74"><draw:frame draw:style-name="fr8" draw:name="Object18" text:anchor-type="as-char" svg:y="-0.377cm" svg:width="0.741cm" svg:height="0.533cm" draw:z-index="31"><draw:object xlink:href="./Object 27" xlink:type="simple" xlink:show="embed" xlink:actuate="onLoad"/><draw:image xlink:href="./ObjectReplacements/Object 27" xlink:type="simple" xlink:show="embed" xlink:actuate="onLoad"/><svg:desc>formula</svg:desc></draw:frame></text:span><text:span text:style-name="T74"> обозначает совокупную цену покупки всех ценных бумаг, входящих в портфель в момент </text:span><text:span text:style-name="T74"><draw:frame draw:style-name="fr8" draw:name="Object19" text:anchor-type="as-char" svg:y="-0.377cm" svg:width="0.924cm" svg:height="0.469cm" draw:z-index="32"><draw:object xlink:href="./Object 28" xlink:type="simple" xlink:show="embed" xlink:actuate="onLoad"/><draw:image xlink:href="./ObjectReplacements/Object 28" xlink:type="simple" xlink:show="embed" xlink:actuate="onLoad"/><svg:desc>formula</svg:desc></draw:frame></text:span><text:span text:style-name="T74">; </text:span><text:span text:style-name="T74"><draw:frame draw:style-name="fr8" draw:name="Object20" text:anchor-type="as-char" svg:y="-0.377cm" svg:width="0.734cm" svg:height="0.533cm" draw:z-index="33"><draw:object xlink:href="./Object 29" xlink:type="simple" xlink:show="embed" xlink:actuate="onLoad"/><draw:image xlink:href="./ObjectReplacements/Object 29" xlink:type="simple" xlink:show="embed" xlink:actuate="onLoad"/><svg:desc>formula</svg:desc></draw:frame></text:span><text:span text:style-name="T74"> — совокупную рыночную стоимость этих ценных бумаг в момент </text:span><text:span text:style-name="T74"><draw:frame draw:style-name="fr8" draw:name="Object21" text:anchor-type="as-char" svg:y="-0.377cm" svg:width="0.915cm" svg:height="0.469cm" draw:z-index="34"><draw:object xlink:href="./Object 30" xlink:type="simple" xlink:show="embed" xlink:actuate="onLoad"/><draw:image xlink:href="./ObjectReplacements/Object 30" xlink:type="simple" xlink:show="embed" xlink:actuate="onLoad"/><svg:desc>formula</svg:desc></draw:frame></text:span><text:span text:style-name="T74"> и, кроме того, </text:span><text:span text:style-name="T115">полученный дивидендный в период с </text:span><text:span text:style-name="T74"><draw:frame draw:style-name="fr8" draw:name="Object22" text:anchor-type="as-char" svg:y="-0.377cm" svg:width="0.924cm" svg:height="0.469cm" draw:z-index="35"><draw:object xlink:href="./Object 31" xlink:type="simple" xlink:show="embed" xlink:actuate="onLoad"/><draw:image xlink:href="./ObjectReplacements/Object 31" xlink:type="simple" xlink:show="embed" xlink:actuate="onLoad"/><svg:desc>formula</svg:desc></draw:frame></text:span><text:span text:style-name="T74"> </text:span><text:span text:style-name="T115">п</text:span><text:span text:style-name="T74">о </text:span><text:span text:style-name="T74"><draw:frame draw:style-name="fr8" draw:name="Object23" text:anchor-type="as-char" svg:y="-0.377cm" svg:width="0.915cm" svg:height="0.469cm" draw:z-index="36"><draw:object xlink:href="./Object 32" xlink:type="simple" xlink:show="embed" xlink:actuate="onLoad"/><draw:image xlink:href="./ObjectReplacements/Object 32" xlink:type="simple" xlink:show="embed" xlink:actuate="onLoad"/><svg:desc>formula</svg:desc></draw:frame></text:span><text:span text:style-name="T77">.</text:span><text:span text:style-name="T74"> </text:span></text:p>
        <text:p text:style-name="P144"><text:span text:style-name="T108">Термины </text:span><text:span text:style-name="T108"><draw:frame draw:style-name="fr8" draw:name="Object8" text:anchor-type="as-char" svg:y="-0.377cm" svg:width="0.741cm" svg:height="0.533cm" draw:z-index="37"><draw:object xlink:href="./Object 33" xlink:type="simple" xlink:show="embed" xlink:actuate="onLoad"/><draw:image xlink:href="./ObjectReplacements/Object 33" xlink:type="simple" xlink:show="embed" xlink:actuate="onLoad"/><svg:desc>formula</svg:desc></draw:frame></text:span><text:span text:style-name="T108"> и </text:span><text:span text:style-name="T108"><draw:frame draw:style-name="fr8" draw:name="Object9" text:anchor-type="as-char" svg:y="-0.377cm" svg:width="0.734cm" svg:height="0.533cm" draw:z-index="38"><draw:object xlink:href="./Object 34" xlink:type="simple" xlink:show="embed" xlink:actuate="onLoad"/><draw:image xlink:href="./ObjectReplacements/Object 34" xlink:type="simple" xlink:show="embed" xlink:actuate="onLoad"/><svg:desc>formula</svg:desc></draw:frame></text:span><text:span text:style-name="T108"> иногда также называют начальным (initial wealth) благосостоянием и </text:span><text:span text:style-name="T74">конечн</text:span><text:span text:style-name="T108">ым</text:span><text:span text:style-name="T74"> благо</text:span><text:span text:style-name="T108">состоянием</text:span><text:span text:style-name="T74"> (terminal wealth).</text:span></text:p>
        <text:p text:style-name="P140"><text:span text:style-name="T87">Для вычислительных нужд более удобной может оказаться </text:span><text:span text:style-name="T74">матричн</text:span><text:span text:style-name="T87">ая</text:span><text:span text:style-name="T74"> </text:span><text:span text:style-name="T113">нотация </text:span><text:span text:style-name="T74">формул</text:span><text:span text:style-name="T88">ы</text:span><text:span text:style-name="T74"> вычисления доходности [7]:</text:span></text:p>
        <text:p text:style-name="P140"><text:span text:style-name="T74"><draw:frame draw:style-name="fr8" draw:name="Object152" text:anchor-type="as-char" svg:y="-0.437cm" svg:width="1.843cm" svg:height="0.593cm" draw:z-index="39"><draw:object xlink:href="./Object 35" xlink:type="simple" xlink:show="embed" xlink:actuate="onLoad"/><draw:image xlink:href="./ObjectReplacements/Object 35" xlink:type="simple" xlink:show="embed" xlink:actuate="onLoad"/><svg:desc>formula</svg:desc></draw:frame></text:span><text:span text:style-name="T74">, где </text:span><text:span text:style-name="T74"><draw:frame draw:style-name="fr8" draw:name="Object158" text:anchor-type="as-char" svg:y="-0.998cm" svg:width="1.438cm" svg:height="1.81cm" draw:z-index="40"><draw:object xlink:href="./Object 36" xlink:type="simple" xlink:show="embed" xlink:actuate="onLoad"/><draw:image xlink:href="./ObjectReplacements/Object 36" xlink:type="simple" xlink:show="embed" xlink:actuate="onLoad"/><svg:desc>formula</svg:desc></draw:frame></text:span><text:span text:style-name="T74"> </text:span><text:span text:style-name="T85">—</text:span><text:span text:style-name="T74"> матрица весов ценных бумаг, включенных в портфель, </text:span><text:span text:style-name="T74"><draw:frame draw:style-name="fr8" draw:name="Object153" text:anchor-type="as-char" svg:y="-0.998cm" svg:width="1.566cm" svg:height="1.81cm" draw:z-index="41"><draw:object xlink:href="./Object 37" xlink:type="simple" xlink:show="embed" xlink:actuate="onLoad"/><draw:image xlink:href="./ObjectReplacements/Object 37" xlink:type="simple" xlink:show="embed" xlink:actuate="onLoad"/><svg:desc>formula</svg:desc></draw:frame></text:span><text:span text:style-name="T74"> <text:s/>- матрица доходност</text:span><text:span text:style-name="T84">ей</text:span><text:span text:style-name="T74"> отдельно взятых ценных бумаг. </text:span></text:p>
        <text:p text:style-name="P140"><text:span text:style-name="T84">К примеру, для трех ценных бумаг формула вычисления доходност</text:span><text:span text:style-name="T86">и портфеля</text:span><text:span text:style-name="T84"> в матричной форме будет выглядеть так:</text:span></text:p>
        <text:p text:style-name="P84"><draw:frame draw:style-name="fr8" draw:name="Object154" text:anchor-type="as-char" svg:y="-1.032cm" svg:width="8.024cm" svg:height="1.879cm" draw:z-index="42"><draw:object xlink:href="./Object 38" xlink:type="simple" xlink:show="embed" xlink:actuate="onLoad"/><draw:image xlink:href="./ObjectReplacements/Object 38" xlink:type="simple" xlink:show="embed" xlink:actuate="onLoad"/><svg:desc>formula</svg:desc></draw:frame></text:p>
        <text:p text:style-name="P85"/>
        <text:h text:style-name="P292" text:outline-level="3">2.1.<text:span text:style-name="T383">2.</text:span> Дисперсия и среднее квадратичное отклонение</text:h>
        <text:p text:style-name="P86"><text:span text:style-name="T384">Как уже упоминалось ранее, среднее квадратичное отклонение доходности </text:span><text:span text:style-name="T384"><draw:frame draw:style-name="fr8" draw:name="Object35" text:anchor-type="as-char" svg:y="-0.226cm" svg:width="0.482cm" svg:height="0.25cm" draw:z-index="43"><draw:object xlink:href="./Object 41" xlink:type="simple" xlink:show="embed" xlink:actuate="onLoad"/><draw:image xlink:href="./ObjectReplacements/Object 41" xlink:type="simple" xlink:show="embed" xlink:actuate="onLoad"/><svg:desc>formula</svg:desc></draw:frame></text:span><text:span text:style-name="T384">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84">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292" text:outline-level="3"><text:span text:style-name="T279">2.1.3. </text:span>Ковариация</text:h>
        <text:p text:style-name="P87">Важным понятием при вычислении стандартного отклонения портфеля является ковариация. </text:p>
        <text:p text:style-name="P51"><text:span text:style-name="T197">Ковариация</text:span> <text:span text:style-name="T235">(covariance) </text:span>— <text:span text:style-name="T385">это </text:span>статистическая мера взаимодействия двух случайных переменных. <text:span text:style-name="T385">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85">(являющихся случайными переменными)</text:span>, зависят друг от друга. </text:p>
        <text:p text:style-name="P51"><text:span text:style-name="T386">Значение ковариации двух случайных величин лежит в промежутке </text:span><text:span text:style-name="T386"><draw:frame draw:style-name="fr7" draw:name="Object4" text:anchor-type="as-char" svg:y="-0.377cm" svg:width="1.452cm" svg:height="0.482cm" draw:z-index="44"><draw:object xlink:href="./Object 42" xlink:type="simple" xlink:show="embed" xlink:actuate="onLoad"/><draw:image xlink:href="./ObjectReplacements/Object 42" xlink:type="simple" xlink:show="embed" xlink:actuate="onLoad"/><svg:desc>formula</svg:desc></draw:frame></text:span><text:span text:style-name="T386">. </text:span>Положительное значение ковариации <text:span text:style-name="T385">означает</text:span>, что доходности <text:span text:style-name="T386">данных</text:span> ценных бумаг имеют тенденцию изменяться <text:span text:style-name="T386">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88"><text:soft-page-break/><text:span text:style-name="T280">Понятие ковариации используется д</text:span>ля вычисления стандартного отклонения портфеля, <text:span text:style-name="T280">в формуле вычисления которого используется</text:span> ковариационная матрица. Ковариационная матрица <draw:frame draw:style-name="fr8" draw:name="Object161" text:anchor-type="as-char" svg:y="-0.3cm" svg:width="0.466cm" svg:height="0.319cm" draw:z-index="45"><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81">К примеру, в случае портфеля из трех ценных бумаг,</text:span> формула вычисления <text:span text:style-name="T281">ковариационной матрицы</text:span> в матричной форме имее<text:span text:style-name="T281">т</text:span> следующий вид <text:span text:style-name="T387">[7]</text:span>:</text:p>
        <text:p text:style-name="P88"><draw:frame draw:style-name="fr8" draw:name="Object160" text:anchor-type="as-char" svg:y="-1.162cm" svg:width="3.475cm" svg:height="2.08cm" draw:z-index="46"><draw:object xlink:href="./Object 44" xlink:type="simple" xlink:show="embed" xlink:actuate="onLoad"/><draw:image xlink:href="./ObjectReplacements/Object 44" xlink:type="simple" xlink:show="embed" xlink:actuate="onLoad"/><svg:desc>formula</svg:desc></draw:frame>, <text:span text:style-name="T282">где </text:span><text:span text:style-name="T282"><draw:frame draw:style-name="fr8" draw:name="Object30" text:anchor-type="as-char" svg:y="-0.437cm" svg:width="0.61cm" svg:height="0.593cm" draw:z-index="47"><draw:object xlink:href="./Object 45" xlink:type="simple" xlink:show="embed" xlink:actuate="onLoad"/><draw:image xlink:href="./ObjectReplacements/Object 45" xlink:type="simple" xlink:show="embed" xlink:actuate="onLoad"/><svg:desc>formula</svg:desc></draw:frame></text:span><text:span text:style-name="T282"> — дисперсия </text:span><text:span text:style-name="T282"><draw:frame draw:style-name="fr8" draw:name="Object31" text:anchor-type="as-char" svg:y="-0.377cm" svg:width="0.326cm" svg:height="0.469cm" draw:z-index="48"><draw:object xlink:href="./Object 46" xlink:type="simple" xlink:show="embed" xlink:actuate="onLoad"/><draw:image xlink:href="./ObjectReplacements/Object 46" xlink:type="simple" xlink:show="embed" xlink:actuate="onLoad"/><svg:desc>formula</svg:desc></draw:frame></text:span><text:span text:style-name="T282">-й бумаги, </text:span><text:span text:style-name="T282"><draw:frame draw:style-name="fr8" draw:name="Object32" text:anchor-type="as-char" svg:y="-0.437cm" svg:width="0.63cm" svg:height="0.593cm" draw:z-index="49"><draw:object xlink:href="./Object 47" xlink:type="simple" xlink:show="embed" xlink:actuate="onLoad"/><draw:image xlink:href="./ObjectReplacements/Object 47" xlink:type="simple" xlink:show="embed" xlink:actuate="onLoad"/><svg:desc>formula</svg:desc></draw:frame></text:span><text:span text:style-name="T282"> — ковариация между ценными бумагами </text:span><text:span text:style-name="T282"><draw:frame draw:style-name="fr8" draw:name="Object33" text:anchor-type="as-char" svg:y="-0.377cm" svg:width="0.326cm" svg:height="0.469cm" draw:z-index="50"><draw:object xlink:href="./Object 48" xlink:type="simple" xlink:show="embed" xlink:actuate="onLoad"/><draw:image xlink:href="./ObjectReplacements/Object 48" xlink:type="simple" xlink:show="embed" xlink:actuate="onLoad"/><svg:desc>formula</svg:desc></draw:frame></text:span><text:span text:style-name="T282"> и </text:span><text:span text:style-name="T282"><draw:frame draw:style-name="fr8" draw:name="Object34" text:anchor-type="as-char" svg:y="-0.377cm" svg:width="0.395cm" svg:height="0.469cm" draw:z-index="51"><draw:object xlink:href="./Object 49" xlink:type="simple" xlink:show="embed" xlink:actuate="onLoad"/><draw:image xlink:href="./ObjectReplacements/Object 49" xlink:type="simple" xlink:show="embed" xlink:actuate="onLoad"/><svg:desc>formula</svg:desc></draw:frame></text:span><text:span text:style-name="T282">.</text:span></text:p>
        <text:h text:style-name="P292" text:outline-level="3"><text:span text:style-name="T278">2.1.4. </text:span>Стандартное отклонение <text:span text:style-name="T283">портфеля</text:span></text:h>
        <text:p text:style-name="P51">Формула <text:span text:style-name="T387">для </text:span>вычисления стандартного отклонения <text:span text:style-name="T275">портфеля имеет следующий вид [3]</text:span>:</text:p>
        <text:p text:style-name="P144"><draw:frame draw:style-name="fr8" draw:name="Object29" text:anchor-type="as-char" svg:y="-0.799cm" svg:width="3.734cm" svg:height="1.226cm" draw:z-index="52"><draw:object xlink:href="./Object 50" xlink:type="simple" xlink:show="embed" xlink:actuate="onLoad"/><draw:image xlink:href="./ObjectReplacements/Object 50" xlink:type="simple" xlink:show="embed" xlink:actuate="onLoad"/><svg:desc>formula</svg:desc></draw:frame><text:span text:style-name="T74">, </text:span><text:span text:style-name="T75">где</text:span><text:span text:style-name="T81"> </text:span><text:span text:style-name="T75"><draw:frame draw:style-name="fr8" draw:name="Object156" text:anchor-type="as-char" svg:y="-0.377cm" svg:width="0.605cm" svg:height="0.533cm" draw:z-index="53"><draw:object xlink:href="./Object 51" xlink:type="simple" xlink:show="embed" xlink:actuate="onLoad"/><draw:image xlink:href="./ObjectReplacements/Object 51" xlink:type="simple" xlink:show="embed" xlink:actuate="onLoad"/><svg:desc>formula</svg:desc></draw:frame></text:span><text:span text:style-name="T75"> </text:span><text:span text:style-name="T81">и </text:span><text:span text:style-name="T81"><draw:frame draw:style-name="fr8" draw:name="Object157" text:anchor-type="as-char" svg:y="-0.377cm" svg:width="0.646cm" svg:height="0.533cm" draw:z-index="54"><draw:object xlink:href="./Object 52" xlink:type="simple" xlink:show="embed" xlink:actuate="onLoad"/><draw:image xlink:href="./ObjectReplacements/Object 52" xlink:type="simple" xlink:show="embed" xlink:actuate="onLoad"/><svg:desc>formula</svg:desc></draw:frame></text:span><text:span text:style-name="T81"> являются весами </text:span><text:span text:style-name="T83">ценных бумаг</text:span><text:span text:style-name="T75"> </text:span><text:span text:style-name="T75"><draw:frame draw:style-name="fr8" draw:name="Object104" text:anchor-type="as-char" svg:y="-0.377cm" svg:width="0.326cm" svg:height="0.469cm" draw:z-index="55"><draw:object xlink:href="./Object 53" xlink:type="simple" xlink:show="embed" xlink:actuate="onLoad"/><draw:image xlink:href="./ObjectReplacements/Object 53" xlink:type="simple" xlink:show="embed" xlink:actuate="onLoad"/><svg:desc>formula</svg:desc></draw:frame></text:span><text:span text:style-name="T75"> и </text:span><text:span text:style-name="T75"><draw:frame draw:style-name="fr8" draw:name="Object105" text:anchor-type="as-char" svg:y="-0.377cm" svg:width="0.395cm" svg:height="0.469cm" draw:z-index="56"><draw:object xlink:href="./Object 54" xlink:type="simple" xlink:show="embed" xlink:actuate="onLoad"/><draw:image xlink:href="./ObjectReplacements/Object 54" xlink:type="simple" xlink:show="embed" xlink:actuate="onLoad"/><svg:desc>formula</svg:desc></draw:frame></text:span><text:span text:style-name="T82">, а</text:span><text:span text:style-name="T75"> </text:span><text:span text:style-name="T75"><draw:frame draw:style-name="fr8" draw:name="Object103" text:anchor-type="as-char" svg:y="-0.226cm" svg:width="0.63cm" svg:height="0.379cm" draw:z-index="57"><draw:object xlink:href="./Object 55" xlink:type="simple" xlink:show="embed" xlink:actuate="onLoad"/><draw:image xlink:href="./ObjectReplacements/Object 55" xlink:type="simple" xlink:show="embed" xlink:actuate="onLoad"/><svg:desc>formula</svg:desc></draw:frame></text:span><text:span text:style-name="T75"> обозначает ковариацию доходностей </text:span><text:span text:style-name="T82">этих </text:span><text:span text:style-name="T75">ценных бумаг</text:span><text:span text:style-name="T81">.</text:span></text:p>
        <text:p text:style-name="P140"><text:span text:style-name="T89">Аналогично </text:span><text:span text:style-name="T81">формул</text:span><text:span text:style-name="T89">е</text:span><text:span text:style-name="T81"> вычисления доходности, </text:span><text:span text:style-name="T89">формула вычисления стандартного отклонения портфеля также имеет матричную форму [7]</text:span><text:span text:style-name="T81">:</text:span></text:p>
        <text:p text:style-name="P102"><draw:frame draw:style-name="fr8" draw:name="Object155" text:anchor-type="as-char" svg:y="-0.437cm" svg:width="1.979cm" svg:height="0.593cm" draw:z-index="58"><draw:object xlink:href="./Object 56" xlink:type="simple" xlink:show="embed" xlink:actuate="onLoad"/><draw:image xlink:href="./ObjectReplacements/Object 56" xlink:type="simple" xlink:show="embed" xlink:actuate="onLoad"/><svg:desc>formula</svg:desc></draw:frame>, <text:span text:style-name="T276">где </text:span><text:span text:style-name="T276"><draw:frame draw:style-name="fr8" draw:name="Object151" text:anchor-type="as-char" svg:y="-0.998cm" svg:width="1.438cm" svg:height="1.81cm" draw:z-index="59"><draw:object xlink:href="./Object 57" xlink:type="simple" xlink:show="embed" xlink:actuate="onLoad"/><draw:image xlink:href="./ObjectReplacements/Object 57" xlink:type="simple" xlink:show="embed" xlink:actuate="onLoad"/><svg:desc>formula</svg:desc></draw:frame></text:span><text:span text:style-name="T276"> — матрица весов ценных бумаг, включенных в портфель, </text:span><text:span text:style-name="T276"><draw:frame draw:style-name="fr8" draw:name="Object159" text:anchor-type="as-char" svg:y="-0.3cm" svg:width="0.466cm" svg:height="0.319cm" draw:z-index="60"><draw:object xlink:href="./Object 58" xlink:type="simple" xlink:show="embed" xlink:actuate="onLoad"/><draw:image xlink:href="./ObjectReplacements/Object 58" xlink:type="simple" xlink:show="embed" xlink:actuate="onLoad"/><svg:desc>formula</svg:desc></draw:frame></text:span><text:span text:style-name="T276">— ковариационная матрица портфеля.</text:span></text:p>
        <text:p text:style-name="P105">К примеру, для случая с тремя бумагами в портфеле эта формула выглядит следующим образом:</text:p>
        <text:p text:style-name="P102"><draw:frame draw:style-name="fr8" draw:name="Object150" text:anchor-type="as-char" svg:y="-1.162cm" svg:width="7.394cm" svg:height="2.08cm" draw:z-index="61"><draw:object xlink:href="./Object 59" xlink:type="simple" xlink:show="embed" xlink:actuate="onLoad"/><draw:image xlink:href="./ObjectReplacements/Object 59" xlink:type="simple" xlink:show="embed" xlink:actuate="onLoad"/><svg:desc>formula</svg:desc></draw:frame></text:p>
        <text:p text:style-name="P51"><text:soft-page-break/><text:span text:style-name="T388">Стандартное</text:span> отклонение является в действительности очень хорошей мерой степени неопределенности перспектив портфеля<text:span text:style-name="T388">.</text:span> Наилучшим примером является случай, когда доходност<text:span text:style-name="T389">ь</text:span> портфеля <text:span text:style-name="T389">имеет </text:span>нормально<text:span text:style-name="T389">е распределение вероятностей </text:span>(normal <text:span text:style-name="T389">probability </text:span>distribution). Это часто рассматривается как правдоподобное предположение при анализе доходности диверсифицированных портфелей, <text:span text:style-name="T390">состоящих из обыкновенных акций, </text:span>когда изучаемый период владения относительно короток (например, квартал или менее)<text:span text:style-name="T388">[3]</text:span>.</text:p>
        <text:p text:style-name="P51"/>
        <text:h text:style-name="P300" text:outline-level="2"><text:bookmark-start text:name="__RefHeading___Toc152_1574039482"/>2.<text:span text:style-name="T258">2</text:span>. Портфельный анализ<text:bookmark-end text:name="__RefHeading___Toc152_1574039482"/></text:h>
        <text:h text:style-name="P292" text:outline-level="3">2.<text:span text:style-name="T391">2</text:span>.<text:span text:style-name="T392">1</text:span>. Достижимое множество</text:h>
        <text:p text:style-name="P46"><text:span text:style-name="T202">Достижимое множество </text:span><text:span text:style-name="T392">(feasible set) портфелей является множеством всех возможных портфелей, которые могут быть сформированы из набора в </text:span><text:span text:style-name="T392"><draw:frame draw:style-name="fr8" draw:name="Object5" text:anchor-type="as-char" svg:y="-0.377cm" svg:width="0.549cm" svg:height="0.469cm" draw:z-index="62"><draw:object xlink:href="./Object 60" xlink:type="simple" xlink:show="embed" xlink:actuate="onLoad"/><draw:image xlink:href="./ObjectReplacements/Object 60" xlink:type="simple" xlink:show="embed" xlink:actuate="onLoad"/><svg:desc>formula</svg:desc></draw:frame></text:span><text:span text:style-name="T392"> ценных бумаг <text:s/>в различных комбинациях и в различных пропорциях. </text:span>На рисунке <text:span text:style-name="T391">1</text:span> представлен <text:span text:style-name="T393">пример</text:span> <text:span text:style-name="T394">такого</text:span> множества<text:span text:style-name="T395">.</text:span></text:p>
        <text:p text:style-name="P159"><draw:frame draw:style-name="fr1" draw:name="Image3" text:anchor-type="char" svg:y="0.014cm" svg:width="16.974cm" svg:height="8.359cm" draw:z-index="0"><draw:image xlink:href="Pictures/1000020100000352000001A4139D8696950B5D8A.png" xlink:type="simple" xlink:show="embed" xlink:actuate="onLoad"/></draw:frame>Рисунок <text:span text:style-name="T396">1 — </text:span>достижимое множество портфелей, сформированного из некоторого количества ценных бумаг. <text:span text:style-name="T397">По вертикальной оси <text:s/>отложены </text:span><text:soft-page-break/><text:span text:style-name="T397">значения доходностей, по горизонтальной — стандартное отклонение, являющееся мерой риска.</text:span></text:p>
        <text:p text:style-name="P46"/>
        <text:p text:style-name="P144"><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8" draw:name="Object43" text:anchor-type="as-char" svg:y="-0.377cm" svg:width="0.549cm" svg:height="0.469cm" draw:z-index="63"><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8" draw:name="Object106" text:anchor-type="as-char" svg:y="-0.377cm" svg:width="0.443cm" svg:height="0.469cm" draw:z-index="64"><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8" draw:name="Object107" text:anchor-type="as-char" svg:y="-0.377cm" svg:width="0.499cm" svg:height="0.469cm" draw:z-index="65"><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8" draw:name="Object108" text:anchor-type="as-char" svg:y="-0.377cm" svg:width="0.519cm" svg:height="0.469cm" draw:z-index="66"><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293" text:outline-level="3">2.<text:span text:style-name="T391">2</text:span>.<text:span text:style-name="T398">2</text:span>. Теореме об эффективном множестве</text:h>
        <text:p text:style-name="P144"><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160">Инвестор <text:span text:style-name="T399">должен</text:span> свой оптимальный портфель из множества портфелей, каждый из которых:</text:p>
        <text:list xml:id="list7904133820939653499" text:style-name="WW8Num7">
          <text:list-item>
            <text:p text:style-name="P246">Обеспечивает максимальную ожидаемую доходность дл<text:span text:style-name="T274">я</text:span> некоторого уровня риска</text:p>
          </text:list-item>
          <text:list-item>
            <text:p text:style-name="P246">Обеспечивает минимальный риск для некоторого значения ожидаемой доходности.</text:p>
            <text:p text:style-name="P246"/>
          </text:list-item>
        </text:list>
        <text:p text:style-name="P144"><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48">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161"><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126">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8" draw:name="Object24" text:anchor-type="as-char" svg:y="-0.377cm" svg:width="0.443cm" svg:height="0.469cm" draw:z-index="67"><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8" draw:name="Object26" text:anchor-type="as-char" svg:y="-0.377cm" svg:width="0.443cm" svg:height="0.469cm" draw:z-index="68"><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8" draw:name="Object25" text:anchor-type="as-char" svg:y="-0.377cm" svg:width="0.443cm" svg:height="0.469cm" draw:z-index="69"><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8" draw:name="Object27" text:anchor-type="as-char" svg:y="-0.377cm" svg:width="0.443cm" svg:height="0.469cm" draw:z-index="70"><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8" draw:name="Object28" text:anchor-type="as-char" svg:y="-0.377cm" svg:width="0.519cm" svg:height="0.469cm" draw:z-index="71"><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8" draw:name="Object1" text:anchor-type="as-char" svg:y="-0.377cm" svg:width="0.519cm" svg:height="0.469cm" draw:z-index="72"><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8" draw:name="Object2" text:anchor-type="as-char" svg:y="-0.377cm" svg:width="0.443cm" svg:height="0.469cm" draw:z-index="73"><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8" draw:name="Object41" text:anchor-type="as-char" svg:y="-0.377cm" svg:width="0.519cm" svg:height="0.469cm" draw:z-index="74"><draw:object xlink:href="./Object 72" xlink:type="simple" xlink:show="embed" xlink:actuate="onLoad"/><draw:image xlink:href="./ObjectReplacements/Object 72" xlink:type="simple" xlink:show="embed" xlink:actuate="onLoad"/><svg:desc>formula</svg:desc></draw:frame></text:span><text:span text:style-name="T22">.</text:span></text:p>
        <text:p text:style-name="P161"><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126">м</text:span><text:span text:style-name="T127">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8" draw:name="Object44" text:anchor-type="as-char" svg:y="-0.377cm" svg:width="0.499cm" svg:height="0.469cm" draw:z-index="75"><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8" draw:name="Object42" text:anchor-type="as-char" svg:y="-0.377cm" svg:width="0.499cm" svg:height="0.469cm" draw:z-index="76"><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161"><text:soft-page-break/><text:span text:style-name="T24">Также</text:span><text:span text:style-name="T1">, не существует более рискового портфеля, чем </text:span><text:span text:style-name="T1"><draw:frame draw:style-name="fr8" draw:name="Object49" text:anchor-type="as-char" svg:y="-0.377cm" svg:width="0.519cm" svg:height="0.469cm" draw:z-index="77"><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161"><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8" draw:name="Object47" text:anchor-type="as-char" svg:y="-0.377cm" svg:width="0.499cm" svg:height="0.469cm" draw:z-index="78"><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8" draw:name="Object52" text:anchor-type="as-char" svg:y="-0.377cm" svg:width="0.443cm" svg:height="0.469cm" draw:z-index="79"><draw:object xlink:href="./Object 77" xlink:type="simple" xlink:show="embed" xlink:actuate="onLoad"/><draw:image xlink:href="./ObjectReplacements/Object 77" xlink:type="simple" xlink:show="embed" xlink:actuate="onLoad"/><svg:desc>formula</svg:desc></draw:frame></text:span><text:span text:style-name="T1">.</text:span></text:p>
        <text:p text:style-name="P161"><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8" draw:name="Object48" text:anchor-type="as-char" svg:y="-0.377cm" svg:width="0.499cm" svg:height="0.469cm" draw:z-index="80"><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8" draw:name="Object58" text:anchor-type="as-char" svg:y="-0.377cm" svg:width="0.443cm" svg:height="0.469cm" draw:z-index="81"><draw:object xlink:href="./Object 79" xlink:type="simple" xlink:show="embed" xlink:actuate="onLoad"/><draw:image xlink:href="./ObjectReplacements/Object 79" xlink:type="simple" xlink:show="embed" xlink:actuate="onLoad"/><svg:desc>formula</svg:desc></draw:frame></text:span><text:span text:style-name="T1">. </text:span></text:p>
        <text:p text:style-name="P161"><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8" draw:name="Object45" text:anchor-type="as-char" svg:y="-0.377cm" svg:width="0.499cm" svg:height="0.469cm" draw:z-index="82"><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8" draw:name="Object46" text:anchor-type="as-char" svg:y="-0.377cm" svg:width="0.443cm" svg:height="0.469cm" draw:z-index="83"><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124">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124">inefficient portfolios</text:span><text:span text:style-name="T1">), </text:span><text:span text:style-name="T26">и их</text:span><text:span text:style-name="T1"> можно игнорировать.</text:span></text:p>
        <text:h text:style-name="P292" text:outline-level="3">2.<text:span text:style-name="T391">2</text:span>.<text:span text:style-name="T400">3</text:span>. Выбор оптимального портфеля</text:h>
        <text:p text:style-name="P141"><text:span text:style-name="T1">Важным понятием при выборе оптимального портфеля являются кривые безразличия. </text:span><text:span text:style-name="T124">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144"><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8" draw:name="Object59" text:anchor-type="as-char" svg:y="-0.377cm" svg:width="0.646cm" svg:height="0.533cm" draw:z-index="84"><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8" draw:name="Object60" text:anchor-type="as-char" svg:y="-0.377cm" svg:width="0.531cm" svg:height="0.533cm" draw:z-index="85"><draw:object xlink:href="./Object 83" xlink:type="simple" xlink:show="embed" xlink:actuate="onLoad"/><draw:image xlink:href="./ObjectReplacements/Object 83" xlink:type="simple" xlink:show="embed" xlink:actuate="onLoad"/><svg:desc>formula</svg:desc></draw:frame><text:span text:style-name="T1">. </text:span></text:p>
        <text:p text:style-name="P46"/>
        <text:p text:style-name="P142"><draw:frame draw:style-name="fr1" draw:name="Image4" text:anchor-type="char" svg:y="0.284cm" svg:width="16.974cm" svg:height="8.373cm" draw:z-index="1"><draw:image xlink:href="Pictures/1000020100000352000001A48E80F8F4E3066332.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8" draw:name="Object61" text:anchor-type="as-char" svg:y="-0.377cm" svg:width="0.529cm" svg:height="0.533cm" draw:z-index="86"><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8" draw:name="Object62" text:anchor-type="as-char" svg:y="-0.437cm" svg:width="0.706cm" svg:height="0.593cm" draw:z-index="87"><draw:object xlink:href="./Object 85" xlink:type="simple" xlink:show="embed" xlink:actuate="onLoad"/><draw:image xlink:href="./ObjectReplacements/Object 85" xlink:type="simple" xlink:show="embed" xlink:actuate="onLoad"/><svg:desc>formula</svg:desc></draw:frame></text:span><text:span text:style-name="T1">))</text:span></text:p>
        <text:p text:style-name="P46"/>
        <text:p text:style-name="P144"><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8" draw:name="Object63" text:anchor-type="as-char" svg:y="-0.437cm" svg:width="0.706cm" svg:height="0.593cm" draw:z-index="88"><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144"><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8" draw:name="Object50" text:anchor-type="as-char" svg:y="-0.377cm" svg:width="0.646cm" svg:height="0.533cm" draw:z-index="89"><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8" draw:name="Object65" text:anchor-type="as-char" svg:y="-0.377cm" svg:width="0.531cm" svg:height="0.533cm" draw:z-index="90"><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8" draw:name="Object64" text:anchor-type="as-char" svg:y="-0.437cm" svg:width="0.706cm" svg:height="0.593cm" draw:z-index="91"><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46"/>
        <text:p text:style-name="P142"><draw:frame draw:style-name="fr1" draw:name="Image22" text:anchor-type="char" svg:y="0.284cm" svg:width="16.974cm" svg:height="8.373cm" draw:z-index="2"><draw:image xlink:href="Pictures/1000020100000352000001A4CD5FC5499D2438B9.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8" draw:name="Object67" text:anchor-type="as-char" svg:y="-0.377cm" svg:width="0.531cm" svg:height="0.533cm" draw:z-index="92"><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8" draw:name="Object68" text:anchor-type="as-char" svg:y="-0.437cm" svg:width="0.706cm" svg:height="0.593cm" draw:z-index="93"><draw:object xlink:href="./Object 91" xlink:type="simple" xlink:show="embed" xlink:actuate="onLoad"/><draw:image xlink:href="./ObjectReplacements/Object 91" xlink:type="simple" xlink:show="embed" xlink:actuate="onLoad"/><svg:desc>formula</svg:desc></draw:frame></text:span><text:span text:style-name="T1">)</text:span></text:p>
        <text:p text:style-name="P45"/>
        <text:h text:style-name="P292" text:outline-level="3">2.<text:span text:style-name="T401">2</text:span>.<text:span text:style-name="T401">4</text:span>. Рыночная модель</text:h>
        <text:p text:style-name="P51"><text:span text:style-name="T402">Важным понятием при формировании портфеля является диверсификация, которая рассматривается в ранках рыночной модели (</text:span><text:span text:style-name="T224">market model</text:span><text:span text:style-name="T402">).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51"><text:soft-page-break/><draw:frame draw:style-name="fr8" draw:name="Object69" text:anchor-type="as-char" svg:y="-0.377cm" svg:width="3.002cm" svg:height="0.533cm" draw:z-index="94"><draw:object xlink:href="./Object 92" xlink:type="simple" xlink:show="embed" xlink:actuate="onLoad"/><draw:image xlink:href="./ObjectReplacements/Object 92" xlink:type="simple" xlink:show="embed" xlink:actuate="onLoad"/><svg:desc>formula</svg:desc></draw:frame>, где <draw:frame draw:style-name="fr8" draw:name="Object70" text:anchor-type="as-char" svg:y="-0.377cm" svg:width="0.467cm" svg:height="0.533cm" draw:z-index="95"><draw:object xlink:href="./Object 93" xlink:type="simple" xlink:show="embed" xlink:actuate="onLoad"/><draw:image xlink:href="./ObjectReplacements/Object 93" xlink:type="simple" xlink:show="embed" xlink:actuate="onLoad"/><svg:desc>formula</svg:desc></draw:frame> — доходность ценной бумаги <draw:frame draw:style-name="fr8" draw:name="Object71" text:anchor-type="as-char" svg:y="-0.377cm" svg:width="0.326cm" svg:height="0.469cm" draw:z-index="96"><draw:object xlink:href="./Object 94" xlink:type="simple" xlink:show="embed" xlink:actuate="onLoad"/><draw:image xlink:href="./ObjectReplacements/Object 94" xlink:type="simple" xlink:show="embed" xlink:actuate="onLoad"/><svg:desc>formula</svg:desc></draw:frame> за период <text:span text:style-name="T403">владения</text:span>; <draw:frame draw:style-name="fr8" draw:name="Object72" text:anchor-type="as-char" svg:y="-0.377cm" svg:width="0.512cm" svg:height="0.533cm" draw:z-index="97"><draw:object xlink:href="./Object 95" xlink:type="simple" xlink:show="embed" xlink:actuate="onLoad"/><draw:image xlink:href="./ObjectReplacements/Object 95" xlink:type="simple" xlink:show="embed" xlink:actuate="onLoad"/><svg:desc>formula</svg:desc></draw:frame>— доходность рыночн<text:span text:style-name="T403">ого</text:span> индекс<text:span text:style-name="T403">а</text:span> за тот же период; <draw:frame draw:style-name="fr8" draw:name="Object73" text:anchor-type="as-char" svg:y="-0.215cm" svg:width="0.661cm" svg:height="0.37cm" draw:z-index="98"><draw:object xlink:href="./Object 96" xlink:type="simple" xlink:show="embed" xlink:actuate="onLoad"/><draw:image xlink:href="./ObjectReplacements/Object 96" xlink:type="simple" xlink:show="embed" xlink:actuate="onLoad"/><svg:desc>formula</svg:desc></draw:frame> — коэффициент смещения; <draw:frame draw:style-name="fr8" draw:name="Object74" text:anchor-type="as-char" svg:y="-0.312cm" svg:width="0.61cm" svg:height="0.466cm" draw:z-index="99"><draw:object xlink:href="./Object 97" xlink:type="simple" xlink:show="embed" xlink:actuate="onLoad"/><draw:image xlink:href="./ObjectReplacements/Object 97" xlink:type="simple" xlink:show="embed" xlink:actuate="onLoad"/><svg:desc>formula</svg:desc></draw:frame> —коэффициент наклона; <draw:frame draw:style-name="fr8" draw:name="Object75" text:anchor-type="as-char" svg:y="-0.219cm" svg:width="0.584cm" svg:height="0.372cm" draw:z-index="100"><draw:object xlink:href="./Object 98" xlink:type="simple" xlink:show="embed" xlink:actuate="onLoad"/><draw:image xlink:href="./ObjectReplacements/Object 98" xlink:type="simple" xlink:show="embed" xlink:actuate="onLoad"/><svg:desc>formula</svg:desc></draw:frame>— случайная погрешность.</text:p>
        <text:p text:style-name="P51">Предположив, что коэффициент наклона положителен, из уравнения выше можно заметить, <text:span text:style-name="T403">что</text:span> чем выше доходность рыночн<text:span text:style-name="T403">ого</text:span> индекс<text:span text:style-name="T403">а</text:span>, тем выше будет доходность ценной бумаги.</text:p>
        <text:p text:style-name="P144"><text:span text:style-name="T116">К</text:span><text:span text:style-name="T74"> пример</text:span><text:span text:style-name="T116">у, в случае</text:span><text:span text:style-name="T74"> рассмотрим акци</text:span><text:span text:style-name="T116">и компании</text:span><text:span text:style-name="T74"> A, для которых</text:span><text:span text:style-name="T74"><draw:frame draw:style-name="fr8" draw:name="Object76" text:anchor-type="as-char" svg:y="-0.377cm" svg:width="1.635cm" svg:height="0.533cm" draw:z-index="101"><draw:object xlink:href="./Object 99" xlink:type="simple" xlink:show="embed" xlink:actuate="onLoad"/><draw:image xlink:href="./ObjectReplacements/Object 99" xlink:type="simple" xlink:show="embed" xlink:actuate="onLoad"/><svg:desc>formula</svg:desc></draw:frame></text:span><text:span text:style-name="T74">, </text:span><text:span text:style-name="T74"><draw:frame draw:style-name="fr8" draw:name="Object77" text:anchor-type="as-char" svg:y="-0.377cm" svg:width="1.505cm" svg:height="0.533cm" draw:z-index="102"><draw:object xlink:href="./Object 100" xlink:type="simple" xlink:show="embed" xlink:actuate="onLoad"/><draw:image xlink:href="./ObjectReplacements/Object 100" xlink:type="simple" xlink:show="embed" xlink:actuate="onLoad"/><svg:desc>formula</svg:desc></draw:frame></text:span><text:span text:style-name="T74">. Это означает, что для акции А рыночная модель будет выглядеть следующим образом:</text:span></text:p>
        <text:p text:style-name="P144"><draw:frame draw:style-name="fr8" draw:name="Object78" text:anchor-type="as-char" svg:y="-0.377cm" svg:width="3.653cm" svg:height="0.533cm" draw:z-index="103"><draw:object xlink:href="./Object 101" xlink:type="simple" xlink:show="embed" xlink:actuate="onLoad"/><draw:image xlink:href="./ObjectReplacements/Object 101" xlink:type="simple" xlink:show="embed" xlink:actuate="onLoad"/><svg:desc>formula</svg:desc></draw:frame></text:p>
        <text:p text:style-name="P144"><text:span text:style-name="T74">Таким образом, если рыночный индекс имеет доходность 10%, то ожидаемая доходность ценной бумаги состав</text:span><text:span text:style-name="T116">и</text:span><text:span text:style-name="T74">т </text:span><text:span text:style-name="T74"><draw:frame draw:style-name="fr8" draw:name="Object79" text:anchor-type="as-char" svg:y="-0.377cm" svg:width="3.263cm" svg:height="0.469cm" draw:z-index="104"><draw:object xlink:href="./Object 102" xlink:type="simple" xlink:show="embed" xlink:actuate="onLoad"/><draw:image xlink:href="./ObjectReplacements/Object 102" xlink:type="simple" xlink:show="embed" xlink:actuate="onLoad"/><svg:desc>formula</svg:desc></draw:frame></text:span><text:span text:style-name="T74">. Если же доходность рыночного индекса равняется -5%, то доходность ценной бумаги А ожидается равной </text:span><text:span text:style-name="T74"><draw:frame draw:style-name="fr8" draw:name="Object80" text:anchor-type="as-char" svg:y="-0.386cm" svg:width="3.956cm" svg:height="0.51cm" draw:z-index="105"><draw:object xlink:href="./Object 103" xlink:type="simple" xlink:show="embed" xlink:actuate="onLoad"/><draw:image xlink:href="./ObjectReplacements/Object 103" xlink:type="simple" xlink:show="embed" xlink:actuate="onLoad"/><svg:desc>formula</svg:desc></draw:frame></text:span><text:span text:style-name="T74">.</text:span></text:p>
        <text:p text:style-name="P51">Член уравнения <draw:frame draw:style-name="fr8" draw:name="Object81" text:anchor-type="as-char" svg:y="-0.219cm" svg:width="0.584cm" svg:height="0.372cm" draw:z-index="106"><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404">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8" draw:name="Object82" text:anchor-type="as-char" svg:y="-0.226cm" svg:width="0.748cm" svg:height="0.379cm" draw:z-index="107"><draw:object xlink:href="./Object 105" xlink:type="simple" xlink:show="embed" xlink:actuate="onLoad"/><draw:image xlink:href="./ObjectReplacements/Object 105" xlink:type="simple" xlink:show="embed" xlink:actuate="onLoad"/><svg:desc>formula</svg:desc></draw:frame><text:span text:style-name="T404">[3]</text:span>.</text:p>
        <text:p text:style-name="P162">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51">Исходя из рыночной модели, общий риск ценной бумаги <draw:frame draw:style-name="fr8" draw:name="Object83" text:anchor-type="as-char" svg:y="-0.377cm" svg:width="0.326cm" svg:height="0.469cm" draw:z-index="108"><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8" draw:name="Object84" text:anchor-type="as-char" svg:y="-0.437cm" svg:width="0.686cm" svg:height="0.593cm" draw:z-index="109"><draw:object xlink:href="./Object 107" xlink:type="simple" xlink:show="embed" xlink:actuate="onLoad"/><draw:image xlink:href="./ObjectReplacements/Object 107" xlink:type="simple" xlink:show="embed" xlink:actuate="onLoad"/><svg:desc>formula</svg:desc></draw:frame>, состоит из двух частей <text:span text:style-name="T405">[3]</text:span>:</text:p>
        <text:list xml:id="list1443727242592179548" text:style-name="WW8Num8">
          <text:list-item>
            <text:p text:style-name="P238"><text:soft-page-break/>систематический <text:s/><text:span text:style-name="T406">(или </text:span>рыночный) риск (market risk)</text:p>
          </text:list-item>
          <text:list-item>
            <text:p text:style-name="P238">несистематический <text:span text:style-name="T407">(собственный) </text:span>риск (unique risk)</text:p>
          </text:list-item>
        </text:list>
        <text:p text:style-name="P163">Таким образом, <text:span text:style-name="T405">дисперсия</text:span> <draw:frame draw:style-name="fr8" draw:name="Object85" text:anchor-type="as-char" svg:y="-0.437cm" svg:width="0.686cm" svg:height="0.593cm" draw:z-index="110"><draw:object xlink:href="./Object 108" xlink:type="simple" xlink:show="embed" xlink:actuate="onLoad"/><draw:image xlink:href="./ObjectReplacements/Object 108" xlink:type="simple" xlink:show="embed" xlink:actuate="onLoad"/><svg:desc>formula</svg:desc></draw:frame> <text:span text:style-name="T405">ценной бумаги равна </text:span><draw:frame draw:style-name="fr8" draw:name="Object86" text:anchor-type="as-char" svg:y="-0.437cm" svg:width="3.064cm" svg:height="0.593cm" draw:z-index="111"><draw:object xlink:href="./Object 109" xlink:type="simple" xlink:show="embed" xlink:actuate="onLoad"/><draw:image xlink:href="./ObjectReplacements/Object 109" xlink:type="simple" xlink:show="embed" xlink:actuate="onLoad"/><svg:desc>formula</svg:desc></draw:frame>, где <draw:frame draw:style-name="fr8" draw:name="Object87" text:anchor-type="as-char" svg:y="-0.437cm" svg:width="0.686cm" svg:height="0.593cm" draw:z-index="112"><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408">ого</text:span> индекс<text:span text:style-name="T408">а</text:span>, <draw:frame draw:style-name="fr8" draw:name="Object88" text:anchor-type="as-char" svg:y="-0.437cm" svg:width="1.311cm" svg:height="0.593cm" draw:z-index="113"><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8" draw:name="Object89" text:anchor-type="as-char" svg:y="-0.377cm" svg:width="0.326cm" svg:height="0.469cm" draw:z-index="114"><draw:object xlink:href="./Object 113" xlink:type="simple" xlink:show="embed" xlink:actuate="onLoad"/><draw:image xlink:href="./ObjectReplacements/Object 113" xlink:type="simple" xlink:show="embed" xlink:actuate="onLoad"/><svg:desc>formula</svg:desc></draw:frame>, а <draw:frame draw:style-name="fr8" draw:name="Object90" text:anchor-type="as-char" svg:y="-0.437cm" svg:width="0.833cm" svg:height="0.593cm" draw:z-index="115"><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8" draw:name="Object93" text:anchor-type="as-char" svg:y="-0.377cm" svg:width="0.326cm" svg:height="0.469cm" draw:z-index="116"><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8" draw:name="Object94" text:anchor-type="as-char" svg:y="-0.219cm" svg:width="0.584cm" svg:height="0.372cm" draw:z-index="117"><draw:object xlink:href="./Object 118" xlink:type="simple" xlink:show="embed" xlink:actuate="onLoad"/><draw:image xlink:href="./ObjectReplacements/Object 118" xlink:type="simple" xlink:show="embed" xlink:actuate="onLoad"/><svg:desc>formula</svg:desc></draw:frame>.</text:p>
        <text:h text:style-name="P292" text:outline-level="3"><text:span text:style-name="T409">2.2.6. </text:span>Общий риск и доходность портфеля</text:h>
        <text:p text:style-name="P51"><text:span text:style-name="T410">Как уже упоминалось ранее, д</text:span>оходность<text:span text:style-name="T237"> портфеля может быть вычислена следующим образом:</text:span></text:p>
        <text:p text:style-name="P51"><draw:frame draw:style-name="fr8" draw:name="Object112" text:anchor-type="as-char" svg:y="-0.713cm" svg:width="2.178cm" svg:height="1.139cm" draw:z-index="118"><draw:object xlink:href="./Object 119" xlink:type="simple" xlink:show="embed" xlink:actuate="onLoad"/><draw:image xlink:href="./ObjectReplacements/Object 119" xlink:type="simple" xlink:show="embed" xlink:actuate="onLoad"/><svg:desc>formula</svg:desc></draw:frame>, <text:span text:style-name="T237">где </text:span><text:span text:style-name="T237"><draw:frame draw:style-name="fr8" draw:name="Object113" text:anchor-type="as-char" svg:y="-0.377cm" svg:width="0.326cm" svg:height="0.469cm" draw:z-index="119"><draw:object xlink:href="./Object 120" xlink:type="simple" xlink:show="embed" xlink:actuate="onLoad"/><draw:image xlink:href="./ObjectReplacements/Object 120" xlink:type="simple" xlink:show="embed" xlink:actuate="onLoad"/><svg:desc>formula</svg:desc></draw:frame></text:span><text:span text:style-name="T237"> - ценная бумага, входящая в портфель; </text:span><text:span text:style-name="T237"><draw:frame draw:style-name="fr8" draw:name="Object116" text:anchor-type="as-char" svg:y="-0.377cm" svg:width="0.549cm" svg:height="0.469cm" draw:z-index="120"><draw:object xlink:href="./Object 121" xlink:type="simple" xlink:show="embed" xlink:actuate="onLoad"/><draw:image xlink:href="./ObjectReplacements/Object 121" xlink:type="simple" xlink:show="embed" xlink:actuate="onLoad"/><svg:desc>formula</svg:desc></draw:frame></text:span><text:span text:style-name="T237"> - количество бумаг в портфеле; </text:span><text:span text:style-name="T237"><draw:frame draw:style-name="fr8" draw:name="Object117" text:anchor-type="as-char" svg:y="-0.377cm" svg:width="0.605cm" svg:height="0.533cm" draw:z-index="121"><draw:object xlink:href="./Object 122" xlink:type="simple" xlink:show="embed" xlink:actuate="onLoad"/><draw:image xlink:href="./ObjectReplacements/Object 122" xlink:type="simple" xlink:show="embed" xlink:actuate="onLoad"/><svg:desc>formula</svg:desc></draw:frame></text:span><text:span text:style-name="T237"> - доля ценной бумаги в портфеле; </text:span><text:span text:style-name="T237"><draw:frame draw:style-name="fr8" draw:name="Object118" text:anchor-type="as-char" svg:y="-0.377cm" svg:width="0.467cm" svg:height="0.533cm" draw:z-index="122"><draw:object xlink:href="./Object 123" xlink:type="simple" xlink:show="embed" xlink:actuate="onLoad"/><draw:image xlink:href="./ObjectReplacements/Object 123" xlink:type="simple" xlink:show="embed" xlink:actuate="onLoad"/><svg:desc>formula</svg:desc></draw:frame></text:span><text:span text:style-name="T237"> - доходность отдельной ценной бумаги. </text:span></text:p>
        <text:p text:style-name="P89">Поставив в уравнение доходности уравнение рыночной модели, получим:</text:p>
        <text:p text:style-name="P51"><draw:frame draw:style-name="fr8" draw:name="Object119" text:anchor-type="as-char" svg:y="-0.713cm" svg:width="13.286cm" svg:height="1.139cm" draw:z-index="123"><draw:object xlink:href="./Object 124" xlink:type="simple" xlink:show="embed" xlink:actuate="onLoad"/><draw:image xlink:href="./ObjectReplacements/Object 124" xlink:type="simple" xlink:show="embed" xlink:actuate="onLoad"/><svg:desc>formula</svg:desc></draw:frame></text:p>
        <text:p text:style-name="P90">Данное уравнение показывает, что <draw:frame draw:style-name="fr8" draw:name="Object120" text:anchor-type="as-char" svg:y="-0.215cm" svg:width="0.744cm" svg:height="0.37cm" draw:z-index="124"><draw:object xlink:href="./Object 125" xlink:type="simple" xlink:show="embed" xlink:actuate="onLoad"/><draw:image xlink:href="./ObjectReplacements/Object 125" xlink:type="simple" xlink:show="embed" xlink:actuate="onLoad"/><svg:desc>formula</svg:desc></draw:frame> и <draw:frame draw:style-name="fr8" draw:name="Object121" text:anchor-type="as-char" svg:y="-0.312cm" svg:width="0.693cm" svg:height="0.466cm" draw:z-index="125"><draw:object xlink:href="./Object 126" xlink:type="simple" xlink:show="embed" xlink:actuate="onLoad"/><draw:image xlink:href="./ObjectReplacements/Object 126" xlink:type="simple" xlink:show="embed" xlink:actuate="onLoad"/><svg:desc>formula</svg:desc></draw:frame> <text:span text:style-name="T238">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238"><draw:frame draw:style-name="fr8" draw:name="Object122" text:anchor-type="as-char" svg:y="-0.219cm" svg:width="0.667cm" svg:height="0.372cm" draw:z-index="126"><draw:object xlink:href="./Object 127" xlink:type="simple" xlink:show="embed" xlink:actuate="onLoad"/><draw:image xlink:href="./ObjectReplacements/Object 127" xlink:type="simple" xlink:show="embed" xlink:actuate="onLoad"/><svg:desc>formula</svg:desc></draw:frame></text:span><text:span text:style-name="T23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91"><text:soft-page-break/>Также из этого уравнения следует, что общий риск портфеля, измеряемый дисперсией его доходности <draw:frame draw:style-name="fr8" draw:name="Object3" text:anchor-type="as-char" svg:y="-0.437cm" svg:width="0.769cm" svg:height="0.593cm" draw:z-index="127"><draw:object xlink:href="./Object 128" xlink:type="simple" xlink:show="embed" xlink:actuate="onLoad"/><draw:image xlink:href="./ObjectReplacements/Object 128" xlink:type="simple" xlink:show="embed" xlink:actuate="onLoad"/><svg:desc>formula</svg:desc></draw:frame>, <text:span text:style-name="T411">может быть </text:span>выраже<text:span text:style-name="T411">н</text:span> следующим образом:</text:p>
        <text:p text:style-name="P91"><draw:frame draw:style-name="fr8" draw:name="Object124" text:anchor-type="as-char" svg:y="-0.437cm" svg:width="2.937cm" svg:height="0.593cm" draw:z-index="128"><draw:object xlink:href="./Object 138" xlink:type="simple" xlink:show="embed" xlink:actuate="onLoad"/><draw:image xlink:href="./ObjectReplacements/Object 138" xlink:type="simple" xlink:show="embed" xlink:actuate="onLoad"/><svg:desc>formula</svg:desc></draw:frame>, где <draw:frame draw:style-name="fr8" draw:name="Object125" text:anchor-type="as-char" svg:y="-0.799cm" svg:width="2.715cm" svg:height="1.226cm" draw:z-index="129"><draw:object xlink:href="./Object 139" xlink:type="simple" xlink:show="embed" xlink:actuate="onLoad"/><draw:image xlink:href="./ObjectReplacements/Object 139" xlink:type="simple" xlink:show="embed" xlink:actuate="onLoad"/><svg:desc>formula</svg:desc></draw:frame>.</text:p>
        <text:p text:style-name="P91">Предполагая, что случайные отклонения доходност<text:span text:style-name="T412">ей</text:span> ценных бумаг некореллированы, из этого уравнения получим:</text:p>
        <text:p text:style-name="P91"><draw:frame draw:style-name="fr8" draw:name="Object126" text:anchor-type="as-char" svg:y="-0.799cm" svg:width="2.96cm" svg:height="1.226cm" draw:z-index="130"><draw:object xlink:href="./Object 140" xlink:type="simple" xlink:show="embed" xlink:actuate="onLoad"/><draw:image xlink:href="./ObjectReplacements/Object 140" xlink:type="simple" xlink:show="embed" xlink:actuate="onLoad"/><svg:desc>formula</svg:desc></draw:frame></text:p>
        <text:p text:style-name="P92">Из этого уравнения следует, что в рамках рыночной модели, <text:span text:style-name="T413">общий риск портфеля состоит из двух </text:span>частей<text:span text:style-name="T413">, аналогичным двум </text:span>частям<text:span text:style-name="T413"> общего риска отдельных ценных бумаг. Эти компоненты также носят название </text:span>систематического (<text:span text:style-name="T413">рыночного</text:span>)<text:span text:style-name="T413"> риска </text:span><text:span text:style-name="T413"><draw:frame draw:style-name="fr8" draw:name="Object127" text:anchor-type="as-char" svg:y="-0.437cm" svg:width="1.147cm" svg:height="0.593cm" draw:z-index="131"><draw:object xlink:href="./Object 141" xlink:type="simple" xlink:show="embed" xlink:actuate="onLoad"/><draw:image xlink:href="./ObjectReplacements/Object 141" xlink:type="simple" xlink:show="embed" xlink:actuate="onLoad"/><svg:desc>formula</svg:desc></draw:frame></text:span><text:span text:style-name="T413"> и </text:span>несистематического (<text:span text:style-name="T413">собственного</text:span>)<text:span text:style-name="T413"> риска </text:span><text:span text:style-name="T413"><draw:frame draw:style-name="fr8" draw:name="Object128" text:anchor-type="as-char" svg:y="-0.437cm" svg:width="0.787cm" svg:height="0.593cm" draw:z-index="132"><draw:object xlink:href="./Object 142" xlink:type="simple" xlink:show="embed" xlink:actuate="onLoad"/><draw:image xlink:href="./ObjectReplacements/Object 142" xlink:type="simple" xlink:show="embed" xlink:actuate="onLoad"/><svg:desc>formula</svg:desc></draw:frame></text:span><text:span text:style-name="T413"> портфеля.</text:span></text:p>
        <text:h text:style-name="P292" text:outline-level="3"><text:span text:style-name="T409">2.2.7. </text:span>Рыночный риск портфеля</text:h>
        <text:p text:style-name="P93">Из уравнения <text:span text:style-name="T414"><draw:frame draw:style-name="fr8" draw:name="Object51" text:anchor-type="as-char" svg:y="-0.437cm" svg:width="2.937cm" svg:height="0.593cm" draw:z-index="133"><draw:object xlink:href="./Object 143" xlink:type="simple" xlink:show="embed" xlink:actuate="onLoad"/><draw:image xlink:href="./ObjectReplacements/Object 143" xlink:type="simple" xlink:show="embed" xlink:actuate="onLoad"/><svg:desc>formula</svg:desc></draw:frame></text:span><text:span text:style-name="T414">, где </text:span><text:span text:style-name="T414"><draw:frame draw:style-name="fr8" draw:name="Object53" text:anchor-type="as-char" svg:y="-0.799cm" svg:width="2.715cm" svg:height="1.226cm" draw:z-index="134"><draw:object xlink:href="./Object 144" xlink:type="simple" xlink:show="embed" xlink:actuate="onLoad"/><draw:image xlink:href="./ObjectReplacements/Object 144" xlink:type="simple" xlink:show="embed" xlink:actuate="onLoad"/><svg:desc>formula</svg:desc></draw:frame></text:span><text:span text:style-name="T414">, </text:span>можно заметить, <text:span text:style-name="T415">что чем более диверсифицирован портфель (т. е. чем большее количество ценных бумаг в него входит), тем меньше каждая доля </text:span><text:span text:style-name="T415"><draw:frame draw:style-name="fr8" draw:name="Object91" text:anchor-type="as-char" svg:y="-0.377cm" svg:width="0.605cm" svg:height="0.533cm" draw:z-index="135"><draw:object xlink:href="./Object 145" xlink:type="simple" xlink:show="embed" xlink:actuate="onLoad"/><draw:image xlink:href="./ObjectReplacements/Object 145" xlink:type="simple" xlink:show="embed" xlink:actuate="onLoad"/><svg:desc>formula</svg:desc></draw:frame></text:span><text:span text:style-name="T415">. При этом значение </text:span><text:span text:style-name="T415"><draw:frame draw:style-name="fr8" draw:name="Object92" text:anchor-type="as-char" svg:y="-0.312cm" svg:width="0.737cm" svg:height="0.466cm" draw:z-index="136"><draw:object xlink:href="./Object 146" xlink:type="simple" xlink:show="embed" xlink:actuate="onLoad"/><draw:image xlink:href="./ObjectReplacements/Object 146" xlink:type="simple" xlink:show="embed" xlink:actuate="onLoad"/><svg:desc>formula</svg:desc></draw:frame></text:span><text:span text:style-name="T415">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415"><draw:frame draw:style-name="fr8" draw:name="Object54" text:anchor-type="as-char" svg:y="-0.312cm" svg:width="0.737cm" svg:height="0.466cm" draw:z-index="137"><draw:object xlink:href="./Object 147" xlink:type="simple" xlink:show="embed" xlink:actuate="onLoad"/><draw:image xlink:href="./ObjectReplacements/Object 147" xlink:type="simple" xlink:show="embed" xlink:actuate="onLoad"/><svg:desc>formula</svg:desc></draw:frame></text:span><text:span text:style-name="T415"> . Так как </text:span><text:span text:style-name="T415"><draw:frame draw:style-name="fr8" draw:name="Object55" text:anchor-type="as-char" svg:y="-0.312cm" svg:width="0.737cm" svg:height="0.466cm" draw:z-index="138"><draw:object xlink:href="./Object 148" xlink:type="simple" xlink:show="embed" xlink:actuate="onLoad"/><draw:image xlink:href="./ObjectReplacements/Object 148" xlink:type="simple" xlink:show="embed" xlink:actuate="onLoad"/><svg:desc>formula</svg:desc></draw:frame></text:span><text:span text:style-name="T415"> портфеля является средним значением </text:span><text:span text:style-name="T415"><draw:frame draw:style-name="fr8" draw:name="Object56" text:anchor-type="as-char" svg:y="-0.312cm" svg:width="0.51cm" svg:height="0.466cm" draw:z-index="139"><draw:object xlink:href="./Object 149" xlink:type="simple" xlink:show="embed" xlink:actuate="onLoad"/><draw:image xlink:href="./ObjectReplacements/Object 149" xlink:type="simple" xlink:show="embed" xlink:actuate="onLoad"/><svg:desc>formula</svg:desc></draw:frame></text:span><text:span text:style-name="T415">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8" draw:name="Object57" text:anchor-type="as-char" svg:y="-0.312cm" svg:width="0.737cm" svg:height="0.466cm" draw:z-index="140"><draw:object xlink:href="./Object 150" xlink:type="simple" xlink:show="embed" xlink:actuate="onLoad"/><draw:image xlink:href="./ObjectReplacements/Object 150" xlink:type="simple" xlink:show="embed" xlink:actuate="onLoad"/><svg:desc>formula</svg:desc></draw:frame><text:span text:style-name="T415"> портфеля и, таким образом, рыночного риска портфеля в какую либо сторону. Таким образом, можно </text:span>прийти к выводу<text:span text:style-name="T415">, что </text:span><text:span text:style-name="T225">диверсификация приводит к усреднению рыночного риска</text:span><text:span text:style-name="T198"> </text:span><text:span text:style-name="T211">[3]</text:span><text:span text:style-name="T198">.</text:span></text:p>
        <text:p text:style-name="P106"><text:soft-page-break/><text:span text:style-name="T206">Э</text:span>тот выво<text:span text:style-name="T207">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208">Несмотря на уровень диверсификации портфеля, всегда можно ожидать, что такие рыночные явления будут влиять на доходность портфеля.</text:span></text:p>
        <text:h text:style-name="P292" text:outline-level="3"><text:span text:style-name="T416">2.2.8. </text:span>Собственный риск портфеля</text:h>
        <text:p text:style-name="P93">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209">приведет к небольшому ожидаемому чистому воздействию </text:span>каждой отдельно взятой ценной бумаги <text:span text:style-name="T209">на доходность хорошо диверсифицированного портфеля. </text:span></text:p>
        <text:p text:style-name="P94">Это означает, что чем больше диверсифицируется портфель, тем меньше становится собственный риск и, следовательно, общий риск [3]. </text:p>
        <text:p text:style-name="P95">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8" draw:name="Object97" text:anchor-type="as-char" svg:y="-0.377cm" svg:width="0.51cm" svg:height="0.533cm" draw:z-index="141"><draw:object xlink:href="./Object 151" xlink:type="simple" xlink:show="embed" xlink:actuate="onLoad"/><draw:image xlink:href="./ObjectReplacements/Object 151" xlink:type="simple" xlink:show="embed" xlink:actuate="onLoad"/><svg:desc>formula</svg:desc></draw:frame> составит <draw:frame draw:style-name="fr8" draw:name="Object98" text:anchor-type="as-char" svg:y="-0.621cm" svg:width="0.631cm" svg:height="1cm" draw:z-index="142"><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51"><draw:frame draw:style-name="fr8" draw:name="Object96" text:anchor-type="as-char" svg:y="-0.744cm" svg:width="7.858cm" svg:height="1.171cm" draw:z-index="143"><draw:object xlink:href="./Object 153" xlink:type="simple" xlink:show="embed" xlink:actuate="onLoad"/><draw:image xlink:href="./ObjectReplacements/Object 153" xlink:type="simple" xlink:show="embed" xlink:actuate="onLoad"/><svg:desc>formula</svg:desc></draw:frame></text:p>
        <text:p text:style-name="P95">Значение внутри скобок является средним собственным риском ценных бумаг, образующих портфель. <text:span text:style-name="T210">Но собственный риск портфеля в </text:span><text:span text:style-name="T210"><draw:frame draw:style-name="fr8" draw:name="Object99" text:anchor-type="as-char" svg:y="-0.377cm" svg:width="0.549cm" svg:height="0.469cm" draw:z-index="144"><draw:object xlink:href="./Object 154" xlink:type="simple" xlink:show="embed" xlink:actuate="onLoad"/><draw:image xlink:href="./ObjectReplacements/Object 154" xlink:type="simple" xlink:show="embed" xlink:actuate="onLoad"/><svg:desc>formula</svg:desc></draw:frame></text:span><text:span text:style-name="T210"> раз меньше данного значения, так как член </text:span><text:span text:style-name="T210"><draw:frame draw:style-name="fr8" draw:name="Object100" text:anchor-type="as-char" svg:y="-0.621cm" svg:width="0.631cm" svg:height="1cm" draw:z-index="145"><draw:object xlink:href="./Object 155" xlink:type="simple" xlink:show="embed" xlink:actuate="onLoad"/><draw:image xlink:href="./ObjectReplacements/Object 155" xlink:type="simple" xlink:show="embed" xlink:actuate="onLoad"/><svg:desc>formula</svg:desc></draw:frame></text:span><text:span text:style-name="T210"> находится вне скобок. При увеличении количества бумаг в портфеле, он становится более </text:span><text:soft-page-break/><text:span text:style-name="T210">диверсифицированным, значение </text:span><text:span text:style-name="T210"><draw:frame draw:style-name="fr8" draw:name="Object66" text:anchor-type="as-char" svg:y="-0.377cm" svg:width="0.549cm" svg:height="0.469cm" draw:z-index="146"><draw:object xlink:href="./Object 156" xlink:type="simple" xlink:show="embed" xlink:actuate="onLoad"/><draw:image xlink:href="./ObjectReplacements/Object 156" xlink:type="simple" xlink:show="embed" xlink:actuate="onLoad"/><svg:desc>formula</svg:desc></draw:frame></text:span><text:span text:style-name="T210"> увеличивается, значение </text:span><text:span text:style-name="T210"><draw:frame draw:style-name="fr8" draw:name="Object101" text:anchor-type="as-char" svg:y="-0.621cm" svg:width="0.631cm" svg:height="1cm" draw:z-index="147"><draw:object xlink:href="./Object 157" xlink:type="simple" xlink:show="embed" xlink:actuate="onLoad"/><draw:image xlink:href="./ObjectReplacements/Object 157" xlink:type="simple" xlink:show="embed" xlink:actuate="onLoad"/><svg:desc>formula</svg:desc></draw:frame></text:span><text:span text:style-name="T210"> уменьшается, что в конечном счете приводит к уменьшению собственного риска портфеля.</text:span></text:p>
        <text:p text:style-name="P95"><text:span text:style-name="T417">В соответствии со всем вышесказанным, можно сделать следующий вывод: </text:span><text:span text:style-name="T226">диверсификация </text:span><text:span text:style-name="T215">приводит к снижению собственного риска и усреднению рыночного </text:span><text:span text:style-name="T226">риск</text:span><text:span text:style-name="T215">а </text:span><text:span text:style-name="T227">[3]</text:span><text:span text:style-name="T226">.</text:span><text:span text:style-name="T199"> </text:span><text:span text:style-name="T227">Другими словами</text:span><text:span text:style-name="T212">, портфель, состоящий из </text:span><text:span text:style-name="T227">тридцати</text:span><text:span text:style-name="T212"> или более случа</text:span><text:span text:style-name="T213">й</text:span><text:span text:style-name="T212">но выбранных ценных бумаг будет иметь относительно низкую величину собственного риска</text:span><text:span text:style-name="T214">, </text:span><text:span text:style-name="T227">что означает, </text:span><text:span text:style-name="T214">что общий риск будет не намного больше величины имеющегося рыночного риска.</text:span></text:p>
        <text:p text:style-name="P107"/>
        <text:h text:style-name="P298" text:outline-level="2"><text:bookmark-start text:name="__RefHeading___Toc2454_99562824"/>2.3. <text:span text:style-name="T418">Стратегии </text:span>управлени<text:span text:style-name="T418">я портфелем</text:span> и оценка эффективности<text:bookmark-end text:name="__RefHeading___Toc2454_99562824"/></text:h>
        <text:h text:style-name="P292" text:outline-level="3"><text:span text:style-name="T418">2.3.1. Стратегии </text:span>управлени<text:span text:style-name="T418">я</text:span> инвестиционным портфелем</text:h>
        <text:p text:style-name="P144"><text:span text:style-name="T74">Выделяют две стратегии управления </text:span><text:span text:style-name="T117">инвестициями</text:span><text:span text:style-name="T74"> — пассивную и активную </text:span><text:span text:style-name="T118">[12]:</text:span><text:span text:style-name="T74"> </text:span></text:p>
        <text:p text:style-name="P144"><text:span text:style-name="T35">Пассивное управление предполагает владение </text:span><text:span text:style-name="T74">диверсифицированным </text:span><text:span text:style-name="T118">инвестиционным</text:span><text:span text:style-name="T74"> портфел</text:span><text:span text:style-name="T118">е</text:span><text:span text:style-name="T74">м, </text:span><text:span text:style-name="T118">который не требует частого пересмотра. </text:span><text:span text:style-name="T158">При таком подходе оптимальной стратегией </text:span><text:span text:style-name="T159">зачастую</text:span><text:span text:style-name="T158"> </text:span><text:span text:style-name="T159">является </text:span><text:span text:style-name="T158">следование рыночным индексам (взвешенным по капитализации, таким, как S&amp;P500 </text:span><text:span text:style-name="T159">в случае инвестиций в американские ценные бумаги </text:span><text:span text:style-name="T158">или РТС </text:span><text:span text:style-name="T159">в случае инвестиций в российский фондовый рынок</text:span><text:span text:style-name="T158">)</text:span><text:span text:style-name="T160">[11]</text:span><text:span text:style-name="T158">. При пассивном управлении не требу</text:span><text:span text:style-name="T159">ю</text:span><text:span text:style-name="T158">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59">значительно </text:span><text:span text:style-name="T158">меньше, чем при активном управлении, что дает экономию на транзакционных издержках </text:span><text:span text:style-name="T161">и брокерских комиссиях</text:span><text:span text:style-name="T158">.</text:span></text:p>
        <text:p text:style-name="P108">Активное управление — это попытка повысить эффективность портфеля путем <text:span text:style-name="T419">добавления в него</text:span> недооцененных рынком ценных бумаг <text:span text:style-name="T419">(с </text:span><text:soft-page-break/><text:span text:style-name="T419">помощью фундаментального анализа)</text:span>, <text:s/><text:span text:style-name="T419">а также</text:span> посредством выбора времени для сделок с широкими классами активов, когда фондовый рынок имеет тенденцию к повышению. <text:span text:style-name="T420">Как будет показано ниже, </text:span>следова<text:span text:style-name="T420">ние</text:span> пассивным стратегиями <text:span text:style-name="T420">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0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63">Для первичного ориентирования целесообразно иметь в виду следующие моменты [11]:</text:span></text:p>
        <text:list xml:id="list6457430984022081739" text:style-name="L8">
          <text:list-item>
            <text:p text:style-name="P247">Портфели ценных бумаг всех инвесторов, взятые в совокупности, образую<text:span text:style-name="T265">т</text:span> рыночный портфель, <text:span text:style-name="T264">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48">Специальные математические методы анализа (тесты на нормальность и др.) показывают, что рынки ценных бумаг обладают свойством эффективности, <text:span text:style-name="T266">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66">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49">Универсальное свойство рыночного портфеля получено в предположении, что инвестиционный горизонт всех инвесторов одинаков. <text:span text:style-name="T267">В действительности это не так, что является потенциальным контрдоводом в пользу активного управления. </text:span></text:p>
          </text:list-item>
          <text:list-item>
            <text:p text:style-name="P250">Проводя анализ отдельных <text:span text:style-name="T421">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68">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250"/>
          </text:list-item>
        </text:list>
        <text:h text:style-name="P292" text:outline-level="3"><text:span text:style-name="T422">2.3.2. </text:span>Оценка эффективности управления инвестициями</text:h>
        <text:p text:style-name="P11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60">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23">коэффициент </text:span>P/E <text:span text:style-name="T259">(price/earnings ratio) </text:span>и т. п. <text:span text:style-name="T259">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59">стратегии. Составлением и ежедневным подсчетом индексов занимаются крупные финансовые институты и рейтинговые агентства.</text:span></text:p>
        <text:p text:style-name="P111">Совокупность <text:span text:style-name="T261">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04">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3612160654543747273" text:style-name="L9">
          <text:list-item>
            <text:p text:style-name="P251">индекс фондового рынка ММВБ</text:p>
          </text:list-item>
          <text:list-item>
            <text:p text:style-name="P251">индекс РТС RTSI (отличается от индекса ММВБ тем, что рассчитывается в долларах США)</text:p>
          </text:list-item>
          <text:list-item>
            <text:p text:style-name="P251">отраслевые индексы ММВБ: MICEX O&amp;G (нефтегазовая отрасль), MICEX PWR (энергетический сектор), <text:span text:style-name="T262">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52">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04"/>
        <text:p text:style-name="P112">Среди международных индексов стоит выделить следующие <text:span text:style-name="T270">[12]</text:span>:</text:p>
        <text:list xml:id="list2409595013106831628" text:style-name="L10">
          <text:list-item>
            <text:p text:style-name="P253"><text:soft-page-break/>индекс Доу-Джонса <text:span text:style-name="T269">(промышленный средневзвешенный индекс 30 крупнейших корпораций-«голубых фишек», рассчитываемый с 1896 года). </text:span></text:p>
          </text:list-item>
          <text:list-item>
            <text:p text:style-name="P253">индекс S&amp;P500<text:span text:style-name="T270">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54">британский FTSE100, формируемый газетой «Financial Times» и основанный на акциях 100 ведущих компаний Великобритании.</text:p>
          </text:list-item>
          <text:list-item>
            <text:p text:style-name="P254">немецкий DAX, <text:span text:style-name="T271">являющийся средневзвешенным индексом 30 крупнейших компаний Германии</text:span></text:p>
          </text:list-item>
          <text:list-item>
            <text:p text:style-name="P254">японский Nikkei,<text:span text:style-name="T272">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6"/>
        <text:p text:style-name="P113">Примерами <text:span text:style-name="T424">пассивно управляемых </text:span>эталонных портфелей могут служить индекс S&amp;P500 <text:span text:style-name="T425">(символ </text:span><text:span text:style-name="T203">^GSPC</text:span><text:span text:style-name="T425"> на Нью-Йоркской фондовой бирже)</text:span>и торгуемый фонд ETF SPDR S&amp;P500 <text:span text:style-name="T425">(символ </text:span><text:span text:style-name="T203">SPY</text:span><text:span text:style-name="T425">), построенный на базе индекса S&amp;P500</text:span>. <text:span text:style-name="T426">Разницу в показателях доходности, которые можно увидеть на рисунке 4 и в таблице 4, можно объяснить тем, что в случае торгуемого фонда <text:s/></text:span>SPDR <text:span text:style-name="T427">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7"><text:soft-page-break/><draw:frame draw:style-name="fr2" draw:name="Image2" text:anchor-type="as-char" svg:width="16.499cm" svg:height="7.565cm" draw:z-index="3"><draw:image xlink:href="Pictures/100002010000051800000256ED70E570DAC628CB.png" xlink:type="simple" xlink:show="embed" xlink:actuate="onLoad"/></draw:frame></text:p>
        <text:p text:style-name="P114">Рисунок 4 — доходнос<text:span text:style-name="T428">ти</text:span> индекса S&amp;P500 (синий) и торгуемого фонда ETF SPDR S&amp;P500 (красный) за 2012-2015 годы. <text:span text:style-name="T429">Котировки нормированы но индексу S&amp;P500.</text:span></text:p>
        <text:p text:style-name="P11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5">Год</text:p>
            </table:table-cell>
            <table:table-cell table:style-name="Table7.A1" office:value-type="string">
              <text:p text:style-name="P15">Фонд (индекс)</text:p>
            </table:table-cell>
            <table:table-cell table:style-name="Table7.A1" office:value-type="string">
              <text:p text:style-name="P15">Цена на начало периода владения</text:p>
            </table:table-cell>
            <table:table-cell table:style-name="Table7.A1" office:value-type="string">
              <text:p text:style-name="P15">Цена в конце периода владения</text:p>
            </table:table-cell>
            <table:table-cell table:style-name="Table7.E1" office:value-type="string">
              <text:p text:style-name="P15">Доходность, %</text:p>
            </table:table-cell>
          </table:table-row>
          <table:table-row>
            <table:table-cell table:style-name="Table7.A3" table:number-rows-spanned="2" office:value-type="string">
              <text:p text:style-name="P15">2013</text:p>
            </table:table-cell>
            <table:table-cell table:style-name="Table7.B2" office:value-type="string">
              <text:p text:style-name="P15">S&amp;P500</text:p>
            </table:table-cell>
            <table:table-cell table:style-name="Table7.C2" office:value-type="string">
              <text:p text:style-name="P16">1462.42</text:p>
            </table:table-cell>
            <table:table-cell table:style-name="Table7.D2" office:value-type="string">
              <text:p text:style-name="P16">1848.36</text:p>
            </table:table-cell>
            <table:table-cell table:style-name="Table7.E2" office:value-type="string">
              <text:p text:style-name="P23">+26.4</text:p>
            </table:table-cell>
          </table:table-row>
          <table:table-row>
            <table:covered-table-cell/>
            <table:table-cell table:style-name="Table7.B3" office:value-type="string">
              <text:p text:style-name="P15">ETF SPDR S&amp;P500</text:p>
            </table:table-cell>
            <table:table-cell table:style-name="Table7.C3" office:value-type="string">
              <text:p text:style-name="P16">137.59</text:p>
            </table:table-cell>
            <table:table-cell table:style-name="Table7.D3" office:value-type="string">
              <text:p text:style-name="P16">177.49</text:p>
            </table:table-cell>
            <table:table-cell table:style-name="Table7.E3" office:value-type="string">
              <text:p text:style-name="P23">+29.0</text:p>
            </table:table-cell>
          </table:table-row>
          <table:table-row>
            <table:table-cell table:style-name="Table7.A5" table:number-rows-spanned="2" office:value-type="string">
              <text:p text:style-name="P15">2014</text:p>
            </table:table-cell>
            <table:table-cell table:style-name="Table7.B4" office:value-type="string">
              <text:p text:style-name="P15">S&amp;P500</text:p>
            </table:table-cell>
            <table:table-cell table:style-name="Table7.C4" office:value-type="string">
              <text:p text:style-name="P16">1831.98</text:p>
            </table:table-cell>
            <table:table-cell table:style-name="Table7.D4" office:value-type="string">
              <text:p text:style-name="P16">2058.9</text:p>
            </table:table-cell>
            <table:table-cell table:style-name="Table7.E4" office:value-type="string">
              <text:p text:style-name="P23">+12.4</text:p>
            </table:table-cell>
          </table:table-row>
          <table:table-row>
            <table:covered-table-cell/>
            <table:table-cell table:style-name="Table7.B5" office:value-type="string">
              <text:p text:style-name="P15">ETF SPDR S&amp;P500</text:p>
            </table:table-cell>
            <table:table-cell table:style-name="Table7.C5" office:value-type="string">
              <text:p text:style-name="P16">175.79</text:p>
            </table:table-cell>
            <table:table-cell table:style-name="Table7.D5" office:value-type="string">
              <text:p text:style-name="P16">201.38</text:p>
            </table:table-cell>
            <table:table-cell table:style-name="Table7.E5" office:value-type="string">
              <text:p text:style-name="P23">+14.6</text:p>
            </table:table-cell>
          </table:table-row>
          <table:table-row>
            <table:table-cell table:style-name="Table7.A7" table:number-rows-spanned="2" office:value-type="string">
              <text:p text:style-name="P15">2015</text:p>
            </table:table-cell>
            <table:table-cell table:style-name="Table7.B6" office:value-type="string">
              <text:p text:style-name="P15">S&amp;P500</text:p>
            </table:table-cell>
            <table:table-cell table:style-name="Table7.C6" office:value-type="string">
              <text:p text:style-name="P15">2058.2</text:p>
            </table:table-cell>
            <table:table-cell table:style-name="Table7.D6" office:value-type="string">
              <text:p text:style-name="P15">2043.94</text:p>
            </table:table-cell>
            <table:table-cell table:style-name="Table7.E6" office:value-type="string">
              <text:p text:style-name="P21">-<text:span text:style-name="T429">0.7</text:span></text:p>
            </table:table-cell>
          </table:table-row>
          <table:table-row>
            <table:covered-table-cell/>
            <table:table-cell table:style-name="Table7.B7" office:value-type="string">
              <text:p text:style-name="P15">ETF SPDR S&amp;P500</text:p>
            </table:table-cell>
            <table:table-cell table:style-name="Table7.C7" office:value-type="string">
              <text:p text:style-name="P15">201.28</text:p>
            </table:table-cell>
            <table:table-cell table:style-name="Table7.D7" office:value-type="string">
              <text:p text:style-name="P15">203.87</text:p>
            </table:table-cell>
            <table:table-cell table:style-name="Table7.E7" office:value-type="string">
              <text:p text:style-name="P24">+1.3</text:p>
            </table:table-cell>
          </table:table-row>
        </table:table>
        <text:p text:style-name="P143"><text:span text:style-name="T162">Таблица</text:span><text:span text:style-name="T154"> </text:span><text:span text:style-name="T163">4</text:span><text:span text:style-name="T154"> — </text:span><text:span text:style-name="T162"><text:s/></text:span><text:span text:style-name="T154">доходност</text:span><text:span text:style-name="T162">и</text:span><text:span text:style-name="T154"> индекса S&amp;P500 и торгуемого фонда ETF SPDR S&amp;P500 за 2012-2015 годы.</text:span></text:p>
        <text:p text:style-name="P114"/>
        <text:h text:style-name="P298" text:outline-level="2"><text:bookmark-start text:name="__RefHeading___Toc2300_99562824"/><text:soft-page-break/>Выводы <text:span text:style-name="T430">по главе</text:span><text:bookmark-end text:name="__RefHeading___Toc2300_99562824"/></text:h>
        <text:p text:style-name="P165">В второй главе выпускной квалификационной работы <text:s/><text:span text:style-name="T431">рассмотрены основные понятия, связанные с современной теорией формирования портфеля.</text:span></text:p>
        <text:p text:style-name="P166">В первом разделе главы рассмотрены основные величины связанные с инвестиционным портфелем — <text:span text:style-name="T432">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167">Второ<text:span text:style-name="T433">й</text:span> раздел главы <text:span text:style-name="T433">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225"><text:s/>усреднению </text:span><text:span text:style-name="T228">его </text:span><text:span text:style-name="T225">рыночного риска</text:span><text:span text:style-name="T198">.</text:span></text:p>
        <text:p text:style-name="P168">В третье разделе главы основное внимание уделено двум основным стратегиям управления инвестициями, <text:span text:style-name="T377">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164">Проведенное <text:span text:style-name="T377">теоретическое </text:span>исследование <text:span text:style-name="T377">современной теории формирования портфеля Марковитца </text:span>и полученные выводы позволяют <text:soft-page-break/>перейти к <text:span text:style-name="T377">практической реализации системы оптимизации инвестиций, описанной в следующей главе.</text:span></text:p>
        <text:h text:style-name="P305" text:outline-level="1"><text:bookmark-start text:name="__RefHeading___Toc154_1574039482"/>ГЛАВА 3. СИСТЕМА ОПТИМАЛЬНОГО РАСПРЕДЕЛЕНИЯ ИНВЕСТИЦИЙ<text:bookmark-end text:name="__RefHeading___Toc154_1574039482"/></text:h>
        <text:h text:style-name="P301" text:outline-level="2"><text:bookmark-start text:name="__RefHeading___Toc1561_1158609865"/><text:span text:style-name="T453">3.1. </text:span>Особенности системы, используемые алгоритмы и <text:span text:style-name="T439">структуры данных</text:span>.<text:bookmark-end text:name="__RefHeading___Toc1561_1158609865"/></text:h>
        <text:p text:style-name="P174">Для практической реализации системы <text:span text:style-name="T440">оптимального распределения инвестиций был выбран язык Python [5]. Основными факторами, повлиявшими на выбор этого языка были [1]:</text:span></text:p>
        <text:list xml:id="list3580700943954993259" text:style-name="L11">
          <text:list-item>
            <text:p text:style-name="P271">Высокая скорость разработки, обусловленная простым синтаксисом, и удобной модел<text:span text:style-name="T236">ью</text:span> данных</text:p>
          </text:list-item>
          <text:list-item>
            <text:p text:style-name="P271">Наличие большого количества библиотек, облегчающих работу с данными, в том числе с <text:span text:style-name="T440">финансовыми данными и </text:span>данными большого объема (библиотеки NumPy, SciPy и Pandas).</text:p>
          </text:list-item>
          <text:list-item>
            <text:p text:style-name="P271">Наличие удобных средств визуализации для отображения графиков различной сложности (библиотека mathplotlib) </text:p>
          </text:list-item>
          <text:list-item>
            <text:p text:style-name="P272">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73">Возможность последующего использования приложения на Python в качестве back-end в веб-приложении</text:p>
          </text:list-item>
        </text:list>
        <text:p text:style-name="P173"/>
        <text:h text:style-name="Heading_20_3" text:outline-level="3">Используемые программные средства</text:h>
        <text:p text:style-name="P275">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p>
        <text:list xml:id="list200016715058701" text:continue-list="list3580700943954993259" text:style-name="L11">
          <text:list-item text:start-value="1">
            <text:p text:style-name="P276">Возможность написания и запуска кода в веб-браузере, и поддержка интерпретации только необходимых секций кода</text:p>
          </text:list-item>
          <text:list-item>
            <text:p text:style-name="P274"><text:soft-page-break/>Возможность использования встроенных графики и мультимедиа</text:p>
          </text:list-item>
          <text:list-item>
            <text:p text:style-name="P274">Поддержка кластеров и простой доступ к параллелизации вычислений</text:p>
          </text:list-item>
          <text:list-item>
            <text:p text:style-name="P276">Удобное использование математических формул в комментариях</text:p>
          </text:list-item>
          <text:list-item>
            <text:p text:style-name="P274">Возможность конвертации полученных результатов выполнения программы в популярные и наглядные форматы (html, pdf)</text:p>
          </text:list-item>
          <text:list-item>
            <text:p text:style-name="P277">Кроссплатформенность — приложение I<text:span text:style-name="T471">P</text:span>ython Notebook доступно для всех современных операционных систем.</text:p>
          </text:list-item>
        </text:list>
        <text:p text:style-name="P175"/>
        <text:p text:style-name="P176">Пример <text:span text:style-name="T449">фрагмента запущенного приложения в среде Ipython Notebook показан на рисунке 5.</text:span></text:p>
        <text:p text:style-name="P177"><draw:frame draw:style-name="fr3" draw:name="Image23" text:anchor-type="char" svg:width="16.499cm" svg:height="10.705cm" draw:z-index="4"><draw:image xlink:href="Pictures/10000201000003A90000026046F2F62EAAC307CF.png" xlink:type="simple" xlink:show="embed" xlink:actuate="onLoad"/></draw:frame>Рисунок <text:span text:style-name="T458">5</text:span> — <text:s/>фрагмент запущенного приложения в среде I<text:span text:style-name="T450">P</text:span>ython Notebook.</text:p>
        <text:p text:style-name="P177"/>
        <text:h text:style-name="Heading_20_3" text:outline-level="3"><text:soft-page-break/>Используемые библиотеки</text:h>
        <text:p text:style-name="P178">Основными библиотеками, использованными в реализованной системе, являются: </text:p>
        <text:list xml:id="list4072094732632536940" text:style-name="L12">
          <text:list-item>
            <text:p text:style-name="P280"><text:span text:style-name="T443">Библиотека для анализа данных </text:span><text:span text:style-name="T448">Pandas</text:span><text:span text:style-name="T443"> [24], предоставляющая необходимые удобные </text:span><text:span text:style-name="T445">матричные </text:span><text:span text:style-name="T443">структуры данных (Pandas Dataframe) для работы с данными котировок </text:span><text:span text:style-name="T445">ценных бумаг</text:span><text:span text:style-name="T443">, а также методы, позволяющие легко получать котировки акций за нужный исторический период </text:span><text:span text:style-name="T444">(Pandas.io.DataReader).</text:span></text:p>
          </text:list-item>
          <text:list-item>
            <text:p text:style-name="P281"><text:span text:style-name="T444">Б</text:span><text:span text:style-name="T442">иблиотека </text:span><text:span text:style-name="T447">NumPy</text:span><text:span text:style-name="T442">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81"><text:span text:style-name="T442">Библиотека </text:span><text:span text:style-name="T447">SciPy</text:span><text:span text:style-name="T442"> [26], </text:span><text:span text:style-name="T445">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82"><text:span text:style-name="T442">Библиотека </text:span><text:span text:style-name="T447">mathplotlib</text:span><text:span text:style-name="T442"> [27], используемая для отображения графиков. </text:span></text:p>
          </text:list-item>
          <text:list-item>
            <text:p text:style-name="P282"><text:span text:style-name="T442">Различные второстепенные библиотеки — </text:span><text:span text:style-name="T447">re </text:span><text:span text:style-name="T442">(для работы с регулярными выражениями), </text:span><text:span text:style-name="T447">random</text:span><text:span text:style-name="T442"> (для генерации случайных чисел — используется при генерации портфеля из случайного набора заданного количества ценных бумаг), </text:span><text:span text:style-name="T447">urllib</text:span><text:span text:style-name="T442"> и </text:span><text:span text:style-name="T447">BeautifulSoup</text:span><text:span text:style-name="T442">(для парсинга веб-страниц — используется для получения списка </text:span><text:span text:style-name="T446">компаний, входящих в рейтинг S&amp;P500 из открытых источников</text:span><text:span text:style-name="T442">).</text:span></text:p>
          </text:list-item>
        </text:list>
        <text:h text:style-name="Heading_20_3" text:outline-level="3"><text:soft-page-break/>Используемые структуры данных</text:h>
        <text:p text:style-name="P278">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p>
        <text:p text:style-name="P179"/>
        <text:h text:style-name="Heading_20_2" text:outline-level="2"><text:bookmark-start text:name="__RefHeading___Toc5580_859139803"/><text:span text:style-name="T453">3.2. </text:span>Инвестиционная политика с то<text:span text:style-name="T453">ч</text:span>ки зрения разработанного приложения<text:bookmark-end text:name="__RefHeading___Toc5580_859139803"/></text:h>
        <text:p text:style-name="P180">В главе 1 были рассмотрены следующие основные этапы инвестиционного процесса:</text:p>
        <text:list xml:id="list200017592378244" text:continue-list="list4598254311451771016" text:style-name="WW8Num6">
          <text:list-item text:start-value="1">
            <text:p text:style-name="P242">Выбор инвестиционной политики</text:p>
          </text:list-item>
          <text:list-item>
            <text:p text:style-name="P242">Анализ рынка ценных бумаг</text:p>
          </text:list-item>
          <text:list-item>
            <text:p text:style-name="P242">Формирование портфеля ценных бумаг.</text:p>
          </text:list-item>
          <text:list-item>
            <text:p text:style-name="P242">Пересмотр портфеля ценных бумаг.</text:p>
          </text:list-item>
          <text:list-item>
            <text:p text:style-name="P242">Оценка эффективности портфеля ценных бумаг.</text:p>
          </text:list-item>
        </text:list>
        <text:p text:style-name="P47"/>
        <text:h text:style-name="Heading_20_3" text:outline-level="3">3.2.1. Выбор инвестиционной политики</text:h>
        <text:p text:style-name="P145"><text:span text:style-name="T119">Этап в</text:span><text:span text:style-name="T74">ыбор</text:span><text:span text:style-name="T119">а</text:span><text:span text:style-name="T74"> инвестиционной политики включает </text:span><text:span text:style-name="T90">в себя </text:span><text:span text:style-name="T74"><text:s/>определение цели инвестора, объема инвестируемых средств, </text:span><text:span text:style-name="T119">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8342531510909905352" text:style-name="L13">
          <text:list-item>
            <text:p text:style-name="P239"><text:span text:style-name="T373"><text:s/>инвестиции возможны только в акции компаний, торгующихся на Нью-Йоркской фондовой бирже </text:span><text:span text:style-name="T375">(New York Stock Exchange, NYSE).</text:span></text:p>
          </text:list-item>
          <text:list-item>
            <text:p text:style-name="P240"><text:span text:style-name="T373">с</text:span><text:span text:style-name="T370">писок ценных бумаг для инвестирования ограничен компаниями, входящими в индекс S&amp;P500.</text:span></text:p>
          </text:list-item>
        </text:list>
        <text:p text:style-name="P244"><text:soft-page-break/></text:p>
        <text:p text:style-name="P97"><text:span text:style-name="T454">Первое ограничение</text:span> <text:span text:style-name="T454">вызвано тем, что </text:span>Нью-Йоркск<text:span text:style-name="T454">ая</text:span> фондов<text:span text:style-name="T454">ая</text:span> бирж<text:span text:style-name="T454">а</text:span> (New York Stock Exchange, NYSE) явля<text:span text:style-name="T454">ется</text:span> крупнейшей и самой популярной биржей в мире, благодаря чему существует множество веб-площадок, <text:span text:style-name="T454">бесплатно </text:span>предоставляющих данные (как актуальные данные в реальном времени, так и <text:span text:style-name="T455">данные за продолжительный </text:span>исторически<text:span text:style-name="T455">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96"><text:span text:style-name="T374">Кроме того, </text:span><text:span text:style-name="T37">Нью Йоркская фондовая биржа NYSE остается крупнейшей </text:span><text:span text:style-name="T374">и наиболее ликвидной </text:span><text:span text:style-name="T37">единичной биржей, котирующей примерно 2800 компаний суммарной рыночной стоимостью в 2005 г. около 20 трлн. долларов</text:span><text:span text:style-name="T376">[6]</text:span><text:span text:style-name="T37">. <text:s/>Ежедневный торговый оборот NYSE в 2005 году составлял в среднем 1,6 млн акций на сумму 55 млрд долларов[12].</text:span></text:p>
        <text:p text:style-name="P146"><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147"><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text:span><text:span text:style-name="T72">или Лондонской биржи[32]</text:span><text:span text:style-name="T40">),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186"><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text:span><text:span text:style-name="T73">иной </text:span><text:span text:style-name="T1">ценной бумаги он должен сделать самостоятельно.</text:span></text:p>
        <text:h text:style-name="Heading_20_3" text:outline-level="3"><text:span text:style-name="T457">3.2.3. </text:span><text:span text:style-name="T1">Формирование портфеля</text:span></text:h>
        <text:p text:style-name="P309">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p>
        <text:p text:style-name="P187"><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text:span><text:span text:style-name="T55">6</text:span><text:span text:style-name="T1">, либо может быть сформирован случайным образом, с помощ</text:span><text:span text:style-name="T41">ь</text:span><text:span text:style-name="T1">ю метода random() класса SP500, как показано на рисунке </text:span><text:span text:style-name="T55">7</text:span><text:span text:style-name="T44">.</text:span></text:p>
        <text:p text:style-name="P215"><draw:frame draw:style-name="fr4" draw:name="Image37" text:anchor-type="char" svg:width="16.499cm" svg:height="0.979cm" draw:z-index="163"><draw:image xlink:href="Pictures/100002010000037C00000035773B980EF4736E92.png" xlink:type="simple" xlink:show="embed" xlink:actuate="onLoad"/></draw:frame><text:span text:style-name="T44">Р</text:span><text:span text:style-name="T1">исунок </text:span><text:span text:style-name="T55">6</text:span><text:span text:style-name="T1"> — создание портфеля из 4 бумаг определенных компаний</text:span></text:p>
        <text:p text:style-name="P208"><draw:frame draw:style-name="fr4" draw:name="Image27" text:anchor-type="char" svg:width="16.499cm" svg:height="2.838cm" draw:z-index="151"><draw:image xlink:href="Pictures/10000201000003620000009515EC62CB9221EA00.png" xlink:type="simple" xlink:show="embed" xlink:actuate="onLoad"/></draw:frame><text:soft-page-break/><text:span text:style-name="T44">Р</text:span><text:span text:style-name="T48">исунок </text:span><text:span text:style-name="T57">7</text:span><text:span text:style-name="T48"> </text:span><text:span text:style-name="T41">— <text:s/>создание портфеля из </text:span><text:span text:style-name="T45">3</text:span><text:span text:style-name="T41">0 случайных ценных бумаг, входящих в индекс S&amp;P500. </text:span></text:p>
        <text:p text:style-name="P188"><text:span text:style-name="T1">Метод random() класса SP500 возвращает список, состоящий из требуемого количества ценных бумаг, входящих в индекс S&amp;P500 (на рисунке </text:span><text:span text:style-name="T55">7</text:span><text:span text:style-name="T1"> - список из </text:span><text:span text:style-name="T45">3</text:span><text:span text:style-name="T1">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189"><draw:frame draw:style-name="fr4" draw:name="Image25" text:anchor-type="char" svg:width="16.499cm" svg:height="2.221cm" draw:z-index="148"><draw:image xlink:href="Pictures/10000201000002EE000000651F5DFDBDA6F1122A.png" xlink:type="simple" xlink:show="embed" xlink:actuate="onLoad"/></draw:frame><text:span text:style-name="T1">Рисунок </text:span><text:span text:style-name="T57">8</text:span><text:span text:style-name="T1"> — использование Pandas DataFrame и Pandas DataReader для получения котировок акций из агрегатора Yahoo <text:s/>Finance</text:span></text:p>
        <text:p text:style-name="P190"><text:span text:style-name="T1">В случае, если данные по котировкам указанной ценной бумаги недоступны для всего исторического периода, как в случае акций </text:span><text:span text:style-name="T46">Zoetis Inc.</text:span><text:span text:style-name="T1"> <text:s/>(</text:span><text:span text:style-name="T46">ZTS</text:span><text:span text:style-name="T1">) на рисунке </text:span><text:span text:style-name="T55">7</text:span><text:span text:style-name="T1"> (компания произвела листинг на бирже </text:span><text:span text:style-name="T46">4</text:span><text:span text:style-name="T1"> </text:span><text:span text:style-name="T46">февраля</text:span><text:span text:style-name="T1"> 2013 года), данная ценная бумага исключается из портфеля, и не участвует в дальнейш</text:span><text:span text:style-name="T47">их</text:span><text:span text:style-name="T1"> вычислени</text:span><text:span text:style-name="T47">ях</text:span><text:span text:style-name="T1">.</text:span></text:p>
        <text:p text:style-name="P191"><text:span text:style-name="T1">Вычисление эффективного множества портфелей осуществляется с помощью метода </text:span><text:span text:style-name="T124">calc()</text:span><text:span text:style-name="T133">. Данный метод имеет </text:span><text:span text:style-name="T145">три</text:span><text:span text:style-name="T133"> входных аргумента, <text:s/>имеющих решающее значение для времени вычисления оптимального портфеля — минимальная доходность, максимальная доходность <text:s/>и точность вычислений. </text:span><text:span text:style-name="T134">К примеру, на рисунке </text:span><text:span text:style-name="T151">9</text:span><text:span text:style-name="T134"> </text:span><text:span text:style-name="T136">производится вычисление эффективного множества портфелей, с целевыми показателями доходности от </text:span><text:soft-page-break/><text:span text:style-name="T136">0% до 1</text:span><text:span text:style-name="T144">2</text:span><text:span text:style-name="T136">0%, точность вычислений в удельном весе бумаги в портфеле — 4 точки после запятой. </text:span><text:span text:style-name="T139">Как видно из рисунка ниже, время вычисления эффективного множества портфеля из </text:span><text:span text:style-name="T145">данного</text:span><text:span text:style-name="T139"> количества ценных бумаг и с такими параметрами заняло </text:span><text:span text:style-name="T147">2</text:span><text:span text:style-name="T144"> минуты </text:span><text:span text:style-name="T147">39</text:span><text:span text:style-name="T139"> секунд.</text:span></text:p>
        <text:p text:style-name="P209"><draw:frame draw:style-name="fr4" draw:name="Image34" text:anchor-type="char" svg:width="16.499cm" svg:height="2.531cm" draw:z-index="153"><draw:image xlink:href="Pictures/100002010000037D00000089A08C7A2DCD83D395.png" xlink:type="simple" xlink:show="embed" xlink:actuate="onLoad"/></draw:frame><text:span text:style-name="T139">Р</text:span><text:span text:style-name="T144">исунок </text:span><text:span text:style-name="T153">9</text:span><text:span text:style-name="T135"> — функция вычисления эффективного множества</text:span></text:p>
        <text:p text:style-name="P268"/>
        <text:p text:style-name="P99"><text:span text:style-name="T232">Д</text:span><text:span text:style-name="T231">ва основных показателя портфеля, связанных с вычислением эффективного множества — доходность и стандартное отклонение вычисляются с помощью функции </text:span><text:span text:style-name="T205">get_effective_set()</text:span><text:span text:style-name="T231">, вызываемой из метода </text:span><text:span text:style-name="T205">calc().</text:span></text:p>
        <text:p text:style-name="P151"><text:span text:style-name="T133">Вычисление доходности портфеля осуществляется функцией </text:span><text:span text:style-name="T124">get_portfolio_return()</text:span><text:span text:style-name="T133"> (см. листинг 1), и производится, как было показано в главе 2, <text:s/>суммированием доходностей отдельных ценных бумаг, умноженных на удельный вес этих бумаг.</text:span></text:p>
        <text:p text:style-name="P183"><draw:frame draw:style-name="fr4" draw:name="Image10" text:anchor-type="char" svg:width="16.499cm" svg:height="2.429cm" draw:z-index="164"><draw:image xlink:href="Pictures/10000201000003ED000000949161FCCB7DB0CFA5.png" xlink:type="simple" xlink:show="embed" xlink:actuate="onLoad"/></draw:frame><text:span text:style-name="T232">Л</text:span><text:span text:style-name="T231">истинг </text:span><text:span text:style-name="T233">1</text:span><text:span text:style-name="T231"> — функция вычисления доходности портфеля</text:span></text:p>
        <text:p text:style-name="P116">Вторым <text:span text:style-name="T463">используемым</text:span> математическим понятием в модели Марковитца является <text:span text:style-name="T239">стандартное отклонение, вычисляемое, как было показано в главе 2, по формуле</text:span></text:p>
        <text:p text:style-name="P116"><text:s/><draw:frame draw:style-name="fr8" draw:name="Object111" text:anchor-type="as-char" svg:y="-0.799cm" svg:width="3.734cm" svg:height="1.226cm" draw:z-index="169"><draw:object xlink:href="./Object 111" xlink:type="simple" xlink:show="embed" xlink:actuate="onLoad"/><draw:image xlink:href="./ObjectReplacements/Object 111" xlink:type="simple" xlink:show="embed" xlink:actuate="onLoad"/><svg:desc>formula</svg:desc></draw:frame>, <text:span text:style-name="T240">где </text:span><text:span text:style-name="T240"><draw:frame draw:style-name="fr8" draw:name="Object114" text:anchor-type="as-char" svg:y="-0.226cm" svg:width="0.63cm" svg:height="0.379cm" draw:z-index="170"><draw:object xlink:href="./Object 114" xlink:type="simple" xlink:show="embed" xlink:actuate="onLoad"/><draw:image xlink:href="./ObjectReplacements/Object 114" xlink:type="simple" xlink:show="embed" xlink:actuate="onLoad"/><svg:desc>formula</svg:desc></draw:frame></text:span><text:span text:style-name="T240"> - ковариация двух ценных бумаг </text:span><text:span text:style-name="T240"><draw:frame draw:style-name="fr8" draw:name="Object115" text:anchor-type="as-char" svg:y="-0.377cm" svg:width="0.326cm" svg:height="0.469cm" draw:z-index="171"><draw:object xlink:href="./Object 115" xlink:type="simple" xlink:show="embed" xlink:actuate="onLoad"/><draw:image xlink:href="./ObjectReplacements/Object 115" xlink:type="simple" xlink:show="embed" xlink:actuate="onLoad"/><svg:desc>formula</svg:desc></draw:frame></text:span><text:span text:style-name="T240"> и </text:span><text:span text:style-name="T240"><draw:frame draw:style-name="fr8" draw:name="Object149" text:anchor-type="as-char" svg:y="-0.377cm" svg:width="0.395cm" svg:height="0.469cm" draw:z-index="172"><draw:object xlink:href="./Object 161" xlink:type="simple" xlink:show="embed" xlink:actuate="onLoad"/><draw:image xlink:href="./ObjectReplacements/Object 161" xlink:type="simple" xlink:show="embed" xlink:actuate="onLoad"/><svg:desc>formula</svg:desc></draw:frame></text:span><text:span text:style-name="T240">.</text:span></text:p>
        <text:p text:style-name="P103"><text:span text:style-name="T241">Э</text:span>то <text:span text:style-name="T463">же </text:span>уравнение в матричной форме <text:span text:style-name="T463">имеет вид</text:span>:</text:p>
        <text:p text:style-name="P103"><text:soft-page-break/><draw:frame draw:style-name="fr8" draw:name="Object162" text:anchor-type="as-char" svg:y="-0.437cm" svg:width="1.979cm" svg:height="0.593cm" draw:z-index="173"><draw:object xlink:href="./Object 162" xlink:type="simple" xlink:show="embed" xlink:actuate="onLoad"/><draw:image xlink:href="./ObjectReplacements/Object 162" xlink:type="simple" xlink:show="embed" xlink:actuate="onLoad"/><svg:desc>formula</svg:desc></draw:frame>, <text:span text:style-name="T463">где </text:span><text:span text:style-name="T463"><draw:frame draw:style-name="fr8" draw:name="Object164" text:anchor-type="as-char" svg:y="-0.3cm" svg:width="0.466cm" svg:height="0.319cm" draw:z-index="174"><draw:object xlink:href="./Object 164" xlink:type="simple" xlink:show="embed" xlink:actuate="onLoad"/><draw:image xlink:href="./ObjectReplacements/Object 164" xlink:type="simple" xlink:show="embed" xlink:actuate="onLoad"/><svg:desc>formula</svg:desc></draw:frame></text:span><text:span text:style-name="T463"> является ковариационной матрицей.</text:span></text:p>
        <text:p text:style-name="P184"><text:span text:style-name="T229">Стандартное отклонение портфеля вычисляется с помощью функции</text:span><text:span text:style-name="T204"> statistics().</text:span><text:span text:style-name="T229"> </text:span><text:span text:style-name="T211">Все операции с матрицами, в том числе транспонирование и вычисление ковариационной матрицы, осуществляются с помощью функций библиотеки Numpy (см. листинг 2).</text:span></text:p>
        <text:p text:style-name="P182"><draw:frame draw:style-name="fr4" draw:name="Image9" text:anchor-type="char" svg:width="16.499cm" svg:height="2.101cm" draw:z-index="165"><draw:image xlink:href="Pictures/10000201000003F500000081FE777AFDF3B001C0.png" xlink:type="simple" xlink:show="embed" xlink:actuate="onLoad"/></draw:frame><text:span text:style-name="T234">Листинг 2</text:span><text:span text:style-name="T231"> - метод </text:span><text:span text:style-name="T205">statistics()</text:span><text:span text:style-name="T231">, </text:span><text:span text:style-name="T234">осуществляющий вычисление стандартного отклонения портфеля и </text:span><text:span text:style-name="T231">используемый функцией минимизации при построении эффективного множества</text:span></text:p>
        <text:p text:style-name="P185">Построение эффективного множества заключается в минимизации <text:s/>стандартного отклонения портфеля с заданной доходностью. В качестве функции минимизации используется метод <text:span text:style-name="T197">minimize() </text:span><text:span text:style-name="T211">из библиотеки SciPy, который в качестве оптимизационного алгоритма использует последовательное квадратичное программирование (Sequential quadratic programming, SLSQP), основной идеей которого является последовательное решение задач квадратичного программирования, аппроксимирующих данную задачу оптимизации [30]. Функционал </text:span><text:span text:style-name="T230">вычисления</text:span><text:span text:style-name="T211"> эффективного множества показан в листинге 3.</text:span></text:p>
        <text:p text:style-name="P216"><draw:frame draw:style-name="fr5" draw:name="Image8" text:anchor-type="char" svg:width="16.499cm" svg:height="6.546cm" draw:z-index="166"><draw:image xlink:href="Pictures/10000201000003EB0000018ED57A107D7606C44C.png" xlink:type="simple" xlink:show="embed" xlink:actuate="onLoad"/></draw:frame><text:soft-page-break/><text:span text:style-name="T120">Листинг 3</text:span><text:span text:style-name="T74"> — метод </text:span><text:span text:style-name="T121">get_effective_set()</text:span><text:span text:style-name="T74">, осуществляющий вычисление эффективного множества</text:span></text:p>
        <text:p text:style-name="P194"><text:span text:style-name="T137">Для отображения построенного эффективного множества необходимо воспользоваться методом </text:span><text:span text:style-name="T128">plot()</text:span><text:span text:style-name="T137">. <text:s/></text:span></text:p>
        <text:p text:style-name="P207"><draw:frame draw:style-name="fr3" draw:name="Image5" text:anchor-type="char" svg:width="16.499cm" svg:height="7.265cm" draw:z-index="167"><draw:image xlink:href="Pictures/10000201000003810000018B2F8CA52C8723E9ED.png" xlink:type="simple" xlink:show="embed" xlink:actuate="onLoad"/></draw:frame><text:span text:style-name="T137">Р</text:span><text:span text:style-name="T133">исунок </text:span><text:span text:style-name="T153">10</text:span><text:span text:style-name="T133"> </text:span><text:span text:style-name="T137">— </text:span><text:span text:style-name="T140">метод plot(), используемый для </text:span><text:span text:style-name="T137">построени</text:span><text:span text:style-name="T140">я</text:span><text:span text:style-name="T137"> эффективного множества</text:span></text:p>
        <text:p text:style-name="P195"><text:span text:style-name="T133">Из построенного графика становится видно, что построенное эффективное множество </text:span><text:span text:style-name="T146">повторяет </text:span><text:span text:style-name="T133">форму </text:span><text:span text:style-name="T146">множества</text:span><text:span text:style-name="T133">, описанную в главе 2 (см. рисунок 2). Желтой точкой на графике показан портфель с минимальной волатильностью (</text:span><text:span text:style-name="T138">minimal variance portfolio, </text:span><text:span text:style-name="T133">его координаты, в соответствии с </text:span><text:soft-page-break/><text:span text:style-name="T133">рисунком </text:span><text:span text:style-name="T151">9</text:span><text:span text:style-name="T138">, равны</text:span><text:span text:style-name="T133"> </text:span><text:span text:style-name="T138"><draw:frame draw:style-name="fr7" draw:name="Object102" text:anchor-type="as-char" svg:y="-0.377cm" svg:width="2.344cm" svg:height="0.482cm" draw:z-index="149"><draw:object xlink:href="./Object 158" xlink:type="simple" xlink:show="embed" xlink:actuate="onLoad"/><draw:image xlink:href="./ObjectReplacements/Object 158" xlink:type="simple" xlink:show="embed" xlink:actuate="onLoad"/></draw:frame></text:span><text:span text:style-name="T133">). </text:span><text:span text:style-name="T140">К</text:span><text:span text:style-name="T138">расной </text:span><text:span text:style-name="T140">точкой обозначен</text:span><text:span text:style-name="T138"> портфель с максимальным коэффициентом Шарпа — максимальным отношением доходности к волатильности (</text:span><text:span text:style-name="T140">h</text:span><text:span text:style-name="T139">ighest Sharpe ratio portfolio, </text:span><text:span text:style-name="T133">его координаты, в соответствии с рисунком </text:span><text:span text:style-name="T151">9</text:span><text:span text:style-name="T138">, равны </text:span><text:span text:style-name="T138"><draw:frame draw:style-name="fr7" draw:name="Object123" text:anchor-type="as-char" svg:y="-0.377cm" svg:width="2.565cm" svg:height="0.483cm" draw:z-index="150"><draw:object xlink:href="./Object 159" xlink:type="simple" xlink:show="embed" xlink:actuate="onLoad"/><draw:image xlink:href="./ObjectReplacements/Object 159" xlink:type="simple" xlink:show="embed" xlink:actuate="onLoad"/><svg:desc>formula</svg:desc></draw:frame></text:span><text:span text:style-name="T138">). </text:span><text:span text:style-name="T146">Зеленой точкой </text:span><text:span text:style-name="T140">обозначен</text:span><text:span text:style-name="T138"> портфель с максимальн</text:span><text:span text:style-name="T146">ой</text:span><text:span text:style-name="T138"> </text:span><text:span text:style-name="T146">доходностью</text:span><text:span text:style-name="T138"> (</text:span><text:span text:style-name="T146">max return</text:span><text:span text:style-name="T139"> portfolio, </text:span><text:span text:style-name="T133">его координаты, в соответствии с рисунком </text:span><text:span text:style-name="T151">9</text:span><text:span text:style-name="T138">, равны </text:span><text:span text:style-name="T133"><draw:frame draw:style-name="fr7" draw:name="Object148" text:anchor-type="as-char" svg:y="-0.377cm" svg:width="2.556cm" svg:height="0.483cm" draw:z-index="152"><draw:object xlink:href="./Object 160" xlink:type="simple" xlink:show="embed" xlink:actuate="onLoad"/><draw:image xlink:href="./ObjectReplacements/Object 160" xlink:type="simple" xlink:show="embed" xlink:actuate="onLoad"/><svg:desc>formula</svg:desc></draw:frame></text:span><text:span text:style-name="T138">). </text:span></text:p>
        <text:p text:style-name="P196"><text:span text:style-name="T138">Д</text:span><text:span text:style-name="T133">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text:span><text:span text:style-name="T151">10</text:span><text:span text:style-name="T133">). </text:span><text:span text:style-name="T148">Для получения списка бумаг и </text:span><text:span text:style-name="T133">их удельны</text:span><text:span text:style-name="T148">х</text:span><text:span text:style-name="T133"> вес</text:span><text:span text:style-name="T148">ов</text:span><text:span text:style-name="T133">, входящие в данной портфель, </text:span><text:span text:style-name="T148">необходимо </text:span><text:span text:style-name="T133"><text:s/>воспользоваться методом </text:span><text:span text:style-name="T124">get_conservative()</text:span><text:span text:style-name="T133">, как показано на рисунке 1</text:span><text:span text:style-name="T151">1</text:span><text:span text:style-name="T133">.</text:span></text:p>
        <text:p text:style-name="P197"><draw:frame draw:style-name="fr3" draw:name="Image24" text:anchor-type="char" svg:width="16.499cm" svg:height="7.601cm" draw:z-index="154"><draw:image xlink:href="Pictures/100002010000037C0000019B0CC64C131B4C34C1.png" xlink:type="simple" xlink:show="embed" xlink:actuate="onLoad"/></draw:frame><text:span text:style-name="T133">Рисунок 1</text:span><text:span text:style-name="T153">1</text:span><text:span text:style-name="T133"> — получение списка ценных бумаг и их удельных весов для портфеля с минимальной волатильностью</text:span></text:p>
        <text:p text:style-name="P198"><text:span text:style-name="T133">Функция </text:span><text:span text:style-name="T124">get_conservative()</text:span><text:span text:style-name="T133"> возвращает два списка — список ценных бумаг и список их удельных весов. Из рисунка 1</text:span><text:span text:style-name="T151">1</text:span><text:span text:style-name="T133"> видно, что портфель с </text:span><text:soft-page-break/><text:span text:style-name="T133">минимальной <text:s/>волатильностью состоит из 1</text:span><text:span text:style-name="T148">3</text:span><text:span text:style-name="T133"> ценных бумаг, взятых в следующих пропорциях: </text:span><text:span text:style-name="T148">NKE</text:span><text:span text:style-name="T133"> — </text:span><text:span text:style-name="T148">3.</text:span><text:span text:style-name="T133">2%, </text:span><text:span text:style-name="T148">USB</text:span><text:span text:style-name="T133"> — 1</text:span><text:span text:style-name="T148">9</text:span><text:span text:style-name="T133">.</text:span><text:span text:style-name="T148">3</text:span><text:span text:style-name="T133">%, </text:span><text:span text:style-name="T148">EFX</text:span><text:span text:style-name="T133"> — </text:span><text:span text:style-name="T148">8.2</text:span><text:span text:style-name="T133">% и т. д.</text:span></text:p>
        <text:p text:style-name="P199"><text:span text:style-name="T133">В случае, если инвестор, </text:span><text:span text:style-name="T142">являясь инвестором с низкой степенью избегания риска,</text:span><text:span text:style-name="T133"> выбирает наиболее рисковый портфель (обозначенный </text:span><text:span text:style-name="T149">зеленой</text:span><text:span text:style-name="T133"> точкой на рисунке </text:span><text:span text:style-name="T151">10</text:span><text:span text:style-name="T133">), ему следует воспользоваться методом </text:span><text:span text:style-name="T124">get_risky()</text:span><text:span text:style-name="T142">, как показано в примере на рисунке 1</text:span><text:span text:style-name="T151">2</text:span><text:span text:style-name="T142">.</text:span></text:p>
        <text:p text:style-name="P200"><draw:frame draw:style-name="fr4" draw:name="Image28" text:anchor-type="char" svg:width="16.499cm" svg:height="1.274cm" draw:z-index="155"><draw:image xlink:href="Pictures/100002010000037D0000004562CB8FA907E41510.png" xlink:type="simple" xlink:show="embed" xlink:actuate="onLoad"/></draw:frame><text:span text:style-name="T133">Рисунок 1</text:span><text:span text:style-name="T153">2</text:span><text:span text:style-name="T133"> — </text:span><text:span text:style-name="T141">получение списка ценных бумаг и их удельных весов для портфеля с </text:span><text:span text:style-name="T133">максимальн</text:span><text:span text:style-name="T149">ой</text:span><text:span text:style-name="T141"> </text:span><text:span text:style-name="T149">доходностью</text:span></text:p>
        <text:p text:style-name="P314">Естественно, инвестору не стоит выбирать данный портфель, поскольку <text:s/>он недиверсифицирован и состоит из одной-единственной бумаги. </text:p>
        <text:p text:style-name="P210"><text:span text:style-name="T133">Наиболее оптимальным портфелем из эффективного множества является портфель с максимальным коэффициентом Шарпа, который может быть получен с помощью метода </text:span><text:span text:style-name="T124">get_sharpe()</text:span><text:span text:style-name="T133">:</text:span></text:p>
        <text:p text:style-name="P211"><draw:frame draw:style-name="fr4" draw:name="Image29" text:anchor-type="char" svg:width="16.499cm" svg:height="3.073cm" draw:z-index="156"><draw:image xlink:href="Pictures/100002010000037B000000A668745DF17AA46A27.png" xlink:type="simple" xlink:show="embed" xlink:actuate="onLoad"/></draw:frame><text:span text:style-name="T133">Рисунок 1</text:span><text:span text:style-name="T153">3</text:span><text:span text:style-name="T133"> — получение <text:s/></text:span><text:span text:style-name="T141">списка ценных бумаг и их удельных весов для портфеля с </text:span><text:span text:style-name="T133">максимальным коэффициентом Шарпа</text:span></text:p>
        <text:p text:style-name="P201"><text:span text:style-name="T133">Естественно, <text:s/>инвестор может </text:span><text:span text:style-name="T149">не ограничивать себя указанными выше тремя портфелями, и </text:span><text:span text:style-name="T133">выбрать </text:span><text:span text:style-name="T149">любой</text:span><text:span text:style-name="T133"> из портфелей эффективного множества, лежащего между граничными портфелями, в соответствии со своей мерой принятия риска. Для этого необходимо воспользоваться методом </text:span><text:span text:style-name="T124">get_acceptable()</text:span><text:span text:style-name="T133">, принимающим в качестве входного аргумента предельное </text:span><text:soft-page-break/><text:span text:style-name="T133">значение риска (волатильности) для данного инвестора. </text:span><text:span text:style-name="T143">Значение риска в этом случае должно лежать в промежутке от волатильности наименее рискового портфеля (0.</text:span><text:span text:style-name="T150">14</text:span><text:span text:style-name="T143"> в примере на рисунке </text:span><text:span text:style-name="T151">9</text:span><text:span text:style-name="T143">) до волатильности наиболее рискового портфеля (0.</text:span><text:span text:style-name="T150">477</text:span><text:span text:style-name="T143"> в примере на рисунке </text:span><text:span text:style-name="T151">9</text:span><text:span text:style-name="T143">).</text:span></text:p>
        <text:p text:style-name="P202"><draw:frame draw:style-name="fr4" draw:name="Image30" text:anchor-type="char" svg:width="16.499cm" svg:height="7.532cm" draw:z-index="157"><draw:image xlink:href="Pictures/100002010000035F0000018AAB08E348C6395F6A.png" xlink:type="simple" xlink:show="embed" xlink:actuate="onLoad"/></draw:frame><text:span text:style-name="T133">Рисунок 1</text:span><text:span text:style-name="T153">4</text:span><text:span text:style-name="T133"> — два оптимальных портфеля для двух инвесторов с различной степенью избегания риска</text:span></text:p>
        <text:p text:style-name="P181"><text:span text:style-name="T143">В примере на рисунке 1</text:span><text:span text:style-name="T152">4</text:span><text:span text:style-name="T143"> показаны два оптимальных портфеля с различными мерами риска — 0.1</text:span><text:span text:style-name="T150">5</text:span><text:span text:style-name="T143"> и 0.1</text:span><text:span text:style-name="T150">6</text:span><text:span text:style-name="T143">. Несмотря на то, что состав бумаг в обоих портфелях является одинаковым, их удельные веса </text:span><text:span text:style-name="T150">значительно </text:span><text:span text:style-name="T143">отличаются от друг от друга.</text:span></text:p>
        <text:h text:style-name="Heading_20_3" text:outline-level="3"><text:span text:style-name="T457">3.2.4. </text:span><text:span text:style-name="T1">Пересмотр портфеля</text:span></text:h>
        <text:p text:style-name="P203"><text:span text:style-name="T1">Этап пересмотра портфеля легко реализуем в рамках разработанной систем</text:span><text:span text:style-name="T49">ы</text:span><text:span text:style-name="T1"> — достаточно лишь пересчитать эффективное множество портфелей с новым историческим периодом.</text:span></text:p>
        <text:p text:style-name="P204"><text:span text:style-name="T1">Для примера рассмотрим ситуацию, когда и</text:span><text:span text:style-name="T42"> инвестору из примера на рисунке 1</text:span><text:span text:style-name="T56">4</text:span><text:span text:style-name="T42"> спустя полгода необходимо пересмотреть <text:s/>портфель со значением риска 0.1</text:span><text:span text:style-name="T50">6</text:span><text:span text:style-name="T42">. </text:span><text:span text:style-name="T43">Для этого необходимо создать новый объект класса Portfolio, </text:span><text:soft-page-break/><text:span text:style-name="T43">передать в качестве списка ценных бумаг портфель, который необходимо пересмотреть, а также даты нового исторического периода, как показано на рисунке 1</text:span><text:span text:style-name="T56">5</text:span><text:span text:style-name="T43">. </text:span></text:p>
        <text:p text:style-name="P192"><draw:frame draw:style-name="fr4" draw:name="Image31" text:anchor-type="char" svg:width="16.499cm" svg:height="2.046cm" draw:z-index="158"><draw:image xlink:href="Pictures/100002010000037F0000006F6268031F190044AB.png" xlink:type="simple" xlink:show="embed" xlink:actuate="onLoad"/></draw:frame><text:span text:style-name="T43">Рисунок 1</text:span><text:span text:style-name="T57">5</text:span><text:span text:style-name="T43"> — пересмотр портфеля на основании изменившихся за полгода данных о котировках ценных бумаг</text:span></text:p>
        <text:p text:style-name="P310">После этого необходимо заново произвести вычисление эффективного множества:</text:p>
        <text:p text:style-name="P206"><draw:frame draw:style-name="fr4" draw:name="Image32" text:anchor-type="char" svg:width="16.499cm" svg:height="2.531cm" draw:z-index="159"><draw:image xlink:href="Pictures/100002010000037D000000890352CA6363487CAF.png" xlink:type="simple" xlink:show="embed" xlink:actuate="onLoad"/></draw:frame><text:span text:style-name="T1">Рисунок 1</text:span><text:span text:style-name="T57">6</text:span><text:span text:style-name="T1"> — вычисление эффективного множества для пересматриваемого портфеля</text:span></text:p>
        <text:p text:style-name="P205"><text:span text:style-name="T1">Далее, если степень принятия риска для данного инвестора не изменилась, можно снова воспользоваться методом </text:span><text:span text:style-name="T124">get_acceptable()</text:span><text:span text:style-name="T1"> со старым значением волатильности:</text:span></text:p>
        <text:p text:style-name="P206"><draw:frame draw:style-name="fr4" draw:name="Image33" text:anchor-type="char" svg:width="16.499cm" svg:height="7.574cm" draw:z-index="160"><draw:image xlink:href="Pictures/100002010000037D0000019A18BBF78CF99F8D8C.png" xlink:type="simple" xlink:show="embed" xlink:actuate="onLoad"/></draw:frame><text:soft-page-break/><text:span text:style-name="T1">Рисунок 1</text:span><text:span text:style-name="T57">7</text:span><text:span text:style-name="T1"> — пересмотренный портфель со значением риска 0.18</text:span></text:p>
        <text:p text:style-name="P205"><text:span text:style-name="T1">Сравнив полученные данные <text:s/>из рисунка 1</text:span><text:span text:style-name="T56">6</text:span><text:span text:style-name="T1"> с данными из рисунка 1</text:span><text:span text:style-name="T50">3</text:span><text:span text:style-name="T1">, можно заметить, что </text:span><text:span text:style-name="T50">портфель</text:span><text:span text:style-name="T1"> </text:span><text:span text:style-name="T50">значительно изменился — увеличилось количество бумаг в портфеле, а также изменился удельный весь каждой из них.</text:span><text:span text:style-name="T1"> </text:span></text:p>
        <text:h text:style-name="Heading_20_3" text:outline-level="3"><text:span text:style-name="T457">3.2.5. </text:span><text:span text:style-name="T1">Оценка эффективности портфеля</text:span></text:h>
        <text:p text:style-name="P148"><text:span text:style-name="T51">Как уже говорилось в главе 1, о</text:span><text:span text:style-name="T1">ценка эффективности портфеля включает </text:span><text:span text:style-name="T14">сравнение текущего портфеля с некоторыми сопоставимыми «эталонными» портфелями (benchmark portfolio). </text:span><text:span text:style-name="T51">Для проверки реальных показателей полученных оптимальных портфелей, создать новый объект класса Portfolio, и в качестве четвертого аргумента конструктора передать список с удельными весами ценных бумаг в портфеле. Эффективное множество в этом случае вычисляться не будет, а будет произведена проверка доходности данного портфеля на указанном промежутке времени. </text:span></text:p>
        <text:p text:style-name="P150"><text:span text:style-name="T51">На рисунке 1</text:span><text:span text:style-name="T56">7</text:span><text:span text:style-name="T51"> показана полученная доходность портфеля из примера на рисунке </text:span><text:span text:style-name="T52">1</text:span><text:span text:style-name="T56">4</text:span><text:span text:style-name="T52">. Данный портфель был построен на основании исторических данных за 2013-2014 год, имеет стандартное отклонение 0.15, и имеет приемлемый уровень риска для некоторого инвестора. Пример на рисунке 1</text:span><text:span text:style-name="T56">7</text:span><text:span text:style-name="T52"> </text:span><text:soft-page-break/><text:span text:style-name="T52">показывает, какова была бы доходность данного портфеля за 2015 год (т. е. инвестор осуществляет покупку указанных ценных бумаг в указанном количестве в первый рабочий день 2015 года, и продает их в последний рабочий день 2015 года). Для каждой бумаги указан её удельный вес (в скобках), показано, как менялась цена в течение указанного периода времени и указана доходность каждой отдельно взятой бумаги. </text:span></text:p>
        <text:p text:style-name="P149"><draw:frame draw:style-name="fr4" draw:name="Image35" text:anchor-type="char" svg:width="16.499cm" svg:height="6.645cm" draw:z-index="161"><draw:image xlink:href="Pictures/100002010000035B0000015A9256180AAB7B2287.png" xlink:type="simple" xlink:show="embed" xlink:actuate="onLoad"/></draw:frame><text:span text:style-name="T51">Р</text:span><text:span text:style-name="T1">исунок 1</text:span><text:span text:style-name="T57">8</text:span><text:span text:style-name="T1"> — проверка показателей доходности портфеля </text:span><text:span text:style-name="T53">с уровнем риска 0.15</text:span></text:p>
        <text:p text:style-name="P212"><text:span text:style-name="T1">Из рисунка 1</text:span><text:span text:style-name="T56">7</text:span><text:span text:style-name="T1"> видно, что доходность данного конкретного портфеля за 2015 год составила +10.3%, в то время, как индекс S&amp;P500 потерял 0.7%, а управляемый фонд ETF SPDR S&amp;P500 показал доходность +1.3%.</text:span></text:p>
        <text:p text:style-name="P213"><text:span text:style-name="T1">На рисунке 1</text:span><text:span text:style-name="T57">8</text:span><text:span text:style-name="T1"> показан наиболее оптимальный портфель из полученного эффективного множества — портфель с максимальным коэффициентом Шарпа. Доходность этого портфеля за 2015 год составила </text:span><text:span text:style-name="T54">16.1%.</text:span></text:p>
        <text:p text:style-name="P214"><draw:frame draw:style-name="fr4" draw:name="Image36" text:anchor-type="char" svg:width="16.499cm" svg:height="4.815cm" draw:z-index="162"><draw:image xlink:href="Pictures/100002010000037E00000105D29FA15292B4F82E.png" xlink:type="simple" xlink:show="embed" xlink:actuate="onLoad"/></draw:frame><text:soft-page-break/><text:span text:style-name="T1">Рисунок 1</text:span><text:span text:style-name="T57">9</text:span><text:span text:style-name="T1"> — проверка показателей портфеля с максимальным коэффициентом Шарпа</text:span></text:p>
        <text:p text:style-name="P219"><text:span text:style-name="T1">Как видно из рисунка </text:span><text:span text:style-name="T71">20</text:span><text:span text:style-name="T1">, далеко не любой выбранный из эффективного множества оптимальный портфель может</text:span><text:span text:style-name="T64"> оказаться удачным вложением средств и </text:span><text:span text:style-name="T1">показать </text:span><text:span text:style-name="T65">приемлемую</text:span><text:span text:style-name="T1"> <text:s/>доходность </text:span><text:span text:style-name="T60">в следующем году</text:span><text:span text:style-name="T1">. </text:span><text:span text:style-name="T60">И тот факт, что портфель с максимальным коэффициентом Шарпа оказался самым доходным, является скорее случайностью, чем закономерностью. Также не стоит искать в данном графике никаких закономерностей, правил или стратегий для инвестирования — от график будет меняться в зависимости от различных ценных бумаг, входящих в достижимое множество, как будет показано далее. </text:span><text:span text:style-name="T1">Решающую роль </text:span><text:span text:style-name="T60">в выборе портфеля </text:span><text:span text:style-name="T1">играет мера избегания риска каждого отдельно взятого инвестора</text:span><text:span text:style-name="T60"> </text:span><text:span text:style-name="T1">и </text:span><text:span text:style-name="T60">его </text:span><text:span text:style-name="T1">интуиция.</text:span></text:p>
        <text:p text:style-name="P193"><draw:frame draw:style-name="fr3" draw:name="Image12" text:anchor-type="char" svg:width="16.499cm" svg:height="8.077cm" draw:z-index="178"><draw:image xlink:href="Pictures/100002010000032B0000018DA5D5EE84A03625CF.png" xlink:type="simple" xlink:show="embed" xlink:actuate="onLoad"/></draw:frame><text:soft-page-break/><text:span text:style-name="T67">Рисунок </text:span><text:span text:style-name="T66">20</text:span><text:span text:style-name="T67"> — зависимость доходности портфелей от стандартного отклонения на эффективном множестве </text:span><text:span text:style-name="T59">(из используемого примера)</text:span><text:span text:style-name="T67">. Красной точкой показан портфель с максимальным коэффициентом Шарпа</text:span></text:p>
        <text:p text:style-name="P311"/>
        <text:h text:style-name="P299" text:outline-level="2"><text:bookmark-start text:name="__RefHeading___Toc160_1574039482"/>3.3. <text:span text:style-name="T459">П</text:span>рактическая значимость разработанной системы<text:bookmark-end text:name="__RefHeading___Toc160_1574039482"/></text:h>
        <text:h text:style-name="P294" text:outline-level="3">3.3.1. Вычисление <text:span text:style-name="T470">эффективного множества из широкого набора доступных ценных бумаг</text:span></text:h>
        <text:p text:style-name="P119">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множества система построит эффективное множеств<text:span text:style-name="T242">о</text:span>, из которого и будет выделен <text:span text:style-name="T460">один из оптимальных</text:span> портфел<text:span text:style-name="T460">ей с требуемым уровнем риска</text:span>.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43">расчета портфеля из 500 </text:span><text:soft-page-break/><text:span text:style-name="T243">бумаг (составленных, к примеру, из бумаг компаний, входящих в индекс S&amp;P500), произведенный на обычном персональном компьютере, составит порядка пяти дней, что, конечно, же достаточно много. Очевидно, что расчет оптимального портфеля, составленного из всех акций Нью-Йоркской фондовой биржи, займёт еще более значительное количество времени.</text:span></text:p>
        <text:p text:style-name="P121">Тем не менее, для обоснования практической значимости разработанной системы, было осуществлено вычисление оптимальных портфелей для достижимого множества портфелей, состоящих из 500 ценных бумаг, входящих в индекс S&amp;P500. <text:span text:style-name="T466">Методика вычисления использовалась такая же, как и описанная выше — эффективное множество строилось на основании данных за два предыдущих года (2013 и 2014 календарные годы), а затем доходность полученных портфелей проверялась на данных 2015 года. </text:span>Вычислени<text:span text:style-name="T466">е</text:span> эффективного множества заняло почти пять дней, <text:span text:style-name="T465">построенное в результате </text:span>эффективное множество <text:span text:style-name="T465">показано на рисунке 21.</text:span></text:p>
        <text:p text:style-name="P120"><draw:frame draw:style-name="fr3" draw:name="Image6" text:anchor-type="char" svg:width="16.499cm" svg:height="7.262cm" draw:z-index="175"><draw:image xlink:href="Pictures/100002010000037F0000018A5915212F2C93C935.png" xlink:type="simple" xlink:show="embed" xlink:actuate="onLoad"/></draw:frame>Рисунок <text:span text:style-name="T472">21</text:span> — <text:s/>эффективное множество портфелей, построенное из 500 ценных бумаг, входящих в S&amp;P500, за 2013-2014 годы.</text:p>
        <text:p text:style-name="P120"/>
        <text:p text:style-name="P122"><text:soft-page-break/>Полученные портфели оказались хорошо диверсифицированными — портфель с минимальной волатильностью содержал 42 бумаги (рисунок <text:span text:style-name="T472">22</text:span>), портфель с максимальным коэффициентом Шарпа — 30 бумаг (рисунок <text:span text:style-name="T472">23</text:span>)</text:p>
        <text:p text:style-name="P217"><draw:frame draw:style-name="fr3" draw:name="Image7" text:anchor-type="char" svg:width="16.499cm" svg:height="13.732cm" draw:z-index="176"><draw:image xlink:href="Pictures/100002010000030D0000028A4FCA11EE7D531BC8.png" xlink:type="simple" xlink:show="embed" xlink:actuate="onLoad"/></draw:frame><text:span text:style-name="T1">Рисунок</text:span><text:span text:style-name="T68"> 22</text:span><text:span text:style-name="T1"> — </text:span><text:span text:style-name="T53">проверка показателей </text:span><text:span text:style-name="T1">доходности портфеля с минимальной волатильностью в 2015 году.</text:span></text:p>
        <text:p text:style-name="P312"/>
        <text:p text:style-name="P312"/>
        <text:p text:style-name="P218"><draw:frame draw:style-name="fr3" draw:name="Image11" text:anchor-type="char" svg:width="16.499cm" svg:height="10.737cm" draw:z-index="177"><draw:image xlink:href="Pictures/100002010000030B000001FB41F7F68D42152686.png" xlink:type="simple" xlink:show="embed" xlink:actuate="onLoad"/></draw:frame><text:soft-page-break/><text:span text:style-name="T1">Р</text:span><text:span text:style-name="T58">исунок </text:span><text:span text:style-name="T68">23</text:span><text:span text:style-name="T58"> — </text:span><text:span text:style-name="T53">проверка показателей </text:span><text:span text:style-name="T58">доходности портфеля с </text:span><text:span text:style-name="T1">максимальным коэффициентом Шарпа</text:span><text:span text:style-name="T58"> в 2015 году.</text:span></text:p>
        <text:p text:style-name="P220"><text:span text:style-name="T1">Показатели доходностей оптимальных портфелей, а также количество входящих в них бумаг показаны в таблице </text:span><text:span text:style-name="T70">5</text:span><text:span text:style-name="T1">. </text:span><text:span text:style-name="T61">Из таблицы видно, что некоторые оптимальные портфели с различными мерами риска показывали доходность выше рыночной, однако средняя доходность портфелей из эффективного множества за год составила -1,38%. </text:span></text:p>
        <table:table table:name="Table9" table:style-name="Table9">
          <table:table-column table:style-name="Table9.A" table:number-columns-repeated="3"/>
          <table:table-row>
            <table:table-cell table:style-name="Table9.A1" office:value-type="string">
              <text:p text:style-name="P34">Стандартное отклонение портфеля</text:p>
            </table:table-cell>
            <table:table-cell table:style-name="Table9.A1" office:value-type="string">
              <text:p text:style-name="P36">Количество бумаг в портфеле</text:p>
            </table:table-cell>
            <table:table-cell table:style-name="Table9.C1" office:value-type="string">
              <text:p text:style-name="P34">Доходность портфеля за 2015 год, %</text:p>
            </table:table-cell>
          </table:table-row>
          <table:table-row>
            <table:table-cell table:style-name="Table9.B31" office:value-type="string">
              <text:p text:style-name="P35">0.111</text:p>
            </table:table-cell>
            <table:table-cell table:style-name="Table9.B31" office:value-type="string">
              <text:p text:style-name="P35">42</text:p>
            </table:table-cell>
            <table:table-cell table:style-name="Table9.C31" office:value-type="string">
              <text:p text:style-name="P35">+3.7</text:p>
            </table:table-cell>
          </table:table-row>
          <table:table-row>
            <table:table-cell table:style-name="Table9.B31" office:value-type="string">
              <text:p text:style-name="P37">0.112</text:p>
            </table:table-cell>
            <table:table-cell table:style-name="Table9.B31" office:value-type="string">
              <text:p text:style-name="P37">32</text:p>
            </table:table-cell>
            <table:table-cell table:style-name="Table9.C31" office:value-type="string">
              <text:p text:style-name="P37">+3.9</text:p>
            </table:table-cell>
          </table:table-row>
          <table:table-row>
            <table:table-cell table:style-name="Table9.B31" office:value-type="string">
              <text:p text:style-name="P37">0.113</text:p>
            </table:table-cell>
            <table:table-cell table:style-name="Table9.B31" office:value-type="string">
              <text:p text:style-name="P37">30</text:p>
            </table:table-cell>
            <table:table-cell table:style-name="Table9.C31" office:value-type="string">
              <text:p text:style-name="P37">+1.7</text:p>
            </table:table-cell>
          </table:table-row>
          <table:table-row>
            <table:table-cell table:style-name="Table9.B31" office:value-type="string">
              <text:p text:style-name="P37">0.114</text:p>
            </table:table-cell>
            <table:table-cell table:style-name="Table9.B31" office:value-type="string">
              <text:p text:style-name="P37">28</text:p>
            </table:table-cell>
            <table:table-cell table:style-name="Table9.C31" office:value-type="string">
              <text:p text:style-name="P36">-<text:span text:style-name="T461">0.5</text:span></text:p>
            </table:table-cell>
          </table:table-row>
          <table:table-row>
            <table:table-cell table:style-name="Table9.B31" office:value-type="string">
              <text:p text:style-name="P37">0.115</text:p>
            </table:table-cell>
            <table:table-cell table:style-name="Table9.B31" office:value-type="string">
              <text:p text:style-name="P37">28</text:p>
            </table:table-cell>
            <table:table-cell table:style-name="Table9.C31" office:value-type="string">
              <text:p text:style-name="P36">-<text:span text:style-name="T461">2.4</text:span></text:p>
            </table:table-cell>
          </table:table-row>
          <table:table-row>
            <table:table-cell table:style-name="Table9.B31" office:value-type="string">
              <text:p text:style-name="P37">0.116</text:p>
            </table:table-cell>
            <table:table-cell table:style-name="Table9.B31" office:value-type="string">
              <text:p text:style-name="P38">28</text:p>
            </table:table-cell>
            <table:table-cell table:style-name="Table9.C31" office:value-type="string">
              <text:p text:style-name="P39">-<text:span text:style-name="T462">2.9</text:span></text:p>
            </table:table-cell>
          </table:table-row>
          <text:soft-page-break/>
          <table:table-row>
            <table:table-cell table:style-name="Table9.B31" office:value-type="string">
              <text:p text:style-name="P38">0.117</text:p>
            </table:table-cell>
            <table:table-cell table:style-name="Table9.B31" office:value-type="string">
              <text:p text:style-name="P38">29</text:p>
            </table:table-cell>
            <table:table-cell table:style-name="Table9.C31" office:value-type="string">
              <text:p text:style-name="P39">-<text:span text:style-name="T462">3.3</text:span></text:p>
            </table:table-cell>
          </table:table-row>
          <table:table-row>
            <table:table-cell table:style-name="Table9.B31" office:value-type="string">
              <text:p text:style-name="P38">0.118</text:p>
            </table:table-cell>
            <table:table-cell table:style-name="Table9.B31" office:value-type="string">
              <text:p text:style-name="P38">30</text:p>
            </table:table-cell>
            <table:table-cell table:style-name="Table9.C31" office:value-type="string">
              <text:p text:style-name="P39">-<text:span text:style-name="T462">3.5</text:span></text:p>
            </table:table-cell>
          </table:table-row>
          <table:table-row>
            <table:table-cell table:style-name="Table9.B31" office:value-type="string">
              <text:p text:style-name="P38">0.119</text:p>
            </table:table-cell>
            <table:table-cell table:style-name="Table9.B31" office:value-type="string">
              <text:p text:style-name="P38">30</text:p>
            </table:table-cell>
            <table:table-cell table:style-name="Table9.C31" office:value-type="string">
              <text:p text:style-name="P39">-<text:span text:style-name="T462">4.1</text:span></text:p>
            </table:table-cell>
          </table:table-row>
          <table:table-row>
            <table:table-cell table:style-name="Table9.B31" office:value-type="string">
              <text:p text:style-name="P38">0.120</text:p>
            </table:table-cell>
            <table:table-cell table:style-name="Table9.B31" office:value-type="string">
              <text:p text:style-name="P38">30</text:p>
            </table:table-cell>
            <table:table-cell table:style-name="Table9.C31" office:value-type="string">
              <text:p text:style-name="P39">-<text:span text:style-name="T462">5.1</text:span></text:p>
            </table:table-cell>
          </table:table-row>
          <table:table-row>
            <table:table-cell table:style-name="Table9.B31" office:value-type="string">
              <text:p text:style-name="P38">0.121</text:p>
            </table:table-cell>
            <table:table-cell table:style-name="Table9.B31" office:value-type="string">
              <text:p text:style-name="P38">29</text:p>
            </table:table-cell>
            <table:table-cell table:style-name="Table9.C31" office:value-type="string">
              <text:p text:style-name="P39">-<text:span text:style-name="T462">5.2</text:span></text:p>
            </table:table-cell>
          </table:table-row>
          <table:table-row>
            <table:table-cell table:style-name="Table9.B31" office:value-type="string">
              <text:p text:style-name="P38">0.122</text:p>
            </table:table-cell>
            <table:table-cell table:style-name="Table9.B31" office:value-type="string">
              <text:p text:style-name="P38">29</text:p>
            </table:table-cell>
            <table:table-cell table:style-name="Table9.C31" office:value-type="string">
              <text:p text:style-name="P39">-<text:span text:style-name="T462">5.1</text:span></text:p>
            </table:table-cell>
          </table:table-row>
          <table:table-row>
            <table:table-cell table:style-name="Table9.B31" office:value-type="string">
              <text:p text:style-name="P38">0.123</text:p>
            </table:table-cell>
            <table:table-cell table:style-name="Table9.B31" office:value-type="string">
              <text:p text:style-name="P38">30</text:p>
            </table:table-cell>
            <table:table-cell table:style-name="Table9.C31" office:value-type="string">
              <text:p text:style-name="P39">-<text:span text:style-name="T462">5.3</text:span></text:p>
            </table:table-cell>
          </table:table-row>
          <table:table-row>
            <table:table-cell table:style-name="Table9.B31" office:value-type="string">
              <text:p text:style-name="P38">0.124</text:p>
            </table:table-cell>
            <table:table-cell table:style-name="Table9.B31" office:value-type="string">
              <text:p text:style-name="P38">31</text:p>
            </table:table-cell>
            <table:table-cell table:style-name="Table9.C31" office:value-type="string">
              <text:p text:style-name="P36">-<text:span text:style-name="T462">5.3</text:span></text:p>
            </table:table-cell>
          </table:table-row>
          <table:table-row>
            <table:table-cell table:style-name="Table9.B31" office:value-type="string">
              <text:p text:style-name="P38">0.125</text:p>
            </table:table-cell>
            <table:table-cell table:style-name="Table9.B31" office:value-type="string">
              <text:p text:style-name="P38">32</text:p>
            </table:table-cell>
            <table:table-cell table:style-name="Table9.C31" office:value-type="string">
              <text:p text:style-name="P36">-<text:span text:style-name="T462">5.3</text:span></text:p>
            </table:table-cell>
          </table:table-row>
          <table:table-row>
            <table:table-cell table:style-name="Table9.B31" office:value-type="string">
              <text:p text:style-name="P38">0.126</text:p>
            </table:table-cell>
            <table:table-cell table:style-name="Table9.B31" office:value-type="string">
              <text:p text:style-name="P38">32</text:p>
            </table:table-cell>
            <table:table-cell table:style-name="Table9.C31" office:value-type="string">
              <text:p text:style-name="P36">-<text:span text:style-name="T462">5.0</text:span></text:p>
            </table:table-cell>
          </table:table-row>
          <table:table-row>
            <table:table-cell table:style-name="Table9.B31" office:value-type="string">
              <text:p text:style-name="P38">0.127</text:p>
            </table:table-cell>
            <table:table-cell table:style-name="Table9.B31" office:value-type="string">
              <text:p text:style-name="P38">33</text:p>
            </table:table-cell>
            <table:table-cell table:style-name="Table9.C31" office:value-type="string">
              <text:p text:style-name="P36">-<text:span text:style-name="T462">4.5</text:span></text:p>
            </table:table-cell>
          </table:table-row>
          <table:table-row>
            <table:table-cell table:style-name="Table9.B31" office:value-type="string">
              <text:p text:style-name="P38">0.128</text:p>
            </table:table-cell>
            <table:table-cell table:style-name="Table9.B31" office:value-type="string">
              <text:p text:style-name="P38">30</text:p>
            </table:table-cell>
            <table:table-cell table:style-name="Table9.C31" office:value-type="string">
              <text:p text:style-name="P36">-<text:span text:style-name="T462">3.9</text:span></text:p>
            </table:table-cell>
          </table:table-row>
          <table:table-row>
            <table:table-cell table:style-name="Table9.B31" office:value-type="string">
              <text:p text:style-name="P38">0.129</text:p>
            </table:table-cell>
            <table:table-cell table:style-name="Table9.B31" office:value-type="string">
              <text:p text:style-name="P38">29</text:p>
            </table:table-cell>
            <table:table-cell table:style-name="Table9.C31" office:value-type="string">
              <text:p text:style-name="P36">-<text:span text:style-name="T462">3.2</text:span></text:p>
            </table:table-cell>
          </table:table-row>
          <table:table-row>
            <table:table-cell table:style-name="Table9.B31" office:value-type="string">
              <text:p text:style-name="P38">0.130</text:p>
            </table:table-cell>
            <table:table-cell table:style-name="Table9.B31" office:value-type="string">
              <text:p text:style-name="P38">28</text:p>
            </table:table-cell>
            <table:table-cell table:style-name="Table9.C31" office:value-type="string">
              <text:p text:style-name="P36">-<text:span text:style-name="T462">2.4</text:span></text:p>
            </table:table-cell>
          </table:table-row>
          <table:table-row>
            <table:table-cell table:style-name="Table9.B31" office:value-type="string">
              <text:p text:style-name="P38">0.131</text:p>
            </table:table-cell>
            <table:table-cell table:style-name="Table9.B31" office:value-type="string">
              <text:p text:style-name="P38">29</text:p>
            </table:table-cell>
            <table:table-cell table:style-name="Table9.C31" office:value-type="string">
              <text:p text:style-name="P36">-<text:span text:style-name="T462">1.4</text:span></text:p>
            </table:table-cell>
          </table:table-row>
          <table:table-row>
            <table:table-cell table:style-name="Table9.B31" office:value-type="string">
              <text:p text:style-name="P38">0.132</text:p>
            </table:table-cell>
            <table:table-cell table:style-name="Table9.B31" office:value-type="string">
              <text:p text:style-name="P38">29</text:p>
            </table:table-cell>
            <table:table-cell table:style-name="Table9.C31" office:value-type="string">
              <text:p text:style-name="P36">-<text:span text:style-name="T462">1.0</text:span></text:p>
            </table:table-cell>
          </table:table-row>
          <table:table-row>
            <table:table-cell table:style-name="Table9.B31" office:value-type="string">
              <text:p text:style-name="P38">0.133</text:p>
            </table:table-cell>
            <table:table-cell table:style-name="Table9.B31" office:value-type="string">
              <text:p text:style-name="P38">31</text:p>
            </table:table-cell>
            <table:table-cell table:style-name="Table9.C31" office:value-type="string">
              <text:p text:style-name="P36">-<text:span text:style-name="T462">0.4</text:span></text:p>
            </table:table-cell>
          </table:table-row>
          <table:table-row>
            <table:table-cell table:style-name="Table9.B31" office:value-type="string">
              <text:p text:style-name="P38">0.134</text:p>
            </table:table-cell>
            <table:table-cell table:style-name="Table9.B31" office:value-type="string">
              <text:p text:style-name="P40">30</text:p>
            </table:table-cell>
            <table:table-cell table:style-name="Table9.C31" office:value-type="string">
              <text:p text:style-name="P40">+0.4</text:p>
            </table:table-cell>
          </table:table-row>
          <table:table-row>
            <table:table-cell table:style-name="Table9.B31" office:value-type="string">
              <text:p text:style-name="P38">0.135</text:p>
            </table:table-cell>
            <table:table-cell table:style-name="Table9.B31" office:value-type="string">
              <text:p text:style-name="P40">28</text:p>
            </table:table-cell>
            <table:table-cell table:style-name="Table9.C31" office:value-type="string">
              <text:p text:style-name="P40">+1.1</text:p>
            </table:table-cell>
          </table:table-row>
          <table:table-row>
            <table:table-cell table:style-name="Table9.B31" office:value-type="string">
              <text:p text:style-name="P38">0.136</text:p>
            </table:table-cell>
            <table:table-cell table:style-name="Table9.B31" office:value-type="string">
              <text:p text:style-name="P40">28</text:p>
            </table:table-cell>
            <table:table-cell table:style-name="Table9.C31" office:value-type="string">
              <text:p text:style-name="P40">+1.9</text:p>
            </table:table-cell>
          </table:table-row>
          <table:table-row>
            <table:table-cell table:style-name="Table9.B31" office:value-type="string">
              <text:p text:style-name="P38">0.137</text:p>
            </table:table-cell>
            <table:table-cell table:style-name="Table9.B31" office:value-type="string">
              <text:p text:style-name="P40">30</text:p>
            </table:table-cell>
            <table:table-cell table:style-name="Table9.C31" office:value-type="string">
              <text:p text:style-name="P40">+3.3</text:p>
            </table:table-cell>
          </table:table-row>
          <table:table-row>
            <table:table-cell table:style-name="Table9.B31" office:value-type="string">
              <text:p text:style-name="P38">0.138</text:p>
            </table:table-cell>
            <table:table-cell table:style-name="Table9.B31" office:value-type="string">
              <text:p text:style-name="P40">31</text:p>
            </table:table-cell>
            <table:table-cell table:style-name="Table9.C31" office:value-type="string">
              <text:p text:style-name="P40">+5.0</text:p>
            </table:table-cell>
          </table:table-row>
          <table:table-row>
            <table:table-cell table:style-name="Table9.B31" office:value-type="string">
              <text:p text:style-name="P38">0.139</text:p>
            </table:table-cell>
            <table:table-cell table:style-name="Table9.B31" office:value-type="string">
              <text:p text:style-name="P40">29</text:p>
            </table:table-cell>
            <table:table-cell table:style-name="Table9.C31" office:value-type="string">
              <text:p text:style-name="P40">+5.8</text:p>
            </table:table-cell>
          </table:table-row>
          <table:table-row>
            <table:table-cell table:style-name="Table9.B31" office:value-type="string">
              <text:p text:style-name="P38">0.140</text:p>
            </table:table-cell>
            <table:table-cell table:style-name="Table9.B31" office:value-type="string">
              <text:p text:style-name="P40">30</text:p>
            </table:table-cell>
            <table:table-cell table:style-name="Table9.C31" office:value-type="string">
              <text:p text:style-name="P40">+6.6</text:p>
            </table:table-cell>
          </table:table-row>
        </table:table>
        <text:p text:style-name="P221"><text:span text:style-name="T1">Таблица </text:span><text:span text:style-name="T69">5</text:span><text:span text:style-name="T1"> - доходности оптимальных портфелей </text:span><text:span text:style-name="T61">в 2015 году</text:span></text:p>
        <text:p text:style-name="P313"/>
        <text:p text:style-name="P222"><text:span text:style-name="T61">З</text:span><text:span text:style-name="T1">ависимость </text:span><text:span text:style-name="T62">доходности от стандартного отклонения портфеля </text:span><text:span text:style-name="T1">показана на рисунке </text:span><text:span text:style-name="T70">24</text:span><text:span text:style-name="T63">.</text:span></text:p>
        <text:p text:style-name="P98"><draw:frame draw:style-name="fr4" draw:name="Image21" text:anchor-type="char" svg:width="16.499cm" svg:height="8.116cm" draw:z-index="168"><draw:image xlink:href="Pictures/10000201000003270000018D96403111EE220AC8.png" xlink:type="simple" xlink:show="embed" xlink:actuate="onLoad"/></draw:frame><text:soft-page-break/>Рисунок <text:span text:style-name="T474">24</text:span> - зависимость доходности от стандартного отклонения портфеля для эффективного множества, построенного из 500 бумаг. <text:span text:style-name="T464">Проверка произведена на основании данных за 2015 год.</text:span></text:p>
        <text:p text:style-name="P129"/>
        <text:h text:style-name="P294" text:outline-level="3">Сравнение рассчитанных оптимальных портфелей с <text:span text:style-name="T468">российскими инвестиционными фондами, представленными на рынке</text:span></text:h>
        <text:p text:style-name="P130">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88">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255"><text:soft-page-break/>Среди всего разнообразия ПИФов, представленных на российском рынке, существует лишь небольшое количество фондов, инвестированных в американский фондовый рынок. Примерами таких инвестиционных фондов можно считать ПИФ «Сбербанк-Америка»[13] и ПИФ «Райффайзен-США»[14] двух крупных игроков на российском финансовом рынке — Сбербанка и Райффайзен-Банка. <text:s/>Средства этих инвестиционных фондов вложены в ETF SPDR S&amp;P500, который следует динамике американского индекса акций S&amp;P500, и, соответственно, повторяет его доходность.</text:p>
        <text:p text:style-name="P124"/>
        <text:p text:style-name="P123"><draw:frame draw:style-name="fr3" draw:name="Image13" text:anchor-type="char" svg:width="16.499cm" svg:height="8.798cm" draw:z-index="179"><draw:image xlink:href="Pictures/10000201000002C10000017890B6F253BA00D45C.png" xlink:type="simple" xlink:show="embed" xlink:actuate="onLoad"/></draw:frame>Рисунок <text:span text:style-name="T475">25</text:span> - график стоимости паев ETF SPDR S&amp;P500 (красный), «Райффайзен-США» (желтый) и «Сбербанк-Америка» (зеленый). Стоимости паев пересчитаны по курсу ЦБ и нормализованы друг относительно друга. Источник — [13],[14],[15],[31].</text:p>
        <text:p text:style-name="P125">На рисунке <text:span text:style-name="T476">25</text:span> <text:span text:style-name="T477">п</text:span>редставлен график стоимости паев инвестиционных фондов <text:s/><text:span text:style-name="T289">«Сбербанк-Америка» </text:span>и<text:span text:style-name="T289"> «Райффайзен-США», </text:span>а также фонда <text:span text:style-name="T289">ETF SPDR S&amp;P500, </text:span>в который инвестированы средства двух указанных российских инвестиционных фондов. Стоимости паев пересчитаны в <text:soft-page-break/>долларах по курсу ЦБ, а стоимости паев нормализованы относительно <text:s/>фонда <text:s/><text:span text:style-name="T289">ETF SPDR S&amp;P500 (другими словами, в первый рабочий день 2015 года за $496.43 можно было приобрести один пай фонда «Райффайзен-США», 2.5 пая ETF SPDR S&amp;P500, либо 23.16 паев фонда «Сбербанк-Америка» — <text:s text:c="2"/>данные взяты из </text:span>[13],[14],[15],[31]<text:span text:style-name="T289">). </text:span></text:p>
        <text:p text:style-name="P126"><text:span text:style-name="T468">Также и</text:span>з рисунка <text:span text:style-name="T477">25</text:span> видно, <text:span text:style-name="T468">что </text:span>оба российских инвестиционных фонда в целом повторяют динамику целевого фонда ETF SPDR S&amp;P500, однако <text:s text:c="2"/>становится очевидно, что бумаги американского целевого фонда ETF SPDR S&amp;P500 (о том, что этот фонд является целевым, явно указывается на информационных веб-страницах обоих фондов [13][14]) занимают в портфеле российских инвестиционных фондов лишь некоторую долю (причем у фонда «Райффайзен-США» эта доля очевидно выше, чем в фонде «Сбербанк-Америка»). Результатом этого становится тот факт, что доходность российских инвестиционных фондов за 2015 год, <text:span text:style-name="T468">номинированная в долларах, </text:span>значительно проигрывают <text:s/>доходности целевого американского фонда, <text:span text:style-name="T468">как показано в</text:span> таблиц<text:span text:style-name="T468">е</text:span> <text:span text:style-name="T477">6</text:span>. <text:span text:style-name="T468">Здесь требуется отметить, что оба российских фонда показали рублевую доходность по итогам года, однако стоит заметить, что курс доллара за этот же период также вырос на 29.5%. </text:span></text:p>
        <table:table table:name="Table6" table:style-name="Table6">
          <table:table-column table:style-name="Table6.A"/>
          <table:table-column table:style-name="Table6.B"/>
          <table:table-column table:style-name="Table6.C"/>
          <table:table-column table:style-name="Table6.D"/>
          <table:table-column table:style-name="Table6.E" table:number-columns-repeated="2"/>
          <table:table-column table:style-name="Table6.D"/>
          <table:table-column table:style-name="Table6.E"/>
          <table:table-column table:style-name="Table6.I"/>
          <table:table-row>
            <table:table-cell table:style-name="Table6.A1" table:number-rows-spanned="2" office:value-type="string">
              <text:p text:style-name="P30">Инвестиционный <text:span text:style-name="T467">фонд</text:span></text:p>
            </table:table-cell>
            <table:table-cell table:style-name="Table6.A1" table:number-columns-spanned="3" office:value-type="string">
              <text:p text:style-name="P28">Стоимость пая в начале периода <text:span text:style-name="T467">(12.01.2015)</text:span></text:p>
            </table:table-cell>
            <table:covered-table-cell/>
            <table:covered-table-cell/>
            <table:table-cell table:style-name="Table6.A1" table:number-columns-spanned="3" office:value-type="string">
              <text:p text:style-name="P28">Стоимость пая в конце периода<text:span text:style-name="T467">(31.12.2015)</text:span></text:p>
            </table:table-cell>
            <table:covered-table-cell/>
            <table:covered-table-cell/>
            <table:table-cell table:style-name="Table6.H1" table:number-columns-spanned="2" office:value-type="string">
              <text:p text:style-name="P29">Доходность, %</text:p>
            </table:table-cell>
            <table:covered-table-cell/>
          </table:table-row>
          <table:table-row>
            <table:covered-table-cell/>
            <table:table-cell table:style-name="Table6.B2" office:value-type="string">
              <text:p text:style-name="P26">Руб.</text:p>
            </table:table-cell>
            <table:table-cell table:style-name="Table6.B2" office:value-type="string">
              <text:p text:style-name="P26">Дол. США</text:p>
            </table:table-cell>
            <table:table-cell table:style-name="Table6.B2" office:value-type="string">
              <text:p text:style-name="P27">Курс доллара</text:p>
            </table:table-cell>
            <table:table-cell table:style-name="Table6.B2" office:value-type="string">
              <text:p text:style-name="P26">Руб.</text:p>
            </table:table-cell>
            <table:table-cell table:style-name="Table6.B2" office:value-type="string">
              <text:p text:style-name="P26">Дол. США</text:p>
            </table:table-cell>
            <table:table-cell table:style-name="Table6.B2" office:value-type="string">
              <text:p text:style-name="P27">Курс доллара</text:p>
            </table:table-cell>
            <table:table-cell table:style-name="Table6.B2" office:value-type="string">
              <text:p text:style-name="P26">Руб.</text:p>
            </table:table-cell>
            <table:table-cell table:style-name="Table6.I2" office:value-type="string">
              <text:p text:style-name="P26">Дол. США</text:p>
            </table:table-cell>
          </table:table-row>
          <table:table-row>
            <table:table-cell table:style-name="Table6.A4" office:value-type="string">
              <text:p text:style-name="P17">Сбербанк-Америка</text:p>
            </table:table-cell>
            <table:table-cell table:style-name="Table6.B4" office:value-type="string">
              <text:p text:style-name="P8">1205.07</text:p>
            </table:table-cell>
            <table:table-cell table:style-name="Table6.B2" office:value-type="string">
              <text:p text:style-name="P11">21.43</text:p>
            </table:table-cell>
            <table:table-cell table:style-name="Table6.D5" table:number-rows-spanned="3" office:value-type="string">
              <text:p text:style-name="P10">56.24</text:p>
            </table:table-cell>
            <table:table-cell table:style-name="Table6.E4" office:value-type="string">
              <text:p text:style-name="P9">1446.34</text:p>
            </table:table-cell>
            <table:table-cell table:style-name="Table6.B2" office:value-type="string">
              <text:p text:style-name="P11">19.85</text:p>
            </table:table-cell>
            <table:table-cell table:style-name="Table6.G5" table:number-rows-spanned="3" office:value-type="string">
              <text:p text:style-name="P10">72.88</text:p>
            </table:table-cell>
            <table:table-cell table:style-name="Table6.H4" office:value-type="string">
              <text:p text:style-name="P19"><text:span text:style-name="T467">+</text:span>20.02</text:p>
            </table:table-cell>
            <table:table-cell table:style-name="Table6.I2" office:value-type="string">
              <text:p text:style-name="P20">-<text:span text:style-name="T291">7.37</text:span></text:p>
            </table:table-cell>
          </table:table-row>
          <table:table-row>
            <table:table-cell table:style-name="Table6.A4" office:value-type="string">
              <text:p text:style-name="P17">Райффайзен-США</text:p>
            </table:table-cell>
            <table:table-cell table:style-name="Table6.B4" office:value-type="string">
              <text:p text:style-name="P17">27918.19</text:p>
            </table:table-cell>
            <table:table-cell table:style-name="Table6.B2" office:value-type="string">
              <text:p text:style-name="P17">496.41</text:p>
            </table:table-cell>
            <table:covered-table-cell/>
            <table:table-cell table:style-name="Table6.E4" office:value-type="string">
              <text:p text:style-name="P17">35221.49</text:p>
            </table:table-cell>
            <table:table-cell table:style-name="Table6.B2" office:value-type="string">
              <text:p text:style-name="P17">483.28</text:p>
            </table:table-cell>
            <table:covered-table-cell/>
            <table:table-cell table:style-name="Table6.H4" office:value-type="string">
              <text:p text:style-name="P25">+26.15</text:p>
            </table:table-cell>
            <table:table-cell table:style-name="Table6.I2" office:value-type="string">
              <text:p text:style-name="P20">-<text:span text:style-name="T467">2.6</text:span></text:p>
            </table:table-cell>
          </table:table-row>
          <table:table-row>
            <table:table-cell table:style-name="Table6.A5" office:value-type="string">
              <text:p text:style-name="P17">ETF SPDR S&amp;P500</text:p>
            </table:table-cell>
            <table:table-cell table:style-name="Table6.B5" office:value-type="string">
              <text:p text:style-name="P17">11166.45</text:p>
            </table:table-cell>
            <table:table-cell table:style-name="Table6.B2" office:value-type="string">
              <text:p text:style-name="P18">198.55</text:p>
            </table:table-cell>
            <table:covered-table-cell/>
            <table:table-cell table:style-name="Table6.E5" office:value-type="string">
              <text:p text:style-name="P17">14858.05</text:p>
            </table:table-cell>
            <table:table-cell table:style-name="Table6.B2" office:value-type="string">
              <text:p text:style-name="P18">203.87</text:p>
            </table:table-cell>
            <table:covered-table-cell/>
            <table:table-cell table:style-name="Table6.H5" office:value-type="string">
              <text:p text:style-name="P25">+33.05</text:p>
            </table:table-cell>
            <table:table-cell table:style-name="Table6.I2" office:value-type="string">
              <text:p text:style-name="P25">+2.7</text:p>
            </table:table-cell>
          </table:table-row>
        </table:table>
        <text:p text:style-name="P127">Таблица <text:span text:style-name="T473">6</text:span> — <text:s/><text:span text:style-name="T290">доходность <text:s/>инвестиционных фондов ETF SPDR S&amp;P500, «Райффайзен-США» и «Сбербанк-Америка» за 2015 год.</text:span></text:p>
        <text:p text:style-name="P128"><text:soft-page-break/></text:p>
        <text:p text:style-name="P131">Сравнив данные таблицы с данными рассчитанных оптимальных портфелей из таблицы, можно заметить, что доходность инвестиционного фонда «Сбербанк-Америка» за 2015 год (-7.37%) ниже показателей доходности самого худшего из рассчитанных оптимальных портфелей (-5.3%). <text:span text:style-name="T467">Это позволяет сделать вывод, что </text:span>стратегия управления данным <text:s/>фондом не является оптимальной. </text:p>
        <text:p text:style-name="P132"><text:span text:style-name="T469">Д</text:span>оходность фонда «Райффайзен-США» за 2015 год (-2.6% <text:span text:style-name="T469">в долларах</text:span>), <text:span text:style-name="T469">к примеру, вполне может быть обусловлена тем, что при управлении портфелем был выбран просто неудачный оптимальный портфель (например, со степенью избегания риска 0.115 или 0.116 из таблицы 5), который показал неудовлетворительную доходность по итогам года. Однако, в такой ситуации современная теория управления портфелем предлагает решение, заключающееся в увеличении частоты пересмотра портфеля (четвертый этап инвестиционного процесса). Другими словами, управляющий фонда, видя спустя несколько месяцев, что управляемый им фонд показывает неудовлетворительную доходность по сравнению с доходностью целевого фонда (ETF SPDR S&amp;P500), должен произвести пересмотр портфеля, определить новое эффективное множество, изменить меру избегания риска , и в конечном итоге, на основании полученных результатов, избавиться от неэффективных бумаг и увеличить вес паев целевого фонда (ETF SPDR S&amp;P500). Однако судя по всему, ничего из этого сделано не было, что также говорит о неоптимальности выбранной </text:span>стратеги<text:span text:style-name="T469">и</text:span> управления данным фондом.</text:p>
        <text:p text:style-name="P118"/>
        <text:h text:style-name="P304" text:outline-level="1"><text:bookmark-start text:name="__RefHeading___Toc473_1574039482"/>ЗАКЛЮЧЕНИЕ<text:bookmark-end text:name="__RefHeading___Toc473_1574039482"/></text:h>
        <text:h text:style-name="P308" text:outline-level="1"><text:bookmark-start text:name="__RefHeading___Toc5328_859139803"/>СПИСОК ИСПОЛЬЗОВАННОЙ ЛИТЕРАТУРЫ<text:bookmark-end text:name="__RefHeading___Toc5328_859139803"/></text:h>
        <text:list xml:id="list7101678705779288157" text:style-name="WW8Num3">
          <text:list-item>
            <text:p text:style-name="P315">Yves Hilpisch. Python for Finance. – O’Reilly Media – 2015, p.</text:p>
          </text:list-item>
          <text:list-item>
            <text:p text:style-name="P316">М.В. Чиченов, А.И. Черноусенко, В.И. Зозуля, Н.А. Хрусталёва. Инвестиции: Учебное пособие. — М.: КНОРУС, 2007.</text:p>
          </text:list-item>
          <text:list-item>
            <text:p text:style-name="P316">Шарп У., Александер Г., Бэйли Дж. Инвестиции — М.: ИНФРА-М, 2015</text:p>
          </text:list-item>
          <text:list-item>
            <text:p text:style-name="P317">Грэхем Б., Додд Д. Анализ ценных бумаг : Пер. С англ. - М.: ООО «И.Д. Вильямс», 2015. </text:p>
          </text:list-item>
          <text:list-item>
            <text:p text:style-name="P318"><text:a xlink:type="simple" xlink:href="https://www.python.org/" text:style-name="Internet_20_link" text:visited-style-name="Visited_20_Internet_20_Link">https://www.python.org/</text:a></text:p>
          </text:list-item>
          <text:list-item>
            <text:p text:style-name="P319"><text:a xlink:type="simple" xlink:href="https://en.wikipedia.org/wiki/NYSE_Composite" text:style-name="Internet_20_link" text:visited-style-name="Visited_20_Internet_20_Link">https://en.wikipedia.org/wiki/NYSE_Composite</text:a></text:p>
          </text:list-item>
          <text:list-item>
            <text:p text:style-name="P320"><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21"><text:a xlink:type="simple" xlink:href="https://en.wikipedia.org/wiki/List_of_S%26P_500_companies" text:style-name="Internet_20_link" text:visited-style-name="Visited_20_Internet_20_Link">https://en.wikipedia.org/wiki/List_of_S%26P_500_companies</text:a></text:p>
          </text:list-item>
          <text:list-item>
            <text:p text:style-name="P322"><text:a xlink:type="simple" xlink:href="https://www.plannersfinancialservices.com/918764.pdf" text:style-name="Internet_20_link" text:visited-style-name="Visited_20_Internet_20_Link">https://www.plannersfinancialservices.com/918764.pdf</text:a></text:p>
          </text:list-item>
          <text:list-item>
            <text:p text:style-name="P322"><text:s/><text:a xlink:type="simple" xlink:href="http://pages.stern.nyu.edu/~adamodar/New_Home_Page/datafile/histretSP.html" text:style-name="Internet_20_link" text:visited-style-name="Visited_20_Internet_20_Link"><text:span text:style-name="T248">http://pages.stern.nyu.edu/~adamodar/New_Home_Page/datafile/histretSP.html</text:span></text:a></text:p>
          </text:list-item>
          <text:list-item>
            <text:p text:style-name="P323"><text:s/>Берзон Н.И. Рынок ценных бумаг: учебник для академического бакалавриата. — <text:span text:style-name="T255">М.: Издательство Юрайт, 2016.</text:span></text:p>
          </text:list-item>
          <text:list-item>
            <text:p text:style-name="P324"><text:s text:c="2"/><text:span text:style-name="T270">Боди, Цви. Инвестиции: Учебник. — М.: ЗАО «Олимп-Бизнес», 2013.</text:span></text:p>
          </text:list-item>
          <text:list-item>
            <text:p text:style-name="P325"><text:a xlink:type="simple" xlink:href="http://www.sberbank-am.ru/rus/Individuals/Mutual_Funds/Federal/index.wbp" text:style-name="Internet_20_link" text:visited-style-name="Visited_20_Internet_20_Link">h</text:a><text:a xlink:type="simple" xlink:href="http://www.sberbank-am.ru/rus/Individuals/Mutual_Funds/Federal/index.wbp" text:style-name="Internet_20_link" text:visited-style-name="Visited_20_Internet_20_Link">ttp://www.sberbank-am.ru/rus/Individuals/Mutual_Funds/Federal/index.wbp</text:a> </text:p>
          </text:list-item>
          <text:list-item>
            <text:p text:style-name="P326"><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27"><text:s/><text:a xlink:type="simple" xlink:href="http://finance.yahoo.com/" text:style-name="Internet_20_link" text:visited-style-name="Visited_20_Internet_20_Link">http://finance.yahoo.com/</text:a></text:p>
          </text:list-item>
          <text:list-item>
            <text:p text:style-name="P327"><text:s/><text:a xlink:type="simple" xlink:href="http://www.nasdaq.com/symbol/aapl/dividend-history" text:style-name="Internet_20_link" text:visited-style-name="Visited_20_Internet_20_Link"><text:span text:style-name="T434">http://www.nasdaq.com/symbol/aapl/dividend-history</text:span></text:a><text:span text:style-name="T434"> </text:span></text:p>
          </text:list-item>
          <text:list-item>
            <text:p text:style-name="P328"><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28"><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35">Пузырь_доткомов</text:span></text:a></text:p>
          </text:list-item>
          <text:list-item>
            <text:p text:style-name="P328"><text:s/><text:a xlink:type="simple" xlink:href="http://finance.yahoo.com/q?s=GSPC" text:style-name="Internet_20_link" text:visited-style-name="Visited_20_Internet_20_Link"><text:span text:style-name="T436">http://finance.yahoo.com/q?s=GSPC</text:span></text:a></text:p>
          </text:list-item>
          <text:list-item>
            <text:p text:style-name="P329"><text:s/><text:a xlink:type="simple" xlink:href="http://www.etf.com/SPY" text:style-name="Internet_20_link" text:visited-style-name="Visited_20_Internet_20_Link"><text:span text:style-name="T478">http://www.etf.com/SPY</text:span></text:a></text:p>
          </text:list-item>
          <text:list-item>
            <text:p text:style-name="P328"><text:soft-page-break/><text:s/><text:span text:style-name="T437">Markowitz, H.M. "Portfolio Selection". The Journal of Finance Vol. 7, No. 1 (Mar., 1952), pp. 77-91</text:span></text:p>
          </text:list-item>
          <text:list-item>
            <text:p text:style-name="P330"><text:span text:style-name="T438"><text:s/></text:span><text:a xlink:type="simple" xlink:href="https://ru.wikipedia.org/wiki/Кривая_безразличия" text:style-name="Internet_20_link" text:visited-style-name="Visited_20_Internet_20_Link"><text:span text:style-name="T438">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31"><text:s/><text:a xlink:type="simple" xlink:href="http://ipython.org/notebook.html" text:style-name="Internet_20_link" text:visited-style-name="Visited_20_Internet_20_Link"><text:span text:style-name="T441">http://ipython.org/notebook.html</text:span></text:a></text:p>
          </text:list-item>
          <text:list-item>
            <text:p text:style-name="P332"><text:s/><text:a xlink:type="simple" xlink:href="http://pandas.pydata.org/" text:style-name="Internet_20_link" text:visited-style-name="Visited_20_Internet_20_Link"><text:span text:style-name="T450">http://pandas.pydata.org/</text:span></text:a></text:p>
          </text:list-item>
          <text:list-item>
            <text:p text:style-name="P333"><text:s/><text:a xlink:type="simple" xlink:href="http://www.numpy.org/" text:style-name="Internet_20_link" text:visited-style-name="Visited_20_Internet_20_Link"><text:span text:style-name="T451">http://www.numpy.org/</text:span></text:a></text:p>
          </text:list-item>
          <text:list-item>
            <text:p text:style-name="P333"><text:s/><text:a xlink:type="simple" xlink:href="http://www.scipy.org/scipylib/index.html" text:style-name="Internet_20_link" text:visited-style-name="Visited_20_Internet_20_Link"><text:span text:style-name="T451">http://www.scipy.org/scipylib/index.html</text:span></text:a></text:p>
          </text:list-item>
          <text:list-item>
            <text:p text:style-name="P334"><text:s/><text:a xlink:type="simple" xlink:href="http://matplotlib.org/" text:style-name="Internet_20_link" text:visited-style-name="Visited_20_Internet_20_Link"><text:span text:style-name="T452">http://matplotlib.org/</text:span></text:a></text:p>
          </text:list-item>
          <text:list-item>
            <text:p text:style-name="P335"><text:s/><text:a xlink:type="simple" xlink:href="https://www.nyse.com/listings_directory/stock" text:style-name="Internet_20_link" text:visited-style-name="Visited_20_Internet_20_Link"><text:span text:style-name="T455">https://www.nyse.com/listings_directory/stock</text:span></text:a></text:p>
          </text:list-item>
          <text:list-item>
            <text:p text:style-name="P336"><text:s/><text:a xlink:type="simple" xlink:href="http://moex.com/" text:style-name="Internet_20_link" text:visited-style-name="Visited_20_Internet_20_Link"><text:span text:style-name="T456">http://moex.com/</text:span></text:a></text:p>
          </text:list-item>
          <text:list-item>
            <text:p text:style-name="P337"><text:s/><text:a xlink:type="simple" xlink:href="https://ru.wikipedia.org/wiki/Последовательное_квадратичное_программирование" text:style-name="Internet_20_link" text:visited-style-name="Visited_20_Internet_20_Link"><text:span text:style-name="T438">https://ru.wikipedia.org/wiki/Последовательное_квадратичное_программирование</text:span></text:a></text:p>
          </text:list-item>
          <text:list-item>
            <text:p text:style-name="P338"><text:a xlink:type="simple" xlink:href="http://www.cbr.ru/currency_base/dynamics.aspx" text:style-name="Internet_20_link" text:visited-style-name="Visited_20_Internet_20_Link">http://www.cbr.ru/currency_base/dynamics.aspx</text:a></text:p>
          </text:list-item>
          <text:list-item>
            <text:p text:style-name="P339"><text:a xlink:type="simple" xlink:href="http://www.londonstockexchange.com/statistics/companies-and-issuers/companies-and-issuers.htm" text:style-name="Internet_20_link" text:visited-style-name="Visited_20_Internet_20_Link">http://www.londonstockexchange.com/statistics/companies-and-issuers/companies-and-issuers.htm</text:a></text:p>
          </text:list-item>
          <text:list-item>
            <text:p text:style-name="P339"/>
          </text:list-item>
        </text:list>
        <text:p text:style-name="P16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 svg:font-family="'times new roman'" style:font-family-generic="roman"/>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p0" style:family="paragraph" style:parent-style-name="Standard">
      <style:paragraph-properties fo:line-height="113%"/>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80</text:page-number></text:p>
      </style:footer>
    </style:master-page>
    <style:master-page style:name="Convert_20_1" style:display-name="Convert 1" style:page-layout-name="Mpm2">
      <style:header>
        <text:p text:style-name="MP2"><text:s/></text:p>
      </style:header>
      <style:footer>
        <text:p text:style-name="MP3"><text:page-number text:select-page="current">0</text:page-number></text:p>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8T20:00:14.913245448</dc:date>
    <meta:print-date>2015-06-11T10:16:00</meta:print-date>
    <meta:editing-cycles>644</meta:editing-cycles>
    <meta:editing-duration>P3DT23H39M11S</meta:editing-duration>
    <meta:generator>LibreOffice/5.0.5.2$Linux_X86_64 LibreOffice_project/00$Build-2</meta:generator>
    <meta:document-statistic meta:table-count="8" meta:image-count="29" meta:object-count="152" meta:page-count="80" meta:paragraph-count="823" meta:word-count="12354" meta:character-count="97263" meta:non-whitespace-character-count="84893"/>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sub>
      <mi mathvariant="normal">σ</mi>
      <mi mathvariant="italic">ij</mi>
    </msub>
    <annotation encoding="StarMath 5.0">%sigma_ij</annotation>
  </semantics>
</math>
</file>

<file path=Object 115/content.xml><?xml version="1.0" encoding="utf-8"?>
<math xmlns="http://www.w3.org/1998/Math/MathML" display="block">
  <semantics>
    <mi>i</mi>
    <annotation encoding="StarMath 5.0">i</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4,</mn>
          <mn>0.323</mn>
        </mrow>
      </mrow>
      <mo fence="true" stretchy="false">]</mo>
    </mrow>
    <annotation encoding="StarMath 5.0">[0.14, 0.323]</annotation>
  </semantics>
</math>
</file>

<file path=Object 159/content.xml><?xml version="1.0" encoding="utf-8"?>
<math xmlns="http://www.w3.org/1998/Math/MathML" display="block">
  <semantics>
    <mrow>
      <mo fence="true" stretchy="false">[</mo>
      <mrow>
        <mrow>
          <mn>0.186,</mn>
          <mn>0.897</mn>
        </mrow>
      </mrow>
      <mo fence="true" stretchy="false">]</mo>
    </mrow>
    <annotation encoding="StarMath 5.0">[0.186, 0.897]</annotation>
  </semantics>
</math>
</file>

<file path=Object 16/content.xml><?xml version="1.0" encoding="utf-8"?>
<math xmlns="http://www.w3.org/1998/Math/MathML" display="block">
  <semantics>
    <mrow>
      <mi>t</mi>
      <mo stretchy="false">=</mo>
      <mn>1</mn>
    </mrow>
    <annotation encoding="StarMath 5.0">t=1</annotation>
  </semantics>
</math>
</file>

<file path=Object 160/content.xml><?xml version="1.0" encoding="utf-8"?>
<math xmlns="http://www.w3.org/1998/Math/MathML" display="block">
  <semantics>
    <mrow>
      <mo fence="true" stretchy="false">[</mo>
      <mrow>
        <mrow>
          <mn>0.477,</mn>
          <mn>1.129</mn>
        </mrow>
      </mrow>
      <mo fence="true" stretchy="false">]</mo>
    </mrow>
    <annotation encoding="StarMath 5.0">[0.477, 1.129]</annotation>
  </semantics>
</math>
</file>

<file path=Object 161/content.xml><?xml version="1.0" encoding="utf-8"?>
<math xmlns="http://www.w3.org/1998/Math/MathML" display="block">
  <semantics>
    <mi>j</mi>
    <annotation encoding="StarMath 5.0">j</annotation>
  </semantics>
</math>
</file>

<file path=Object 162/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164/content.xml><?xml version="1.0" encoding="utf-8"?>
<math xmlns="http://www.w3.org/1998/Math/MathML" display="block">
  <semantics>
    <mi mathvariant="normal">Σ</mi>
    <annotation encoding="StarMath 5.0">%SIGMA</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4/content.xml><?xml version="1.0" encoding="utf-8"?>
<math xmlns="http://www.w3.org/1998/Math/MathML" display="block">
  <semantics>
    <msub>
      <mi>d</mi>
      <mn>1</mn>
    </msub>
    <annotation encoding="StarMath 5.0">d_1</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